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6" table:number-columns-repeated="20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8" table:default-cell-style-name="Default"/>
        <table:table-column table:style-name="co6" table:number-columns-repeated="2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8" table:number-columns-repeated="2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5" table:number-columns-repeated="58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92935943604" calcext:value-type="float">
            <text:p>0.06671929359436</text:p>
          </table:table-cell>
          <table:table-cell office:value-type="float" office:value="0.20015811920166" calcext:value-type="float">
            <text:p>0.20015811920166</text:p>
          </table:table-cell>
          <table:table-cell office:value-type="float" office:value="0.2668776512146" calcext:value-type="float">
            <text:p>0.2668776512146</text:p>
          </table:table-cell>
          <table:table-cell office:value-type="float" office:value="0.400298118591309" calcext:value-type="float">
            <text:p>0.400298118591309</text:p>
          </table:table-cell>
          <table:table-cell office:value-type="float" office:value="0.467008352279663" calcext:value-type="float">
            <text:p>0.467008352279663</text:p>
          </table:table-cell>
          <table:table-cell office:value-type="float" office:value="0.600428581237793" calcext:value-type="float">
            <text:p>0.600428581237793</text:p>
          </table:table-cell>
          <table:table-cell office:value-type="float" office:value="0.700493574142456" calcext:value-type="float">
            <text:p>0.700493574142456</text:p>
          </table:table-cell>
          <table:table-cell office:value-type="float" office:value="0.80055832862854" calcext:value-type="float">
            <text:p>0.80055832862854</text:p>
          </table:table-cell>
          <table:table-cell office:value-type="float" office:value="0.900622606277466" calcext:value-type="float">
            <text:p>0.900622606277466</text:p>
          </table:table-cell>
          <table:table-cell office:value-type="float" office:value="0.967332363128662" calcext:value-type="float">
            <text:p>0.967332363128662</text:p>
          </table:table-cell>
          <table:table-cell office:value-type="float" office:value="1.03404188156128" calcext:value-type="float">
            <text:p>1.03404188156128</text:p>
          </table:table-cell>
          <table:table-cell office:value-type="float" office:value="1.13410615921021" calcext:value-type="float">
            <text:p>1.13410615921021</text:p>
          </table:table-cell>
          <table:table-cell office:value-type="float" office:value="1.20081520080566" calcext:value-type="float">
            <text:p>1.20081520080566</text:p>
          </table:table-cell>
          <table:table-cell office:value-type="float" office:value="1.2675244808197" calcext:value-type="float">
            <text:p>1.2675244808197</text:p>
          </table:table-cell>
          <table:table-cell office:value-type="float" office:value="1.33423352241516" calcext:value-type="float">
            <text:p>1.33423352241516</text:p>
          </table:table-cell>
          <table:table-cell office:value-type="float" office:value="1.43429708480835" calcext:value-type="float">
            <text:p>1.43429708480835</text:p>
          </table:table-cell>
          <table:table-cell office:value-type="float" office:value="1.56771421432495" calcext:value-type="float">
            <text:p>1.56771421432495</text:p>
          </table:table-cell>
          <table:table-cell office:value-type="float" office:value="1.80119371414185" calcext:value-type="float">
            <text:p>1.80119371414185</text:p>
          </table:table-cell>
          <table:table-cell office:value-type="float" office:value="2.06802606582642" calcext:value-type="float">
            <text:p>2.06802606582642</text:p>
          </table:table-cell>
          <table:table-cell office:value-type="float" office:value="2.40156412124634" calcext:value-type="float">
            <text:p>2.40156412124634</text:p>
          </table:table-cell>
          <table:table-cell office:value-type="float" office:value="2.46827125549316" calcext:value-type="float">
            <text:p>2.46827125549316</text:p>
          </table:table-cell>
          <table:table-cell office:value-type="float" office:value="2.5683319568634" calcext:value-type="float">
            <text:p>2.5683319568634</text:p>
          </table:table-cell>
          <table:table-cell office:value-type="float" office:value="2.63503885269165" calcext:value-type="float">
            <text:p>2.63503885269165</text:p>
          </table:table-cell>
          <table:table-cell office:value-type="float" office:value="2.7017457485199" calcext:value-type="float">
            <text:p>2.7017457485199</text:p>
          </table:table-cell>
          <table:table-cell office:value-type="float" office:value="2.76845264434814" calcext:value-type="float">
            <text:p>2.76845264434814</text:p>
          </table:table-cell>
          <table:table-cell office:value-type="float" office:value="2.86851239204407" calcext:value-type="float">
            <text:p>2.86851239204407</text:p>
          </table:table-cell>
          <table:table-cell office:value-type="float" office:value="2.93521881103516" calcext:value-type="float">
            <text:p>2.93521881103516</text:p>
          </table:table-cell>
          <table:table-cell office:value-type="float" office:value="3.00192523002625" calcext:value-type="float">
            <text:p>3.00192523002625</text:p>
          </table:table-cell>
          <table:table-cell office:value-type="float" office:value="3.10198426246643" calcext:value-type="float">
            <text:p>3.10198426246643</text:p>
          </table:table-cell>
          <table:table-cell office:value-type="float" office:value="3.16869020462036" calcext:value-type="float">
            <text:p>3.16869020462036</text:p>
          </table:table-cell>
          <table:table-cell office:value-type="float" office:value="3.23539638519287" calcext:value-type="float">
            <text:p>3.23539638519287</text:p>
          </table:table-cell>
          <table:table-cell office:value-type="float" office:value="3.30210375785828" calcext:value-type="float">
            <text:p>3.30210375785828</text:p>
          </table:table-cell>
          <table:table-cell office:value-type="float" office:value="3.368812084198" calcext:value-type="float">
            <text:p>3.368812084198</text:p>
          </table:table-cell>
          <table:table-cell office:value-type="float" office:value="3.4355206489563" calcext:value-type="float">
            <text:p>3.4355206489563</text:p>
          </table:table-cell>
          <table:table-cell office:value-type="float" office:value="3.50222897529602" calcext:value-type="float">
            <text:p>3.50222897529602</text:p>
          </table:table-cell>
          <table:table-cell office:value-type="float" office:value="3.60229110717773" calcext:value-type="float">
            <text:p>3.60229110717773</text:p>
          </table:table-cell>
          <table:table-cell office:value-type="float" office:value="3.90247631072998" calcext:value-type="float">
            <text:p>3.90247631072998</text:p>
          </table:table-cell>
          <table:table-cell office:value-type="float" office:value="3.96918368339539" calcext:value-type="float">
            <text:p>3.96918368339539</text:p>
          </table:table-cell>
          <table:table-cell office:value-type="float" office:value="4.03589129447937" calcext:value-type="float">
            <text:p>4.03589129447937</text:p>
          </table:table-cell>
          <table:table-cell office:value-type="float" office:value="4.1025984287262" calcext:value-type="float">
            <text:p>4.1025984287262</text:p>
          </table:table-cell>
          <table:table-cell office:value-type="float" office:value="4.33608675003052" calcext:value-type="float">
            <text:p>4.33608675003052</text:p>
          </table:table-cell>
          <table:table-cell office:value-type="float" office:value="4.40280723571777" calcext:value-type="float">
            <text:p>4.40280723571777</text:p>
          </table:table-cell>
          <table:table-cell office:value-type="float" office:value="4.46952795982361" calcext:value-type="float">
            <text:p>4.46952795982361</text:p>
          </table:table-cell>
          <table:table-cell office:value-type="float" office:value="4.53624844551086" calcext:value-type="float">
            <text:p>4.53624844551086</text:p>
          </table:table-cell>
          <table:table-cell office:value-type="float" office:value="4.63632941246033" calcext:value-type="float">
            <text:p>4.63632941246033</text:p>
          </table:table-cell>
          <table:table-cell office:value-type="float" office:value="4.70305037498474" calcext:value-type="float">
            <text:p>4.70305037498474</text:p>
          </table:table-cell>
          <table:table-cell office:value-type="float" office:value="4.76977109909058" calcext:value-type="float">
            <text:p>4.76977109909058</text:p>
          </table:table-cell>
          <table:table-cell office:value-type="float" office:value="4.83649206161499" calcext:value-type="float">
            <text:p>4.83649206161499</text:p>
          </table:table-cell>
          <table:table-cell office:value-type="float" office:value="5.33688688278198" calcext:value-type="float">
            <text:p>5.33688688278198</text:p>
          </table:table-cell>
          <table:table-cell office:value-type="float" office:value="5.40359377861023" calcext:value-type="float">
            <text:p>5.40359377861023</text:p>
          </table:table-cell>
          <table:table-cell office:value-type="float" office:value="5.47030091285706" calcext:value-type="float">
            <text:p>5.47030091285706</text:p>
          </table:table-cell>
          <table:table-cell office:value-type="float" office:value="5.57036089897156" calcext:value-type="float">
            <text:p>5.57036089897156</text:p>
          </table:table-cell>
          <table:table-cell office:value-type="float" office:value="5.63706779479981" calcext:value-type="float">
            <text:p>5.63706779479981</text:p>
          </table:table-cell>
          <table:table-cell office:value-type="float" office:value="5.70377421379089" calcext:value-type="float">
            <text:p>5.70377421379089</text:p>
          </table:table-cell>
          <table:table-cell office:value-type="float" office:value="5.77048063278198" calcext:value-type="float">
            <text:p>5.77048063278198</text:p>
          </table:table-cell>
          <table:table-cell office:value-type="float" office:value="5.83718681335449" calcext:value-type="float">
            <text:p>5.83718681335449</text:p>
          </table:table-cell>
          <table:table-cell office:value-type="float" office:value="5.93724608421326" calcext:value-type="float">
            <text:p>5.93724608421326</text:p>
          </table:table-cell>
          <table:table-cell office:value-type="float" office:value="6.07065773010254" calcext:value-type="float">
            <text:p>6.07065773010254</text:p>
          </table:table-cell>
          <table:table-cell office:value-type="float" office:value="6.3041296005249" calcext:value-type="float">
            <text:p>6.3041296005249</text:p>
          </table:table-cell>
          <table:table-cell office:value-type="float" office:value="6.43754887580872" calcext:value-type="float">
            <text:p>6.43754887580872</text:p>
          </table:table-cell>
          <table:table-cell office:value-type="float" office:value="6.50425839424133" calcext:value-type="float">
            <text:p>6.50425839424133</text:p>
          </table:table-cell>
          <table:table-cell office:value-type="float" office:value="6.60432267189026" calcext:value-type="float">
            <text:p>6.60432267189026</text:p>
          </table:table-cell>
          <table:table-cell office:value-type="float" office:value="6.70438671112061" calcext:value-type="float">
            <text:p>6.70438671112061</text:p>
          </table:table-cell>
          <table:table-cell office:value-type="float" office:value="6.87115931510925" calcext:value-type="float">
            <text:p>6.87115931510925</text:p>
          </table:table-cell>
          <table:table-cell office:value-type="float" office:value="7.1713490486145" calcext:value-type="float">
            <text:p>7.1713490486145</text:p>
          </table:table-cell>
          <table:table-cell office:value-type="float" office:value="7.30476474761963" calcext:value-type="float">
            <text:p>7.30476474761963</text:p>
          </table:table-cell>
          <table:table-cell office:value-type="float" office:value="7.40482354164124" calcext:value-type="float">
            <text:p>7.40482354164124</text:p>
          </table:table-cell>
          <table:table-cell office:value-type="float" office:value="7.47152948379517" calcext:value-type="float">
            <text:p>7.47152948379517</text:p>
          </table:table-cell>
          <table:table-cell office:value-type="float" office:value="7.77170324325562" calcext:value-type="float">
            <text:p>7.77170324325562</text:p>
          </table:table-cell>
          <table:table-cell office:value-type="float" office:value="7.83840799331665" calcext:value-type="float">
            <text:p>7.83840799331665</text:p>
          </table:table-cell>
          <table:table-cell office:value-type="float" office:value="8.10522651672363" calcext:value-type="float">
            <text:p>8.10522651672363</text:p>
          </table:table-cell>
          <table:table-cell office:value-type="float" office:value="8.17193078994751" calcext:value-type="float">
            <text:p>8.17193078994751</text:p>
          </table:table-cell>
          <table:table-cell office:value-type="float" office:value="8.23863482475281" calcext:value-type="float">
            <text:p>8.23863482475281</text:p>
          </table:table-cell>
          <table:table-cell office:value-type="float" office:value="8.30534338951111" calcext:value-type="float">
            <text:p>8.30534338951111</text:p>
          </table:table-cell>
          <table:table-cell office:value-type="float" office:value="8.37205624580383" calcext:value-type="float">
            <text:p>8.37205624580383</text:p>
          </table:table-cell>
          <table:table-cell office:value-type="float" office:value="8.47212553024292" calcext:value-type="float">
            <text:p>8.47212553024292</text:p>
          </table:table-cell>
          <table:table-cell office:value-type="float" office:value="8.53883862495422" calcext:value-type="float">
            <text:p>8.53883862495422</text:p>
          </table:table-cell>
          <table:table-cell office:value-type="float" office:value="8.60555124282837" calcext:value-type="float">
            <text:p>8.60555124282837</text:p>
          </table:table-cell>
          <table:table-cell office:value-type="float" office:value="8.67226386070251" calcext:value-type="float">
            <text:p>8.67226386070251</text:p>
          </table:table-cell>
          <table:table-cell office:value-type="float" office:value="8.77233290672302" calcext:value-type="float">
            <text:p>8.77233290672302</text:p>
          </table:table-cell>
          <table:table-cell office:value-type="float" office:value="8.83904528617859" calcext:value-type="float">
            <text:p>8.83904528617859</text:p>
          </table:table-cell>
          <table:table-cell office:value-type="float" office:value="8.90575790405273" calcext:value-type="float">
            <text:p>8.90575790405273</text:p>
          </table:table-cell>
          <table:table-cell office:value-type="float" office:value="8.9724702835083" calcext:value-type="float">
            <text:p>8.9724702835083</text:p>
          </table:table-cell>
          <table:table-cell office:value-type="float" office:value="9.07253885269165" calcext:value-type="float">
            <text:p>9.07253885269165</text:p>
          </table:table-cell>
          <table:table-cell office:value-type="float" office:value="9.1392514705658" calcext:value-type="float">
            <text:p>9.1392514705658</text:p>
          </table:table-cell>
          <table:table-cell office:value-type="float" office:value="9.30603194236755" calcext:value-type="float">
            <text:p>9.30603194236755</text:p>
          </table:table-cell>
          <table:table-cell office:value-type="float" office:value="9.43945622444153" calcext:value-type="float">
            <text:p>9.43945622444153</text:p>
          </table:table-cell>
          <table:table-cell office:value-type="float" office:value="9.50616836547852" calcext:value-type="float">
            <text:p>9.50616836547852</text:p>
          </table:table-cell>
          <table:table-cell office:value-type="float" office:value="9.67294812202454" calcext:value-type="float">
            <text:p>9.67294812202454</text:p>
          </table:table-cell>
          <table:table-cell office:value-type="float" office:value="9.83972787857056" calcext:value-type="float">
            <text:p>9.83972787857056</text:p>
          </table:table-cell>
          <table:table-cell office:value-type="float" office:value="9.90643954277039" calcext:value-type="float">
            <text:p>9.90643954277039</text:p>
          </table:table-cell>
          <table:table-cell office:value-type="float" office:value="9.97315120697022" calcext:value-type="float">
            <text:p>9.97315120697022</text:p>
          </table:table-cell>
          <table:table-cell office:value-type="float" office:value="10.03986287117" calcext:value-type="float">
            <text:p>10.03986287117</text:p>
          </table:table-cell>
          <table:table-cell office:value-type="float" office:value="10.3067078590393" calcext:value-type="float">
            <text:p>10.3067078590393</text:p>
          </table:table-cell>
          <table:table-cell office:value-type="float" office:value="10.4067714214325" calcext:value-type="float">
            <text:p>10.4067714214325</text:p>
          </table:table-cell>
          <table:table-cell office:value-type="float" office:value="10.5401887893677" calcext:value-type="float">
            <text:p>10.5401887893677</text:p>
          </table:table-cell>
          <table:table-cell office:value-type="float" office:value="10.6736061573029" calcext:value-type="float">
            <text:p>10.6736061573029</text:p>
          </table:table-cell>
          <table:table-cell office:value-type="float" office:value="10.7736687660217" calcext:value-type="float">
            <text:p>10.7736687660217</text:p>
          </table:table-cell>
          <table:table-cell office:value-type="float" office:value="10.8403770923615" calcext:value-type="float">
            <text:p>10.8403770923615</text:p>
          </table:table-cell>
          <table:table-cell office:value-type="float" office:value="10.9070854187012" calcext:value-type="float">
            <text:p>10.9070854187012</text:p>
          </table:table-cell>
          <table:table-cell office:value-type="float" office:value="10.9737932682037" calcext:value-type="float">
            <text:p>10.9737932682037</text:p>
          </table:table-cell>
          <table:table-cell office:value-type="float" office:value="11.0738554000854" calcext:value-type="float">
            <text:p>11.0738554000854</text:p>
          </table:table-cell>
          <table:table-cell office:value-type="float" office:value="11.140563249588" calcext:value-type="float">
            <text:p>11.140563249588</text:p>
          </table:table-cell>
          <table:table-cell office:value-type="float" office:value="11.2072710990906" calcext:value-type="float">
            <text:p>11.2072710990906</text:p>
          </table:table-cell>
          <table:table-cell office:value-type="float" office:value="11.4074547290802" calcext:value-type="float">
            <text:p>11.4074547290802</text:p>
          </table:table-cell>
          <table:table-cell office:value-type="float" office:value="11.4741930961609" calcext:value-type="float">
            <text:p>11.4741930961609</text:p>
          </table:table-cell>
          <table:table-cell office:value-type="float" office:value="11.574301481247" calcext:value-type="float">
            <text:p>11.574301481247</text:p>
          </table:table-cell>
          <table:table-cell office:value-type="float" office:value="11.641040802002" calcext:value-type="float">
            <text:p>11.641040802002</text:p>
          </table:table-cell>
          <table:table-cell office:value-type="float" office:value="11.7077805995941" calcext:value-type="float">
            <text:p>11.7077805995941</text:p>
          </table:table-cell>
          <table:table-cell office:value-type="float" office:value="11.7745206356049" calcext:value-type="float">
            <text:p>11.7745206356049</text:p>
          </table:table-cell>
          <table:table-cell office:value-type="float" office:value="11.8746316432953" calcext:value-type="float">
            <text:p>11.8746316432953</text:p>
          </table:table-cell>
          <table:table-cell office:value-type="float" office:value="11.9413726329803" calcext:value-type="float">
            <text:p>11.9413726329803</text:p>
          </table:table-cell>
          <table:table-cell office:value-type="float" office:value="12.1082270145416" calcext:value-type="float">
            <text:p>12.1082270145416</text:p>
          </table:table-cell>
          <table:table-cell office:value-type="float" office:value="12.1749694347382" calcext:value-type="float">
            <text:p>12.1749694347382</text:p>
          </table:table-cell>
          <table:table-cell office:value-type="float" office:value="12.275083065033" calcext:value-type="float">
            <text:p>12.275083065033</text:p>
          </table:table-cell>
          <table:table-cell office:value-type="float" office:value="12.3751533031464" calcext:value-type="float">
            <text:p>12.3751533031464</text:p>
          </table:table-cell>
          <table:table-cell office:value-type="float" office:value="12.5752925872803" calcext:value-type="float">
            <text:p>12.5752925872803</text:p>
          </table:table-cell>
          <table:table-cell office:value-type="float" office:value="12.6420056819916" calcext:value-type="float">
            <text:p>12.6420056819916</text:p>
          </table:table-cell>
          <table:table-cell office:value-type="float" office:value="12.9088582992554" calcext:value-type="float">
            <text:p>12.9088582992554</text:p>
          </table:table-cell>
          <table:table-cell office:value-type="float" office:value="12.9755713939667" calcext:value-type="float">
            <text:p>12.9755713939667</text:p>
          </table:table-cell>
          <table:table-cell office:value-type="float" office:value="13.042284488678" calcext:value-type="float">
            <text:p>13.042284488678</text:p>
          </table:table-cell>
          <table:table-cell office:value-type="float" office:value="13.1423542499542" calcext:value-type="float">
            <text:p>13.1423542499542</text:p>
          </table:table-cell>
          <table:table-cell office:value-type="float" office:value="13.2090671062469" calcext:value-type="float">
            <text:p>13.2090671062469</text:p>
          </table:table-cell>
          <table:table-cell office:value-type="float" office:value="13.2757802009583" calcext:value-type="float">
            <text:p>13.2757802009583</text:p>
          </table:table-cell>
          <table:table-cell office:value-type="float" office:value="13.3758461475372" calcext:value-type="float">
            <text:p>13.3758461475372</text:p>
          </table:table-cell>
          <table:table-cell office:value-type="float" office:value="13.4425568580627" calcext:value-type="float">
            <text:p>13.4425568580627</text:p>
          </table:table-cell>
          <table:table-cell office:value-type="float" office:value="13.5092673301697" calcext:value-type="float">
            <text:p>13.5092673301697</text:p>
          </table:table-cell>
          <table:table-cell office:value-type="float" office:value="13.5759778022766" calcext:value-type="float">
            <text:p>13.5759778022766</text:p>
          </table:table-cell>
          <table:table-cell office:value-type="float" office:value="13.6760437488556" calcext:value-type="float">
            <text:p>13.6760437488556</text:p>
          </table:table-cell>
          <table:table-cell office:value-type="float" office:value="13.7427542209625" calcext:value-type="float">
            <text:p>13.7427542209625</text:p>
          </table:table-cell>
          <table:table-cell office:value-type="float" office:value="13.8094646930695" calcext:value-type="float">
            <text:p>13.8094646930695</text:p>
          </table:table-cell>
          <table:table-cell office:value-type="float" office:value="13.8761751651764" calcext:value-type="float">
            <text:p>13.8761751651764</text:p>
          </table:table-cell>
          <table:table-cell office:value-type="float" office:value="13.9762408733368" calcext:value-type="float">
            <text:p>13.9762408733368</text:p>
          </table:table-cell>
          <table:table-cell office:value-type="float" office:value="14.0429513454437" calcext:value-type="float">
            <text:p>14.0429513454437</text:p>
          </table:table-cell>
          <table:table-cell office:value-type="float" office:value="14.176372051239" calcext:value-type="float">
            <text:p>14.176372051239</text:p>
          </table:table-cell>
          <table:table-cell office:value-type="float" office:value="14.2430825233459" calcext:value-type="float">
            <text:p>14.2430825233459</text:p>
          </table:table-cell>
          <table:table-cell office:value-type="float" office:value="14.3431529998779" calcext:value-type="float">
            <text:p>14.3431529998779</text:p>
          </table:table-cell>
          <table:table-cell office:value-type="float" office:value="14.409868478775" calcext:value-type="float">
            <text:p>14.409868478775</text:p>
          </table:table-cell>
          <table:table-cell office:value-type="float" office:value="14.4765841960907" calcext:value-type="float">
            <text:p>14.4765841960907</text:p>
          </table:table-cell>
          <table:table-cell office:value-type="float" office:value="14.6433737277985" calcext:value-type="float">
            <text:p>14.6433737277985</text:p>
          </table:table-cell>
          <table:table-cell office:value-type="float" office:value="14.7100894451141" calcext:value-type="float">
            <text:p>14.7100894451141</text:p>
          </table:table-cell>
          <table:table-cell office:value-type="float" office:value="14.8101634979248" calcext:value-type="float">
            <text:p>14.8101634979248</text:p>
          </table:table-cell>
          <table:table-cell office:value-type="float" office:value="14.8768796920776" calcext:value-type="float">
            <text:p>14.8768796920776</text:p>
          </table:table-cell>
          <table:table-cell office:value-type="float" office:value="14.9769542217255" calcext:value-type="float">
            <text:p>14.9769542217255</text:p>
          </table:table-cell>
          <table:table-cell office:value-type="float" office:value="15.0436706542969" calcext:value-type="float">
            <text:p>15.0436706542969</text:p>
          </table:table-cell>
          <table:table-cell office:value-type="float" office:value="15.6442227363586" calcext:value-type="float">
            <text:p>15.6442227363586</text:p>
          </table:table-cell>
          <table:table-cell office:value-type="float" office:value="15.7109589576721" calcext:value-type="float">
            <text:p>15.7109589576721</text:p>
          </table:table-cell>
          <table:table-cell office:value-type="float" office:value="15.8110640048981" calcext:value-type="float">
            <text:p>15.8110640048981</text:p>
          </table:table-cell>
          <table:table-cell office:value-type="float" office:value="15.8778009414673" calcext:value-type="float">
            <text:p>15.8778009414673</text:p>
          </table:table-cell>
          <table:table-cell office:value-type="float" office:value="15.9445383548737" calcext:value-type="float">
            <text:p>15.9445383548737</text:p>
          </table:table-cell>
          <table:table-cell office:value-type="float" office:value="16.0112760066986" calcext:value-type="float">
            <text:p>16.0112760066986</text:p>
          </table:table-cell>
          <table:table-cell office:value-type="float" office:value="16.0780141353607" calcext:value-type="float">
            <text:p>16.0780141353607</text:p>
          </table:table-cell>
          <table:table-cell office:value-type="float" office:value="16.1447520256042" calcext:value-type="float">
            <text:p>16.1447520256042</text:p>
          </table:table-cell>
          <table:table-cell office:value-type="float" office:value="16.2114906311035" calcext:value-type="float">
            <text:p>16.2114906311035</text:p>
          </table:table-cell>
          <table:table-cell office:value-type="float" office:value="16.2782294750214" calcext:value-type="float">
            <text:p>16.2782294750214</text:p>
          </table:table-cell>
          <table:table-cell office:value-type="float" office:value="16.3782930374146" calcext:value-type="float">
            <text:p>16.3782930374146</text:p>
          </table:table-cell>
          <table:table-cell office:value-type="float" office:value="16.4783568382263" calcext:value-type="float">
            <text:p>16.4783568382263</text:p>
          </table:table-cell>
          <table:table-cell office:value-type="float" office:value="16.5784206390381" calcext:value-type="float">
            <text:p>16.5784206390381</text:p>
          </table:table-cell>
          <table:table-cell office:value-type="float" office:value="16.6451292037964" calcext:value-type="float">
            <text:p>16.6451292037964</text:p>
          </table:table-cell>
          <table:table-cell office:value-type="float" office:value="16.7118382453918" calcext:value-type="float">
            <text:p>16.7118382453918</text:p>
          </table:table-cell>
          <table:table-cell office:value-type="float" office:value="16.7785470485687" calcext:value-type="float">
            <text:p>16.7785470485687</text:p>
          </table:table-cell>
          <table:table-cell office:value-type="float" office:value="16.845255613327" calcext:value-type="float">
            <text:p>16.845255613327</text:p>
          </table:table-cell>
          <table:table-cell office:value-type="float" office:value="16.9119639396667" calcext:value-type="float">
            <text:p>16.9119639396667</text:p>
          </table:table-cell>
          <table:table-cell office:value-type="float" office:value="16.9786725044251" calcext:value-type="float">
            <text:p>16.9786725044251</text:p>
          </table:table-cell>
          <table:table-cell office:value-type="float" office:value="17.0453810691834" calcext:value-type="float">
            <text:p>17.0453810691834</text:p>
          </table:table-cell>
          <table:table-cell office:value-type="float" office:value="17.2121515274048" calcext:value-type="float">
            <text:p>17.2121515274048</text:p>
          </table:table-cell>
          <table:table-cell office:value-type="float" office:value="17.2788598537445" calcext:value-type="float">
            <text:p>17.2788598537445</text:p>
          </table:table-cell>
          <table:table-cell office:value-type="float" office:value="17.3455696105957" calcext:value-type="float">
            <text:p>17.3455696105957</text:p>
          </table:table-cell>
          <table:table-cell office:value-type="float" office:value="17.4122796058655" calcext:value-type="float">
            <text:p>17.4122796058655</text:p>
          </table:table-cell>
          <table:table-cell office:value-type="float" office:value="17.4789896011353" calcext:value-type="float">
            <text:p>17.4789896011353</text:p>
          </table:table-cell>
          <table:table-cell office:value-type="float" office:value="17.5790543556213" calcext:value-type="float">
            <text:p>17.5790543556213</text:p>
          </table:table-cell>
          <table:table-cell office:value-type="float" office:value="17.6457641124725" calcext:value-type="float">
            <text:p>17.6457641124725</text:p>
          </table:table-cell>
          <table:table-cell office:value-type="float" office:value="17.7458281517029" calcext:value-type="float">
            <text:p>17.7458281517029</text:p>
          </table:table-cell>
          <table:table-cell office:value-type="float" office:value="17.8125376701355" calcext:value-type="float">
            <text:p>17.8125376701355</text:p>
          </table:table-cell>
          <table:table-cell office:value-type="float" office:value="17.8792471885681" calcext:value-type="float">
            <text:p>17.8792471885681</text:p>
          </table:table-cell>
          <table:table-cell office:value-type="float" office:value="17.9793109893799" calcext:value-type="float">
            <text:p>17.9793109893799</text:p>
          </table:table-cell>
          <table:table-cell office:value-type="float" office:value="18.0460202693939" calcext:value-type="float">
            <text:p>18.0460202693939</text:p>
          </table:table-cell>
          <table:table-cell office:value-type="float" office:value="18.1127290725708" calcext:value-type="float">
            <text:p>18.1127290725708</text:p>
          </table:table-cell>
          <table:table-cell office:value-type="float" office:value="18.1794381141663" calcext:value-type="float">
            <text:p>18.1794381141663</text:p>
          </table:table-cell>
          <table:table-cell office:value-type="float" office:value="18.2461471557617" calcext:value-type="float">
            <text:p>18.2461471557617</text:p>
          </table:table-cell>
          <table:table-cell office:value-type="float" office:value="18.3128559589386" calcext:value-type="float">
            <text:p>18.3128559589386</text:p>
          </table:table-cell>
          <table:table-cell office:value-type="float" office:value="18.3795642852783" calcext:value-type="float">
            <text:p>18.3795642852783</text:p>
          </table:table-cell>
          <table:table-cell office:value-type="float" office:value="18.446272611618" calcext:value-type="float">
            <text:p>18.446272611618</text:p>
          </table:table-cell>
          <table:table-cell office:value-type="float" office:value="18.5129809379578" calcext:value-type="float">
            <text:p>18.5129809379578</text:p>
          </table:table-cell>
          <table:table-cell office:value-type="float" office:value="18.5796887874603" calcext:value-type="float">
            <text:p>18.5796887874603</text:p>
          </table:table-cell>
          <table:table-cell office:value-type="float" office:value="18.679750919342" calcext:value-type="float">
            <text:p>18.679750919342</text:p>
          </table:table-cell>
          <table:table-cell office:value-type="float" office:value="18.746458530426" calcext:value-type="float">
            <text:p>18.746458530426</text:p>
          </table:table-cell>
          <table:table-cell office:value-type="float" office:value="18.81316614151" calcext:value-type="float">
            <text:p>18.81316614151</text:p>
          </table:table-cell>
          <table:table-cell office:value-type="float" office:value="18.8798739910126" calcext:value-type="float">
            <text:p>18.8798739910126</text:p>
          </table:table-cell>
          <table:table-cell office:value-type="float" office:value="18.9465811252594" calcext:value-type="float">
            <text:p>18.9465811252594</text:p>
          </table:table-cell>
          <table:table-cell office:value-type="float" office:value="19.0132884979248" calcext:value-type="float">
            <text:p>19.0132884979248</text:p>
          </table:table-cell>
          <table:table-cell office:value-type="float" office:value="19.0799956321716" calcext:value-type="float">
            <text:p>19.0799956321716</text:p>
          </table:table-cell>
          <table:table-cell office:value-type="float" office:value="19.1467027664185" calcext:value-type="float">
            <text:p>19.1467027664185</text:p>
          </table:table-cell>
          <table:table-cell office:value-type="float" office:value="19.2134099006653" calcext:value-type="float">
            <text:p>19.2134099006653</text:p>
          </table:table-cell>
          <table:table-cell office:value-type="float" office:value="19.2801167964935" calcext:value-type="float">
            <text:p>19.2801167964935</text:p>
          </table:table-cell>
          <table:table-cell office:value-type="float" office:value="19.3468234539032" calcext:value-type="float">
            <text:p>19.3468234539032</text:p>
          </table:table-cell>
          <table:table-cell office:value-type="float" office:value="19.4135296344757" calcext:value-type="float">
            <text:p>19.4135296344757</text:p>
          </table:table-cell>
          <table:table-cell office:value-type="float" office:value="19.4802360534668" calcext:value-type="float">
            <text:p>19.4802360534668</text:p>
          </table:table-cell>
          <table:table-cell office:value-type="float" office:value="19.5135889053345" calcext:value-type="float">
            <text:p>19.5135889053345</text:p>
          </table:table-cell>
          <table:table-cell office:value-type="float" office:value="19.580295085907" calcext:value-type="float">
            <text:p>19.580295085907</text:p>
          </table:table-cell>
          <table:table-cell office:value-type="float" office:value="19.6470007896423" calcext:value-type="float">
            <text:p>19.6470007896423</text:p>
          </table:table-cell>
          <table:table-cell office:value-type="float" office:value="19.7137067317963" calcext:value-type="float">
            <text:p>19.7137067317963</text:p>
          </table:table-cell>
          <table:table-cell office:value-type="float" office:value="19.780412197113" calcext:value-type="float">
            <text:p>19.780412197113</text:p>
          </table:table-cell>
          <table:table-cell office:value-type="float" office:value="19.8804702758789" calcext:value-type="float">
            <text:p>19.8804702758789</text:p>
          </table:table-cell>
          <table:table-cell office:value-type="float" office:value="19.9471757411957" calcext:value-type="float">
            <text:p>19.9471757411957</text:p>
          </table:table-cell>
          <table:table-cell office:value-type="float" office:value="20.0138809680939" calcext:value-type="float">
            <text:p>20.0138809680939</text:p>
          </table:table-cell>
          <table:table-cell office:value-type="float" office:value="20.0805857181549" calcext:value-type="float">
            <text:p>20.0805857181549</text:p>
          </table:table-cell>
          <table:table-cell office:value-type="float" office:value="20.180643081665" calcext:value-type="float">
            <text:p>20.180643081665</text:p>
          </table:table-cell>
          <table:table-cell office:value-type="float" office:value="20.2139954566956" calcext:value-type="float">
            <text:p>20.2139954566956</text:p>
          </table:table-cell>
          <table:table-cell office:value-type="float" office:value="20.2807004451752" calcext:value-type="float">
            <text:p>20.2807004451752</text:p>
          </table:table-cell>
          <table:table-cell office:value-type="float" office:value="20.3474147319794" calcext:value-type="float">
            <text:p>20.3474147319794</text:p>
          </table:table-cell>
          <table:table-cell office:value-type="float" office:value="20.4474861621857" calcext:value-type="float">
            <text:p>20.4474861621857</text:p>
          </table:table-cell>
          <table:table-cell office:value-type="float" office:value="20.514200925827" calcext:value-type="float">
            <text:p>20.514200925827</text:p>
          </table:table-cell>
          <table:table-cell office:value-type="float" office:value="20.6142725944519" calcext:value-type="float">
            <text:p>20.6142725944519</text:p>
          </table:table-cell>
          <table:table-cell office:value-type="float" office:value="20.6809868812561" calcext:value-type="float">
            <text:p>20.6809868812561</text:p>
          </table:table-cell>
          <table:table-cell office:value-type="float" office:value="20.7477016448975" calcext:value-type="float">
            <text:p>20.7477016448975</text:p>
          </table:table-cell>
          <table:table-cell office:value-type="float" office:value="20.8477735519409" calcext:value-type="float">
            <text:p>20.8477735519409</text:p>
          </table:table-cell>
          <table:table-cell office:value-type="float" office:value="20.9144883155823" calcext:value-type="float">
            <text:p>20.9144883155823</text:p>
          </table:table-cell>
          <table:table-cell office:value-type="float" office:value="21.047917842865" calcext:value-type="float">
            <text:p>21.047917842865</text:p>
          </table:table-cell>
          <table:table-cell office:value-type="float" office:value="21.1479902267456" calcext:value-type="float">
            <text:p>21.1479902267456</text:p>
          </table:table-cell>
          <table:table-cell office:value-type="float" office:value="21.2480626106262" calcext:value-type="float">
            <text:p>21.2480626106262</text:p>
          </table:table-cell>
          <table:table-cell office:value-type="float" office:value="21.3147740364075" calcext:value-type="float">
            <text:p>21.3147740364075</text:p>
          </table:table-cell>
          <table:table-cell office:value-type="float" office:value="21.3814821243286" calcext:value-type="float">
            <text:p>21.3814821243286</text:p>
          </table:table-cell>
          <table:table-cell office:value-type="float" office:value="21.4481897354126" calcext:value-type="float">
            <text:p>21.4481897354126</text:p>
          </table:table-cell>
          <table:table-cell office:value-type="float" office:value="21.5148975849152" calcext:value-type="float">
            <text:p>21.5148975849152</text:p>
          </table:table-cell>
          <table:table-cell office:value-type="float" office:value="21.5816054344177" calcext:value-type="float">
            <text:p>21.5816054344177</text:p>
          </table:table-cell>
          <table:table-cell office:value-type="float" office:value="21.6483128070831" calcext:value-type="float">
            <text:p>21.6483128070831</text:p>
          </table:table-cell>
          <table:table-cell office:value-type="float" office:value="21.7150201797485" calcext:value-type="float">
            <text:p>21.7150201797485</text:p>
          </table:table-cell>
          <table:table-cell office:value-type="float" office:value="21.8150808811188" calcext:value-type="float">
            <text:p>21.8150808811188</text:p>
          </table:table-cell>
          <table:table-cell office:value-type="float" office:value="21.8817882537842" calcext:value-type="float">
            <text:p>21.8817882537842</text:p>
          </table:table-cell>
          <table:table-cell office:value-type="float" office:value="21.9818484783173" calcext:value-type="float">
            <text:p>21.9818484783173</text:p>
          </table:table-cell>
          <table:table-cell office:value-type="float" office:value="22.0485553741455" calcext:value-type="float">
            <text:p>22.0485553741455</text:p>
          </table:table-cell>
          <table:table-cell office:value-type="float" office:value="22.14861536026" calcext:value-type="float">
            <text:p>22.14861536026</text:p>
          </table:table-cell>
          <table:table-cell office:value-type="float" office:value="22.2153220176697" calcext:value-type="float">
            <text:p>22.2153220176697</text:p>
          </table:table-cell>
          <table:table-cell office:value-type="float" office:value="22.2820284366608" calcext:value-type="float">
            <text:p>22.2820284366608</text:p>
          </table:table-cell>
          <table:table-cell office:value-type="float" office:value="22.3487372398376" calcext:value-type="float">
            <text:p>22.3487372398376</text:p>
          </table:table-cell>
          <table:table-cell office:value-type="float" office:value="22.4154460430145" calcext:value-type="float">
            <text:p>22.4154460430145</text:p>
          </table:table-cell>
          <table:table-cell office:value-type="float" office:value="22.4821543693542" calcext:value-type="float">
            <text:p>22.4821543693542</text:p>
          </table:table-cell>
          <table:table-cell office:value-type="float" office:value="22.5822172164917" calcext:value-type="float">
            <text:p>22.5822172164917</text:p>
          </table:table-cell>
          <table:table-cell office:value-type="float" office:value="22.64892578125" calcext:value-type="float">
            <text:p>22.64892578125</text:p>
          </table:table-cell>
          <table:table-cell office:value-type="float" office:value="22.7156338691711" calcext:value-type="float">
            <text:p>22.7156338691711</text:p>
          </table:table-cell>
          <table:table-cell office:value-type="float" office:value="22.7823421955109" calcext:value-type="float">
            <text:p>22.7823421955109</text:p>
          </table:table-cell>
          <table:table-cell office:value-type="float" office:value="22.8824043273926" calcext:value-type="float">
            <text:p>22.8824043273926</text:p>
          </table:table-cell>
          <table:table-cell office:value-type="float" office:value="22.9491124153137" calcext:value-type="float">
            <text:p>22.9491124153137</text:p>
          </table:table-cell>
          <table:table-cell office:value-type="float" office:value="23.0491745471954" calcext:value-type="float">
            <text:p>23.0491745471954</text:p>
          </table:table-cell>
          <table:table-cell office:value-type="float" office:value="23.1158821582794" calcext:value-type="float">
            <text:p>23.1158821582794</text:p>
          </table:table-cell>
          <table:table-cell office:value-type="float" office:value="23.2492973804474" calcext:value-type="float">
            <text:p>23.2492973804474</text:p>
          </table:table-cell>
          <table:table-cell office:value-type="float" office:value="23.3493633270264" calcext:value-type="float">
            <text:p>23.3493633270264</text:p>
          </table:table-cell>
          <table:table-cell office:value-type="float" office:value="23.4494290351868" calcext:value-type="float">
            <text:p>23.4494290351868</text:p>
          </table:table-cell>
          <table:table-cell office:value-type="float" office:value="23.5494947433472" calcext:value-type="float">
            <text:p>23.5494947433472</text:p>
          </table:table-cell>
          <table:table-cell office:value-type="float" office:value="23.6162049770355" calcext:value-type="float">
            <text:p>23.6162049770355</text:p>
          </table:table-cell>
          <table:table-cell office:value-type="float" office:value="23.7162702083588" calcext:value-type="float">
            <text:p>23.7162702083588</text:p>
          </table:table-cell>
          <table:table-cell office:value-type="float" office:value="23.7829802036285" calcext:value-type="float">
            <text:p>23.7829802036285</text:p>
          </table:table-cell>
          <table:table-cell office:value-type="float" office:value="23.8830449581146" calcext:value-type="float">
            <text:p>23.8830449581146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3054156921515" calcext:value-type="float">
            <text:p>0.123054156921515</text:p>
          </table:table-cell>
          <table:table-cell office:value-type="float" office:value="0.123045908864662" calcext:value-type="float">
            <text:p>0.123045908864662</text:p>
          </table:table-cell>
          <table:table-cell office:value-type="float" office:value="0.123135737108881" calcext:value-type="float">
            <text:p>0.123135737108881</text:p>
          </table:table-cell>
          <table:table-cell office:value-type="float" office:value="0.123147482530677" calcext:value-type="float">
            <text:p>0.123147482530677</text:p>
          </table:table-cell>
          <table:table-cell office:value-type="float" office:value="0.123154304136991" calcext:value-type="float">
            <text:p>0.123154304136991</text:p>
          </table:table-cell>
          <table:table-cell office:value-type="float" office:value="0.123141033977007" calcext:value-type="float">
            <text:p>0.123141033977007</text:p>
          </table:table-cell>
          <table:table-cell office:value-type="float" office:value="0.123044609228957" calcext:value-type="float">
            <text:p>0.123044609228957</text:p>
          </table:table-cell>
          <table:table-cell office:value-type="float" office:value="0.123081466367752" calcext:value-type="float">
            <text:p>0.123081466367752</text:p>
          </table:table-cell>
          <table:table-cell office:value-type="float" office:value="0.123070866840637" calcext:value-type="float">
            <text:p>0.123070866840637</text:p>
          </table:table-cell>
          <table:table-cell office:value-type="float" office:value="0.123091421763565" calcext:value-type="float">
            <text:p>0.123091421763565</text:p>
          </table:table-cell>
          <table:table-cell office:value-type="float" office:value="0.123228551163808" calcext:value-type="float">
            <text:p>0.123228551163808</text:p>
          </table:table-cell>
          <table:table-cell office:value-type="float" office:value="0.123090797192205" calcext:value-type="float">
            <text:p>0.123090797192205</text:p>
          </table:table-cell>
          <table:table-cell office:value-type="float" office:value="0.123128722704984" calcext:value-type="float">
            <text:p>0.123128722704984</text:p>
          </table:table-cell>
          <table:table-cell office:value-type="float" office:value="0.123135208509302" calcext:value-type="float">
            <text:p>0.123135208509302</text:p>
          </table:table-cell>
          <table:table-cell office:value-type="float" office:value="0.123226214815734" calcext:value-type="float">
            <text:p>0.123226214815734</text:p>
          </table:table-cell>
          <table:table-cell office:value-type="float" office:value="0.123110332785844" calcext:value-type="float">
            <text:p>0.123110332785844</text:p>
          </table:table-cell>
          <table:table-cell office:value-type="float" office:value="0.123110240282541" calcext:value-type="float">
            <text:p>0.123110240282541</text:p>
          </table:table-cell>
          <table:table-cell office:value-type="float" office:value="0.123157232196995" calcext:value-type="float">
            <text:p>0.123157232196995</text:p>
          </table:table-cell>
          <table:table-cell office:value-type="float" office:value="0.123040921767034" calcext:value-type="float">
            <text:p>0.123040921767034</text:p>
          </table:table-cell>
          <table:table-cell office:value-type="float" office:value="0.123127781141145" calcext:value-type="float">
            <text:p>0.123127781141145</text:p>
          </table:table-cell>
          <table:table-cell office:value-type="float" office:value="0.123177032058606" calcext:value-type="float">
            <text:p>0.123177032058606</text:p>
          </table:table-cell>
          <table:table-cell office:value-type="float" office:value="0.123056151827866" calcext:value-type="float">
            <text:p>0.123056151827866</text:p>
          </table:table-cell>
          <table:table-cell office:value-type="float" office:value="0.123057775138256" calcext:value-type="float">
            <text:p>0.123057775138256</text:p>
          </table:table-cell>
          <table:table-cell office:value-type="float" office:value="0.12316913194118" calcext:value-type="float">
            <text:p>0.12316913194118</text:p>
          </table:table-cell>
          <table:table-cell office:value-type="float" office:value="0.12311683254662" calcext:value-type="float">
            <text:p>0.12311683254662</text:p>
          </table:table-cell>
          <table:table-cell office:value-type="float" office:value="0.12306259567378" calcext:value-type="float">
            <text:p>0.12306259567378</text:p>
          </table:table-cell>
          <table:table-cell office:value-type="float" office:value="0.123168304254504" calcext:value-type="float">
            <text:p>0.123168304254504</text:p>
          </table:table-cell>
          <table:table-cell office:value-type="float" office:value="0.123264751833091" calcext:value-type="float">
            <text:p>0.123264751833091</text:p>
          </table:table-cell>
          <table:table-cell office:value-type="float" office:value="0.123305009061884" calcext:value-type="float">
            <text:p>0.123305009061884</text:p>
          </table:table-cell>
          <table:table-cell office:value-type="float" office:value="0.123047950833911" calcext:value-type="float">
            <text:p>0.123047950833911</text:p>
          </table:table-cell>
          <table:table-cell office:value-type="float" office:value="0.123169158299873" calcext:value-type="float">
            <text:p>0.123169158299873</text:p>
          </table:table-cell>
          <table:table-cell office:value-type="float" office:value="0.123194720319315" calcext:value-type="float">
            <text:p>0.123194720319315</text:p>
          </table:table-cell>
          <table:table-cell office:value-type="float" office:value="0.123154062592967" calcext:value-type="float">
            <text:p>0.123154062592967</text:p>
          </table:table-cell>
          <table:table-cell office:value-type="float" office:value="0.12001086610462" calcext:value-type="float">
            <text:p>0.12001086610462</text:p>
          </table:table-cell>
          <table:table-cell office:value-type="float" office:value="0.109145390310003" calcext:value-type="float">
            <text:p>0.109145390310003</text:p>
          </table:table-cell>
          <table:table-cell office:value-type="float" office:value="0.102115137851655" calcext:value-type="float">
            <text:p>0.102115137851655</text:p>
          </table:table-cell>
          <table:table-cell office:value-type="float" office:value="0.106188856495546" calcext:value-type="float">
            <text:p>0.106188856495546</text:p>
          </table:table-cell>
          <table:table-cell office:value-type="float" office:value="0.184442144919901" calcext:value-type="float">
            <text:p>0.184442144919901</text:p>
          </table:table-cell>
          <table:table-cell office:value-type="float" office:value="0.194901257175061" calcext:value-type="float">
            <text:p>0.194901257175061</text:p>
          </table:table-cell>
          <table:table-cell office:value-type="float" office:value="0.188456554598664" calcext:value-type="float">
            <text:p>0.188456554598664</text:p>
          </table:table-cell>
          <table:table-cell office:value-type="float" office:value="0.186362398749612" calcext:value-type="float">
            <text:p>0.186362398749612</text:p>
          </table:table-cell>
          <table:table-cell office:value-type="float" office:value="0.205079006806783" calcext:value-type="float">
            <text:p>0.205079006806783</text:p>
          </table:table-cell>
          <table:table-cell office:value-type="float" office:value="0.198593981795488" calcext:value-type="float">
            <text:p>0.198593981795488</text:p>
          </table:table-cell>
          <table:table-cell office:value-type="float" office:value="0.195462636007722" calcext:value-type="float">
            <text:p>0.195462636007722</text:p>
          </table:table-cell>
          <table:table-cell office:value-type="float" office:value="0.18985920321806" calcext:value-type="float">
            <text:p>0.18985920321806</text:p>
          </table:table-cell>
          <table:table-cell office:value-type="float" office:value="0.19412244684719" calcext:value-type="float">
            <text:p>0.19412244684719</text:p>
          </table:table-cell>
          <table:table-cell office:value-type="float" office:value="0.196237200114642" calcext:value-type="float">
            <text:p>0.196237200114642</text:p>
          </table:table-cell>
          <table:table-cell office:value-type="float" office:value="0.195618620784143" calcext:value-type="float">
            <text:p>0.195618620784143</text:p>
          </table:table-cell>
          <table:table-cell office:value-type="float" office:value="0.194944258111202" calcext:value-type="float">
            <text:p>0.194944258111202</text:p>
          </table:table-cell>
          <table:table-cell office:value-type="float" office:value="0.108119906566217" calcext:value-type="float">
            <text:p>0.108119906566217</text:p>
          </table:table-cell>
          <table:table-cell office:value-type="float" office:value="0.104410822495407" calcext:value-type="float">
            <text:p>0.104410822495407</text:p>
          </table:table-cell>
          <table:table-cell office:value-type="float" office:value="0.112653796473891" calcext:value-type="float">
            <text:p>0.112653796473891</text:p>
          </table:table-cell>
          <table:table-cell office:value-type="float" office:value="0.11423420423293" calcext:value-type="float">
            <text:p>0.11423420423293</text:p>
          </table:table-cell>
          <table:table-cell office:value-type="float" office:value="0.12124396588156" calcext:value-type="float">
            <text:p>0.12124396588156</text:p>
          </table:table-cell>
          <table:table-cell office:value-type="float" office:value="0.127455686929246" calcext:value-type="float">
            <text:p>0.127455686929246</text:p>
          </table:table-cell>
          <table:table-cell office:value-type="float" office:value="0.133204704683778" calcext:value-type="float">
            <text:p>0.133204704683778</text:p>
          </table:table-cell>
          <table:table-cell office:value-type="float" office:value="0.135241409719312" calcext:value-type="float">
            <text:p>0.135241409719312</text:p>
          </table:table-cell>
          <table:table-cell office:value-type="float" office:value="0.12342987508932" calcext:value-type="float">
            <text:p>0.12342987508932</text:p>
          </table:table-cell>
          <table:table-cell office:value-type="float" office:value="0.104922158894781" calcext:value-type="float">
            <text:p>0.104922158894781</text:p>
          </table:table-cell>
          <table:table-cell office:value-type="float" office:value="0.153063739911304" calcext:value-type="float">
            <text:p>0.153063739911304</text:p>
          </table:table-cell>
          <table:table-cell office:value-type="float" office:value="0.17587340792494" calcext:value-type="float">
            <text:p>0.17587340792494</text:p>
          </table:table-cell>
          <table:table-cell office:value-type="float" office:value="0.179266220596786" calcext:value-type="float">
            <text:p>0.179266220596786</text:p>
          </table:table-cell>
          <table:table-cell office:value-type="float" office:value="0.176374813648701" calcext:value-type="float">
            <text:p>0.176374813648701</text:p>
          </table:table-cell>
          <table:table-cell office:value-type="float" office:value="0.179839244360006" calcext:value-type="float">
            <text:p>0.179839244360006</text:p>
          </table:table-cell>
          <table:table-cell office:value-type="float" office:value="0.199472830377139" calcext:value-type="float">
            <text:p>0.199472830377139</text:p>
          </table:table-cell>
          <table:table-cell office:value-type="float" office:value="0.166544755690901" calcext:value-type="float">
            <text:p>0.166544755690901</text:p>
          </table:table-cell>
          <table:table-cell office:value-type="float" office:value="0.185739625987288" calcext:value-type="float">
            <text:p>0.185739625987288</text:p>
          </table:table-cell>
          <table:table-cell office:value-type="float" office:value="0.181448810900905" calcext:value-type="float">
            <text:p>0.181448810900905</text:p>
          </table:table-cell>
          <table:table-cell office:value-type="float" office:value="0.180198208426158" calcext:value-type="float">
            <text:p>0.180198208426158</text:p>
          </table:table-cell>
          <table:table-cell office:value-type="float" office:value="0.123511398274102" calcext:value-type="float">
            <text:p>0.123511398274102</text:p>
          </table:table-cell>
          <table:table-cell office:value-type="float" office:value="0.125983688015979" calcext:value-type="float">
            <text:p>0.125983688015979</text:p>
          </table:table-cell>
          <table:table-cell office:value-type="float" office:value="0.131573611888815" calcext:value-type="float">
            <text:p>0.131573611888815</text:p>
          </table:table-cell>
          <table:table-cell office:value-type="float" office:value="0.138147252712224" calcext:value-type="float">
            <text:p>0.138147252712224</text:p>
          </table:table-cell>
          <table:table-cell office:value-type="float" office:value="0.1385735953742" calcext:value-type="float">
            <text:p>0.1385735953742</text:p>
          </table:table-cell>
          <table:table-cell office:value-type="float" office:value="0.141834379152713" calcext:value-type="float">
            <text:p>0.141834379152713</text:p>
          </table:table-cell>
          <table:table-cell office:value-type="float" office:value="0.140487503975936" calcext:value-type="float">
            <text:p>0.140487503975936</text:p>
          </table:table-cell>
          <table:table-cell office:value-type="float" office:value="0.138325899708736" calcext:value-type="float">
            <text:p>0.138325899708736</text:p>
          </table:table-cell>
          <table:table-cell office:value-type="float" office:value="0.133649913501849" calcext:value-type="float">
            <text:p>0.133649913501849</text:p>
          </table:table-cell>
          <table:table-cell office:value-type="float" office:value="0.124223656287272" calcext:value-type="float">
            <text:p>0.124223656287272</text:p>
          </table:table-cell>
          <table:table-cell office:value-type="float" office:value="0.119060498892911" calcext:value-type="float">
            <text:p>0.119060498892911</text:p>
          </table:table-cell>
          <table:table-cell office:value-type="float" office:value="0.132953252200845" calcext:value-type="float">
            <text:p>0.132953252200845</text:p>
          </table:table-cell>
          <table:table-cell office:value-type="float" office:value="0.144340517186525" calcext:value-type="float">
            <text:p>0.144340517186525</text:p>
          </table:table-cell>
          <table:table-cell office:value-type="float" office:value="0.165078463060495" calcext:value-type="float">
            <text:p>0.165078463060495</text:p>
          </table:table-cell>
          <table:table-cell office:value-type="float" office:value="0.178076158562638" calcext:value-type="float">
            <text:p>0.178076158562638</text:p>
          </table:table-cell>
          <table:table-cell office:value-type="float" office:value="0.185866621864253" calcext:value-type="float">
            <text:p>0.185866621864253</text:p>
          </table:table-cell>
          <table:table-cell office:value-type="float" office:value="0.182624377295046" calcext:value-type="float">
            <text:p>0.182624377295046</text:p>
          </table:table-cell>
          <table:table-cell office:value-type="float" office:value="0.190527640887056" calcext:value-type="float">
            <text:p>0.190527640887056</text:p>
          </table:table-cell>
          <table:table-cell office:value-type="float" office:value="0.203587396804009" calcext:value-type="float">
            <text:p>0.203587396804009</text:p>
          </table:table-cell>
          <table:table-cell office:value-type="float" office:value="0.200276702849077" calcext:value-type="float">
            <text:p>0.200276702849077</text:p>
          </table:table-cell>
          <table:table-cell office:value-type="float" office:value="0.173151716005097" calcext:value-type="float">
            <text:p>0.173151716005097</text:p>
          </table:table-cell>
          <table:table-cell office:value-type="float" office:value="0.177841555744705" calcext:value-type="float">
            <text:p>0.177841555744705</text:p>
          </table:table-cell>
          <table:table-cell office:value-type="float" office:value="0.188097375429169" calcext:value-type="float">
            <text:p>0.188097375429169</text:p>
          </table:table-cell>
          <table:table-cell office:value-type="float" office:value="0.189824014817484" calcext:value-type="float">
            <text:p>0.189824014817484</text:p>
          </table:table-cell>
          <table:table-cell office:value-type="float" office:value="0.185438064473745" calcext:value-type="float">
            <text:p>0.185438064473745</text:p>
          </table:table-cell>
          <table:table-cell office:value-type="float" office:value="0.131350388793122" calcext:value-type="float">
            <text:p>0.131350388793122</text:p>
          </table:table-cell>
          <table:table-cell office:value-type="float" office:value="0.141047498495799" calcext:value-type="float">
            <text:p>0.141047498495799</text:p>
          </table:table-cell>
          <table:table-cell office:value-type="float" office:value="0.135472221196284" calcext:value-type="float">
            <text:p>0.135472221196284</text:p>
          </table:table-cell>
          <table:table-cell office:value-type="float" office:value="0.11954289469968" calcext:value-type="float">
            <text:p>0.11954289469968</text:p>
          </table:table-cell>
          <table:table-cell office:value-type="float" office:value="0.115005363374767" calcext:value-type="float">
            <text:p>0.115005363374767</text:p>
          </table:table-cell>
          <table:table-cell office:value-type="float" office:value="0.122436469288731" calcext:value-type="float">
            <text:p>0.122436469288731</text:p>
          </table:table-cell>
          <table:table-cell office:value-type="float" office:value="0.129148451121901" calcext:value-type="float">
            <text:p>0.129148451121901</text:p>
          </table:table-cell>
          <table:table-cell office:value-type="float" office:value="0.129411473917042" calcext:value-type="float">
            <text:p>0.129411473917042</text:p>
          </table:table-cell>
          <table:table-cell office:value-type="float" office:value="0.123687775082346" calcext:value-type="float">
            <text:p>0.123687775082346</text:p>
          </table:table-cell>
          <table:table-cell office:value-type="float" office:value="0.115806064044712" calcext:value-type="float">
            <text:p>0.115806064044712</text:p>
          </table:table-cell>
          <table:table-cell office:value-type="float" office:value="0.105106013599343" calcext:value-type="float">
            <text:p>0.105106013599343</text:p>
          </table:table-cell>
          <table:table-cell office:value-type="float" office:value="0.120680271417919" calcext:value-type="float">
            <text:p>0.120680271417919</text:p>
          </table:table-cell>
          <table:table-cell office:value-type="float" office:value="0.132719210890224" calcext:value-type="float">
            <text:p>0.132719210890224</text:p>
          </table:table-cell>
          <table:table-cell office:value-type="float" office:value="0.158255234236353" calcext:value-type="float">
            <text:p>0.158255234236353</text:p>
          </table:table-cell>
          <table:table-cell office:value-type="float" office:value="0.168789683679912" calcext:value-type="float">
            <text:p>0.168789683679912</text:p>
          </table:table-cell>
          <table:table-cell office:value-type="float" office:value="0.169600131236684" calcext:value-type="float">
            <text:p>0.169600131236684</text:p>
          </table:table-cell>
          <table:table-cell office:value-type="float" office:value="0.166401668686407" calcext:value-type="float">
            <text:p>0.166401668686407</text:p>
          </table:table-cell>
          <table:table-cell office:value-type="float" office:value="0.163719111454663" calcext:value-type="float">
            <text:p>0.163719111454663</text:p>
          </table:table-cell>
          <table:table-cell office:value-type="float" office:value="0.174933399587094" calcext:value-type="float">
            <text:p>0.174933399587094</text:p>
          </table:table-cell>
          <table:table-cell office:value-type="float" office:value="0.18582616085422" calcext:value-type="float">
            <text:p>0.18582616085422</text:p>
          </table:table-cell>
          <table:table-cell office:value-type="float" office:value="0.18283745130904" calcext:value-type="float">
            <text:p>0.18283745130904</text:p>
          </table:table-cell>
          <table:table-cell office:value-type="float" office:value="0.177717661985246" calcext:value-type="float">
            <text:p>0.177717661985246</text:p>
          </table:table-cell>
          <table:table-cell office:value-type="float" office:value="0.183094922368965" calcext:value-type="float">
            <text:p>0.183094922368965</text:p>
          </table:table-cell>
          <table:table-cell office:value-type="float" office:value="0.201540049340882" calcext:value-type="float">
            <text:p>0.201540049340882</text:p>
          </table:table-cell>
          <table:table-cell office:value-type="float" office:value="0.206962893441744" calcext:value-type="float">
            <text:p>0.206962893441744</text:p>
          </table:table-cell>
          <table:table-cell office:value-type="float" office:value="0.139766162157387" calcext:value-type="float">
            <text:p>0.139766162157387</text:p>
          </table:table-cell>
          <table:table-cell office:value-type="float" office:value="0.136582649570429" calcext:value-type="float">
            <text:p>0.136582649570429</text:p>
          </table:table-cell>
          <table:table-cell office:value-type="float" office:value="0.127245062136297" calcext:value-type="float">
            <text:p>0.127245062136297</text:p>
          </table:table-cell>
          <table:table-cell office:value-type="float" office:value="0.119974458037618" calcext:value-type="float">
            <text:p>0.119974458037618</text:p>
          </table:table-cell>
          <table:table-cell office:value-type="float" office:value="0.123718848767537" calcext:value-type="float">
            <text:p>0.123718848767537</text:p>
          </table:table-cell>
          <table:table-cell office:value-type="float" office:value="0.12762198912654" calcext:value-type="float">
            <text:p>0.12762198912654</text:p>
          </table:table-cell>
          <table:table-cell office:value-type="float" office:value="0.136361403936988" calcext:value-type="float">
            <text:p>0.136361403936988</text:p>
          </table:table-cell>
          <table:table-cell office:value-type="float" office:value="0.144237385983681" calcext:value-type="float">
            <text:p>0.144237385983681</text:p>
          </table:table-cell>
          <table:table-cell office:value-type="float" office:value="0.14842392379183" calcext:value-type="float">
            <text:p>0.14842392379183</text:p>
          </table:table-cell>
          <table:table-cell office:value-type="float" office:value="0.146244771331001" calcext:value-type="float">
            <text:p>0.146244771331001</text:p>
          </table:table-cell>
          <table:table-cell office:value-type="float" office:value="0.137265164278757" calcext:value-type="float">
            <text:p>0.137265164278757</text:p>
          </table:table-cell>
          <table:table-cell office:value-type="float" office:value="0.125196835934697" calcext:value-type="float">
            <text:p>0.125196835934697</text:p>
          </table:table-cell>
          <table:table-cell office:value-type="float" office:value="0.11390833766876" calcext:value-type="float">
            <text:p>0.11390833766876</text:p>
          </table:table-cell>
          <table:table-cell office:value-type="float" office:value="0.120458288698471" calcext:value-type="float">
            <text:p>0.120458288698471</text:p>
          </table:table-cell>
          <table:table-cell office:value-type="float" office:value="0.133444300828023" calcext:value-type="float">
            <text:p>0.133444300828023</text:p>
          </table:table-cell>
          <table:table-cell office:value-type="float" office:value="0.147361382182821" calcext:value-type="float">
            <text:p>0.147361382182821</text:p>
          </table:table-cell>
          <table:table-cell office:value-type="float" office:value="0.180744051872961" calcext:value-type="float">
            <text:p>0.180744051872961</text:p>
          </table:table-cell>
          <table:table-cell office:value-type="float" office:value="0.185366535665782" calcext:value-type="float">
            <text:p>0.185366535665782</text:p>
          </table:table-cell>
          <table:table-cell office:value-type="float" office:value="0.181435442991939" calcext:value-type="float">
            <text:p>0.181435442991939</text:p>
          </table:table-cell>
          <table:table-cell office:value-type="float" office:value="0.177379517803855" calcext:value-type="float">
            <text:p>0.177379517803855</text:p>
          </table:table-cell>
          <table:table-cell office:value-type="float" office:value="0.185058864197513" calcext:value-type="float">
            <text:p>0.185058864197513</text:p>
          </table:table-cell>
          <table:table-cell office:value-type="float" office:value="0.202177600485557" calcext:value-type="float">
            <text:p>0.202177600485557</text:p>
          </table:table-cell>
          <table:table-cell office:value-type="float" office:value="0.201002304884804" calcext:value-type="float">
            <text:p>0.201002304884804</text:p>
          </table:table-cell>
          <table:table-cell office:value-type="float" office:value="0.191264477624056" calcext:value-type="float">
            <text:p>0.191264477624056</text:p>
          </table:table-cell>
          <table:table-cell office:value-type="float" office:value="0.193705359434083" calcext:value-type="float">
            <text:p>0.193705359434083</text:p>
          </table:table-cell>
          <table:table-cell office:value-type="float" office:value="0.202272404339244" calcext:value-type="float">
            <text:p>0.202272404339244</text:p>
          </table:table-cell>
          <table:table-cell office:value-type="float" office:value="0.208781741707394" calcext:value-type="float">
            <text:p>0.208781741707394</text:p>
          </table:table-cell>
          <table:table-cell office:value-type="float" office:value="0.127181721669907" calcext:value-type="float">
            <text:p>0.127181721669907</text:p>
          </table:table-cell>
          <table:table-cell office:value-type="float" office:value="0.117174008255805" calcext:value-type="float">
            <text:p>0.117174008255805</text:p>
          </table:table-cell>
          <table:table-cell office:value-type="float" office:value="0.115065587588804" calcext:value-type="float">
            <text:p>0.115065587588804</text:p>
          </table:table-cell>
          <table:table-cell office:value-type="float" office:value="0.119920313612554" calcext:value-type="float">
            <text:p>0.119920313612554</text:p>
          </table:table-cell>
          <table:table-cell office:value-type="float" office:value="0.125477225177407" calcext:value-type="float">
            <text:p>0.125477225177407</text:p>
          </table:table-cell>
          <table:table-cell office:value-type="float" office:value="0.133181007820267" calcext:value-type="float">
            <text:p>0.133181007820267</text:p>
          </table:table-cell>
          <table:table-cell office:value-type="float" office:value="0.139067192874749" calcext:value-type="float">
            <text:p>0.139067192874749</text:p>
          </table:table-cell>
          <table:table-cell office:value-type="float" office:value="0.139554630772328" calcext:value-type="float">
            <text:p>0.139554630772328</text:p>
          </table:table-cell>
          <table:table-cell office:value-type="float" office:value="0.133213791411243" calcext:value-type="float">
            <text:p>0.133213791411243</text:p>
          </table:table-cell>
          <table:table-cell office:value-type="float" office:value="0.125522235557654" calcext:value-type="float">
            <text:p>0.125522235557654</text:p>
          </table:table-cell>
          <table:table-cell office:value-type="float" office:value="0.110208600745729" calcext:value-type="float">
            <text:p>0.110208600745729</text:p>
          </table:table-cell>
          <table:table-cell office:value-type="float" office:value="0.118687658254763" calcext:value-type="float">
            <text:p>0.118687658254763</text:p>
          </table:table-cell>
          <table:table-cell office:value-type="float" office:value="0.130127803276173" calcext:value-type="float">
            <text:p>0.130127803276173</text:p>
          </table:table-cell>
          <table:table-cell office:value-type="float" office:value="0.144537570291258" calcext:value-type="float">
            <text:p>0.144537570291258</text:p>
          </table:table-cell>
          <table:table-cell office:value-type="float" office:value="0.160758149670033" calcext:value-type="float">
            <text:p>0.160758149670033</text:p>
          </table:table-cell>
          <table:table-cell office:value-type="float" office:value="0.170512492505336" calcext:value-type="float">
            <text:p>0.170512492505336</text:p>
          </table:table-cell>
          <table:table-cell office:value-type="float" office:value="0.173442594370001" calcext:value-type="float">
            <text:p>0.173442594370001</text:p>
          </table:table-cell>
          <table:table-cell office:value-type="float" office:value="0.170458341914525" calcext:value-type="float">
            <text:p>0.170458341914525</text:p>
          </table:table-cell>
          <table:table-cell office:value-type="float" office:value="0.166693640940552" calcext:value-type="float">
            <text:p>0.166693640940552</text:p>
          </table:table-cell>
          <table:table-cell office:value-type="float" office:value="0.171990639407533" calcext:value-type="float">
            <text:p>0.171990639407533</text:p>
          </table:table-cell>
          <table:table-cell office:value-type="float" office:value="0.196699825977528" calcext:value-type="float">
            <text:p>0.196699825977528</text:p>
          </table:table-cell>
          <table:table-cell office:value-type="float" office:value="0.194447113001159" calcext:value-type="float">
            <text:p>0.194447113001159</text:p>
          </table:table-cell>
          <table:table-cell office:value-type="float" office:value="0.189232595098994" calcext:value-type="float">
            <text:p>0.189232595098994</text:p>
          </table:table-cell>
          <table:table-cell office:value-type="float" office:value="0.190610520741852" calcext:value-type="float">
            <text:p>0.190610520741852</text:p>
          </table:table-cell>
          <table:table-cell office:value-type="float" office:value="0.189845407348393" calcext:value-type="float">
            <text:p>0.189845407348393</text:p>
          </table:table-cell>
          <table:table-cell office:value-type="float" office:value="0.186965799450726" calcext:value-type="float">
            <text:p>0.186965799450726</text:p>
          </table:table-cell>
          <table:table-cell office:value-type="float" office:value="0.18356641330845" calcext:value-type="float">
            <text:p>0.18356641330845</text:p>
          </table:table-cell>
          <table:table-cell office:value-type="float" office:value="0.185259517659695" calcext:value-type="float">
            <text:p>0.185259517659695</text:p>
          </table:table-cell>
          <table:table-cell office:value-type="float" office:value="0.183381646467948" calcext:value-type="float">
            <text:p>0.183381646467948</text:p>
          </table:table-cell>
          <table:table-cell office:value-type="float" office:value="0.182395453593178" calcext:value-type="float">
            <text:p>0.182395453593178</text:p>
          </table:table-cell>
          <table:table-cell office:value-type="float" office:value="0.181757179062795" calcext:value-type="float">
            <text:p>0.181757179062795</text:p>
          </table:table-cell>
          <table:table-cell office:value-type="float" office:value="0.181701162871688" calcext:value-type="float">
            <text:p>0.181701162871688</text:p>
          </table:table-cell>
          <table:table-cell office:value-type="float" office:value="0.181381907550603" calcext:value-type="float">
            <text:p>0.181381907550603</text:p>
          </table:table-cell>
          <table:table-cell office:value-type="float" office:value="0.180956659577916" calcext:value-type="float">
            <text:p>0.180956659577916</text:p>
          </table:table-cell>
          <table:table-cell office:value-type="float" office:value="0.181673806785871" calcext:value-type="float">
            <text:p>0.181673806785871</text:p>
          </table:table-cell>
          <table:table-cell office:value-type="float" office:value="0.18154355757801" calcext:value-type="float">
            <text:p>0.18154355757801</text:p>
          </table:table-cell>
          <table:table-cell office:value-type="float" office:value="0.181839621398053" calcext:value-type="float">
            <text:p>0.181839621398053</text:p>
          </table:table-cell>
          <table:table-cell office:value-type="float" office:value="0.18182941680211" calcext:value-type="float">
            <text:p>0.18182941680211</text:p>
          </table:table-cell>
          <table:table-cell office:value-type="float" office:value="0.181907340332746" calcext:value-type="float">
            <text:p>0.181907340332746</text:p>
          </table:table-cell>
          <table:table-cell office:value-type="float" office:value="0.181788131399942" calcext:value-type="float">
            <text:p>0.181788131399942</text:p>
          </table:table-cell>
          <table:table-cell office:value-type="float" office:value="0.181261455819224" calcext:value-type="float">
            <text:p>0.181261455819224</text:p>
          </table:table-cell>
          <table:table-cell office:value-type="float" office:value="0.181337154819682" calcext:value-type="float">
            <text:p>0.181337154819682</text:p>
          </table:table-cell>
          <table:table-cell office:value-type="float" office:value="0.18157974931443" calcext:value-type="float">
            <text:p>0.18157974931443</text:p>
          </table:table-cell>
          <table:table-cell office:value-type="float" office:value="0.181571584539276" calcext:value-type="float">
            <text:p>0.181571584539276</text:p>
          </table:table-cell>
          <table:table-cell office:value-type="float" office:value="0.181757442349525" calcext:value-type="float">
            <text:p>0.181757442349525</text:p>
          </table:table-cell>
          <table:table-cell office:value-type="float" office:value="0.182164756419649" calcext:value-type="float">
            <text:p>0.182164756419649</text:p>
          </table:table-cell>
          <table:table-cell office:value-type="float" office:value="0.181926554954235" calcext:value-type="float">
            <text:p>0.181926554954235</text:p>
          </table:table-cell>
          <table:table-cell office:value-type="float" office:value="0.18202397955014" calcext:value-type="float">
            <text:p>0.18202397955014</text:p>
          </table:table-cell>
          <table:table-cell office:value-type="float" office:value="0.181871483361382" calcext:value-type="float">
            <text:p>0.181871483361382</text:p>
          </table:table-cell>
          <table:table-cell office:value-type="float" office:value="0.18184222989463" calcext:value-type="float">
            <text:p>0.18184222989463</text:p>
          </table:table-cell>
          <table:table-cell office:value-type="float" office:value="0.181704993509515" calcext:value-type="float">
            <text:p>0.181704993509515</text:p>
          </table:table-cell>
          <table:table-cell office:value-type="float" office:value="0.181517772950926" calcext:value-type="float">
            <text:p>0.181517772950926</text:p>
          </table:table-cell>
          <table:table-cell office:value-type="float" office:value="0.181457608927354" calcext:value-type="float">
            <text:p>0.181457608927354</text:p>
          </table:table-cell>
          <table:table-cell office:value-type="float" office:value="0.181816128482979" calcext:value-type="float">
            <text:p>0.181816128482979</text:p>
          </table:table-cell>
          <table:table-cell office:value-type="float" office:value="0.181794872373042" calcext:value-type="float">
            <text:p>0.181794872373042</text:p>
          </table:table-cell>
          <table:table-cell office:value-type="float" office:value="0.181512499329939" calcext:value-type="float">
            <text:p>0.181512499329939</text:p>
          </table:table-cell>
          <table:table-cell office:value-type="float" office:value="0.181905066969499" calcext:value-type="float">
            <text:p>0.181905066969499</text:p>
          </table:table-cell>
          <table:table-cell office:value-type="float" office:value="0.181575492795638" calcext:value-type="float">
            <text:p>0.181575492795638</text:p>
          </table:table-cell>
          <table:table-cell office:value-type="float" office:value="0.182099058145089" calcext:value-type="float">
            <text:p>0.182099058145089</text:p>
          </table:table-cell>
          <table:table-cell office:value-type="float" office:value="0.181676551820532" calcext:value-type="float">
            <text:p>0.181676551820532</text:p>
          </table:table-cell>
          <table:table-cell office:value-type="float" office:value="0.181779678902573" calcext:value-type="float">
            <text:p>0.181779678902573</text:p>
          </table:table-cell>
          <table:table-cell office:value-type="float" office:value="0.181682667946425" calcext:value-type="float">
            <text:p>0.181682667946425</text:p>
          </table:table-cell>
          <table:table-cell office:value-type="float" office:value="0.181725596902476" calcext:value-type="float">
            <text:p>0.181725596902476</text:p>
          </table:table-cell>
          <table:table-cell office:value-type="float" office:value="0.181643728506295" calcext:value-type="float">
            <text:p>0.181643728506295</text:p>
          </table:table-cell>
          <table:table-cell office:value-type="float" office:value="0.181714439193771" calcext:value-type="float">
            <text:p>0.181714439193771</text:p>
          </table:table-cell>
          <table:table-cell office:value-type="float" office:value="0.181400874713479" calcext:value-type="float">
            <text:p>0.181400874713479</text:p>
          </table:table-cell>
          <table:table-cell office:value-type="float" office:value="0.181953362397712" calcext:value-type="float">
            <text:p>0.181953362397712</text:p>
          </table:table-cell>
          <table:table-cell office:value-type="float" office:value="0.181713814576564" calcext:value-type="float">
            <text:p>0.181713814576564</text:p>
          </table:table-cell>
          <table:table-cell office:value-type="float" office:value="0.18170302278676" calcext:value-type="float">
            <text:p>0.18170302278676</text:p>
          </table:table-cell>
          <table:table-cell office:value-type="float" office:value="0.181952491030918" calcext:value-type="float">
            <text:p>0.181952491030918</text:p>
          </table:table-cell>
          <table:table-cell office:value-type="float" office:value="0.181552037076954" calcext:value-type="float">
            <text:p>0.181552037076954</text:p>
          </table:table-cell>
          <table:table-cell office:value-type="float" office:value="0.181625607721577" calcext:value-type="float">
            <text:p>0.181625607721577</text:p>
          </table:table-cell>
          <table:table-cell office:value-type="float" office:value="0.181564655908371" calcext:value-type="float">
            <text:p>0.181564655908371</text:p>
          </table:table-cell>
          <table:table-cell office:value-type="float" office:value="0.181596272831485" calcext:value-type="float">
            <text:p>0.181596272831485</text:p>
          </table:table-cell>
          <table:table-cell office:value-type="float" office:value="0.18155970594615" calcext:value-type="float">
            <text:p>0.18155970594615</text:p>
          </table:table-cell>
          <table:table-cell office:value-type="float" office:value="0.18139768362032" calcext:value-type="float">
            <text:p>0.18139768362032</text:p>
          </table:table-cell>
          <table:table-cell office:value-type="float" office:value="0.181935348381131" calcext:value-type="float">
            <text:p>0.181935348381131</text:p>
          </table:table-cell>
          <table:table-cell office:value-type="float" office:value="0.181366188289237" calcext:value-type="float">
            <text:p>0.181366188289237</text:p>
          </table:table-cell>
          <table:table-cell office:value-type="float" office:value="0.181638865309414" calcext:value-type="float">
            <text:p>0.181638865309414</text:p>
          </table:table-cell>
          <table:table-cell office:value-type="float" office:value="0.181623910562425" calcext:value-type="float">
            <text:p>0.181623910562425</text:p>
          </table:table-cell>
          <table:table-cell office:value-type="float" office:value="0.181193796016868" calcext:value-type="float">
            <text:p>0.181193796016868</text:p>
          </table:table-cell>
          <table:table-cell office:value-type="float" office:value="0.181401148841016" calcext:value-type="float">
            <text:p>0.181401148841016</text:p>
          </table:table-cell>
          <table:table-cell office:value-type="float" office:value="0.181550252248446" calcext:value-type="float">
            <text:p>0.181550252248446</text:p>
          </table:table-cell>
          <table:table-cell office:value-type="float" office:value="0.181367057292157" calcext:value-type="float">
            <text:p>0.181367057292157</text:p>
          </table:table-cell>
          <table:table-cell office:value-type="float" office:value="0.181410759495706" calcext:value-type="float">
            <text:p>0.181410759495706</text:p>
          </table:table-cell>
          <table:table-cell office:value-type="float" office:value="0.181496772143006" calcext:value-type="float">
            <text:p>0.181496772143006</text:p>
          </table:table-cell>
          <table:table-cell office:value-type="float" office:value="0.181770914370561" calcext:value-type="float">
            <text:p>0.181770914370561</text:p>
          </table:table-cell>
          <table:table-cell office:value-type="float" office:value="0.18163475128314" calcext:value-type="float">
            <text:p>0.18163475128314</text:p>
          </table:table-cell>
          <table:table-cell office:value-type="float" office:value="0.181525693690931" calcext:value-type="float">
            <text:p>0.181525693690931</text:p>
          </table:table-cell>
          <table:table-cell office:value-type="float" office:value="0.182100401271683" calcext:value-type="float">
            <text:p>0.182100401271683</text:p>
          </table:table-cell>
          <table:table-cell office:value-type="float" office:value="0.181400737077754" calcext:value-type="float">
            <text:p>0.181400737077754</text:p>
          </table:table-cell>
          <table:table-cell office:value-type="float" office:value="0.181786624526799" calcext:value-type="float">
            <text:p>0.181786624526799</text:p>
          </table:table-cell>
          <table:table-cell office:value-type="float" office:value="0.181527314467722" calcext:value-type="float">
            <text:p>0.181527314467722</text:p>
          </table:table-cell>
          <table:table-cell office:value-type="float" office:value="0.181579534086404" calcext:value-type="float">
            <text:p>0.181579534086404</text:p>
          </table:table-cell>
          <table:table-cell office:value-type="float" office:value="0.18138776659852" calcext:value-type="float">
            <text:p>0.18138776659852</text:p>
          </table:table-cell>
          <table:table-cell office:value-type="float" office:value="0.181564811185231" calcext:value-type="float">
            <text:p>0.181564811185231</text:p>
          </table:table-cell>
          <table:table-cell office:value-type="float" office:value="0.181571223065709" calcext:value-type="float">
            <text:p>0.181571223065709</text:p>
          </table:table-cell>
          <table:table-cell office:value-type="float" office:value="0.181700053665596" calcext:value-type="float">
            <text:p>0.181700053665596</text:p>
          </table:table-cell>
          <table:table-cell office:value-type="float" office:value="0.181783923589143" calcext:value-type="float">
            <text:p>0.181783923589143</text:p>
          </table:table-cell>
          <table:table-cell office:value-type="float" office:value="0.181627471289506" calcext:value-type="float">
            <text:p>0.181627471289506</text:p>
          </table:table-cell>
          <table:table-cell office:value-type="float" office:value="0.181493661557634" calcext:value-type="float">
            <text:p>0.181493661557634</text:p>
          </table:table-cell>
          <table:table-cell office:value-type="float" office:value="0.181617700980093" calcext:value-type="float">
            <text:p>0.181617700980093</text:p>
          </table:table-cell>
          <table:table-cell office:value-type="float" office:value="0.181324355725527" calcext:value-type="float">
            <text:p>0.181324355725527</text:p>
          </table:table-cell>
          <table:table-cell office:value-type="float" office:value="0.181898690709388" calcext:value-type="float">
            <text:p>0.181898690709388</text:p>
          </table:table-cell>
          <table:table-cell office:value-type="float" office:value="0.181652165753944" calcext:value-type="float">
            <text:p>0.181652165753944</text:p>
          </table:table-cell>
          <table:table-cell office:value-type="float" office:value="0.181626417738406" calcext:value-type="float">
            <text:p>0.181626417738406</text:p>
          </table:table-cell>
          <table:table-cell office:value-type="float" office:value="0.181956821863547" calcext:value-type="float">
            <text:p>0.181956821863547</text:p>
          </table:table-cell>
          <table:table-cell office:value-type="float" office:value="0.181051162297335" calcext:value-type="float">
            <text:p>0.181051162297335</text:p>
          </table:table-cell>
          <table:table-cell office:value-type="float" office:value="0.181673690729345" calcext:value-type="float">
            <text:p>0.181673690729345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6833224229665" calcext:value-type="float">
            <text:p>-0.020683322422967</text:p>
          </table:table-cell>
          <table:table-cell office:value-type="float" office:value="-0.0206825235933024" calcext:value-type="float">
            <text:p>-0.020682523593302</text:p>
          </table:table-cell>
          <table:table-cell office:value-type="float" office:value="-0.0206895644098247" calcext:value-type="float">
            <text:p>-0.020689564409825</text:p>
          </table:table-cell>
          <table:table-cell office:value-type="float" office:value="-0.020693379289657" calcext:value-type="float">
            <text:p>-0.020693379289657</text:p>
          </table:table-cell>
          <table:table-cell office:value-type="float" office:value="-0.0206864436057608" calcext:value-type="float">
            <text:p>-0.020686443605761</text:p>
          </table:table-cell>
          <table:table-cell office:value-type="float" office:value="-0.0206896523124464" calcext:value-type="float">
            <text:p>-0.020689652312446</text:p>
          </table:table-cell>
          <table:table-cell office:value-type="float" office:value="-0.0206712698611372" calcext:value-type="float">
            <text:p>-0.020671269861137</text:p>
          </table:table-cell>
          <table:table-cell office:value-type="float" office:value="-0.0206706534584648" calcext:value-type="float">
            <text:p>-0.020670653458465</text:p>
          </table:table-cell>
          <table:table-cell office:value-type="float" office:value="-0.0206705044765225" calcext:value-type="float">
            <text:p>-0.020670504476523</text:p>
          </table:table-cell>
          <table:table-cell office:value-type="float" office:value="-0.02067486613579" calcext:value-type="float">
            <text:p>-0.02067486613579</text:p>
          </table:table-cell>
          <table:table-cell office:value-type="float" office:value="-0.0206952052758985" calcext:value-type="float">
            <text:p>-0.020695205275899</text:p>
          </table:table-cell>
          <table:table-cell office:value-type="float" office:value="-0.0206735546065561" calcext:value-type="float">
            <text:p>-0.020673554606556</text:p>
          </table:table-cell>
          <table:table-cell office:value-type="float" office:value="-0.0206881324285029" calcext:value-type="float">
            <text:p>-0.020688132428503</text:p>
          </table:table-cell>
          <table:table-cell office:value-type="float" office:value="-0.0206880924347991" calcext:value-type="float">
            <text:p>-0.020688092434799</text:p>
          </table:table-cell>
          <table:table-cell office:value-type="float" office:value="-0.0207014917719001" calcext:value-type="float">
            <text:p>-0.0207014917719</text:p>
          </table:table-cell>
          <table:table-cell office:value-type="float" office:value="-0.020676982737376" calcext:value-type="float">
            <text:p>-0.020676982737376</text:p>
          </table:table-cell>
          <table:table-cell office:value-type="float" office:value="-0.020678917237114" calcext:value-type="float">
            <text:p>-0.020678917237114</text:p>
          </table:table-cell>
          <table:table-cell office:value-type="float" office:value="-0.020687233110918" calcext:value-type="float">
            <text:p>-0.020687233110918</text:p>
          </table:table-cell>
          <table:table-cell office:value-type="float" office:value="-0.0206790955128565" calcext:value-type="float">
            <text:p>-0.020679095512857</text:p>
          </table:table-cell>
          <table:table-cell office:value-type="float" office:value="-0.0206940900509828" calcext:value-type="float">
            <text:p>-0.020694090050983</text:p>
          </table:table-cell>
          <table:table-cell office:value-type="float" office:value="-0.0206977342285033" calcext:value-type="float">
            <text:p>-0.020697734228503</text:p>
          </table:table-cell>
          <table:table-cell office:value-type="float" office:value="-0.0206735040107723" calcext:value-type="float">
            <text:p>-0.020673504010772</text:p>
          </table:table-cell>
          <table:table-cell office:value-type="float" office:value="-0.0206682597431924" calcext:value-type="float">
            <text:p>-0.020668259743192</text:p>
          </table:table-cell>
          <table:table-cell office:value-type="float" office:value="-0.0206765885796892" calcext:value-type="float">
            <text:p>-0.020676588579689</text:p>
          </table:table-cell>
          <table:table-cell office:value-type="float" office:value="-0.0206775135181784" calcext:value-type="float">
            <text:p>-0.020677513518179</text:p>
          </table:table-cell>
          <table:table-cell office:value-type="float" office:value="-0.0206519753345425" calcext:value-type="float">
            <text:p>-0.020651975334543</text:p>
          </table:table-cell>
          <table:table-cell office:value-type="float" office:value="-0.0204155521360201" calcext:value-type="float">
            <text:p>-0.02041555213602</text:p>
          </table:table-cell>
          <table:table-cell office:value-type="float" office:value="-0.0198395089552954" calcext:value-type="float">
            <text:p>-0.019839508955295</text:p>
          </table:table-cell>
          <table:table-cell office:value-type="float" office:value="-0.0198969466719514" calcext:value-type="float">
            <text:p>-0.019896946671951</text:p>
          </table:table-cell>
          <table:table-cell office:value-type="float" office:value="-0.0196983551238889" calcext:value-type="float">
            <text:p>-0.019698355123889</text:p>
          </table:table-cell>
          <table:table-cell office:value-type="float" office:value="-0.0198076976067191" calcext:value-type="float">
            <text:p>-0.019807697606719</text:p>
          </table:table-cell>
          <table:table-cell office:value-type="float" office:value="-0.0198509394442426" calcext:value-type="float">
            <text:p>-0.019850939444243</text:p>
          </table:table-cell>
          <table:table-cell office:value-type="float" office:value="-0.021482613694502" calcext:value-type="float">
            <text:p>-0.021482613694502</text:p>
          </table:table-cell>
          <table:table-cell office:value-type="float" office:value="-0.0263547528478631" calcext:value-type="float">
            <text:p>-0.026354752847863</text:p>
          </table:table-cell>
          <table:table-cell office:value-type="float" office:value="-0.0335259168860387" calcext:value-type="float">
            <text:p>-0.033525916886039</text:p>
          </table:table-cell>
          <table:table-cell office:value-type="float" office:value="-0.0399375755369714" calcext:value-type="float">
            <text:p>-0.039937575536972</text:p>
          </table:table-cell>
          <table:table-cell office:value-type="float" office:value="-0.0476649787980016" calcext:value-type="float">
            <text:p>-0.047664978798002</text:p>
          </table:table-cell>
          <table:table-cell office:value-type="float" office:value="-0.0572151049852471" calcext:value-type="float">
            <text:p>-0.057215104985247</text:p>
          </table:table-cell>
          <table:table-cell office:value-type="float" office:value="-0.0556798920787206" calcext:value-type="float">
            <text:p>-0.055679892078721</text:p>
          </table:table-cell>
          <table:table-cell office:value-type="float" office:value="-0.0543268806040225" calcext:value-type="float">
            <text:p>-0.054326880604023</text:p>
          </table:table-cell>
          <table:table-cell office:value-type="float" office:value="-0.0567933628754631" calcext:value-type="float">
            <text:p>-0.056793362875463</text:p>
          </table:table-cell>
          <table:table-cell office:value-type="float" office:value="-0.031677302574161" calcext:value-type="float">
            <text:p>-0.031677302574161</text:p>
          </table:table-cell>
          <table:table-cell office:value-type="float" office:value="-0.0269746145981205" calcext:value-type="float">
            <text:p>-0.026974614598121</text:p>
          </table:table-cell>
          <table:table-cell office:value-type="float" office:value="-0.0238982535432321" calcext:value-type="float">
            <text:p>-0.023898253543232</text:p>
          </table:table-cell>
          <table:table-cell office:value-type="float" office:value="-0.0214565595039375" calcext:value-type="float">
            <text:p>-0.021456559503938</text:p>
          </table:table-cell>
          <table:table-cell office:value-type="float" office:value="-0.0202188715552263" calcext:value-type="float">
            <text:p>-0.020218871555226</text:p>
          </table:table-cell>
          <table:table-cell office:value-type="float" office:value="-0.0189027927129306" calcext:value-type="float">
            <text:p>-0.018902792712931</text:p>
          </table:table-cell>
          <table:table-cell office:value-type="float" office:value="-0.0195870615673145" calcext:value-type="float">
            <text:p>-0.019587061567315</text:p>
          </table:table-cell>
          <table:table-cell office:value-type="float" office:value="-0.0189771589601514" calcext:value-type="float">
            <text:p>-0.018977158960151</text:p>
          </table:table-cell>
          <table:table-cell office:value-type="float" office:value="-0.0381618685198599" calcext:value-type="float">
            <text:p>-0.03816186851986</text:p>
          </table:table-cell>
          <table:table-cell office:value-type="float" office:value="-0.0308882406868476" calcext:value-type="float">
            <text:p>-0.030888240686848</text:p>
          </table:table-cell>
          <table:table-cell office:value-type="float" office:value="-0.0282940275791208" calcext:value-type="float">
            <text:p>-0.028294027579121</text:p>
          </table:table-cell>
          <table:table-cell office:value-type="float" office:value="-0.0177603611932955" calcext:value-type="float">
            <text:p>-0.017760361193296</text:p>
          </table:table-cell>
          <table:table-cell office:value-type="float" office:value="-0.0186068149826416" calcext:value-type="float">
            <text:p>-0.018606814982642</text:p>
          </table:table-cell>
          <table:table-cell office:value-type="float" office:value="-0.0174769747511367" calcext:value-type="float">
            <text:p>-0.017476974751137</text:p>
          </table:table-cell>
          <table:table-cell office:value-type="float" office:value="-0.0160417168807143" calcext:value-type="float">
            <text:p>-0.016041716880714</text:p>
          </table:table-cell>
          <table:table-cell office:value-type="float" office:value="-0.0157789251829504" calcext:value-type="float">
            <text:p>-0.01577892518295</text:p>
          </table:table-cell>
          <table:table-cell office:value-type="float" office:value="-0.0156254336784939" calcext:value-type="float">
            <text:p>-0.015625433678494</text:p>
          </table:table-cell>
          <table:table-cell office:value-type="float" office:value="-0.0216709478601801" calcext:value-type="float">
            <text:p>-0.02167094786018</text:p>
          </table:table-cell>
          <table:table-cell office:value-type="float" office:value="-0.0353460383268095" calcext:value-type="float">
            <text:p>-0.03534603832681</text:p>
          </table:table-cell>
          <table:table-cell office:value-type="float" office:value="-0.0497552363717654" calcext:value-type="float">
            <text:p>-0.049755236371765</text:p>
          </table:table-cell>
          <table:table-cell office:value-type="float" office:value="-0.0490288835807993" calcext:value-type="float">
            <text:p>-0.049028883580799</text:p>
          </table:table-cell>
          <table:table-cell office:value-type="float" office:value="-0.0476235756791162" calcext:value-type="float">
            <text:p>-0.047623575679116</text:p>
          </table:table-cell>
          <table:table-cell office:value-type="float" office:value="-0.0498616619266242" calcext:value-type="float">
            <text:p>-0.049861661926624</text:p>
          </table:table-cell>
          <table:table-cell office:value-type="float" office:value="-0.0290832514371325" calcext:value-type="float">
            <text:p>-0.029083251437133</text:p>
          </table:table-cell>
          <table:table-cell office:value-type="float" office:value="-0.0222845406773439" calcext:value-type="float">
            <text:p>-0.022284540677344</text:p>
          </table:table-cell>
          <table:table-cell office:value-type="float" office:value="-0.0203025854321059" calcext:value-type="float">
            <text:p>-0.020302585432106</text:p>
          </table:table-cell>
          <table:table-cell office:value-type="float" office:value="-0.0218528616154048" calcext:value-type="float">
            <text:p>-0.021852861615405</text:p>
          </table:table-cell>
          <table:table-cell office:value-type="float" office:value="-0.0212176278591789" calcext:value-type="float">
            <text:p>-0.021217627859179</text:p>
          </table:table-cell>
          <table:table-cell office:value-type="float" office:value="-0.0566214853413035" calcext:value-type="float">
            <text:p>-0.056621485341304</text:p>
          </table:table-cell>
          <table:table-cell office:value-type="float" office:value="-0.0546436145954811" calcext:value-type="float">
            <text:p>-0.054643614595481</text:p>
          </table:table-cell>
          <table:table-cell office:value-type="float" office:value="-0.010704713431422" calcext:value-type="float">
            <text:p>-0.010704713431422</text:p>
          </table:table-cell>
          <table:table-cell office:value-type="float" office:value="-0.0184663804264874" calcext:value-type="float">
            <text:p>-0.018466380426487</text:p>
          </table:table-cell>
          <table:table-cell office:value-type="float" office:value="-0.0220155264716752" calcext:value-type="float">
            <text:p>-0.022015526471675</text:p>
          </table:table-cell>
          <table:table-cell office:value-type="float" office:value="-0.0216895343662083" calcext:value-type="float">
            <text:p>-0.021689534366208</text:p>
          </table:table-cell>
          <table:table-cell office:value-type="float" office:value="-0.0199484466726661" calcext:value-type="float">
            <text:p>-0.019948446672666</text:p>
          </table:table-cell>
          <table:table-cell office:value-type="float" office:value="-0.0195409344679653" calcext:value-type="float">
            <text:p>-0.019540934467965</text:p>
          </table:table-cell>
          <table:table-cell office:value-type="float" office:value="-0.0213121400889493" calcext:value-type="float">
            <text:p>-0.021312140088949</text:p>
          </table:table-cell>
          <table:table-cell office:value-type="float" office:value="-0.0208233759987839" calcext:value-type="float">
            <text:p>-0.020823375998784</text:p>
          </table:table-cell>
          <table:table-cell office:value-type="float" office:value="-0.0253107135813741" calcext:value-type="float">
            <text:p>-0.025310713581374</text:p>
          </table:table-cell>
          <table:table-cell office:value-type="float" office:value="-0.0358525069345192" calcext:value-type="float">
            <text:p>-0.035852506934519</text:p>
          </table:table-cell>
          <table:table-cell office:value-type="float" office:value="-0.0321800311535646" calcext:value-type="float">
            <text:p>-0.032180031153565</text:p>
          </table:table-cell>
          <table:table-cell office:value-type="float" office:value="-0.0399963366920049" calcext:value-type="float">
            <text:p>-0.039996336692005</text:p>
          </table:table-cell>
          <table:table-cell office:value-type="float" office:value="-0.0480757958275603" calcext:value-type="float">
            <text:p>-0.04807579582756</text:p>
          </table:table-cell>
          <table:table-cell office:value-type="float" office:value="-0.0486568933261713" calcext:value-type="float">
            <text:p>-0.048656893326171</text:p>
          </table:table-cell>
          <table:table-cell office:value-type="float" office:value="-0.0469103507749914" calcext:value-type="float">
            <text:p>-0.046910350774992</text:p>
          </table:table-cell>
          <table:table-cell office:value-type="float" office:value="-0.0473245716530509" calcext:value-type="float">
            <text:p>-0.047324571653051</text:p>
          </table:table-cell>
          <table:table-cell office:value-type="float" office:value="-0.0298766938083087" calcext:value-type="float">
            <text:p>-0.029876693808309</text:p>
          </table:table-cell>
          <table:table-cell office:value-type="float" office:value="-0.0273744294545547" calcext:value-type="float">
            <text:p>-0.027374429454555</text:p>
          </table:table-cell>
          <table:table-cell office:value-type="float" office:value="-0.0222248768253659" calcext:value-type="float">
            <text:p>-0.022224876825366</text:p>
          </table:table-cell>
          <table:table-cell office:value-type="float" office:value="-0.0205320742621454" calcext:value-type="float">
            <text:p>-0.020532074262145</text:p>
          </table:table-cell>
          <table:table-cell office:value-type="float" office:value="-0.0183224014638755" calcext:value-type="float">
            <text:p>-0.018322401463876</text:p>
          </table:table-cell>
          <table:table-cell office:value-type="float" office:value="-0.0181114903614203" calcext:value-type="float">
            <text:p>-0.01811149036142</text:p>
          </table:table-cell>
          <table:table-cell office:value-type="float" office:value="-0.0164045878488967" calcext:value-type="float">
            <text:p>-0.016404587848897</text:p>
          </table:table-cell>
          <table:table-cell office:value-type="float" office:value="-0.049447140873472" calcext:value-type="float">
            <text:p>-0.049447140873472</text:p>
          </table:table-cell>
          <table:table-cell office:value-type="float" office:value="-0.0465900523275039" calcext:value-type="float">
            <text:p>-0.046590052327504</text:p>
          </table:table-cell>
          <table:table-cell office:value-type="float" office:value="-0.0191329104186155" calcext:value-type="float">
            <text:p>-0.019132910418616</text:p>
          </table:table-cell>
          <table:table-cell office:value-type="float" office:value="-0.00833030085843995" calcext:value-type="float">
            <text:p>-0.00833030085844</text:p>
          </table:table-cell>
          <table:table-cell office:value-type="float" office:value="-0.0216523521936321" calcext:value-type="float">
            <text:p>-0.021652352193632</text:p>
          </table:table-cell>
          <table:table-cell office:value-type="float" office:value="-0.0210419826730371" calcext:value-type="float">
            <text:p>-0.021041982673037</text:p>
          </table:table-cell>
          <table:table-cell office:value-type="float" office:value="-0.0200970708157671" calcext:value-type="float">
            <text:p>-0.020097070815767</text:p>
          </table:table-cell>
          <table:table-cell office:value-type="float" office:value="-0.0195417408855276" calcext:value-type="float">
            <text:p>-0.019541740885528</text:p>
          </table:table-cell>
          <table:table-cell office:value-type="float" office:value="-0.0202625270827638" calcext:value-type="float">
            <text:p>-0.020262527082764</text:p>
          </table:table-cell>
          <table:table-cell office:value-type="float" office:value="-0.0250133765400147" calcext:value-type="float">
            <text:p>-0.025013376540015</text:p>
          </table:table-cell>
          <table:table-cell office:value-type="float" office:value="-0.0292944845609333" calcext:value-type="float">
            <text:p>-0.029294484560933</text:p>
          </table:table-cell>
          <table:table-cell office:value-type="float" office:value="-0.0386277190473941" calcext:value-type="float">
            <text:p>-0.038627719047394</text:p>
          </table:table-cell>
          <table:table-cell office:value-type="float" office:value="-0.0449769116131551" calcext:value-type="float">
            <text:p>-0.044976911613155</text:p>
          </table:table-cell>
          <table:table-cell office:value-type="float" office:value="-0.0560168527816529" calcext:value-type="float">
            <text:p>-0.056016852781653</text:p>
          </table:table-cell>
          <table:table-cell office:value-type="float" office:value="-0.0557105281558238" calcext:value-type="float">
            <text:p>-0.055710528155824</text:p>
          </table:table-cell>
          <table:table-cell office:value-type="float" office:value="-0.0527830911005628" calcext:value-type="float">
            <text:p>-0.052783091100563</text:p>
          </table:table-cell>
          <table:table-cell office:value-type="float" office:value="-0.0532042677298633" calcext:value-type="float">
            <text:p>-0.053204267729863</text:p>
          </table:table-cell>
          <table:table-cell office:value-type="float" office:value="-0.0516593409390596" calcext:value-type="float">
            <text:p>-0.05165934093906</text:p>
          </table:table-cell>
          <table:table-cell office:value-type="float" office:value="-0.0447002921374629" calcext:value-type="float">
            <text:p>-0.044700292137463</text:p>
          </table:table-cell>
          <table:table-cell office:value-type="float" office:value="-0.0258971263391099" calcext:value-type="float">
            <text:p>-0.02589712633911</text:p>
          </table:table-cell>
          <table:table-cell office:value-type="float" office:value="-0.0240092120818037" calcext:value-type="float">
            <text:p>-0.024009212081804</text:p>
          </table:table-cell>
          <table:table-cell office:value-type="float" office:value="-0.0232091612875882" calcext:value-type="float">
            <text:p>-0.023209161287588</text:p>
          </table:table-cell>
          <table:table-cell office:value-type="float" office:value="-0.0244813462429621" calcext:value-type="float">
            <text:p>-0.024481346242962</text:p>
          </table:table-cell>
          <table:table-cell office:value-type="float" office:value="-0.0190353559355837" calcext:value-type="float">
            <text:p>-0.019035355935584</text:p>
          </table:table-cell>
          <table:table-cell office:value-type="float" office:value="-0.016825453741712" calcext:value-type="float">
            <text:p>-0.016825453741712</text:p>
          </table:table-cell>
          <table:table-cell office:value-type="float" office:value="-0.0519552215301363" calcext:value-type="float">
            <text:p>-0.051955221530136</text:p>
          </table:table-cell>
          <table:table-cell office:value-type="float" office:value="-0.0491334686707726" calcext:value-type="float">
            <text:p>-0.049133468670773</text:p>
          </table:table-cell>
          <table:table-cell office:value-type="float" office:value="-0.0405569770238667" calcext:value-type="float">
            <text:p>-0.040556977023867</text:p>
          </table:table-cell>
          <table:table-cell office:value-type="float" office:value="-0.0289814876553865" calcext:value-type="float">
            <text:p>-0.028981487655387</text:p>
          </table:table-cell>
          <table:table-cell office:value-type="float" office:value="-0.0240715950393418" calcext:value-type="float">
            <text:p>-0.024071595039342</text:p>
          </table:table-cell>
          <table:table-cell office:value-type="float" office:value="-0.0160418400138176" calcext:value-type="float">
            <text:p>-0.016041840013818</text:p>
          </table:table-cell>
          <table:table-cell office:value-type="float" office:value="-0.0211622090763605" calcext:value-type="float">
            <text:p>-0.021162209076361</text:p>
          </table:table-cell>
          <table:table-cell office:value-type="float" office:value="-0.0207964957077451" calcext:value-type="float">
            <text:p>-0.020796495707745</text:p>
          </table:table-cell>
          <table:table-cell office:value-type="float" office:value="-0.0201264615556516" calcext:value-type="float">
            <text:p>-0.020126461555652</text:p>
          </table:table-cell>
          <table:table-cell office:value-type="float" office:value="-0.0186131071876776" calcext:value-type="float">
            <text:p>-0.018613107187678</text:p>
          </table:table-cell>
          <table:table-cell office:value-type="float" office:value="-0.0197726551601701" calcext:value-type="float">
            <text:p>-0.01977265516017</text:p>
          </table:table-cell>
          <table:table-cell office:value-type="float" office:value="-0.0195664161216612" calcext:value-type="float">
            <text:p>-0.019566416121661</text:p>
          </table:table-cell>
          <table:table-cell office:value-type="float" office:value="-0.0242928191207598" calcext:value-type="float">
            <text:p>-0.02429281912076</text:p>
          </table:table-cell>
          <table:table-cell office:value-type="float" office:value="-0.0376239504230022" calcext:value-type="float">
            <text:p>-0.037623950423002</text:p>
          </table:table-cell>
          <table:table-cell office:value-type="float" office:value="-0.0381139136010537" calcext:value-type="float">
            <text:p>-0.038113913601054</text:p>
          </table:table-cell>
          <table:table-cell office:value-type="float" office:value="-0.0411624140310533" calcext:value-type="float">
            <text:p>-0.041162414031053</text:p>
          </table:table-cell>
          <table:table-cell office:value-type="float" office:value="-0.0545718835203418" calcext:value-type="float">
            <text:p>-0.054571883520342</text:p>
          </table:table-cell>
          <table:table-cell office:value-type="float" office:value="-0.0531428439481002" calcext:value-type="float">
            <text:p>-0.0531428439481</text:p>
          </table:table-cell>
          <table:table-cell office:value-type="float" office:value="-0.0523275133019781" calcext:value-type="float">
            <text:p>-0.052327513301978</text:p>
          </table:table-cell>
          <table:table-cell office:value-type="float" office:value="-0.0529933626188788" calcext:value-type="float">
            <text:p>-0.052993362618879</text:p>
          </table:table-cell>
          <table:table-cell office:value-type="float" office:value="-0.0505100503526001" calcext:value-type="float">
            <text:p>-0.0505100503526</text:p>
          </table:table-cell>
          <table:table-cell office:value-type="float" office:value="-0.0279841534027811" calcext:value-type="float">
            <text:p>-0.027984153402781</text:p>
          </table:table-cell>
          <table:table-cell office:value-type="float" office:value="-0.0261505891276115" calcext:value-type="float">
            <text:p>-0.026150589127612</text:p>
          </table:table-cell>
          <table:table-cell office:value-type="float" office:value="-0.0234041019562189" calcext:value-type="float">
            <text:p>-0.023404101956219</text:p>
          </table:table-cell>
          <table:table-cell office:value-type="float" office:value="-0.0232845727336618" calcext:value-type="float">
            <text:p>-0.023284572733662</text:p>
          </table:table-cell>
          <table:table-cell office:value-type="float" office:value="-0.0230119744818521" calcext:value-type="float">
            <text:p>-0.023011974481852</text:p>
          </table:table-cell>
          <table:table-cell office:value-type="float" office:value="-0.0210115042363101" calcext:value-type="float">
            <text:p>-0.02101150423631</text:p>
          </table:table-cell>
          <table:table-cell office:value-type="float" office:value="-0.0397323027825728" calcext:value-type="float">
            <text:p>-0.039732302782573</text:p>
          </table:table-cell>
          <table:table-cell office:value-type="float" office:value="-0.0313542021117749" calcext:value-type="float">
            <text:p>-0.031354202111775</text:p>
          </table:table-cell>
          <table:table-cell office:value-type="float" office:value="-0.0228617104654696" calcext:value-type="float">
            <text:p>-0.02286171046547</text:p>
          </table:table-cell>
          <table:table-cell office:value-type="float" office:value="-0.0187306270501585" calcext:value-type="float">
            <text:p>-0.018730627050159</text:p>
          </table:table-cell>
          <table:table-cell office:value-type="float" office:value="-0.0205343408003711" calcext:value-type="float">
            <text:p>-0.020534340800371</text:p>
          </table:table-cell>
          <table:table-cell office:value-type="float" office:value="-0.0193707429488051" calcext:value-type="float">
            <text:p>-0.019370742948805</text:p>
          </table:table-cell>
          <table:table-cell office:value-type="float" office:value="-0.0180569843464147" calcext:value-type="float">
            <text:p>-0.018056984346415</text:p>
          </table:table-cell>
          <table:table-cell office:value-type="float" office:value="-0.0173733796339742" calcext:value-type="float">
            <text:p>-0.017373379633974</text:p>
          </table:table-cell>
          <table:table-cell office:value-type="float" office:value="-0.017140899105079" calcext:value-type="float">
            <text:p>-0.017140899105079</text:p>
          </table:table-cell>
          <table:table-cell office:value-type="float" office:value="-0.0187236733402012" calcext:value-type="float">
            <text:p>-0.018723673340201</text:p>
          </table:table-cell>
          <table:table-cell office:value-type="float" office:value="-0.0242682498989753" calcext:value-type="float">
            <text:p>-0.024268249898975</text:p>
          </table:table-cell>
          <table:table-cell office:value-type="float" office:value="-0.0409475715176356" calcext:value-type="float">
            <text:p>-0.040947571517636</text:p>
          </table:table-cell>
          <table:table-cell office:value-type="float" office:value="-0.0376422887865259" calcext:value-type="float">
            <text:p>-0.037642288786526</text:p>
          </table:table-cell>
          <table:table-cell office:value-type="float" office:value="-0.0486277344058285" calcext:value-type="float">
            <text:p>-0.048627734405829</text:p>
          </table:table-cell>
          <table:table-cell office:value-type="float" office:value="-0.0562300112916313" calcext:value-type="float">
            <text:p>-0.056230011291631</text:p>
          </table:table-cell>
          <table:table-cell office:value-type="float" office:value="-0.056549797177373" calcext:value-type="float">
            <text:p>-0.056549797177373</text:p>
          </table:table-cell>
          <table:table-cell office:value-type="float" office:value="-0.0551903525049808" calcext:value-type="float">
            <text:p>-0.055190352504981</text:p>
          </table:table-cell>
          <table:table-cell office:value-type="float" office:value="-0.0562228771908635" calcext:value-type="float">
            <text:p>-0.056222877190864</text:p>
          </table:table-cell>
          <table:table-cell office:value-type="float" office:value="-0.0571889250959545" calcext:value-type="float">
            <text:p>-0.057188925095955</text:p>
          </table:table-cell>
          <table:table-cell office:value-type="float" office:value="-0.056454173486476" calcext:value-type="float">
            <text:p>-0.056454173486476</text:p>
          </table:table-cell>
          <table:table-cell office:value-type="float" office:value="-0.0373993174493172" calcext:value-type="float">
            <text:p>-0.037399317449317</text:p>
          </table:table-cell>
          <table:table-cell office:value-type="float" office:value="-0.0301767753494753" calcext:value-type="float">
            <text:p>-0.030176775349475</text:p>
          </table:table-cell>
          <table:table-cell office:value-type="float" office:value="-0.0259153162282239" calcext:value-type="float">
            <text:p>-0.025915316228224</text:p>
          </table:table-cell>
          <table:table-cell office:value-type="float" office:value="-0.023697117617942" calcext:value-type="float">
            <text:p>-0.023697117617942</text:p>
          </table:table-cell>
          <table:table-cell office:value-type="float" office:value="-0.0225697266662723" calcext:value-type="float">
            <text:p>-0.022569726666272</text:p>
          </table:table-cell>
          <table:table-cell office:value-type="float" office:value="-0.0220151118963228" calcext:value-type="float">
            <text:p>-0.022015111896323</text:p>
          </table:table-cell>
          <table:table-cell office:value-type="float" office:value="-0.0214281379370612" calcext:value-type="float">
            <text:p>-0.021428137937061</text:p>
          </table:table-cell>
          <table:table-cell office:value-type="float" office:value="-0.0217168471939822" calcext:value-type="float">
            <text:p>-0.021716847193982</text:p>
          </table:table-cell>
          <table:table-cell office:value-type="float" office:value="-0.021628890773691" calcext:value-type="float">
            <text:p>-0.021628890773691</text:p>
          </table:table-cell>
          <table:table-cell office:value-type="float" office:value="-0.0217750652225154" calcext:value-type="float">
            <text:p>-0.021775065222515</text:p>
          </table:table-cell>
          <table:table-cell office:value-type="float" office:value="-0.0217523119812412" calcext:value-type="float">
            <text:p>-0.021752311981241</text:p>
          </table:table-cell>
          <table:table-cell office:value-type="float" office:value="-0.0216975058013044" calcext:value-type="float">
            <text:p>-0.021697505801304</text:p>
          </table:table-cell>
          <table:table-cell office:value-type="float" office:value="-0.0216462894914344" calcext:value-type="float">
            <text:p>-0.021646289491435</text:p>
          </table:table-cell>
          <table:table-cell office:value-type="float" office:value="-0.0216284184435481" calcext:value-type="float">
            <text:p>-0.021628418443548</text:p>
          </table:table-cell>
          <table:table-cell office:value-type="float" office:value="-0.0217221532024278" calcext:value-type="float">
            <text:p>-0.021722153202428</text:p>
          </table:table-cell>
          <table:table-cell office:value-type="float" office:value="-0.0216869317725322" calcext:value-type="float">
            <text:p>-0.021686931772532</text:p>
          </table:table-cell>
          <table:table-cell office:value-type="float" office:value="-0.0217108256639629" calcext:value-type="float">
            <text:p>-0.021710825663963</text:p>
          </table:table-cell>
          <table:table-cell office:value-type="float" office:value="-0.0217221867364445" calcext:value-type="float">
            <text:p>-0.021722186736445</text:p>
          </table:table-cell>
          <table:table-cell office:value-type="float" office:value="-0.0217328513670804" calcext:value-type="float">
            <text:p>-0.02173285136708</text:p>
          </table:table-cell>
          <table:table-cell office:value-type="float" office:value="-0.0217115851976722" calcext:value-type="float">
            <text:p>-0.021711585197672</text:p>
          </table:table-cell>
          <table:table-cell office:value-type="float" office:value="-0.0216555796508106" calcext:value-type="float">
            <text:p>-0.021655579650811</text:p>
          </table:table-cell>
          <table:table-cell office:value-type="float" office:value="-0.021665698489533" calcext:value-type="float">
            <text:p>-0.021665698489533</text:p>
          </table:table-cell>
          <table:table-cell office:value-type="float" office:value="-0.0216703622905615" calcext:value-type="float">
            <text:p>-0.021670362290562</text:p>
          </table:table-cell>
          <table:table-cell office:value-type="float" office:value="-0.0216684715157469" calcext:value-type="float">
            <text:p>-0.021668471515747</text:p>
          </table:table-cell>
          <table:table-cell office:value-type="float" office:value="-0.0217013076982873" calcext:value-type="float">
            <text:p>-0.021701307698287</text:p>
          </table:table-cell>
          <table:table-cell office:value-type="float" office:value="-0.0217460220753054" calcext:value-type="float">
            <text:p>-0.021746022075305</text:p>
          </table:table-cell>
          <table:table-cell office:value-type="float" office:value="-0.02172965498431" calcext:value-type="float">
            <text:p>-0.02172965498431</text:p>
          </table:table-cell>
          <table:table-cell office:value-type="float" office:value="-0.0217278999819261" calcext:value-type="float">
            <text:p>-0.021727899981926</text:p>
          </table:table-cell>
          <table:table-cell office:value-type="float" office:value="-0.0217090484689211" calcext:value-type="float">
            <text:p>-0.021709048468921</text:p>
          </table:table-cell>
          <table:table-cell office:value-type="float" office:value="-0.0217097132892713" calcext:value-type="float">
            <text:p>-0.021709713289271</text:p>
          </table:table-cell>
          <table:table-cell office:value-type="float" office:value="-0.021674434758126" calcext:value-type="float">
            <text:p>-0.021674434758126</text:p>
          </table:table-cell>
          <table:table-cell office:value-type="float" office:value="-0.0216657278882929" calcext:value-type="float">
            <text:p>-0.021665727888293</text:p>
          </table:table-cell>
          <table:table-cell office:value-type="float" office:value="-0.0216570000958285" calcext:value-type="float">
            <text:p>-0.021657000095829</text:p>
          </table:table-cell>
          <table:table-cell office:value-type="float" office:value="-0.0217010986807259" calcext:value-type="float">
            <text:p>-0.021701098680726</text:p>
          </table:table-cell>
          <table:table-cell office:value-type="float" office:value="-0.0217037412473296" calcext:value-type="float">
            <text:p>-0.02170374124733</text:p>
          </table:table-cell>
          <table:table-cell office:value-type="float" office:value="-0.0216683472443622" calcext:value-type="float">
            <text:p>-0.021668347244362</text:p>
          </table:table-cell>
          <table:table-cell office:value-type="float" office:value="-0.0217040830770864" calcext:value-type="float">
            <text:p>-0.021704083077086</text:p>
          </table:table-cell>
          <table:table-cell office:value-type="float" office:value="-0.0216657565005691" calcext:value-type="float">
            <text:p>-0.021665756500569</text:p>
          </table:table-cell>
          <table:table-cell office:value-type="float" office:value="-0.0217218855795161" calcext:value-type="float">
            <text:p>-0.021721885579516</text:p>
          </table:table-cell>
          <table:table-cell office:value-type="float" office:value="-0.0216800292317381" calcext:value-type="float">
            <text:p>-0.021680029231738</text:p>
          </table:table-cell>
          <table:table-cell office:value-type="float" office:value="-0.0216810184820867" calcext:value-type="float">
            <text:p>-0.021681018482087</text:p>
          </table:table-cell>
          <table:table-cell office:value-type="float" office:value="-0.0216807380041623" calcext:value-type="float">
            <text:p>-0.021680738004162</text:p>
          </table:table-cell>
          <table:table-cell office:value-type="float" office:value="-0.0216680780156476" calcext:value-type="float">
            <text:p>-0.021668078015648</text:p>
          </table:table-cell>
          <table:table-cell office:value-type="float" office:value="-0.0216814395061012" calcext:value-type="float">
            <text:p>-0.021681439506101</text:p>
          </table:table-cell>
          <table:table-cell office:value-type="float" office:value="-0.0216904782935803" calcext:value-type="float">
            <text:p>-0.02169047829358</text:p>
          </table:table-cell>
          <table:table-cell office:value-type="float" office:value="-0.021649337780171" calcext:value-type="float">
            <text:p>-0.021649337780171</text:p>
          </table:table-cell>
          <table:table-cell office:value-type="float" office:value="-0.021719007962205" calcext:value-type="float">
            <text:p>-0.021719007962205</text:p>
          </table:table-cell>
          <table:table-cell office:value-type="float" office:value="-0.0216775718116679" calcext:value-type="float">
            <text:p>-0.021677571811668</text:p>
          </table:table-cell>
          <table:table-cell office:value-type="float" office:value="-0.0216733354781568" calcext:value-type="float">
            <text:p>-0.021673335478157</text:p>
          </table:table-cell>
          <table:table-cell office:value-type="float" office:value="-0.0217022584947892" calcext:value-type="float">
            <text:p>-0.021702258494789</text:p>
          </table:table-cell>
          <table:table-cell office:value-type="float" office:value="-0.0216633289601906" calcext:value-type="float">
            <text:p>-0.021663328960191</text:p>
          </table:table-cell>
          <table:table-cell office:value-type="float" office:value="-0.021665101905145" calcext:value-type="float">
            <text:p>-0.021665101905145</text:p>
          </table:table-cell>
          <table:table-cell office:value-type="float" office:value="-0.021651598200458" calcext:value-type="float">
            <text:p>-0.021651598200458</text:p>
          </table:table-cell>
          <table:table-cell office:value-type="float" office:value="-0.0216641267258247" calcext:value-type="float">
            <text:p>-0.021664126725825</text:p>
          </table:table-cell>
          <table:table-cell office:value-type="float" office:value="-0.0216572566138276" calcext:value-type="float">
            <text:p>-0.021657256613828</text:p>
          </table:table-cell>
          <table:table-cell office:value-type="float" office:value="-0.0216378230167936" calcext:value-type="float">
            <text:p>-0.021637823016794</text:p>
          </table:table-cell>
          <table:table-cell office:value-type="float" office:value="-0.0217079355863554" calcext:value-type="float">
            <text:p>-0.021707935586355</text:p>
          </table:table-cell>
          <table:table-cell office:value-type="float" office:value="-0.0216335953040237" calcext:value-type="float">
            <text:p>-0.021633595304024</text:p>
          </table:table-cell>
          <table:table-cell office:value-type="float" office:value="-0.0216740136148122" calcext:value-type="float">
            <text:p>-0.021674013614812</text:p>
          </table:table-cell>
          <table:table-cell office:value-type="float" office:value="-0.0216740768911231" calcext:value-type="float">
            <text:p>-0.021674076891123</text:p>
          </table:table-cell>
          <table:table-cell office:value-type="float" office:value="-0.0216209296651524" calcext:value-type="float">
            <text:p>-0.021620929665152</text:p>
          </table:table-cell>
          <table:table-cell office:value-type="float" office:value="-0.0216407414153584" calcext:value-type="float">
            <text:p>-0.021640741415359</text:p>
          </table:table-cell>
          <table:table-cell office:value-type="float" office:value="-0.0216456047023832" calcext:value-type="float">
            <text:p>-0.021645604702383</text:p>
          </table:table-cell>
          <table:table-cell office:value-type="float" office:value="-0.0216418564651571" calcext:value-type="float">
            <text:p>-0.021641856465157</text:p>
          </table:table-cell>
          <table:table-cell office:value-type="float" office:value="-0.0216464762718714" calcext:value-type="float">
            <text:p>-0.021646476271871</text:p>
          </table:table-cell>
          <table:table-cell office:value-type="float" office:value="-0.0216438313528061" calcext:value-type="float">
            <text:p>-0.021643831352806</text:p>
          </table:table-cell>
          <table:table-cell office:value-type="float" office:value="-0.0216838295383061" calcext:value-type="float">
            <text:p>-0.021683829538306</text:p>
          </table:table-cell>
          <table:table-cell office:value-type="float" office:value="-0.0216684214301116" calcext:value-type="float">
            <text:p>-0.021668421430112</text:p>
          </table:table-cell>
          <table:table-cell office:value-type="float" office:value="-0.0216548108453881" calcext:value-type="float">
            <text:p>-0.021654810845388</text:p>
          </table:table-cell>
          <table:table-cell office:value-type="float" office:value="-0.021714637105871" calcext:value-type="float">
            <text:p>-0.021714637105871</text:p>
          </table:table-cell>
          <table:table-cell office:value-type="float" office:value="-0.0216266875430374" calcext:value-type="float">
            <text:p>-0.021626687543037</text:p>
          </table:table-cell>
          <table:table-cell office:value-type="float" office:value="-0.0216963179577928" calcext:value-type="float">
            <text:p>-0.021696317957793</text:p>
          </table:table-cell>
          <table:table-cell office:value-type="float" office:value="-0.0216472537071783" calcext:value-type="float">
            <text:p>-0.021647253707178</text:p>
          </table:table-cell>
          <table:table-cell office:value-type="float" office:value="-0.0216563221577174" calcext:value-type="float">
            <text:p>-0.021656322157718</text:p>
          </table:table-cell>
          <table:table-cell office:value-type="float" office:value="-0.0216439804895435" calcext:value-type="float">
            <text:p>-0.021643980489544</text:p>
          </table:table-cell>
          <table:table-cell office:value-type="float" office:value="-0.0216634108473786" calcext:value-type="float">
            <text:p>-0.021663410847379</text:p>
          </table:table-cell>
          <table:table-cell office:value-type="float" office:value="-0.0216622410450357" calcext:value-type="float">
            <text:p>-0.021662241045036</text:p>
          </table:table-cell>
          <table:table-cell office:value-type="float" office:value="-0.0216677628557242" calcext:value-type="float">
            <text:p>-0.021667762855724</text:p>
          </table:table-cell>
          <table:table-cell office:value-type="float" office:value="-0.0216799573337228" calcext:value-type="float">
            <text:p>-0.021679957333723</text:p>
          </table:table-cell>
          <table:table-cell office:value-type="float" office:value="-0.0216526115616295" calcext:value-type="float">
            <text:p>-0.02165261156163</text:p>
          </table:table-cell>
          <table:table-cell office:value-type="float" office:value="-0.0216507472175103" calcext:value-type="float">
            <text:p>-0.02165074721751</text:p>
          </table:table-cell>
          <table:table-cell office:value-type="float" office:value="-0.0216533451809886" calcext:value-type="float">
            <text:p>-0.021653345180989</text:p>
          </table:table-cell>
          <table:table-cell office:value-type="float" office:value="-0.0216211934877486" calcext:value-type="float">
            <text:p>-0.021621193487749</text:p>
          </table:table-cell>
          <table:table-cell office:value-type="float" office:value="-0.0216916505153565" calcext:value-type="float">
            <text:p>-0.021691650515357</text:p>
          </table:table-cell>
          <table:table-cell office:value-type="float" office:value="-0.0216659505427036" calcext:value-type="float">
            <text:p>-0.021665950542704</text:p>
          </table:table-cell>
          <table:table-cell office:value-type="float" office:value="-0.0216683117831191" calcext:value-type="float">
            <text:p>-0.021668311783119</text:p>
          </table:table-cell>
          <table:table-cell office:value-type="float" office:value="-0.0216973809215001" calcext:value-type="float">
            <text:p>-0.0216973809215</text:p>
          </table:table-cell>
          <table:table-cell office:value-type="float" office:value="-0.0215984488378836" calcext:value-type="float">
            <text:p>-0.021598448837884</text:p>
          </table:table-cell>
          <table:table-cell office:value-type="float" office:value="-0.0216715656248029" calcext:value-type="float">
            <text:p>-0.021671565624803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7559321675934" calcext:value-type="float">
            <text:p>0.547559321675934</text:p>
          </table:table-cell>
          <table:table-cell office:value-type="float" office:value="0.547520252995372" calcext:value-type="float">
            <text:p>0.547520252995372</text:p>
          </table:table-cell>
          <table:table-cell office:value-type="float" office:value="0.54794994639534" calcext:value-type="float">
            <text:p>0.54794994639534</text:p>
          </table:table-cell>
          <table:table-cell office:value-type="float" office:value="0.54797768855174" calcext:value-type="float">
            <text:p>0.54797768855174</text:p>
          </table:table-cell>
          <table:table-cell office:value-type="float" office:value="0.547997031149196" calcext:value-type="float">
            <text:p>0.547997031149196</text:p>
          </table:table-cell>
          <table:table-cell office:value-type="float" office:value="0.548015253559777" calcext:value-type="float">
            <text:p>0.548015253559777</text:p>
          </table:table-cell>
          <table:table-cell office:value-type="float" office:value="0.547508251230878" calcext:value-type="float">
            <text:p>0.547508251230878</text:p>
          </table:table-cell>
          <table:table-cell office:value-type="float" office:value="0.547662812690163" calcext:value-type="float">
            <text:p>0.547662812690163</text:p>
          </table:table-cell>
          <table:table-cell office:value-type="float" office:value="0.547675156074921" calcext:value-type="float">
            <text:p>0.547675156074921</text:p>
          </table:table-cell>
          <table:table-cell office:value-type="float" office:value="0.547798317878392" calcext:value-type="float">
            <text:p>0.547798317878392</text:p>
          </table:table-cell>
          <table:table-cell office:value-type="float" office:value="0.548394659158043" calcext:value-type="float">
            <text:p>0.548394659158043</text:p>
          </table:table-cell>
          <table:table-cell office:value-type="float" office:value="0.547736252089165" calcext:value-type="float">
            <text:p>0.547736252089165</text:p>
          </table:table-cell>
          <table:table-cell office:value-type="float" office:value="0.547955824179093" calcext:value-type="float">
            <text:p>0.547955824179093</text:p>
          </table:table-cell>
          <table:table-cell office:value-type="float" office:value="0.54794374637378" calcext:value-type="float">
            <text:p>0.54794374637378</text:p>
          </table:table-cell>
          <table:table-cell office:value-type="float" office:value="0.548370110987759" calcext:value-type="float">
            <text:p>0.548370110987759</text:p>
          </table:table-cell>
          <table:table-cell office:value-type="float" office:value="0.547862693153008" calcext:value-type="float">
            <text:p>0.547862693153008</text:p>
          </table:table-cell>
          <table:table-cell office:value-type="float" office:value="0.547869645736846" calcext:value-type="float">
            <text:p>0.547869645736846</text:p>
          </table:table-cell>
          <table:table-cell office:value-type="float" office:value="0.548049908080523" calcext:value-type="float">
            <text:p>0.548049908080523</text:p>
          </table:table-cell>
          <table:table-cell office:value-type="float" office:value="0.547554223214969" calcext:value-type="float">
            <text:p>0.547554223214969</text:p>
          </table:table-cell>
          <table:table-cell office:value-type="float" office:value="0.547941257050512" calcext:value-type="float">
            <text:p>0.547941257050512</text:p>
          </table:table-cell>
          <table:table-cell office:value-type="float" office:value="0.548126858354559" calcext:value-type="float">
            <text:p>0.548126858354559</text:p>
          </table:table-cell>
          <table:table-cell office:value-type="float" office:value="0.547598431590802" calcext:value-type="float">
            <text:p>0.547598431590802</text:p>
          </table:table-cell>
          <table:table-cell office:value-type="float" office:value="0.547605452194534" calcext:value-type="float">
            <text:p>0.547605452194534</text:p>
          </table:table-cell>
          <table:table-cell office:value-type="float" office:value="0.548051846566983" calcext:value-type="float">
            <text:p>0.548051846566983</text:p>
          </table:table-cell>
          <table:table-cell office:value-type="float" office:value="0.547884846866733" calcext:value-type="float">
            <text:p>0.547884846866733</text:p>
          </table:table-cell>
          <table:table-cell office:value-type="float" office:value="0.547605550503039" calcext:value-type="float">
            <text:p>0.547605550503039</text:p>
          </table:table-cell>
          <table:table-cell office:value-type="float" office:value="0.548007830249153" calcext:value-type="float">
            <text:p>0.548007830249153</text:p>
          </table:table-cell>
          <table:table-cell office:value-type="float" office:value="0.547828368049401" calcext:value-type="float">
            <text:p>0.547828368049401</text:p>
          </table:table-cell>
          <table:table-cell office:value-type="float" office:value="0.549247616710268" calcext:value-type="float">
            <text:p>0.549247616710268</text:p>
          </table:table-cell>
          <table:table-cell office:value-type="float" office:value="0.546872600990244" calcext:value-type="float">
            <text:p>0.546872600990244</text:p>
          </table:table-cell>
          <table:table-cell office:value-type="float" office:value="0.547368570202918" calcext:value-type="float">
            <text:p>0.547368570202918</text:p>
          </table:table-cell>
          <table:table-cell office:value-type="float" office:value="0.548080971732787" calcext:value-type="float">
            <text:p>0.548080971732787</text:p>
          </table:table-cell>
          <table:table-cell office:value-type="float" office:value="0.552597470576954" calcext:value-type="float">
            <text:p>0.552597470576954</text:p>
          </table:table-cell>
          <table:table-cell office:value-type="float" office:value="0.561869454229894" calcext:value-type="float">
            <text:p>0.561869454229894</text:p>
          </table:table-cell>
          <table:table-cell office:value-type="float" office:value="0.544028644248195" calcext:value-type="float">
            <text:p>0.544028644248195</text:p>
          </table:table-cell>
          <table:table-cell office:value-type="float" office:value="0.521009270969993" calcext:value-type="float">
            <text:p>0.521009270969993</text:p>
          </table:table-cell>
          <table:table-cell office:value-type="float" office:value="0.526847773541029" calcext:value-type="float">
            <text:p>0.526847773541029</text:p>
          </table:table-cell>
          <table:table-cell office:value-type="float" office:value="0.565654700672943" calcext:value-type="float">
            <text:p>0.565654700672943</text:p>
          </table:table-cell>
          <table:table-cell office:value-type="float" office:value="0.588615187282864" calcext:value-type="float">
            <text:p>0.588615187282864</text:p>
          </table:table-cell>
          <table:table-cell office:value-type="float" office:value="0.580548643209461" calcext:value-type="float">
            <text:p>0.580548643209461</text:p>
          </table:table-cell>
          <table:table-cell office:value-type="float" office:value="0.586087558580091" calcext:value-type="float">
            <text:p>0.586087558580091</text:p>
          </table:table-cell>
          <table:table-cell office:value-type="float" office:value="0.543234034962833" calcext:value-type="float">
            <text:p>0.543234034962833</text:p>
          </table:table-cell>
          <table:table-cell office:value-type="float" office:value="0.522413467066659" calcext:value-type="float">
            <text:p>0.522413467066659</text:p>
          </table:table-cell>
          <table:table-cell office:value-type="float" office:value="0.523921688909027" calcext:value-type="float">
            <text:p>0.523921688909027</text:p>
          </table:table-cell>
          <table:table-cell office:value-type="float" office:value="0.514532871538441" calcext:value-type="float">
            <text:p>0.514532871538441</text:p>
          </table:table-cell>
          <table:table-cell office:value-type="float" office:value="0.519356834454244" calcext:value-type="float">
            <text:p>0.519356834454244</text:p>
          </table:table-cell>
          <table:table-cell office:value-type="float" office:value="0.515267890297088" calcext:value-type="float">
            <text:p>0.515267890297088</text:p>
          </table:table-cell>
          <table:table-cell office:value-type="float" office:value="0.512589319729414" calcext:value-type="float">
            <text:p>0.512589319729414</text:p>
          </table:table-cell>
          <table:table-cell office:value-type="float" office:value="0.51171939986113" calcext:value-type="float">
            <text:p>0.51171939986113</text:p>
          </table:table-cell>
          <table:table-cell office:value-type="float" office:value="0.537994308371839" calcext:value-type="float">
            <text:p>0.537994308371839</text:p>
          </table:table-cell>
          <table:table-cell office:value-type="float" office:value="0.509488302181746" calcext:value-type="float">
            <text:p>0.509488302181746</text:p>
          </table:table-cell>
          <table:table-cell office:value-type="float" office:value="0.505154057378415" calcext:value-type="float">
            <text:p>0.505154057378415</text:p>
          </table:table-cell>
          <table:table-cell office:value-type="float" office:value="0.482075984553692" calcext:value-type="float">
            <text:p>0.482075984553692</text:p>
          </table:table-cell>
          <table:table-cell office:value-type="float" office:value="0.498505155377378" calcext:value-type="float">
            <text:p>0.498505155377378</text:p>
          </table:table-cell>
          <table:table-cell office:value-type="float" office:value="0.517312340297244" calcext:value-type="float">
            <text:p>0.517312340297244</text:p>
          </table:table-cell>
          <table:table-cell office:value-type="float" office:value="0.53725591283334" calcext:value-type="float">
            <text:p>0.53725591283334</text:p>
          </table:table-cell>
          <table:table-cell office:value-type="float" office:value="0.557511332326228" calcext:value-type="float">
            <text:p>0.557511332326228</text:p>
          </table:table-cell>
          <table:table-cell office:value-type="float" office:value="0.551229615135294" calcext:value-type="float">
            <text:p>0.551229615135294</text:p>
          </table:table-cell>
          <table:table-cell office:value-type="float" office:value="0.528200275944181" calcext:value-type="float">
            <text:p>0.528200275944181</text:p>
          </table:table-cell>
          <table:table-cell office:value-type="float" office:value="0.558351286553623" calcext:value-type="float">
            <text:p>0.558351286553623</text:p>
          </table:table-cell>
          <table:table-cell office:value-type="float" office:value="0.578549269623847" calcext:value-type="float">
            <text:p>0.578549269623847</text:p>
          </table:table-cell>
          <table:table-cell office:value-type="float" office:value="0.586322358462782" calcext:value-type="float">
            <text:p>0.586322358462782</text:p>
          </table:table-cell>
          <table:table-cell office:value-type="float" office:value="0.584422004537515" calcext:value-type="float">
            <text:p>0.584422004537515</text:p>
          </table:table-cell>
          <table:table-cell office:value-type="float" office:value="0.578215483367601" calcext:value-type="float">
            <text:p>0.578215483367601</text:p>
          </table:table-cell>
          <table:table-cell office:value-type="float" office:value="0.554651183935474" calcext:value-type="float">
            <text:p>0.554651183935474</text:p>
          </table:table-cell>
          <table:table-cell office:value-type="float" office:value="0.563732119630283" calcext:value-type="float">
            <text:p>0.563732119630283</text:p>
          </table:table-cell>
          <table:table-cell office:value-type="float" office:value="0.55711788790963" calcext:value-type="float">
            <text:p>0.55711788790963</text:p>
          </table:table-cell>
          <table:table-cell office:value-type="float" office:value="0.550313393531426" calcext:value-type="float">
            <text:p>0.550313393531426</text:p>
          </table:table-cell>
          <table:table-cell office:value-type="float" office:value="0.553005521102761" calcext:value-type="float">
            <text:p>0.553005521102761</text:p>
          </table:table-cell>
          <table:table-cell office:value-type="float" office:value="0.608302252325394" calcext:value-type="float">
            <text:p>0.608302252325394</text:p>
          </table:table-cell>
          <table:table-cell office:value-type="float" office:value="0.618150308182957" calcext:value-type="float">
            <text:p>0.618150308182957</text:p>
          </table:table-cell>
          <table:table-cell office:value-type="float" office:value="0.520271037784413" calcext:value-type="float">
            <text:p>0.520271037784413</text:p>
          </table:table-cell>
          <table:table-cell office:value-type="float" office:value="0.549737491066818" calcext:value-type="float">
            <text:p>0.549737491066818</text:p>
          </table:table-cell>
          <table:table-cell office:value-type="float" office:value="0.561600371687878" calcext:value-type="float">
            <text:p>0.561600371687878</text:p>
          </table:table-cell>
          <table:table-cell office:value-type="float" office:value="0.595495586650123" calcext:value-type="float">
            <text:p>0.595495586650123</text:p>
          </table:table-cell>
          <table:table-cell office:value-type="float" office:value="0.604409238283374" calcext:value-type="float">
            <text:p>0.604409238283374</text:p>
          </table:table-cell>
          <table:table-cell office:value-type="float" office:value="0.605370373509758" calcext:value-type="float">
            <text:p>0.605370373509758</text:p>
          </table:table-cell>
          <table:table-cell office:value-type="float" office:value="0.599628067431316" calcext:value-type="float">
            <text:p>0.599628067431316</text:p>
          </table:table-cell>
          <table:table-cell office:value-type="float" office:value="0.572773309472268" calcext:value-type="float">
            <text:p>0.572773309472268</text:p>
          </table:table-cell>
          <table:table-cell office:value-type="float" office:value="0.562456255597134" calcext:value-type="float">
            <text:p>0.562456255597134</text:p>
          </table:table-cell>
          <table:table-cell office:value-type="float" office:value="0.552811159288006" calcext:value-type="float">
            <text:p>0.552811159288006</text:p>
          </table:table-cell>
          <table:table-cell office:value-type="float" office:value="0.555882705857299" calcext:value-type="float">
            <text:p>0.555882705857299</text:p>
          </table:table-cell>
          <table:table-cell office:value-type="float" office:value="0.596955502853355" calcext:value-type="float">
            <text:p>0.596955502853355</text:p>
          </table:table-cell>
          <table:table-cell office:value-type="float" office:value="0.602562782224632" calcext:value-type="float">
            <text:p>0.602562782224632</text:p>
          </table:table-cell>
          <table:table-cell office:value-type="float" office:value="0.624316902897573" calcext:value-type="float">
            <text:p>0.624316902897573</text:p>
          </table:table-cell>
          <table:table-cell office:value-type="float" office:value="0.621729097131796" calcext:value-type="float">
            <text:p>0.621729097131796</text:p>
          </table:table-cell>
          <table:table-cell office:value-type="float" office:value="0.620672192753171" calcext:value-type="float">
            <text:p>0.620672192753171</text:p>
          </table:table-cell>
          <table:table-cell office:value-type="float" office:value="0.594970538333572" calcext:value-type="float">
            <text:p>0.594970538333572</text:p>
          </table:table-cell>
          <table:table-cell office:value-type="float" office:value="0.5911594916316" calcext:value-type="float">
            <text:p>0.5911594916316</text:p>
          </table:table-cell>
          <table:table-cell office:value-type="float" office:value="0.61385684984856" calcext:value-type="float">
            <text:p>0.61385684984856</text:p>
          </table:table-cell>
          <table:table-cell office:value-type="float" office:value="0.593062401726241" calcext:value-type="float">
            <text:p>0.593062401726241</text:p>
          </table:table-cell>
          <table:table-cell office:value-type="float" office:value="0.578373905437281" calcext:value-type="float">
            <text:p>0.578373905437281</text:p>
          </table:table-cell>
          <table:table-cell office:value-type="float" office:value="0.579038270324441" calcext:value-type="float">
            <text:p>0.579038270324441</text:p>
          </table:table-cell>
          <table:table-cell office:value-type="float" office:value="0.581439898901743" calcext:value-type="float">
            <text:p>0.581439898901743</text:p>
          </table:table-cell>
          <table:table-cell office:value-type="float" office:value="0.625252262577325" calcext:value-type="float">
            <text:p>0.625252262577325</text:p>
          </table:table-cell>
          <table:table-cell office:value-type="float" office:value="0.62966464396891" calcext:value-type="float">
            <text:p>0.62966464396891</text:p>
          </table:table-cell>
          <table:table-cell office:value-type="float" office:value="0.577988611901396" calcext:value-type="float">
            <text:p>0.577988611901396</text:p>
          </table:table-cell>
          <table:table-cell office:value-type="float" office:value="0.580580601047192" calcext:value-type="float">
            <text:p>0.580580601047192</text:p>
          </table:table-cell>
          <table:table-cell office:value-type="float" office:value="0.583498750361992" calcext:value-type="float">
            <text:p>0.583498750361992</text:p>
          </table:table-cell>
          <table:table-cell office:value-type="float" office:value="0.609897264825144" calcext:value-type="float">
            <text:p>0.609897264825144</text:p>
          </table:table-cell>
          <table:table-cell office:value-type="float" office:value="0.624286606572687" calcext:value-type="float">
            <text:p>0.624286606572687</text:p>
          </table:table-cell>
          <table:table-cell office:value-type="float" office:value="0.624170606397338" calcext:value-type="float">
            <text:p>0.624170606397338</text:p>
          </table:table-cell>
          <table:table-cell office:value-type="float" office:value="0.62031446364885" calcext:value-type="float">
            <text:p>0.62031446364885</text:p>
          </table:table-cell>
          <table:table-cell office:value-type="float" office:value="0.609930845495371" calcext:value-type="float">
            <text:p>0.609930845495371</text:p>
          </table:table-cell>
          <table:table-cell office:value-type="float" office:value="0.597564957670257" calcext:value-type="float">
            <text:p>0.597564957670257</text:p>
          </table:table-cell>
          <table:table-cell office:value-type="float" office:value="0.570918859114417" calcext:value-type="float">
            <text:p>0.570918859114417</text:p>
          </table:table-cell>
          <table:table-cell office:value-type="float" office:value="0.599996770856313" calcext:value-type="float">
            <text:p>0.599996770856313</text:p>
          </table:table-cell>
          <table:table-cell office:value-type="float" office:value="0.62676557301288" calcext:value-type="float">
            <text:p>0.62676557301288</text:p>
          </table:table-cell>
          <table:table-cell office:value-type="float" office:value="0.635792609048465" calcext:value-type="float">
            <text:p>0.635792609048465</text:p>
          </table:table-cell>
          <table:table-cell office:value-type="float" office:value="0.641348860167105" calcext:value-type="float">
            <text:p>0.641348860167105</text:p>
          </table:table-cell>
          <table:table-cell office:value-type="float" office:value="0.63958299780472" calcext:value-type="float">
            <text:p>0.63958299780472</text:p>
          </table:table-cell>
          <table:table-cell office:value-type="float" office:value="0.624508369809349" calcext:value-type="float">
            <text:p>0.624508369809349</text:p>
          </table:table-cell>
          <table:table-cell office:value-type="float" office:value="0.628286231655387" calcext:value-type="float">
            <text:p>0.628286231655387</text:p>
          </table:table-cell>
          <table:table-cell office:value-type="float" office:value="0.591309428711948" calcext:value-type="float">
            <text:p>0.591309428711948</text:p>
          </table:table-cell>
          <table:table-cell office:value-type="float" office:value="0.597028380228814" calcext:value-type="float">
            <text:p>0.597028380228814</text:p>
          </table:table-cell>
          <table:table-cell office:value-type="float" office:value="0.601043430663851" calcext:value-type="float">
            <text:p>0.601043430663851</text:p>
          </table:table-cell>
          <table:table-cell office:value-type="float" office:value="0.607922701929202" calcext:value-type="float">
            <text:p>0.607922701929202</text:p>
          </table:table-cell>
          <table:table-cell office:value-type="float" office:value="0.576596711724581" calcext:value-type="float">
            <text:p>0.576596711724581</text:p>
          </table:table-cell>
          <table:table-cell office:value-type="float" office:value="0.593552275665542" calcext:value-type="float">
            <text:p>0.593552275665542</text:p>
          </table:table-cell>
          <table:table-cell office:value-type="float" office:value="0.584103150195195" calcext:value-type="float">
            <text:p>0.584103150195195</text:p>
          </table:table-cell>
          <table:table-cell office:value-type="float" office:value="0.593379210528458" calcext:value-type="float">
            <text:p>0.593379210528458</text:p>
          </table:table-cell>
          <table:table-cell office:value-type="float" office:value="0.580555743559661" calcext:value-type="float">
            <text:p>0.580555743559661</text:p>
          </table:table-cell>
          <table:table-cell office:value-type="float" office:value="0.540597430835411" calcext:value-type="float">
            <text:p>0.540597430835411</text:p>
          </table:table-cell>
          <table:table-cell office:value-type="float" office:value="0.522151071188854" calcext:value-type="float">
            <text:p>0.522151071188854</text:p>
          </table:table-cell>
          <table:table-cell office:value-type="float" office:value="0.508854836930693" calcext:value-type="float">
            <text:p>0.508854836930693</text:p>
          </table:table-cell>
          <table:table-cell office:value-type="float" office:value="0.53102426205014" calcext:value-type="float">
            <text:p>0.53102426205014</text:p>
          </table:table-cell>
          <table:table-cell office:value-type="float" office:value="0.55799883660719" calcext:value-type="float">
            <text:p>0.55799883660719</text:p>
          </table:table-cell>
          <table:table-cell office:value-type="float" office:value="0.582705412418134" calcext:value-type="float">
            <text:p>0.582705412418134</text:p>
          </table:table-cell>
          <table:table-cell office:value-type="float" office:value="0.590335494736503" calcext:value-type="float">
            <text:p>0.590335494736503</text:p>
          </table:table-cell>
          <table:table-cell office:value-type="float" office:value="0.589374097438025" calcext:value-type="float">
            <text:p>0.589374097438025</text:p>
          </table:table-cell>
          <table:table-cell office:value-type="float" office:value="0.563433514807447" calcext:value-type="float">
            <text:p>0.563433514807447</text:p>
          </table:table-cell>
          <table:table-cell office:value-type="float" office:value="0.54816321836406" calcext:value-type="float">
            <text:p>0.54816321836406</text:p>
          </table:table-cell>
          <table:table-cell office:value-type="float" office:value="0.559184636943948" calcext:value-type="float">
            <text:p>0.559184636943948</text:p>
          </table:table-cell>
          <table:table-cell office:value-type="float" office:value="0.548923139681516" calcext:value-type="float">
            <text:p>0.548923139681516</text:p>
          </table:table-cell>
          <table:table-cell office:value-type="float" office:value="0.566617457500515" calcext:value-type="float">
            <text:p>0.566617457500515</text:p>
          </table:table-cell>
          <table:table-cell office:value-type="float" office:value="0.598792972441162" calcext:value-type="float">
            <text:p>0.598792972441162</text:p>
          </table:table-cell>
          <table:table-cell office:value-type="float" office:value="0.607460836197323" calcext:value-type="float">
            <text:p>0.607460836197323</text:p>
          </table:table-cell>
          <table:table-cell office:value-type="float" office:value="0.606404443794933" calcext:value-type="float">
            <text:p>0.606404443794933</text:p>
          </table:table-cell>
          <table:table-cell office:value-type="float" office:value="0.596860376058692" calcext:value-type="float">
            <text:p>0.596860376058692</text:p>
          </table:table-cell>
          <table:table-cell office:value-type="float" office:value="0.604888673897815" calcext:value-type="float">
            <text:p>0.604888673897815</text:p>
          </table:table-cell>
          <table:table-cell office:value-type="float" office:value="0.54560105945277" calcext:value-type="float">
            <text:p>0.54560105945277</text:p>
          </table:table-cell>
          <table:table-cell office:value-type="float" office:value="0.555955845584848" calcext:value-type="float">
            <text:p>0.555955845584848</text:p>
          </table:table-cell>
          <table:table-cell office:value-type="float" office:value="0.549504846608375" calcext:value-type="float">
            <text:p>0.549504846608375</text:p>
          </table:table-cell>
          <table:table-cell office:value-type="float" office:value="0.557495407372383" calcext:value-type="float">
            <text:p>0.557495407372383</text:p>
          </table:table-cell>
          <table:table-cell office:value-type="float" office:value="0.561596389724131" calcext:value-type="float">
            <text:p>0.561596389724131</text:p>
          </table:table-cell>
          <table:table-cell office:value-type="float" office:value="0.561324407560284" calcext:value-type="float">
            <text:p>0.561324407560284</text:p>
          </table:table-cell>
          <table:table-cell office:value-type="float" office:value="0.541086902348863" calcext:value-type="float">
            <text:p>0.541086902348863</text:p>
          </table:table-cell>
          <table:table-cell office:value-type="float" office:value="0.505760413734734" calcext:value-type="float">
            <text:p>0.505760413734734</text:p>
          </table:table-cell>
          <table:table-cell office:value-type="float" office:value="0.488677891791311" calcext:value-type="float">
            <text:p>0.488677891791311</text:p>
          </table:table-cell>
          <table:table-cell office:value-type="float" office:value="0.489985533275242" calcext:value-type="float">
            <text:p>0.489985533275242</text:p>
          </table:table-cell>
          <table:table-cell office:value-type="float" office:value="0.499699554566136" calcext:value-type="float">
            <text:p>0.499699554566136</text:p>
          </table:table-cell>
          <table:table-cell office:value-type="float" office:value="0.52166432637506" calcext:value-type="float">
            <text:p>0.52166432637506</text:p>
          </table:table-cell>
          <table:table-cell office:value-type="float" office:value="0.542211755427403" calcext:value-type="float">
            <text:p>0.542211755427403</text:p>
          </table:table-cell>
          <table:table-cell office:value-type="float" office:value="0.557607122471741" calcext:value-type="float">
            <text:p>0.557607122471741</text:p>
          </table:table-cell>
          <table:table-cell office:value-type="float" office:value="0.557327944425648" calcext:value-type="float">
            <text:p>0.557327944425648</text:p>
          </table:table-cell>
          <table:table-cell office:value-type="float" office:value="0.55189079715215" calcext:value-type="float">
            <text:p>0.55189079715215</text:p>
          </table:table-cell>
          <table:table-cell office:value-type="float" office:value="0.534413119431248" calcext:value-type="float">
            <text:p>0.534413119431248</text:p>
          </table:table-cell>
          <table:table-cell office:value-type="float" office:value="0.551818584536631" calcext:value-type="float">
            <text:p>0.551818584536631</text:p>
          </table:table-cell>
          <table:table-cell office:value-type="float" office:value="0.536291726150896" calcext:value-type="float">
            <text:p>0.536291726150896</text:p>
          </table:table-cell>
          <table:table-cell office:value-type="float" office:value="0.568529263952451" calcext:value-type="float">
            <text:p>0.568529263952451</text:p>
          </table:table-cell>
          <table:table-cell office:value-type="float" office:value="0.584802000761363" calcext:value-type="float">
            <text:p>0.584802000761363</text:p>
          </table:table-cell>
          <table:table-cell office:value-type="float" office:value="0.588053628387769" calcext:value-type="float">
            <text:p>0.588053628387769</text:p>
          </table:table-cell>
          <table:table-cell office:value-type="float" office:value="0.594268172265906" calcext:value-type="float">
            <text:p>0.594268172265906</text:p>
          </table:table-cell>
          <table:table-cell office:value-type="float" office:value="0.595182908558821" calcext:value-type="float">
            <text:p>0.595182908558821</text:p>
          </table:table-cell>
          <table:table-cell office:value-type="float" office:value="0.586731848535048" calcext:value-type="float">
            <text:p>0.586731848535048</text:p>
          </table:table-cell>
          <table:table-cell office:value-type="float" office:value="0.592759544946981" calcext:value-type="float">
            <text:p>0.592759544946981</text:p>
          </table:table-cell>
          <table:table-cell office:value-type="float" office:value="0.541107610859307" calcext:value-type="float">
            <text:p>0.541107610859307</text:p>
          </table:table-cell>
          <table:table-cell office:value-type="float" office:value="0.523188222865091" calcext:value-type="float">
            <text:p>0.523188222865091</text:p>
          </table:table-cell>
          <table:table-cell office:value-type="float" office:value="0.512646637457607" calcext:value-type="float">
            <text:p>0.512646637457607</text:p>
          </table:table-cell>
          <table:table-cell office:value-type="float" office:value="0.521019100359002" calcext:value-type="float">
            <text:p>0.521019100359002</text:p>
          </table:table-cell>
          <table:table-cell office:value-type="float" office:value="0.530039701421396" calcext:value-type="float">
            <text:p>0.530039701421396</text:p>
          </table:table-cell>
          <table:table-cell office:value-type="float" office:value="0.543367691599875" calcext:value-type="float">
            <text:p>0.543367691599875</text:p>
          </table:table-cell>
          <table:table-cell office:value-type="float" office:value="0.548134582990763" calcext:value-type="float">
            <text:p>0.548134582990763</text:p>
          </table:table-cell>
          <table:table-cell office:value-type="float" office:value="0.561584856027636" calcext:value-type="float">
            <text:p>0.561584856027636</text:p>
          </table:table-cell>
          <table:table-cell office:value-type="float" office:value="0.558197554107386" calcext:value-type="float">
            <text:p>0.558197554107386</text:p>
          </table:table-cell>
          <table:table-cell office:value-type="float" office:value="0.555861871767639" calcext:value-type="float">
            <text:p>0.555861871767639</text:p>
          </table:table-cell>
          <table:table-cell office:value-type="float" office:value="0.556589385866147" calcext:value-type="float">
            <text:p>0.556589385866147</text:p>
          </table:table-cell>
          <table:table-cell office:value-type="float" office:value="0.556326378181222" calcext:value-type="float">
            <text:p>0.556326378181222</text:p>
          </table:table-cell>
          <table:table-cell office:value-type="float" office:value="0.55506639761646" calcext:value-type="float">
            <text:p>0.55506639761646</text:p>
          </table:table-cell>
          <table:table-cell office:value-type="float" office:value="0.553675426844654" calcext:value-type="float">
            <text:p>0.553675426844654</text:p>
          </table:table-cell>
          <table:table-cell office:value-type="float" office:value="0.555386402994207" calcext:value-type="float">
            <text:p>0.555386402994207</text:p>
          </table:table-cell>
          <table:table-cell office:value-type="float" office:value="0.555064049526414" calcext:value-type="float">
            <text:p>0.555064049526414</text:p>
          </table:table-cell>
          <table:table-cell office:value-type="float" office:value="0.555802480355502" calcext:value-type="float">
            <text:p>0.555802480355502</text:p>
          </table:table-cell>
          <table:table-cell office:value-type="float" office:value="0.555667028887358" calcext:value-type="float">
            <text:p>0.555667028887358</text:p>
          </table:table-cell>
          <table:table-cell office:value-type="float" office:value="0.555894536442963" calcext:value-type="float">
            <text:p>0.555894536442963</text:p>
          </table:table-cell>
          <table:table-cell office:value-type="float" office:value="0.555515915931184" calcext:value-type="float">
            <text:p>0.555515915931184</text:p>
          </table:table-cell>
          <table:table-cell office:value-type="float" office:value="0.554298299722004" calcext:value-type="float">
            <text:p>0.554298299722004</text:p>
          </table:table-cell>
          <table:table-cell office:value-type="float" office:value="0.554490461104839" calcext:value-type="float">
            <text:p>0.554490461104839</text:p>
          </table:table-cell>
          <table:table-cell office:value-type="float" office:value="0.555164289658961" calcext:value-type="float">
            <text:p>0.555164289658961</text:p>
          </table:table-cell>
          <table:table-cell office:value-type="float" office:value="0.555032956478912" calcext:value-type="float">
            <text:p>0.555032956478912</text:p>
          </table:table-cell>
          <table:table-cell office:value-type="float" office:value="0.555542766459261" calcext:value-type="float">
            <text:p>0.555542766459261</text:p>
          </table:table-cell>
          <table:table-cell office:value-type="float" office:value="0.556815017488014" calcext:value-type="float">
            <text:p>0.556815017488014</text:p>
          </table:table-cell>
          <table:table-cell office:value-type="float" office:value="0.556172626860344" calcext:value-type="float">
            <text:p>0.556172626860344</text:p>
          </table:table-cell>
          <table:table-cell office:value-type="float" office:value="0.556411616007768" calcext:value-type="float">
            <text:p>0.556411616007768</text:p>
          </table:table-cell>
          <table:table-cell office:value-type="float" office:value="0.556037370714607" calcext:value-type="float">
            <text:p>0.556037370714607</text:p>
          </table:table-cell>
          <table:table-cell office:value-type="float" office:value="0.55597944760232" calcext:value-type="float">
            <text:p>0.55597944760232</text:p>
          </table:table-cell>
          <table:table-cell office:value-type="float" office:value="0.555472845154249" calcext:value-type="float">
            <text:p>0.555472845154249</text:p>
          </table:table-cell>
          <table:table-cell office:value-type="float" office:value="0.554936439969192" calcext:value-type="float">
            <text:p>0.554936439969192</text:p>
          </table:table-cell>
          <table:table-cell office:value-type="float" office:value="0.55481251870398" calcext:value-type="float">
            <text:p>0.55481251870398</text:p>
          </table:table-cell>
          <table:table-cell office:value-type="float" office:value="0.555834877905918" calcext:value-type="float">
            <text:p>0.555834877905918</text:p>
          </table:table-cell>
          <table:table-cell office:value-type="float" office:value="0.555727491995409" calcext:value-type="float">
            <text:p>0.555727491995409</text:p>
          </table:table-cell>
          <table:table-cell office:value-type="float" office:value="0.554930053909469" calcext:value-type="float">
            <text:p>0.554930053909469</text:p>
          </table:table-cell>
          <table:table-cell office:value-type="float" office:value="0.556026068726675" calcext:value-type="float">
            <text:p>0.556026068726675</text:p>
          </table:table-cell>
          <table:table-cell office:value-type="float" office:value="0.555081685932146" calcext:value-type="float">
            <text:p>0.555081685932146</text:p>
          </table:table-cell>
          <table:table-cell office:value-type="float" office:value="0.556681377674188" calcext:value-type="float">
            <text:p>0.556681377674188</text:p>
          </table:table-cell>
          <table:table-cell office:value-type="float" office:value="0.555428045398621" calcext:value-type="float">
            <text:p>0.555428045398621</text:p>
          </table:table-cell>
          <table:table-cell office:value-type="float" office:value="0.555723607800145" calcext:value-type="float">
            <text:p>0.555723607800145</text:p>
          </table:table-cell>
          <table:table-cell office:value-type="float" office:value="0.555380735875207" calcext:value-type="float">
            <text:p>0.555380735875207</text:p>
          </table:table-cell>
          <table:table-cell office:value-type="float" office:value="0.555489210375038" calcext:value-type="float">
            <text:p>0.555489210375038</text:p>
          </table:table-cell>
          <table:table-cell office:value-type="float" office:value="0.555390718917982" calcext:value-type="float">
            <text:p>0.555390718917982</text:p>
          </table:table-cell>
          <table:table-cell office:value-type="float" office:value="0.555657786207698" calcext:value-type="float">
            <text:p>0.555657786207698</text:p>
          </table:table-cell>
          <table:table-cell office:value-type="float" office:value="0.554584364613066" calcext:value-type="float">
            <text:p>0.554584364613066</text:p>
          </table:table-cell>
          <table:table-cell office:value-type="float" office:value="0.556294855799461" calcext:value-type="float">
            <text:p>0.556294855799461</text:p>
          </table:table-cell>
          <table:table-cell office:value-type="float" office:value="0.55546526046739" calcext:value-type="float">
            <text:p>0.55546526046739</text:p>
          </table:table-cell>
          <table:table-cell office:value-type="float" office:value="0.555460772216516" calcext:value-type="float">
            <text:p>0.555460772216516</text:p>
          </table:table-cell>
          <table:table-cell office:value-type="float" office:value="0.556182633112116" calcext:value-type="float">
            <text:p>0.556182633112116</text:p>
          </table:table-cell>
          <table:table-cell office:value-type="float" office:value="0.555075250989548" calcext:value-type="float">
            <text:p>0.555075250989548</text:p>
          </table:table-cell>
          <table:table-cell office:value-type="float" office:value="0.555181980480749" calcext:value-type="float">
            <text:p>0.555181980480749</text:p>
          </table:table-cell>
          <table:table-cell office:value-type="float" office:value="0.555020985764694" calcext:value-type="float">
            <text:p>0.555020985764694</text:p>
          </table:table-cell>
          <table:table-cell office:value-type="float" office:value="0.555179765958514" calcext:value-type="float">
            <text:p>0.555179765958514</text:p>
          </table:table-cell>
          <table:table-cell office:value-type="float" office:value="0.555024020105273" calcext:value-type="float">
            <text:p>0.555024020105273</text:p>
          </table:table-cell>
          <table:table-cell office:value-type="float" office:value="0.554572932296811" calcext:value-type="float">
            <text:p>0.554572932296811</text:p>
          </table:table-cell>
          <table:table-cell office:value-type="float" office:value="0.556261253420926" calcext:value-type="float">
            <text:p>0.556261253420926</text:p>
          </table:table-cell>
          <table:table-cell office:value-type="float" office:value="0.554419828345354" calcext:value-type="float">
            <text:p>0.554419828345354</text:p>
          </table:table-cell>
          <table:table-cell office:value-type="float" office:value="0.555230377621744" calcext:value-type="float">
            <text:p>0.555230377621744</text:p>
          </table:table-cell>
          <table:table-cell office:value-type="float" office:value="0.555331251418601" calcext:value-type="float">
            <text:p>0.555331251418601</text:p>
          </table:table-cell>
          <table:table-cell office:value-type="float" office:value="0.553953469671418" calcext:value-type="float">
            <text:p>0.553953469671418</text:p>
          </table:table-cell>
          <table:table-cell office:value-type="float" office:value="0.554468471664066" calcext:value-type="float">
            <text:p>0.554468471664066</text:p>
          </table:table-cell>
          <table:table-cell office:value-type="float" office:value="0.554951033426138" calcext:value-type="float">
            <text:p>0.554951033426138</text:p>
          </table:table-cell>
          <table:table-cell office:value-type="float" office:value="0.554486191734984" calcext:value-type="float">
            <text:p>0.554486191734984</text:p>
          </table:table-cell>
          <table:table-cell office:value-type="float" office:value="0.554539500092213" calcext:value-type="float">
            <text:p>0.554539500092213</text:p>
          </table:table-cell>
          <table:table-cell office:value-type="float" office:value="0.554911552685895" calcext:value-type="float">
            <text:p>0.554911552685895</text:p>
          </table:table-cell>
          <table:table-cell office:value-type="float" office:value="0.555742199143725" calcext:value-type="float">
            <text:p>0.555742199143725</text:p>
          </table:table-cell>
          <table:table-cell office:value-type="float" office:value="0.555315491865142" calcext:value-type="float">
            <text:p>0.555315491865142</text:p>
          </table:table-cell>
          <table:table-cell office:value-type="float" office:value="0.554977921383746" calcext:value-type="float">
            <text:p>0.554977921383746</text:p>
          </table:table-cell>
          <table:table-cell office:value-type="float" office:value="0.556715763680328" calcext:value-type="float">
            <text:p>0.556715763680328</text:p>
          </table:table-cell>
          <table:table-cell office:value-type="float" office:value="0.554492957574391" calcext:value-type="float">
            <text:p>0.554492957574391</text:p>
          </table:table-cell>
          <table:table-cell office:value-type="float" office:value="0.555768273098252" calcext:value-type="float">
            <text:p>0.555768273098252</text:p>
          </table:table-cell>
          <table:table-cell office:value-type="float" office:value="0.554952379340952" calcext:value-type="float">
            <text:p>0.554952379340952</text:p>
          </table:table-cell>
          <table:table-cell office:value-type="float" office:value="0.555117063029878" calcext:value-type="float">
            <text:p>0.555117063029878</text:p>
          </table:table-cell>
          <table:table-cell office:value-type="float" office:value="0.554559315679774" calcext:value-type="float">
            <text:p>0.554559315679774</text:p>
          </table:table-cell>
          <table:table-cell office:value-type="float" office:value="0.555122891570139" calcext:value-type="float">
            <text:p>0.555122891570139</text:p>
          </table:table-cell>
          <table:table-cell office:value-type="float" office:value="0.555160699335086" calcext:value-type="float">
            <text:p>0.555160699335086</text:p>
          </table:table-cell>
          <table:table-cell office:value-type="float" office:value="0.555523838892967" calcext:value-type="float">
            <text:p>0.555523838892967</text:p>
          </table:table-cell>
          <table:table-cell office:value-type="float" office:value="0.555727037736567" calcext:value-type="float">
            <text:p>0.555727037736567</text:p>
          </table:table-cell>
          <table:table-cell office:value-type="float" office:value="0.555189657099556" calcext:value-type="float">
            <text:p>0.555189657099556</text:p>
          </table:table-cell>
          <table:table-cell office:value-type="float" office:value="0.554890341993181" calcext:value-type="float">
            <text:p>0.554890341993181</text:p>
          </table:table-cell>
          <table:table-cell office:value-type="float" office:value="0.555140075933597" calcext:value-type="float">
            <text:p>0.555140075933597</text:p>
          </table:table-cell>
          <table:table-cell office:value-type="float" office:value="0.554275272379424" calcext:value-type="float">
            <text:p>0.554275272379424</text:p>
          </table:table-cell>
          <table:table-cell office:value-type="float" office:value="0.556061590227657" calcext:value-type="float">
            <text:p>0.556061590227657</text:p>
          </table:table-cell>
          <table:table-cell office:value-type="float" office:value="0.555353376512766" calcext:value-type="float">
            <text:p>0.555353376512766</text:p>
          </table:table-cell>
          <table:table-cell office:value-type="float" office:value="0.555273750448866" calcext:value-type="float">
            <text:p>0.555273750448866</text:p>
          </table:table-cell>
          <table:table-cell office:value-type="float" office:value="0.556175142683275" calcext:value-type="float">
            <text:p>0.556175142683275</text:p>
          </table:table-cell>
          <table:table-cell office:value-type="float" office:value="0.553472439263885" calcext:value-type="float">
            <text:p>0.553472439263885</text:p>
          </table:table-cell>
          <table:table-cell office:value-type="float" office:value="0.555417337339274" calcext:value-type="float">
            <text:p>0.555417337339274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6619778417616" calcext:value-type="float">
            <text:p>-0.186619778417616</text:p>
          </table:table-cell>
          <table:table-cell office:value-type="float" office:value="-0.186646605539554" calcext:value-type="float">
            <text:p>-0.186646605539554</text:p>
          </table:table-cell>
          <table:table-cell office:value-type="float" office:value="-0.18673794767359" calcext:value-type="float">
            <text:p>-0.18673794767359</text:p>
          </table:table-cell>
          <table:table-cell office:value-type="float" office:value="-0.186736343710817" calcext:value-type="float">
            <text:p>-0.186736343710817</text:p>
          </table:table-cell>
          <table:table-cell office:value-type="float" office:value="-0.186727870638738" calcext:value-type="float">
            <text:p>-0.186727870638738</text:p>
          </table:table-cell>
          <table:table-cell office:value-type="float" office:value="-0.186744055651467" calcext:value-type="float">
            <text:p>-0.186744055651467</text:p>
          </table:table-cell>
          <table:table-cell office:value-type="float" office:value="-0.186621224503439" calcext:value-type="float">
            <text:p>-0.186621224503439</text:p>
          </table:table-cell>
          <table:table-cell office:value-type="float" office:value="-0.186689530896341" calcext:value-type="float">
            <text:p>-0.186689530896341</text:p>
          </table:table-cell>
          <table:table-cell office:value-type="float" office:value="-0.186641753729146" calcext:value-type="float">
            <text:p>-0.186641753729146</text:p>
          </table:table-cell>
          <table:table-cell office:value-type="float" office:value="-0.186668559316701" calcext:value-type="float">
            <text:p>-0.186668559316701</text:p>
          </table:table-cell>
          <table:table-cell office:value-type="float" office:value="-0.186795189747248" calcext:value-type="float">
            <text:p>-0.186795189747248</text:p>
          </table:table-cell>
          <table:table-cell office:value-type="float" office:value="-0.186698263323599" calcext:value-type="float">
            <text:p>-0.186698263323599</text:p>
          </table:table-cell>
          <table:table-cell office:value-type="float" office:value="-0.186707875211065" calcext:value-type="float">
            <text:p>-0.186707875211065</text:p>
          </table:table-cell>
          <table:table-cell office:value-type="float" office:value="-0.186702041892781" calcext:value-type="float">
            <text:p>-0.186702041892781</text:p>
          </table:table-cell>
          <table:table-cell office:value-type="float" office:value="-0.186823483028458" calcext:value-type="float">
            <text:p>-0.186823483028458</text:p>
          </table:table-cell>
          <table:table-cell office:value-type="float" office:value="-0.186721377736847" calcext:value-type="float">
            <text:p>-0.186721377736847</text:p>
          </table:table-cell>
          <table:table-cell office:value-type="float" office:value="-0.186704421980205" calcext:value-type="float">
            <text:p>-0.186704421980205</text:p>
          </table:table-cell>
          <table:table-cell office:value-type="float" office:value="-0.186775351352486" calcext:value-type="float">
            <text:p>-0.186775351352486</text:p>
          </table:table-cell>
          <table:table-cell office:value-type="float" office:value="-0.186641279912226" calcext:value-type="float">
            <text:p>-0.186641279912226</text:p>
          </table:table-cell>
          <table:table-cell office:value-type="float" office:value="-0.186733115737822" calcext:value-type="float">
            <text:p>-0.186733115737822</text:p>
          </table:table-cell>
          <table:table-cell office:value-type="float" office:value="-0.186779049854495" calcext:value-type="float">
            <text:p>-0.186779049854495</text:p>
          </table:table-cell>
          <table:table-cell office:value-type="float" office:value="-0.186647204136671" calcext:value-type="float">
            <text:p>-0.186647204136671</text:p>
          </table:table-cell>
          <table:table-cell office:value-type="float" office:value="-0.186665168844135" calcext:value-type="float">
            <text:p>-0.186665168844135</text:p>
          </table:table-cell>
          <table:table-cell office:value-type="float" office:value="-0.186751412769583" calcext:value-type="float">
            <text:p>-0.186751412769583</text:p>
          </table:table-cell>
          <table:table-cell office:value-type="float" office:value="-0.186706731244718" calcext:value-type="float">
            <text:p>-0.186706731244718</text:p>
          </table:table-cell>
          <table:table-cell office:value-type="float" office:value="-0.186649387224341" calcext:value-type="float">
            <text:p>-0.186649387224341</text:p>
          </table:table-cell>
          <table:table-cell office:value-type="float" office:value="-0.186771448895865" calcext:value-type="float">
            <text:p>-0.186771448895865</text:p>
          </table:table-cell>
          <table:table-cell office:value-type="float" office:value="-0.186854512415094" calcext:value-type="float">
            <text:p>-0.186854512415094</text:p>
          </table:table-cell>
          <table:table-cell office:value-type="float" office:value="-0.18688968541167" calcext:value-type="float">
            <text:p>-0.18688968541167</text:p>
          </table:table-cell>
          <table:table-cell office:value-type="float" office:value="-0.186617102083458" calcext:value-type="float">
            <text:p>-0.186617102083458</text:p>
          </table:table-cell>
          <table:table-cell office:value-type="float" office:value="-0.186772970170853" calcext:value-type="float">
            <text:p>-0.186772970170853</text:p>
          </table:table-cell>
          <table:table-cell office:value-type="float" office:value="-0.186800713484994" calcext:value-type="float">
            <text:p>-0.186800713484994</text:p>
          </table:table-cell>
          <table:table-cell office:value-type="float" office:value="-0.186761948942054" calcext:value-type="float">
            <text:p>-0.186761948942054</text:p>
          </table:table-cell>
          <table:table-cell office:value-type="float" office:value="-0.183595614230664" calcext:value-type="float">
            <text:p>-0.183595614230664</text:p>
          </table:table-cell>
          <table:table-cell office:value-type="float" office:value="-0.172743642214066" calcext:value-type="float">
            <text:p>-0.172743642214066</text:p>
          </table:table-cell>
          <table:table-cell office:value-type="float" office:value="-0.165680143432688" calcext:value-type="float">
            <text:p>-0.165680143432688</text:p>
          </table:table-cell>
          <table:table-cell office:value-type="float" office:value="-0.169773733420367" calcext:value-type="float">
            <text:p>-0.169773733420367</text:p>
          </table:table-cell>
          <table:table-cell office:value-type="float" office:value="-0.248040690591165" calcext:value-type="float">
            <text:p>-0.248040690591165</text:p>
          </table:table-cell>
          <table:table-cell office:value-type="float" office:value="-0.258504344859743" calcext:value-type="float">
            <text:p>-0.258504344859743</text:p>
          </table:table-cell>
          <table:table-cell office:value-type="float" office:value="-0.252086464820843" calcext:value-type="float">
            <text:p>-0.252086464820843</text:p>
          </table:table-cell>
          <table:table-cell office:value-type="float" office:value="-0.249968212583398" calcext:value-type="float">
            <text:p>-0.249968212583398</text:p>
          </table:table-cell>
          <table:table-cell office:value-type="float" office:value="-0.268687668327249" calcext:value-type="float">
            <text:p>-0.268687668327249</text:p>
          </table:table-cell>
          <table:table-cell office:value-type="float" office:value="-0.262197647963586" calcext:value-type="float">
            <text:p>-0.262197647963586</text:p>
          </table:table-cell>
          <table:table-cell office:value-type="float" office:value="-0.259052620428512" calcext:value-type="float">
            <text:p>-0.259052620428512</text:p>
          </table:table-cell>
          <table:table-cell office:value-type="float" office:value="-0.253457637439081" calcext:value-type="float">
            <text:p>-0.253457637439081</text:p>
          </table:table-cell>
          <table:table-cell office:value-type="float" office:value="-0.257737706375505" calcext:value-type="float">
            <text:p>-0.257737706375505</text:p>
          </table:table-cell>
          <table:table-cell office:value-type="float" office:value="-0.259859432186718" calcext:value-type="float">
            <text:p>-0.259859432186718</text:p>
          </table:table-cell>
          <table:table-cell office:value-type="float" office:value="-0.259234562403756" calcext:value-type="float">
            <text:p>-0.259234562403756</text:p>
          </table:table-cell>
          <table:table-cell office:value-type="float" office:value="-0.258568773735275" calcext:value-type="float">
            <text:p>-0.258568773735275</text:p>
          </table:table-cell>
          <table:table-cell office:value-type="float" office:value="-0.171734014599632" calcext:value-type="float">
            <text:p>-0.171734014599632</text:p>
          </table:table-cell>
          <table:table-cell office:value-type="float" office:value="-0.16799557485688" calcext:value-type="float">
            <text:p>-0.16799557485688</text:p>
          </table:table-cell>
          <table:table-cell office:value-type="float" office:value="-0.176255473771094" calcext:value-type="float">
            <text:p>-0.176255473771094</text:p>
          </table:table-cell>
          <table:table-cell office:value-type="float" office:value="-0.177843700318206" calcext:value-type="float">
            <text:p>-0.177843700318206</text:p>
          </table:table-cell>
          <table:table-cell office:value-type="float" office:value="-0.184873096205789" calcext:value-type="float">
            <text:p>-0.184873096205789</text:p>
          </table:table-cell>
          <table:table-cell office:value-type="float" office:value="-0.191068755672209" calcext:value-type="float">
            <text:p>-0.191068755672209</text:p>
          </table:table-cell>
          <table:table-cell office:value-type="float" office:value="-0.196822298038339" calcext:value-type="float">
            <text:p>-0.196822298038339</text:p>
          </table:table-cell>
          <table:table-cell office:value-type="float" office:value="-0.198851961268266" calcext:value-type="float">
            <text:p>-0.198851961268266</text:p>
          </table:table-cell>
          <table:table-cell office:value-type="float" office:value="-0.187043385756318" calcext:value-type="float">
            <text:p>-0.187043385756318</text:p>
          </table:table-cell>
          <table:table-cell office:value-type="float" office:value="-0.168537086806057" calcext:value-type="float">
            <text:p>-0.168537086806057</text:p>
          </table:table-cell>
          <table:table-cell office:value-type="float" office:value="-0.216687229417599" calcext:value-type="float">
            <text:p>-0.216687229417599</text:p>
          </table:table-cell>
          <table:table-cell office:value-type="float" office:value="-0.239489558859042" calcext:value-type="float">
            <text:p>-0.239489558859042</text:p>
          </table:table-cell>
          <table:table-cell office:value-type="float" office:value="-0.242881678190982" calcext:value-type="float">
            <text:p>-0.242881678190982</text:p>
          </table:table-cell>
          <table:table-cell office:value-type="float" office:value="-0.239995690295882" calcext:value-type="float">
            <text:p>-0.239995690295882</text:p>
          </table:table-cell>
          <table:table-cell office:value-type="float" office:value="-0.243431997987533" calcext:value-type="float">
            <text:p>-0.243431997987533</text:p>
          </table:table-cell>
          <table:table-cell office:value-type="float" office:value="-0.263077356351573" calcext:value-type="float">
            <text:p>-0.263077356351573</text:p>
          </table:table-cell>
          <table:table-cell office:value-type="float" office:value="-0.230161871183881" calcext:value-type="float">
            <text:p>-0.230161871183881</text:p>
          </table:table-cell>
          <table:table-cell office:value-type="float" office:value="-0.249358381602196" calcext:value-type="float">
            <text:p>-0.249358381602196</text:p>
          </table:table-cell>
          <table:table-cell office:value-type="float" office:value="-0.245070799145131" calcext:value-type="float">
            <text:p>-0.245070799145131</text:p>
          </table:table-cell>
          <table:table-cell office:value-type="float" office:value="-0.243823972908297" calcext:value-type="float">
            <text:p>-0.243823972908297</text:p>
          </table:table-cell>
          <table:table-cell office:value-type="float" office:value="-0.187096222797993" calcext:value-type="float">
            <text:p>-0.187096222797993</text:p>
          </table:table-cell>
          <table:table-cell office:value-type="float" office:value="-0.189581433206815" calcext:value-type="float">
            <text:p>-0.189581433206815</text:p>
          </table:table-cell>
          <table:table-cell office:value-type="float" office:value="-0.195171335184348" calcext:value-type="float">
            <text:p>-0.195171335184348</text:p>
          </table:table-cell>
          <table:table-cell office:value-type="float" office:value="-0.201755062782066" calcext:value-type="float">
            <text:p>-0.201755062782066</text:p>
          </table:table-cell>
          <table:table-cell office:value-type="float" office:value="-0.202181682413493" calcext:value-type="float">
            <text:p>-0.202181682413493</text:p>
          </table:table-cell>
          <table:table-cell office:value-type="float" office:value="-0.205443561013239" calcext:value-type="float">
            <text:p>-0.205443561013239</text:p>
          </table:table-cell>
          <table:table-cell office:value-type="float" office:value="-0.204084772951696" calcext:value-type="float">
            <text:p>-0.204084772951696</text:p>
          </table:table-cell>
          <table:table-cell office:value-type="float" office:value="-0.201913546878177" calcext:value-type="float">
            <text:p>-0.201913546878177</text:p>
          </table:table-cell>
          <table:table-cell office:value-type="float" office:value="-0.197245820606479" calcext:value-type="float">
            <text:p>-0.197245820606479</text:p>
          </table:table-cell>
          <table:table-cell office:value-type="float" office:value="-0.187828050323348" calcext:value-type="float">
            <text:p>-0.187828050323348</text:p>
          </table:table-cell>
          <table:table-cell office:value-type="float" office:value="-0.18264378045367" calcext:value-type="float">
            <text:p>-0.18264378045367</text:p>
          </table:table-cell>
          <table:table-cell office:value-type="float" office:value="-0.196565537648577" calcext:value-type="float">
            <text:p>-0.196565537648577</text:p>
          </table:table-cell>
          <table:table-cell office:value-type="float" office:value="-0.207927359358435" calcext:value-type="float">
            <text:p>-0.207927359358435</text:p>
          </table:table-cell>
          <table:table-cell office:value-type="float" office:value="-0.228675245661323" calcext:value-type="float">
            <text:p>-0.228675245661323</text:p>
          </table:table-cell>
          <table:table-cell office:value-type="float" office:value="-0.241681890792581" calcext:value-type="float">
            <text:p>-0.241681890792581</text:p>
          </table:table-cell>
          <table:table-cell office:value-type="float" office:value="-0.249484026183136" calcext:value-type="float">
            <text:p>-0.249484026183136</text:p>
          </table:table-cell>
          <table:table-cell office:value-type="float" office:value="-0.246240800041677" calcext:value-type="float">
            <text:p>-0.246240800041677</text:p>
          </table:table-cell>
          <table:table-cell office:value-type="float" office:value="-0.254142202806903" calcext:value-type="float">
            <text:p>-0.254142202806903</text:p>
          </table:table-cell>
          <table:table-cell office:value-type="float" office:value="-0.26720695007696" calcext:value-type="float">
            <text:p>-0.26720695007696</text:p>
          </table:table-cell>
          <table:table-cell office:value-type="float" office:value="-0.263894666109226" calcext:value-type="float">
            <text:p>-0.263894666109226</text:p>
          </table:table-cell>
          <table:table-cell office:value-type="float" office:value="-0.236763238247271" calcext:value-type="float">
            <text:p>-0.236763238247271</text:p>
          </table:table-cell>
          <table:table-cell office:value-type="float" office:value="-0.241407578645701" calcext:value-type="float">
            <text:p>-0.241407578645701</text:p>
          </table:table-cell>
          <table:table-cell office:value-type="float" office:value="-0.251683080743248" calcext:value-type="float">
            <text:p>-0.251683080743248</text:p>
          </table:table-cell>
          <table:table-cell office:value-type="float" office:value="-0.253438466422247" calcext:value-type="float">
            <text:p>-0.253438466422247</text:p>
          </table:table-cell>
          <table:table-cell office:value-type="float" office:value="-0.249024348100745" calcext:value-type="float">
            <text:p>-0.249024348100745</text:p>
          </table:table-cell>
          <table:table-cell office:value-type="float" office:value="-0.194962871268893" calcext:value-type="float">
            <text:p>-0.194962871268893</text:p>
          </table:table-cell>
          <table:table-cell office:value-type="float" office:value="-0.204649504777641" calcext:value-type="float">
            <text:p>-0.204649504777641</text:p>
          </table:table-cell>
          <table:table-cell office:value-type="float" office:value="-0.199062674550656" calcext:value-type="float">
            <text:p>-0.199062674550656</text:p>
          </table:table-cell>
          <table:table-cell office:value-type="float" office:value="-0.18313599676956" calcext:value-type="float">
            <text:p>-0.18313599676956</text:p>
          </table:table-cell>
          <table:table-cell office:value-type="float" office:value="-0.178616536042161" calcext:value-type="float">
            <text:p>-0.178616536042161</text:p>
          </table:table-cell>
          <table:table-cell office:value-type="float" office:value="-0.186035380649502" calcext:value-type="float">
            <text:p>-0.186035380649502</text:p>
          </table:table-cell>
          <table:table-cell office:value-type="float" office:value="-0.192758842482792" calcext:value-type="float">
            <text:p>-0.192758842482792</text:p>
          </table:table-cell>
          <table:table-cell office:value-type="float" office:value="-0.193002502107781" calcext:value-type="float">
            <text:p>-0.193002502107781</text:p>
          </table:table-cell>
          <table:table-cell office:value-type="float" office:value="-0.187258104093768" calcext:value-type="float">
            <text:p>-0.187258104093768</text:p>
          </table:table-cell>
          <table:table-cell office:value-type="float" office:value="-0.179418286923531" calcext:value-type="float">
            <text:p>-0.179418286923531</text:p>
          </table:table-cell>
          <table:table-cell office:value-type="float" office:value="-0.16872143888181" calcext:value-type="float">
            <text:p>-0.16872143888181</text:p>
          </table:table-cell>
          <table:table-cell office:value-type="float" office:value="-0.18428735083302" calcext:value-type="float">
            <text:p>-0.18428735083302</text:p>
          </table:table-cell>
          <table:table-cell office:value-type="float" office:value="-0.196331909108448" calcext:value-type="float">
            <text:p>-0.196331909108448</text:p>
          </table:table-cell>
          <table:table-cell office:value-type="float" office:value="-0.221861272967914" calcext:value-type="float">
            <text:p>-0.221861272967914</text:p>
          </table:table-cell>
          <table:table-cell office:value-type="float" office:value="-0.232403164506216" calcext:value-type="float">
            <text:p>-0.232403164506216</text:p>
          </table:table-cell>
          <table:table-cell office:value-type="float" office:value="-0.2332088004937" calcext:value-type="float">
            <text:p>-0.2332088004937</text:p>
          </table:table-cell>
          <table:table-cell office:value-type="float" office:value="-0.230020561630561" calcext:value-type="float">
            <text:p>-0.230020561630561</text:p>
          </table:table-cell>
          <table:table-cell office:value-type="float" office:value="-0.227313625412154" calcext:value-type="float">
            <text:p>-0.227313625412154</text:p>
          </table:table-cell>
          <table:table-cell office:value-type="float" office:value="-0.238522206646257" calcext:value-type="float">
            <text:p>-0.238522206646257</text:p>
          </table:table-cell>
          <table:table-cell office:value-type="float" office:value="-0.249437293111899" calcext:value-type="float">
            <text:p>-0.249437293111899</text:p>
          </table:table-cell>
          <table:table-cell office:value-type="float" office:value="-0.246447848121737" calcext:value-type="float">
            <text:p>-0.246447848121737</text:p>
          </table:table-cell>
          <table:table-cell office:value-type="float" office:value="-0.241327929431073" calcext:value-type="float">
            <text:p>-0.241327929431073</text:p>
          </table:table-cell>
          <table:table-cell office:value-type="float" office:value="-0.246701360134948" calcext:value-type="float">
            <text:p>-0.246701360134948</text:p>
          </table:table-cell>
          <table:table-cell office:value-type="float" office:value="-0.265146094872764" calcext:value-type="float">
            <text:p>-0.265146094872764</text:p>
          </table:table-cell>
          <table:table-cell office:value-type="float" office:value="-0.270574301410903" calcext:value-type="float">
            <text:p>-0.270574301410903</text:p>
          </table:table-cell>
          <table:table-cell office:value-type="float" office:value="-0.203382186120288" calcext:value-type="float">
            <text:p>-0.203382186120288</text:p>
          </table:table-cell>
          <table:table-cell office:value-type="float" office:value="-0.200199994624338" calcext:value-type="float">
            <text:p>-0.200199994624338</text:p>
          </table:table-cell>
          <table:table-cell office:value-type="float" office:value="-0.19084957360187" calcext:value-type="float">
            <text:p>-0.19084957360187</text:p>
          </table:table-cell>
          <table:table-cell office:value-type="float" office:value="-0.183590550421887" calcext:value-type="float">
            <text:p>-0.183590550421887</text:p>
          </table:table-cell>
          <table:table-cell office:value-type="float" office:value="-0.187322258856097" calcext:value-type="float">
            <text:p>-0.187322258856097</text:p>
          </table:table-cell>
          <table:table-cell office:value-type="float" office:value="-0.191237526759789" calcext:value-type="float">
            <text:p>-0.191237526759789</text:p>
          </table:table-cell>
          <table:table-cell office:value-type="float" office:value="-0.199973800312339" calcext:value-type="float">
            <text:p>-0.199973800312339</text:p>
          </table:table-cell>
          <table:table-cell office:value-type="float" office:value="-0.207850345418843" calcext:value-type="float">
            <text:p>-0.207850345418843</text:p>
          </table:table-cell>
          <table:table-cell office:value-type="float" office:value="-0.212044717648777" calcext:value-type="float">
            <text:p>-0.212044717648777</text:p>
          </table:table-cell>
          <table:table-cell office:value-type="float" office:value="-0.209859592630339" calcext:value-type="float">
            <text:p>-0.209859592630339</text:p>
          </table:table-cell>
          <table:table-cell office:value-type="float" office:value="-0.20085982917532" calcext:value-type="float">
            <text:p>-0.20085982917532</text:p>
          </table:table-cell>
          <table:table-cell office:value-type="float" office:value="-0.18880824635815" calcext:value-type="float">
            <text:p>-0.18880824635815</text:p>
          </table:table-cell>
          <table:table-cell office:value-type="float" office:value="-0.177499088855647" calcext:value-type="float">
            <text:p>-0.177499088855647</text:p>
          </table:table-cell>
          <table:table-cell office:value-type="float" office:value="-0.184076522515667" calcext:value-type="float">
            <text:p>-0.184076522515667</text:p>
          </table:table-cell>
          <table:table-cell office:value-type="float" office:value="-0.197037026938346" calcext:value-type="float">
            <text:p>-0.197037026938346</text:p>
          </table:table-cell>
          <table:table-cell office:value-type="float" office:value="-0.210982824925971" calcext:value-type="float">
            <text:p>-0.210982824925971</text:p>
          </table:table-cell>
          <table:table-cell office:value-type="float" office:value="-0.24435583317255" calcext:value-type="float">
            <text:p>-0.24435583317255</text:p>
          </table:table-cell>
          <table:table-cell office:value-type="float" office:value="-0.248976141268863" calcext:value-type="float">
            <text:p>-0.248976141268863</text:p>
          </table:table-cell>
          <table:table-cell office:value-type="float" office:value="-0.245032098426007" calcext:value-type="float">
            <text:p>-0.245032098426007</text:p>
          </table:table-cell>
          <table:table-cell office:value-type="float" office:value="-0.240994743492194" calcext:value-type="float">
            <text:p>-0.240994743492194</text:p>
          </table:table-cell>
          <table:table-cell office:value-type="float" office:value="-0.248658190327359" calcext:value-type="float">
            <text:p>-0.248658190327359</text:p>
          </table:table-cell>
          <table:table-cell office:value-type="float" office:value="-0.265767085946721" calcext:value-type="float">
            <text:p>-0.265767085946721</text:p>
          </table:table-cell>
          <table:table-cell office:value-type="float" office:value="-0.264584052784776" calcext:value-type="float">
            <text:p>-0.264584052784776</text:p>
          </table:table-cell>
          <table:table-cell office:value-type="float" office:value="-0.25487437050601" calcext:value-type="float">
            <text:p>-0.25487437050601</text:p>
          </table:table-cell>
          <table:table-cell office:value-type="float" office:value="-0.257299956041297" calcext:value-type="float">
            <text:p>-0.257299956041297</text:p>
          </table:table-cell>
          <table:table-cell office:value-type="float" office:value="-0.265870808219064" calcext:value-type="float">
            <text:p>-0.265870808219064</text:p>
          </table:table-cell>
          <table:table-cell office:value-type="float" office:value="-0.272382539230024" calcext:value-type="float">
            <text:p>-0.272382539230024</text:p>
          </table:table-cell>
          <table:table-cell office:value-type="float" office:value="-0.190785040705044" calcext:value-type="float">
            <text:p>-0.190785040705044</text:p>
          </table:table-cell>
          <table:table-cell office:value-type="float" office:value="-0.180769316575532" calcext:value-type="float">
            <text:p>-0.180769316575532</text:p>
          </table:table-cell>
          <table:table-cell office:value-type="float" office:value="-0.178657693310534" calcext:value-type="float">
            <text:p>-0.178657693310534</text:p>
          </table:table-cell>
          <table:table-cell office:value-type="float" office:value="-0.183509186052033" calcext:value-type="float">
            <text:p>-0.183509186052033</text:p>
          </table:table-cell>
          <table:table-cell office:value-type="float" office:value="-0.18908838048672" calcext:value-type="float">
            <text:p>-0.18908838048672</text:p>
          </table:table-cell>
          <table:table-cell office:value-type="float" office:value="-0.196776250926916" calcext:value-type="float">
            <text:p>-0.196776250926916</text:p>
          </table:table-cell>
          <table:table-cell office:value-type="float" office:value="-0.202658968662391" calcext:value-type="float">
            <text:p>-0.202658968662391</text:p>
          </table:table-cell>
          <table:table-cell office:value-type="float" office:value="-0.203162741583397" calcext:value-type="float">
            <text:p>-0.203162741583397</text:p>
          </table:table-cell>
          <table:table-cell office:value-type="float" office:value="-0.196799972331097" calcext:value-type="float">
            <text:p>-0.196799972331097</text:p>
          </table:table-cell>
          <table:table-cell office:value-type="float" office:value="-0.189092357369098" calcext:value-type="float">
            <text:p>-0.189092357369098</text:p>
          </table:table-cell>
          <table:table-cell office:value-type="float" office:value="-0.173794107689744" calcext:value-type="float">
            <text:p>-0.173794107689744</text:p>
          </table:table-cell>
          <table:table-cell office:value-type="float" office:value="-0.182267813150038" calcext:value-type="float">
            <text:p>-0.182267813150038</text:p>
          </table:table-cell>
          <table:table-cell office:value-type="float" office:value="-0.193703588383023" calcext:value-type="float">
            <text:p>-0.193703588383023</text:p>
          </table:table-cell>
          <table:table-cell office:value-type="float" office:value="-0.208125098599043" calcext:value-type="float">
            <text:p>-0.208125098599043</text:p>
          </table:table-cell>
          <table:table-cell office:value-type="float" office:value="-0.224346532116552" calcext:value-type="float">
            <text:p>-0.224346532116552</text:p>
          </table:table-cell>
          <table:table-cell office:value-type="float" office:value="-0.234093968629004" calcext:value-type="float">
            <text:p>-0.234093968629004</text:p>
          </table:table-cell>
          <table:table-cell office:value-type="float" office:value="-0.237019450797001" calcext:value-type="float">
            <text:p>-0.237019450797001</text:p>
          </table:table-cell>
          <table:table-cell office:value-type="float" office:value="-0.234026817738568" calcext:value-type="float">
            <text:p>-0.234026817738568</text:p>
          </table:table-cell>
          <table:table-cell office:value-type="float" office:value="-0.230274846630964" calcext:value-type="float">
            <text:p>-0.230274846630964</text:p>
          </table:table-cell>
          <table:table-cell office:value-type="float" office:value="-0.235583513000963" calcext:value-type="float">
            <text:p>-0.235583513000963</text:p>
          </table:table-cell>
          <table:table-cell office:value-type="float" office:value="-0.26029045099095" calcext:value-type="float">
            <text:p>-0.26029045099095</text:p>
          </table:table-cell>
          <table:table-cell office:value-type="float" office:value="-0.258040921996598" calcext:value-type="float">
            <text:p>-0.258040921996598</text:p>
          </table:table-cell>
          <table:table-cell office:value-type="float" office:value="-0.252818533364789" calcext:value-type="float">
            <text:p>-0.252818533364789</text:p>
          </table:table-cell>
          <table:table-cell office:value-type="float" office:value="-0.254188858629561" calcext:value-type="float">
            <text:p>-0.254188858629561</text:p>
          </table:table-cell>
          <table:table-cell office:value-type="float" office:value="-0.253434304394239" calcext:value-type="float">
            <text:p>-0.253434304394239</text:p>
          </table:table-cell>
          <table:table-cell office:value-type="float" office:value="-0.250540134650898" calcext:value-type="float">
            <text:p>-0.250540134650898</text:p>
          </table:table-cell>
          <table:table-cell office:value-type="float" office:value="-0.247152087203668" calcext:value-type="float">
            <text:p>-0.247152087203668</text:p>
          </table:table-cell>
          <table:table-cell office:value-type="float" office:value="-0.24884520078584" calcext:value-type="float">
            <text:p>-0.24884520078584</text:p>
          </table:table-cell>
          <table:table-cell office:value-type="float" office:value="-0.246974488298714" calcext:value-type="float">
            <text:p>-0.246974488298714</text:p>
          </table:table-cell>
          <table:table-cell office:value-type="float" office:value="-0.245979929542734" calcext:value-type="float">
            <text:p>-0.245979929542734</text:p>
          </table:table-cell>
          <table:table-cell office:value-type="float" office:value="-0.245358615267493" calcext:value-type="float">
            <text:p>-0.245358615267493</text:p>
          </table:table-cell>
          <table:table-cell office:value-type="float" office:value="-0.245291039288589" calcext:value-type="float">
            <text:p>-0.245291039288589</text:p>
          </table:table-cell>
          <table:table-cell office:value-type="float" office:value="-0.2449832889984" calcext:value-type="float">
            <text:p>-0.2449832889984</text:p>
          </table:table-cell>
          <table:table-cell office:value-type="float" office:value="-0.244549114363394" calcext:value-type="float">
            <text:p>-0.244549114363394</text:p>
          </table:table-cell>
          <table:table-cell office:value-type="float" office:value="-0.24526930260497" calcext:value-type="float">
            <text:p>-0.24526930260497</text:p>
          </table:table-cell>
          <table:table-cell office:value-type="float" office:value="-0.24513717313912" calcext:value-type="float">
            <text:p>-0.24513717313912</text:p>
          </table:table-cell>
          <table:table-cell office:value-type="float" office:value="-0.245435550043141" calcext:value-type="float">
            <text:p>-0.245435550043141</text:p>
          </table:table-cell>
          <table:table-cell office:value-type="float" office:value="-0.245427029598299" calcext:value-type="float">
            <text:p>-0.245427029598299</text:p>
          </table:table-cell>
          <table:table-cell office:value-type="float" office:value="-0.245500615914718" calcext:value-type="float">
            <text:p>-0.245500615914718</text:p>
          </table:table-cell>
          <table:table-cell office:value-type="float" office:value="-0.245380401788657" calcext:value-type="float">
            <text:p>-0.245380401788657</text:p>
          </table:table-cell>
          <table:table-cell office:value-type="float" office:value="-0.244861482750683" calcext:value-type="float">
            <text:p>-0.244861482750683</text:p>
          </table:table-cell>
          <table:table-cell office:value-type="float" office:value="-0.244932048525256" calcext:value-type="float">
            <text:p>-0.244932048525256</text:p>
          </table:table-cell>
          <table:table-cell office:value-type="float" office:value="-0.245179621977515" calcext:value-type="float">
            <text:p>-0.245179621977515</text:p>
          </table:table-cell>
          <table:table-cell office:value-type="float" office:value="-0.245172207519594" calcext:value-type="float">
            <text:p>-0.245172207519594</text:p>
          </table:table-cell>
          <table:table-cell office:value-type="float" office:value="-0.245353699237017" calcext:value-type="float">
            <text:p>-0.245353699237017</text:p>
          </table:table-cell>
          <table:table-cell office:value-type="float" office:value="-0.245754990761564" calcext:value-type="float">
            <text:p>-0.245754990761564</text:p>
          </table:table-cell>
          <table:table-cell office:value-type="float" office:value="-0.245524343124585" calcext:value-type="float">
            <text:p>-0.245524343124585</text:p>
          </table:table-cell>
          <table:table-cell office:value-type="float" office:value="-0.2456175785374" calcext:value-type="float">
            <text:p>-0.2456175785374</text:p>
          </table:table-cell>
          <table:table-cell office:value-type="float" office:value="-0.245457776069157" calcext:value-type="float">
            <text:p>-0.245457776069157</text:p>
          </table:table-cell>
          <table:table-cell office:value-type="float" office:value="-0.24543307196647" calcext:value-type="float">
            <text:p>-0.24543307196647</text:p>
          </table:table-cell>
          <table:table-cell office:value-type="float" office:value="-0.245296130414689" calcext:value-type="float">
            <text:p>-0.245296130414689</text:p>
          </table:table-cell>
          <table:table-cell office:value-type="float" office:value="-0.245124329245681" calcext:value-type="float">
            <text:p>-0.245124329245681</text:p>
          </table:table-cell>
          <table:table-cell office:value-type="float" office:value="-0.245050602204258" calcext:value-type="float">
            <text:p>-0.245050602204258</text:p>
          </table:table-cell>
          <table:table-cell office:value-type="float" office:value="-0.245391504449128" calcext:value-type="float">
            <text:p>-0.245391504449128</text:p>
          </table:table-cell>
          <table:table-cell office:value-type="float" office:value="-0.245382647675811" calcext:value-type="float">
            <text:p>-0.245382647675811</text:p>
          </table:table-cell>
          <table:table-cell office:value-type="float" office:value="-0.245107266708545" calcext:value-type="float">
            <text:p>-0.245107266708545</text:p>
          </table:table-cell>
          <table:table-cell office:value-type="float" office:value="-0.245485716481555" calcext:value-type="float">
            <text:p>-0.245485716481555</text:p>
          </table:table-cell>
          <table:table-cell office:value-type="float" office:value="-0.245177423925299" calcext:value-type="float">
            <text:p>-0.245177423925299</text:p>
          </table:table-cell>
          <table:table-cell office:value-type="float" office:value="-0.245696417407247" calcext:value-type="float">
            <text:p>-0.245696417407247</text:p>
          </table:table-cell>
          <table:table-cell office:value-type="float" office:value="-0.245261151605813" calcext:value-type="float">
            <text:p>-0.245261151605813</text:p>
          </table:table-cell>
          <table:table-cell office:value-type="float" office:value="-0.24537567966741" calcext:value-type="float">
            <text:p>-0.24537567966741</text:p>
          </table:table-cell>
          <table:table-cell office:value-type="float" office:value="-0.245270234025786" calcext:value-type="float">
            <text:p>-0.245270234025786</text:p>
          </table:table-cell>
          <table:table-cell office:value-type="float" office:value="-0.245320579113534" calcext:value-type="float">
            <text:p>-0.245320579113534</text:p>
          </table:table-cell>
          <table:table-cell office:value-type="float" office:value="-0.245241079153547" calcext:value-type="float">
            <text:p>-0.245241079153547</text:p>
          </table:table-cell>
          <table:table-cell office:value-type="float" office:value="-0.245310857865336" calcext:value-type="float">
            <text:p>-0.245310857865336</text:p>
          </table:table-cell>
          <table:table-cell office:value-type="float" office:value="-0.245002037098628" calcext:value-type="float">
            <text:p>-0.245002037098628</text:p>
          </table:table-cell>
          <table:table-cell office:value-type="float" office:value="-0.245539085920557" calcext:value-type="float">
            <text:p>-0.245539085920557</text:p>
          </table:table-cell>
          <table:table-cell office:value-type="float" office:value="-0.245304393156275" calcext:value-type="float">
            <text:p>-0.245304393156275</text:p>
          </table:table-cell>
          <table:table-cell office:value-type="float" office:value="-0.245304868398129" calcext:value-type="float">
            <text:p>-0.245304868398129</text:p>
          </table:table-cell>
          <table:table-cell office:value-type="float" office:value="-0.245527065282859" calcext:value-type="float">
            <text:p>-0.245527065282859</text:p>
          </table:table-cell>
          <table:table-cell office:value-type="float" office:value="-0.24515103109498" calcext:value-type="float">
            <text:p>-0.24515103109498</text:p>
          </table:table-cell>
          <table:table-cell office:value-type="float" office:value="-0.245202825156757" calcext:value-type="float">
            <text:p>-0.245202825156757</text:p>
          </table:table-cell>
          <table:table-cell office:value-type="float" office:value="-0.245170533712648" calcext:value-type="float">
            <text:p>-0.245170533712648</text:p>
          </table:table-cell>
          <table:table-cell office:value-type="float" office:value="-0.245185476860819" calcext:value-type="float">
            <text:p>-0.245185476860819</text:p>
          </table:table-cell>
          <table:table-cell office:value-type="float" office:value="-0.245145058314096" calcext:value-type="float">
            <text:p>-0.245145058314096</text:p>
          </table:table-cell>
          <table:table-cell office:value-type="float" office:value="-0.244979699562848" calcext:value-type="float">
            <text:p>-0.244979699562848</text:p>
          </table:table-cell>
          <table:table-cell office:value-type="float" office:value="-0.245515152288671" calcext:value-type="float">
            <text:p>-0.245515152288671</text:p>
          </table:table-cell>
          <table:table-cell office:value-type="float" office:value="-0.244958522250634" calcext:value-type="float">
            <text:p>-0.244958522250634</text:p>
          </table:table-cell>
          <table:table-cell office:value-type="float" office:value="-0.24522990840362" calcext:value-type="float">
            <text:p>-0.24522990840362</text:p>
          </table:table-cell>
          <table:table-cell office:value-type="float" office:value="-0.245204964241621" calcext:value-type="float">
            <text:p>-0.245204964241621</text:p>
          </table:table-cell>
          <table:table-cell office:value-type="float" office:value="-0.244801937343487" calcext:value-type="float">
            <text:p>-0.244801937343487</text:p>
          </table:table-cell>
          <table:table-cell office:value-type="float" office:value="-0.2449911534248" calcext:value-type="float">
            <text:p>-0.2449911534248</text:p>
          </table:table-cell>
          <table:table-cell office:value-type="float" office:value="-0.24512993313733" calcext:value-type="float">
            <text:p>-0.24512993313733</text:p>
          </table:table-cell>
          <table:table-cell office:value-type="float" office:value="-0.2449749191263" calcext:value-type="float">
            <text:p>-0.2449749191263</text:p>
          </table:table-cell>
          <table:table-cell office:value-type="float" office:value="-0.2449983418928" calcext:value-type="float">
            <text:p>-0.2449983418928</text:p>
          </table:table-cell>
          <table:table-cell office:value-type="float" office:value="-0.245083653716498" calcext:value-type="float">
            <text:p>-0.245083653716498</text:p>
          </table:table-cell>
          <table:table-cell office:value-type="float" office:value="-0.245354184477451" calcext:value-type="float">
            <text:p>-0.245354184477451</text:p>
          </table:table-cell>
          <table:table-cell office:value-type="float" office:value="-0.245232421045063" calcext:value-type="float">
            <text:p>-0.245232421045063</text:p>
          </table:table-cell>
          <table:table-cell office:value-type="float" office:value="-0.24512345307921" calcext:value-type="float">
            <text:p>-0.24512345307921</text:p>
          </table:table-cell>
          <table:table-cell office:value-type="float" office:value="-0.245681922625118" calcext:value-type="float">
            <text:p>-0.245681922625118</text:p>
          </table:table-cell>
          <table:table-cell office:value-type="float" office:value="-0.244985264334713" calcext:value-type="float">
            <text:p>-0.244985264334713</text:p>
          </table:table-cell>
          <table:table-cell office:value-type="float" office:value="-0.245366992321934" calcext:value-type="float">
            <text:p>-0.245366992321934</text:p>
          </table:table-cell>
          <table:table-cell office:value-type="float" office:value="-0.245124477968305" calcext:value-type="float">
            <text:p>-0.245124477968305</text:p>
          </table:table-cell>
          <table:table-cell office:value-type="float" office:value="-0.245162074349298" calcext:value-type="float">
            <text:p>-0.245162074349298</text:p>
          </table:table-cell>
          <table:table-cell office:value-type="float" office:value="-0.24498017997452" calcext:value-type="float">
            <text:p>-0.24498017997452</text:p>
          </table:table-cell>
          <table:table-cell office:value-type="float" office:value="-0.245158691406347" calcext:value-type="float">
            <text:p>-0.245158691406347</text:p>
          </table:table-cell>
          <table:table-cell office:value-type="float" office:value="-0.245157716471906" calcext:value-type="float">
            <text:p>-0.245157716471906</text:p>
          </table:table-cell>
          <table:table-cell office:value-type="float" office:value="-0.245260162487245" calcext:value-type="float">
            <text:p>-0.245260162487245</text:p>
          </table:table-cell>
          <table:table-cell office:value-type="float" office:value="-0.245382179921158" calcext:value-type="float">
            <text:p>-0.245382179921158</text:p>
          </table:table-cell>
          <table:table-cell office:value-type="float" office:value="-0.245214157571994" calcext:value-type="float">
            <text:p>-0.245214157571994</text:p>
          </table:table-cell>
          <table:table-cell office:value-type="float" office:value="-0.245069362939262" calcext:value-type="float">
            <text:p>-0.245069362939262</text:p>
          </table:table-cell>
          <table:table-cell office:value-type="float" office:value="-0.245199458048553" calcext:value-type="float">
            <text:p>-0.245199458048553</text:p>
          </table:table-cell>
          <table:table-cell office:value-type="float" office:value="-0.244908455058934" calcext:value-type="float">
            <text:p>-0.244908455058934</text:p>
          </table:table-cell>
          <table:table-cell office:value-type="float" office:value="-0.245491864029823" calcext:value-type="float">
            <text:p>-0.245491864029823</text:p>
          </table:table-cell>
          <table:table-cell office:value-type="float" office:value="-0.245235857325781" calcext:value-type="float">
            <text:p>-0.245235857325781</text:p>
          </table:table-cell>
          <table:table-cell office:value-type="float" office:value="-0.245222321826797" calcext:value-type="float">
            <text:p>-0.245222321826797</text:p>
          </table:table-cell>
          <table:table-cell office:value-type="float" office:value="-0.245539429515317" calcext:value-type="float">
            <text:p>-0.245539429515317</text:p>
          </table:table-cell>
          <table:table-cell office:value-type="float" office:value="-0.244643237141406" calcext:value-type="float">
            <text:p>-0.244643237141406</text:p>
          </table:table-cell>
          <table:table-cell office:value-type="float" office:value="-0.245275710091586" calcext:value-type="float">
            <text:p>-0.245275710091586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766207346376" calcext:value-type="float">
            <text:p>0.306766207346376</text:p>
          </table:table-cell>
          <table:table-cell office:value-type="float" office:value="0.306788792201329" calcext:value-type="float">
            <text:p>0.306788792201329</text:p>
          </table:table-cell>
          <table:table-cell office:value-type="float" office:value="0.306797232000427" calcext:value-type="float">
            <text:p>0.306797232000427</text:p>
          </table:table-cell>
          <table:table-cell office:value-type="float" office:value="0.306782986555042" calcext:value-type="float">
            <text:p>0.306782986555042</text:p>
          </table:table-cell>
          <table:table-cell office:value-type="float" office:value="0.306783105239469" calcext:value-type="float">
            <text:p>0.306783105239469</text:p>
          </table:table-cell>
          <table:table-cell office:value-type="float" office:value="0.306799987528942" calcext:value-type="float">
            <text:p>0.306799987528942</text:p>
          </table:table-cell>
          <table:table-cell office:value-type="float" office:value="0.306760001501214" calcext:value-type="float">
            <text:p>0.306760001501214</text:p>
          </table:table-cell>
          <table:table-cell office:value-type="float" office:value="0.306768792245689" calcext:value-type="float">
            <text:p>0.306768792245689</text:p>
          </table:table-cell>
          <table:table-cell office:value-type="float" office:value="0.306766252004689" calcext:value-type="float">
            <text:p>0.306766252004689</text:p>
          </table:table-cell>
          <table:table-cell office:value-type="float" office:value="0.306759882305017" calcext:value-type="float">
            <text:p>0.306759882305017</text:p>
          </table:table-cell>
          <table:table-cell office:value-type="float" office:value="0.306785074835972" calcext:value-type="float">
            <text:p>0.306785074835972</text:p>
          </table:table-cell>
          <table:table-cell office:value-type="float" office:value="0.306778502272785" calcext:value-type="float">
            <text:p>0.306778502272785</text:p>
          </table:table-cell>
          <table:table-cell office:value-type="float" office:value="0.306787030558608" calcext:value-type="float">
            <text:p>0.306787030558608</text:p>
          </table:table-cell>
          <table:table-cell office:value-type="float" office:value="0.306777325886056" calcext:value-type="float">
            <text:p>0.306777325886056</text:p>
          </table:table-cell>
          <table:table-cell office:value-type="float" office:value="0.30680883576747" calcext:value-type="float">
            <text:p>0.30680883576747</text:p>
          </table:table-cell>
          <table:table-cell office:value-type="float" office:value="0.306787603530432" calcext:value-type="float">
            <text:p>0.306787603530432</text:p>
          </table:table-cell>
          <table:table-cell office:value-type="float" office:value="0.306780776443936" calcext:value-type="float">
            <text:p>0.306780776443936</text:p>
          </table:table-cell>
          <table:table-cell office:value-type="float" office:value="0.306796659580679" calcext:value-type="float">
            <text:p>0.306796659580679</text:p>
          </table:table-cell>
          <table:table-cell office:value-type="float" office:value="0.30678448366131" calcext:value-type="float">
            <text:p>0.30678448366131</text:p>
          </table:table-cell>
          <table:table-cell office:value-type="float" office:value="0.306793222155353" calcext:value-type="float">
            <text:p>0.306793222155353</text:p>
          </table:table-cell>
          <table:table-cell office:value-type="float" office:value="0.306800675331352" calcext:value-type="float">
            <text:p>0.306800675331352</text:p>
          </table:table-cell>
          <table:table-cell office:value-type="float" office:value="0.306771217313988" calcext:value-type="float">
            <text:p>0.306771217313988</text:p>
          </table:table-cell>
          <table:table-cell office:value-type="float" office:value="0.306772464908318" calcext:value-type="float">
            <text:p>0.306772464908318</text:p>
          </table:table-cell>
          <table:table-cell office:value-type="float" office:value="0.306770314111798" calcext:value-type="float">
            <text:p>0.306770314111798</text:p>
          </table:table-cell>
          <table:table-cell office:value-type="float" office:value="0.306777752460599" calcext:value-type="float">
            <text:p>0.306777752460599</text:p>
          </table:table-cell>
          <table:table-cell office:value-type="float" office:value="0.306746258651006" calcext:value-type="float">
            <text:p>0.306746258651006</text:p>
          </table:table-cell>
          <table:table-cell office:value-type="float" office:value="0.306521087968608" calcext:value-type="float">
            <text:p>0.306521087968608</text:p>
          </table:table-cell>
          <table:table-cell office:value-type="float" office:value="0.305938085021192" calcext:value-type="float">
            <text:p>0.305938085021192</text:p>
          </table:table-cell>
          <table:table-cell office:value-type="float" office:value="0.305984591949763" calcext:value-type="float">
            <text:p>0.305984591949763</text:p>
          </table:table-cell>
          <table:table-cell office:value-type="float" office:value="0.305783619678512" calcext:value-type="float">
            <text:p>0.305783619678512</text:p>
          </table:table-cell>
          <table:table-cell office:value-type="float" office:value="0.30591501374352" calcext:value-type="float">
            <text:p>0.30591501374352</text:p>
          </table:table-cell>
          <table:table-cell office:value-type="float" office:value="0.305964195715802" calcext:value-type="float">
            <text:p>0.305964195715802</text:p>
          </table:table-cell>
          <table:table-cell office:value-type="float" office:value="0.307592195362999" calcext:value-type="float">
            <text:p>0.307592195362999</text:p>
          </table:table-cell>
          <table:table-cell office:value-type="float" office:value="0.312450295656792" calcext:value-type="float">
            <text:p>0.312450295656792</text:p>
          </table:table-cell>
          <table:table-cell office:value-type="float" office:value="0.319624638461071" calcext:value-type="float">
            <text:p>0.319624638461071</text:p>
          </table:table-cell>
          <table:table-cell office:value-type="float" office:value="0.326011327545926" calcext:value-type="float">
            <text:p>0.326011327545926</text:p>
          </table:table-cell>
          <table:table-cell office:value-type="float" office:value="0.333748818086512" calcext:value-type="float">
            <text:p>0.333748818086512</text:p>
          </table:table-cell>
          <table:table-cell office:value-type="float" office:value="0.343329866715338" calcext:value-type="float">
            <text:p>0.343329866715338</text:p>
          </table:table-cell>
          <table:table-cell office:value-type="float" office:value="0.341792928590803" calcext:value-type="float">
            <text:p>0.341792928590803</text:p>
          </table:table-cell>
          <table:table-cell office:value-type="float" office:value="0.340447837860546" calcext:value-type="float">
            <text:p>0.340447837860546</text:p>
          </table:table-cell>
          <table:table-cell office:value-type="float" office:value="0.342900188312558" calcext:value-type="float">
            <text:p>0.342900188312558</text:p>
          </table:table-cell>
          <table:table-cell office:value-type="float" office:value="0.317794164577421" calcext:value-type="float">
            <text:p>0.317794164577421</text:p>
          </table:table-cell>
          <table:table-cell office:value-type="float" office:value="0.313085175384613" calcext:value-type="float">
            <text:p>0.313085175384613</text:p>
          </table:table-cell>
          <table:table-cell office:value-type="float" office:value="0.310007796092851" calcext:value-type="float">
            <text:p>0.310007796092851</text:p>
          </table:table-cell>
          <table:table-cell office:value-type="float" office:value="0.307565919503975" calcext:value-type="float">
            <text:p>0.307565919503975</text:p>
          </table:table-cell>
          <table:table-cell office:value-type="float" office:value="0.306341520484345" calcext:value-type="float">
            <text:p>0.306341520484345</text:p>
          </table:table-cell>
          <table:table-cell office:value-type="float" office:value="0.305017064830806" calcext:value-type="float">
            <text:p>0.305017064830806</text:p>
          </table:table-cell>
          <table:table-cell office:value-type="float" office:value="0.305687455496369" calcext:value-type="float">
            <text:p>0.305687455496369</text:p>
          </table:table-cell>
          <table:table-cell office:value-type="float" office:value="0.305089970451422" calcext:value-type="float">
            <text:p>0.305089970451422</text:p>
          </table:table-cell>
          <table:table-cell office:value-type="float" office:value="0.32425588294532" calcext:value-type="float">
            <text:p>0.32425588294532</text:p>
          </table:table-cell>
          <table:table-cell office:value-type="float" office:value="0.316961174529369" calcext:value-type="float">
            <text:p>0.316961174529369</text:p>
          </table:table-cell>
          <table:table-cell office:value-type="float" office:value="0.314362402143689" calcext:value-type="float">
            <text:p>0.314362402143689</text:p>
          </table:table-cell>
          <table:table-cell office:value-type="float" office:value="0.303848356682852" calcext:value-type="float">
            <text:p>0.303848356682852</text:p>
          </table:table-cell>
          <table:table-cell office:value-type="float" office:value="0.30470986027433" calcext:value-type="float">
            <text:p>0.30470986027433</text:p>
          </table:table-cell>
          <table:table-cell office:value-type="float" office:value="0.30356948365685" calcext:value-type="float">
            <text:p>0.30356948365685</text:p>
          </table:table-cell>
          <table:table-cell office:value-type="float" office:value="0.302137711902805" calcext:value-type="float">
            <text:p>0.302137711902805</text:p>
          </table:table-cell>
          <table:table-cell office:value-type="float" office:value="0.301866347527665" calcext:value-type="float">
            <text:p>0.301866347527665</text:p>
          </table:table-cell>
          <table:table-cell office:value-type="float" office:value="0.301712226779872" calcext:value-type="float">
            <text:p>0.301712226779872</text:p>
          </table:table-cell>
          <table:table-cell office:value-type="float" office:value="0.30774361914419" calcext:value-type="float">
            <text:p>0.30774361914419</text:p>
          </table:table-cell>
          <table:table-cell office:value-type="float" office:value="0.321420149343355" calcext:value-type="float">
            <text:p>0.321420149343355</text:p>
          </table:table-cell>
          <table:table-cell office:value-type="float" office:value="0.33584032238462" calcext:value-type="float">
            <text:p>0.33584032238462</text:p>
          </table:table-cell>
          <table:table-cell office:value-type="float" office:value="0.335119647448468" calcext:value-type="float">
            <text:p>0.335119647448468</text:p>
          </table:table-cell>
          <table:table-cell office:value-type="float" office:value="0.333695977398367" calcext:value-type="float">
            <text:p>0.333695977398367</text:p>
          </table:table-cell>
          <table:table-cell office:value-type="float" office:value="0.335927389453042" calcext:value-type="float">
            <text:p>0.335927389453042</text:p>
          </table:table-cell>
          <table:table-cell office:value-type="float" office:value="0.315157397515975" calcext:value-type="float">
            <text:p>0.315157397515975</text:p>
          </table:table-cell>
          <table:table-cell office:value-type="float" office:value="0.308361700125032" calcext:value-type="float">
            <text:p>0.308361700125032</text:p>
          </table:table-cell>
          <table:table-cell office:value-type="float" office:value="0.306376512344641" calcext:value-type="float">
            <text:p>0.306376512344641</text:p>
          </table:table-cell>
          <table:table-cell office:value-type="float" office:value="0.307915230286172" calcext:value-type="float">
            <text:p>0.307915230286172</text:p>
          </table:table-cell>
          <table:table-cell office:value-type="float" office:value="0.307273051006253" calcext:value-type="float">
            <text:p>0.307273051006253</text:p>
          </table:table-cell>
          <table:table-cell office:value-type="float" office:value="0.342688781972853" calcext:value-type="float">
            <text:p>0.342688781972853</text:p>
          </table:table-cell>
          <table:table-cell office:value-type="float" office:value="0.340706219963665" calcext:value-type="float">
            <text:p>0.340706219963665</text:p>
          </table:table-cell>
          <table:table-cell office:value-type="float" office:value="0.296775826148809" calcext:value-type="float">
            <text:p>0.296775826148809</text:p>
          </table:table-cell>
          <table:table-cell office:value-type="float" office:value="0.304540192574731" calcext:value-type="float">
            <text:p>0.304540192574731</text:p>
          </table:table-cell>
          <table:table-cell office:value-type="float" office:value="0.308097516509133" calcext:value-type="float">
            <text:p>0.308097516509133</text:p>
          </table:table-cell>
          <table:table-cell office:value-type="float" office:value="0.307767078127601" calcext:value-type="float">
            <text:p>0.307767078127601</text:p>
          </table:table-cell>
          <table:table-cell office:value-type="float" office:value="0.306018386090384" calcext:value-type="float">
            <text:p>0.306018386090384</text:p>
          </table:table-cell>
          <table:table-cell office:value-type="float" office:value="0.305618901576833" calcext:value-type="float">
            <text:p>0.305618901576833</text:p>
          </table:table-cell>
          <table:table-cell office:value-type="float" office:value="0.307392773740452" calcext:value-type="float">
            <text:p>0.307392773740452</text:p>
          </table:table-cell>
          <table:table-cell office:value-type="float" office:value="0.306886630156988" calcext:value-type="float">
            <text:p>0.306886630156988</text:p>
          </table:table-cell>
          <table:table-cell office:value-type="float" office:value="0.311374688166628" calcext:value-type="float">
            <text:p>0.311374688166628</text:p>
          </table:table-cell>
          <table:table-cell office:value-type="float" office:value="0.321942346707046" calcext:value-type="float">
            <text:p>0.321942346707046</text:p>
          </table:table-cell>
          <table:table-cell office:value-type="float" office:value="0.318249692360159" calcext:value-type="float">
            <text:p>0.318249692360159</text:p>
          </table:table-cell>
          <table:table-cell office:value-type="float" office:value="0.326075163700944" calcext:value-type="float">
            <text:p>0.326075163700944</text:p>
          </table:table-cell>
          <table:table-cell office:value-type="float" office:value="0.334150395670902" calcext:value-type="float">
            <text:p>0.334150395670902</text:p>
          </table:table-cell>
          <table:table-cell office:value-type="float" office:value="0.334747191288394" calcext:value-type="float">
            <text:p>0.334747191288394</text:p>
          </table:table-cell>
          <table:table-cell office:value-type="float" office:value="0.332995431164247" calcext:value-type="float">
            <text:p>0.332995431164247</text:p>
          </table:table-cell>
          <table:table-cell office:value-type="float" office:value="0.333403257941527" calcext:value-type="float">
            <text:p>0.333403257941527</text:p>
          </table:table-cell>
          <table:table-cell office:value-type="float" office:value="0.315969762090157" calcext:value-type="float">
            <text:p>0.315969762090157</text:p>
          </table:table-cell>
          <table:table-cell office:value-type="float" office:value="0.313464460465741" calcext:value-type="float">
            <text:p>0.313464460465741</text:p>
          </table:table-cell>
          <table:table-cell office:value-type="float" office:value="0.308300155182721" calcext:value-type="float">
            <text:p>0.308300155182721</text:p>
          </table:table-cell>
          <table:table-cell office:value-type="float" office:value="0.306582715678096" calcext:value-type="float">
            <text:p>0.306582715678096</text:p>
          </table:table-cell>
          <table:table-cell office:value-type="float" office:value="0.304391575066215" calcext:value-type="float">
            <text:p>0.304391575066215</text:p>
          </table:table-cell>
          <table:table-cell office:value-type="float" office:value="0.304193389480796" calcext:value-type="float">
            <text:p>0.304193389480796</text:p>
          </table:table-cell>
          <table:table-cell office:value-type="float" office:value="0.302485938521772" calcext:value-type="float">
            <text:p>0.302485938521772</text:p>
          </table:table-cell>
          <table:table-cell office:value-type="float" office:value="0.335540357756961" calcext:value-type="float">
            <text:p>0.335540357756961</text:p>
          </table:table-cell>
          <table:table-cell office:value-type="float" office:value="0.332659110490333" calcext:value-type="float">
            <text:p>0.332659110490333</text:p>
          </table:table-cell>
          <table:table-cell office:value-type="float" office:value="0.305182851639275" calcext:value-type="float">
            <text:p>0.305182851639275</text:p>
          </table:table-cell>
          <table:table-cell office:value-type="float" office:value="0.294428369471816" calcext:value-type="float">
            <text:p>0.294428369471816</text:p>
          </table:table-cell>
          <table:table-cell office:value-type="float" office:value="0.307735802096661" calcext:value-type="float">
            <text:p>0.307735802096661</text:p>
          </table:table-cell>
          <table:table-cell office:value-type="float" office:value="0.307131969296808" calcext:value-type="float">
            <text:p>0.307131969296808</text:p>
          </table:table-cell>
          <table:table-cell office:value-type="float" office:value="0.306197547219842" calcext:value-type="float">
            <text:p>0.306197547219842</text:p>
          </table:table-cell>
          <table:table-cell office:value-type="float" office:value="0.305619669698492" calcext:value-type="float">
            <text:p>0.305619669698492</text:p>
          </table:table-cell>
          <table:table-cell office:value-type="float" office:value="0.306314547136059" calcext:value-type="float">
            <text:p>0.306314547136059</text:p>
          </table:table-cell>
          <table:table-cell office:value-type="float" office:value="0.311091952860894" calcext:value-type="float">
            <text:p>0.311091952860894</text:p>
          </table:table-cell>
          <table:table-cell office:value-type="float" office:value="0.315366548556361" calcext:value-type="float">
            <text:p>0.315366548556361</text:p>
          </table:table-cell>
          <table:table-cell office:value-type="float" office:value="0.324700768031036" calcext:value-type="float">
            <text:p>0.324700768031036</text:p>
          </table:table-cell>
          <table:table-cell office:value-type="float" office:value="0.331046506057609" calcext:value-type="float">
            <text:p>0.331046506057609</text:p>
          </table:table-cell>
          <table:table-cell office:value-type="float" office:value="0.342089993035802" calcext:value-type="float">
            <text:p>0.342089993035802</text:p>
          </table:table-cell>
          <table:table-cell office:value-type="float" office:value="0.341793354371939" calcext:value-type="float">
            <text:p>0.341793354371939</text:p>
          </table:table-cell>
          <table:table-cell office:value-type="float" office:value="0.338864930352668" calcext:value-type="float">
            <text:p>0.338864930352668</text:p>
          </table:table-cell>
          <table:table-cell office:value-type="float" office:value="0.339284932271965" calcext:value-type="float">
            <text:p>0.339284932271965</text:p>
          </table:table-cell>
          <table:table-cell office:value-type="float" office:value="0.337721334105847" calcext:value-type="float">
            <text:p>0.337721334105847</text:p>
          </table:table-cell>
          <table:table-cell office:value-type="float" office:value="0.330766150981958" calcext:value-type="float">
            <text:p>0.330766150981958</text:p>
          </table:table-cell>
          <table:table-cell office:value-type="float" office:value="0.311983554617163" calcext:value-type="float">
            <text:p>0.311983554617163</text:p>
          </table:table-cell>
          <table:table-cell office:value-type="float" office:value="0.310095880079295" calcext:value-type="float">
            <text:p>0.310095880079295</text:p>
          </table:table-cell>
          <table:table-cell office:value-type="float" office:value="0.309276615901016" calcext:value-type="float">
            <text:p>0.309276615901016</text:p>
          </table:table-cell>
          <table:table-cell office:value-type="float" office:value="0.310555473966852" calcext:value-type="float">
            <text:p>0.310555473966852</text:p>
          </table:table-cell>
          <table:table-cell office:value-type="float" office:value="0.305110068771725" calcext:value-type="float">
            <text:p>0.305110068771725</text:p>
          </table:table-cell>
          <table:table-cell office:value-type="float" office:value="0.302906925939756" calcext:value-type="float">
            <text:p>0.302906925939756</text:p>
          </table:table-cell>
          <table:table-cell office:value-type="float" office:value="0.338024507224828" calcext:value-type="float">
            <text:p>0.338024507224828</text:p>
          </table:table-cell>
          <table:table-cell office:value-type="float" office:value="0.335216399945832" calcext:value-type="float">
            <text:p>0.335216399945832</text:p>
          </table:table-cell>
          <table:table-cell office:value-type="float" office:value="0.326627216471759" calcext:value-type="float">
            <text:p>0.326627216471759</text:p>
          </table:table-cell>
          <table:table-cell office:value-type="float" office:value="0.315045731438116" calcext:value-type="float">
            <text:p>0.315045731438116</text:p>
          </table:table-cell>
          <table:table-cell office:value-type="float" office:value="0.310143098814737" calcext:value-type="float">
            <text:p>0.310143098814737</text:p>
          </table:table-cell>
          <table:table-cell office:value-type="float" office:value="0.302112928805619" calcext:value-type="float">
            <text:p>0.302112928805619</text:p>
          </table:table-cell>
          <table:table-cell office:value-type="float" office:value="0.307227095740682" calcext:value-type="float">
            <text:p>0.307227095740682</text:p>
          </table:table-cell>
          <table:table-cell office:value-type="float" office:value="0.306864053780128" calcext:value-type="float">
            <text:p>0.306864053780128</text:p>
          </table:table-cell>
          <table:table-cell office:value-type="float" office:value="0.30621517934006" calcext:value-type="float">
            <text:p>0.30621517934006</text:p>
          </table:table-cell>
          <table:table-cell office:value-type="float" office:value="0.304682636154348" calcext:value-type="float">
            <text:p>0.304682636154348</text:p>
          </table:table-cell>
          <table:table-cell office:value-type="float" office:value="0.305844740200858" calcext:value-type="float">
            <text:p>0.305844740200858</text:p>
          </table:table-cell>
          <table:table-cell office:value-type="float" office:value="0.305637895356304" calcext:value-type="float">
            <text:p>0.305637895356304</text:p>
          </table:table-cell>
          <table:table-cell office:value-type="float" office:value="0.310344638858917" calcext:value-type="float">
            <text:p>0.310344638858917</text:p>
          </table:table-cell>
          <table:table-cell office:value-type="float" office:value="0.323693395346281" calcext:value-type="float">
            <text:p>0.323693395346281</text:p>
          </table:table-cell>
          <table:table-cell office:value-type="float" office:value="0.324170719199874" calcext:value-type="float">
            <text:p>0.324170719199874</text:p>
          </table:table-cell>
          <table:table-cell office:value-type="float" office:value="0.327231046639042" calcext:value-type="float">
            <text:p>0.327231046639042</text:p>
          </table:table-cell>
          <table:table-cell office:value-type="float" office:value="0.340641559690513" calcext:value-type="float">
            <text:p>0.340641559690513</text:p>
          </table:table-cell>
          <table:table-cell office:value-type="float" office:value="0.339207945789712" calcext:value-type="float">
            <text:p>0.339207945789712</text:p>
          </table:table-cell>
          <table:table-cell office:value-type="float" office:value="0.338376690109375" calcext:value-type="float">
            <text:p>0.338376690109375</text:p>
          </table:table-cell>
          <table:table-cell office:value-type="float" office:value="0.339061754267023" calcext:value-type="float">
            <text:p>0.339061754267023</text:p>
          </table:table-cell>
          <table:table-cell office:value-type="float" office:value="0.336575767506989" calcext:value-type="float">
            <text:p>0.336575767506989</text:p>
          </table:table-cell>
          <table:table-cell office:value-type="float" office:value="0.314026512316321" calcext:value-type="float">
            <text:p>0.314026512316321</text:p>
          </table:table-cell>
          <table:table-cell office:value-type="float" office:value="0.312191904039879" calcext:value-type="float">
            <text:p>0.312191904039879</text:p>
          </table:table-cell>
          <table:table-cell office:value-type="float" office:value="0.30947875295567" calcext:value-type="float">
            <text:p>0.30947875295567</text:p>
          </table:table-cell>
          <table:table-cell office:value-type="float" office:value="0.30934735444375" calcext:value-type="float">
            <text:p>0.30934735444375</text:p>
          </table:table-cell>
          <table:table-cell office:value-type="float" office:value="0.309073777203308" calcext:value-type="float">
            <text:p>0.309073777203308</text:p>
          </table:table-cell>
          <table:table-cell office:value-type="float" office:value="0.307069710508361" calcext:value-type="float">
            <text:p>0.307069710508361</text:p>
          </table:table-cell>
          <table:table-cell office:value-type="float" office:value="0.325796080494811" calcext:value-type="float">
            <text:p>0.325796080494811</text:p>
          </table:table-cell>
          <table:table-cell office:value-type="float" office:value="0.317405082019795" calcext:value-type="float">
            <text:p>0.317405082019795</text:p>
          </table:table-cell>
          <table:table-cell office:value-type="float" office:value="0.308899652866549" calcext:value-type="float">
            <text:p>0.308899652866549</text:p>
          </table:table-cell>
          <table:table-cell office:value-type="float" office:value="0.304772846316559" calcext:value-type="float">
            <text:p>0.304772846316559</text:p>
          </table:table-cell>
          <table:table-cell office:value-type="float" office:value="0.306593900439308" calcext:value-type="float">
            <text:p>0.306593900439308</text:p>
          </table:table-cell>
          <table:table-cell office:value-type="float" office:value="0.305431021036378" calcext:value-type="float">
            <text:p>0.305431021036378</text:p>
          </table:table-cell>
          <table:table-cell office:value-type="float" office:value="0.304105294517753" calcext:value-type="float">
            <text:p>0.304105294517753</text:p>
          </table:table-cell>
          <table:table-cell office:value-type="float" office:value="0.303427133517133" calcext:value-type="float">
            <text:p>0.303427133517133</text:p>
          </table:table-cell>
          <table:table-cell office:value-type="float" office:value="0.303194135950716" calcext:value-type="float">
            <text:p>0.303194135950716</text:p>
          </table:table-cell>
          <table:table-cell office:value-type="float" office:value="0.304766373305671" calcext:value-type="float">
            <text:p>0.304766373305671</text:p>
          </table:table-cell>
          <table:table-cell office:value-type="float" office:value="0.310312296094791" calcext:value-type="float">
            <text:p>0.310312296094791</text:p>
          </table:table-cell>
          <table:table-cell office:value-type="float" office:value="0.326990802252036" calcext:value-type="float">
            <text:p>0.326990802252036</text:p>
          </table:table-cell>
          <table:table-cell office:value-type="float" office:value="0.323682526169188" calcext:value-type="float">
            <text:p>0.323682526169188</text:p>
          </table:table-cell>
          <table:table-cell office:value-type="float" office:value="0.334677498034956" calcext:value-type="float">
            <text:p>0.334677498034956</text:p>
          </table:table-cell>
          <table:table-cell office:value-type="float" office:value="0.342281920015771" calcext:value-type="float">
            <text:p>0.342281920015771</text:p>
          </table:table-cell>
          <table:table-cell office:value-type="float" office:value="0.342609413125769" calcext:value-type="float">
            <text:p>0.342609413125769</text:p>
          </table:table-cell>
          <table:table-cell office:value-type="float" office:value="0.341234674643621" calcext:value-type="float">
            <text:p>0.341234674643621</text:p>
          </table:table-cell>
          <table:table-cell office:value-type="float" office:value="0.342271290112274" calcext:value-type="float">
            <text:p>0.342271290112274</text:p>
          </table:table-cell>
          <table:table-cell office:value-type="float" office:value="0.34324376813762" calcext:value-type="float">
            <text:p>0.34324376813762</text:p>
          </table:table-cell>
          <table:table-cell office:value-type="float" office:value="0.342510644766749" calcext:value-type="float">
            <text:p>0.342510644766749</text:p>
          </table:table-cell>
          <table:table-cell office:value-type="float" office:value="0.323457929500891" calcext:value-type="float">
            <text:p>0.323457929500891</text:p>
          </table:table-cell>
          <table:table-cell office:value-type="float" office:value="0.316229774809534" calcext:value-type="float">
            <text:p>0.316229774809534</text:p>
          </table:table-cell>
          <table:table-cell office:value-type="float" office:value="0.311964262972807" calcext:value-type="float">
            <text:p>0.311964262972807</text:p>
          </table:table-cell>
          <table:table-cell office:value-type="float" office:value="0.309755949606897" calcext:value-type="float">
            <text:p>0.309755949606897</text:p>
          </table:table-cell>
          <table:table-cell office:value-type="float" office:value="0.308635579424188" calcext:value-type="float">
            <text:p>0.308635579424188</text:p>
          </table:table-cell>
          <table:table-cell office:value-type="float" office:value="0.308070798222665" calcext:value-type="float">
            <text:p>0.308070798222665</text:p>
          </table:table-cell>
          <table:table-cell office:value-type="float" office:value="0.307483065488608" calcext:value-type="float">
            <text:p>0.307483065488608</text:p>
          </table:table-cell>
          <table:table-cell office:value-type="float" office:value="0.307777060272195" calcext:value-type="float">
            <text:p>0.307777060272195</text:p>
          </table:table-cell>
          <table:table-cell office:value-type="float" office:value="0.307687927969721" calcext:value-type="float">
            <text:p>0.307687927969721</text:p>
          </table:table-cell>
          <table:table-cell office:value-type="float" office:value="0.307831655429583" calcext:value-type="float">
            <text:p>0.307831655429583</text:p>
          </table:table-cell>
          <table:table-cell office:value-type="float" office:value="0.30782561918511" calcext:value-type="float">
            <text:p>0.30782561918511</text:p>
          </table:table-cell>
          <table:table-cell office:value-type="float" office:value="0.307756357236135" calcext:value-type="float">
            <text:p>0.307756357236135</text:p>
          </table:table-cell>
          <table:table-cell office:value-type="float" office:value="0.307705458941188" calcext:value-type="float">
            <text:p>0.307705458941188</text:p>
          </table:table-cell>
          <table:table-cell office:value-type="float" office:value="0.30768383334542" calcext:value-type="float">
            <text:p>0.30768383334542</text:p>
          </table:table-cell>
          <table:table-cell office:value-type="float" office:value="0.307776979460067" calcext:value-type="float">
            <text:p>0.307776979460067</text:p>
          </table:table-cell>
          <table:table-cell office:value-type="float" office:value="0.307735197380596" calcext:value-type="float">
            <text:p>0.307735197380596</text:p>
          </table:table-cell>
          <table:table-cell office:value-type="float" office:value="0.307763026154275" calcext:value-type="float">
            <text:p>0.307763026154275</text:p>
          </table:table-cell>
          <table:table-cell office:value-type="float" office:value="0.30777533623023" calcext:value-type="float">
            <text:p>0.30777533623023</text:p>
          </table:table-cell>
          <table:table-cell office:value-type="float" office:value="0.307791448138379" calcext:value-type="float">
            <text:p>0.307791448138379</text:p>
          </table:table-cell>
          <table:table-cell office:value-type="float" office:value="0.307765470401538" calcext:value-type="float">
            <text:p>0.307765470401538</text:p>
          </table:table-cell>
          <table:table-cell office:value-type="float" office:value="0.307711685986392" calcext:value-type="float">
            <text:p>0.307711685986392</text:p>
          </table:table-cell>
          <table:table-cell office:value-type="float" office:value="0.307725576825681" calcext:value-type="float">
            <text:p>0.307725576825681</text:p>
          </table:table-cell>
          <table:table-cell office:value-type="float" office:value="0.307730652390546" calcext:value-type="float">
            <text:p>0.307730652390546</text:p>
          </table:table-cell>
          <table:table-cell office:value-type="float" office:value="0.307715666222253" calcext:value-type="float">
            <text:p>0.307715666222253</text:p>
          </table:table-cell>
          <table:table-cell office:value-type="float" office:value="0.307756894049966" calcext:value-type="float">
            <text:p>0.307756894049966</text:p>
          </table:table-cell>
          <table:table-cell office:value-type="float" office:value="0.307805451299883" calcext:value-type="float">
            <text:p>0.307805451299883</text:p>
          </table:table-cell>
          <table:table-cell office:value-type="float" office:value="0.307786211813858" calcext:value-type="float">
            <text:p>0.307786211813858</text:p>
          </table:table-cell>
          <table:table-cell office:value-type="float" office:value="0.307787884741954" calcext:value-type="float">
            <text:p>0.307787884741954</text:p>
          </table:table-cell>
          <table:table-cell office:value-type="float" office:value="0.307770733098247" calcext:value-type="float">
            <text:p>0.307770733098247</text:p>
          </table:table-cell>
          <table:table-cell office:value-type="float" office:value="0.307763894697433" calcext:value-type="float">
            <text:p>0.307763894697433</text:p>
          </table:table-cell>
          <table:table-cell office:value-type="float" office:value="0.307726571568524" calcext:value-type="float">
            <text:p>0.307726571568524</text:p>
          </table:table-cell>
          <table:table-cell office:value-type="float" office:value="0.307728252220721" calcext:value-type="float">
            <text:p>0.307728252220721</text:p>
          </table:table-cell>
          <table:table-cell office:value-type="float" office:value="0.307709582375941" calcext:value-type="float">
            <text:p>0.307709582375941</text:p>
          </table:table-cell>
          <table:table-cell office:value-type="float" office:value="0.307752073132602" calcext:value-type="float">
            <text:p>0.307752073132602</text:p>
          </table:table-cell>
          <table:table-cell office:value-type="float" office:value="0.307763482021462" calcext:value-type="float">
            <text:p>0.307763482021462</text:p>
          </table:table-cell>
          <table:table-cell office:value-type="float" office:value="0.307733342004665" calcext:value-type="float">
            <text:p>0.307733342004665</text:p>
          </table:table-cell>
          <table:table-cell office:value-type="float" office:value="0.307759378809182" calcext:value-type="float">
            <text:p>0.307759378809182</text:p>
          </table:table-cell>
          <table:table-cell office:value-type="float" office:value="0.30773007367091" calcext:value-type="float">
            <text:p>0.30773007367091</text:p>
          </table:table-cell>
          <table:table-cell office:value-type="float" office:value="0.307778144596843" calcext:value-type="float">
            <text:p>0.307778144596843</text:p>
          </table:table-cell>
          <table:table-cell office:value-type="float" office:value="0.307734423793322" calcext:value-type="float">
            <text:p>0.307734423793322</text:p>
          </table:table-cell>
          <table:table-cell office:value-type="float" office:value="0.307743784607773" calcext:value-type="float">
            <text:p>0.307743784607773</text:p>
          </table:table-cell>
          <table:table-cell office:value-type="float" office:value="0.307742851447553" calcext:value-type="float">
            <text:p>0.307742851447553</text:p>
          </table:table-cell>
          <table:table-cell office:value-type="float" office:value="0.30772692499922" calcext:value-type="float">
            <text:p>0.30772692499922</text:p>
          </table:table-cell>
          <table:table-cell office:value-type="float" office:value="0.307735089390367" calcext:value-type="float">
            <text:p>0.307735089390367</text:p>
          </table:table-cell>
          <table:table-cell office:value-type="float" office:value="0.307745001408309" calcext:value-type="float">
            <text:p>0.307745001408309</text:p>
          </table:table-cell>
          <table:table-cell office:value-type="float" office:value="0.307708841534264" calcext:value-type="float">
            <text:p>0.307708841534264</text:p>
          </table:table-cell>
          <table:table-cell office:value-type="float" office:value="0.307773299129088" calcext:value-type="float">
            <text:p>0.307773299129088</text:p>
          </table:table-cell>
          <table:table-cell office:value-type="float" office:value="0.307738702525511" calcext:value-type="float">
            <text:p>0.307738702525511</text:p>
          </table:table-cell>
          <table:table-cell office:value-type="float" office:value="0.307731908499221" calcext:value-type="float">
            <text:p>0.307731908499221</text:p>
          </table:table-cell>
          <table:table-cell office:value-type="float" office:value="0.307740450247112" calcext:value-type="float">
            <text:p>0.307740450247112</text:p>
          </table:table-cell>
          <table:table-cell office:value-type="float" office:value="0.307729124795418" calcext:value-type="float">
            <text:p>0.307729124795418</text:p>
          </table:table-cell>
          <table:table-cell office:value-type="float" office:value="0.3076957654718" calcext:value-type="float">
            <text:p>0.3076957654718</text:p>
          </table:table-cell>
          <table:table-cell office:value-type="float" office:value="0.307714619276745" calcext:value-type="float">
            <text:p>0.307714619276745</text:p>
          </table:table-cell>
          <table:table-cell office:value-type="float" office:value="0.307715255724939" calcext:value-type="float">
            <text:p>0.307715255724939</text:p>
          </table:table-cell>
          <table:table-cell office:value-type="float" office:value="0.307706191027505" calcext:value-type="float">
            <text:p>0.307706191027505</text:p>
          </table:table-cell>
          <table:table-cell office:value-type="float" office:value="0.307691175321574" calcext:value-type="float">
            <text:p>0.307691175321574</text:p>
          </table:table-cell>
          <table:table-cell office:value-type="float" office:value="0.307763336197469" calcext:value-type="float">
            <text:p>0.307763336197469</text:p>
          </table:table-cell>
          <table:table-cell office:value-type="float" office:value="0.307697039774618" calcext:value-type="float">
            <text:p>0.307697039774618</text:p>
          </table:table-cell>
          <table:table-cell office:value-type="float" office:value="0.307728172713537" calcext:value-type="float">
            <text:p>0.307728172713537</text:p>
          </table:table-cell>
          <table:table-cell office:value-type="float" office:value="0.30772600910197" calcext:value-type="float">
            <text:p>0.30772600910197</text:p>
          </table:table-cell>
          <table:table-cell office:value-type="float" office:value="0.307685056467401" calcext:value-type="float">
            <text:p>0.307685056467401</text:p>
          </table:table-cell>
          <table:table-cell office:value-type="float" office:value="0.307691187061424" calcext:value-type="float">
            <text:p>0.307691187061424</text:p>
          </table:table-cell>
          <table:table-cell office:value-type="float" office:value="0.307693376148224" calcext:value-type="float">
            <text:p>0.307693376148224</text:p>
          </table:table-cell>
          <table:table-cell office:value-type="float" office:value="0.307704717757428" calcext:value-type="float">
            <text:p>0.307704717757428</text:p>
          </table:table-cell>
          <table:table-cell office:value-type="float" office:value="0.307702874483817" calcext:value-type="float">
            <text:p>0.307702874483817</text:p>
          </table:table-cell>
          <table:table-cell office:value-type="float" office:value="0.307698961520911" calcext:value-type="float">
            <text:p>0.307698961520911</text:p>
          </table:table-cell>
          <table:table-cell office:value-type="float" office:value="0.307736227570554" calcext:value-type="float">
            <text:p>0.307736227570554</text:p>
          </table:table-cell>
          <table:table-cell office:value-type="float" office:value="0.307724581682708" calcext:value-type="float">
            <text:p>0.307724581682708</text:p>
          </table:table-cell>
          <table:table-cell office:value-type="float" office:value="0.307717133897607" calcext:value-type="float">
            <text:p>0.307717133897607</text:p>
          </table:table-cell>
          <table:table-cell office:value-type="float" office:value="0.307773034687625" calcext:value-type="float">
            <text:p>0.307773034687625</text:p>
          </table:table-cell>
          <table:table-cell office:value-type="float" office:value="0.307683118928571" calcext:value-type="float">
            <text:p>0.307683118928571</text:p>
          </table:table-cell>
          <table:table-cell office:value-type="float" office:value="0.307753372483516" calcext:value-type="float">
            <text:p>0.307753372483516</text:p>
          </table:table-cell>
          <table:table-cell office:value-type="float" office:value="0.307699190502065" calcext:value-type="float">
            <text:p>0.307699190502065</text:p>
          </table:table-cell>
          <table:table-cell office:value-type="float" office:value="0.307717295955011" calcext:value-type="float">
            <text:p>0.307717295955011</text:p>
          </table:table-cell>
          <table:table-cell office:value-type="float" office:value="0.307698976800627" calcext:value-type="float">
            <text:p>0.307698976800627</text:p>
          </table:table-cell>
          <table:table-cell office:value-type="float" office:value="0.307723547165229" calcext:value-type="float">
            <text:p>0.307723547165229</text:p>
          </table:table-cell>
          <table:table-cell office:value-type="float" office:value="0.307719698107679" calcext:value-type="float">
            <text:p>0.307719698107679</text:p>
          </table:table-cell>
          <table:table-cell office:value-type="float" office:value="0.307703922355908" calcext:value-type="float">
            <text:p>0.307703922355908</text:p>
          </table:table-cell>
          <table:table-cell office:value-type="float" office:value="0.307738366466444" calcext:value-type="float">
            <text:p>0.307738366466444</text:p>
          </table:table-cell>
          <table:table-cell office:value-type="float" office:value="0.307699589054292" calcext:value-type="float">
            <text:p>0.307699589054292</text:p>
          </table:table-cell>
          <table:table-cell office:value-type="float" office:value="0.307698823508704" calcext:value-type="float">
            <text:p>0.307698823508704</text:p>
          </table:table-cell>
          <table:table-cell office:value-type="float" office:value="0.307694570238619" calcext:value-type="float">
            <text:p>0.307694570238619</text:p>
          </table:table-cell>
          <table:table-cell office:value-type="float" office:value="0.307678233037467" calcext:value-type="float">
            <text:p>0.307678233037467</text:p>
          </table:table-cell>
          <table:table-cell office:value-type="float" office:value="0.307744940911331" calcext:value-type="float">
            <text:p>0.307744940911331</text:p>
          </table:table-cell>
          <table:table-cell office:value-type="float" office:value="0.307720934082567" calcext:value-type="float">
            <text:p>0.307720934082567</text:p>
          </table:table-cell>
          <table:table-cell office:value-type="float" office:value="0.3077224769784" calcext:value-type="float">
            <text:p>0.3077224769784</text:p>
          </table:table-cell>
          <table:table-cell office:value-type="float" office:value="0.307748963936231" calcext:value-type="float">
            <text:p>0.307748963936231</text:p>
          </table:table-cell>
          <table:table-cell office:value-type="float" office:value="0.307648274355712" calcext:value-type="float">
            <text:p>0.307648274355712</text:p>
          </table:table-cell>
          <table:table-cell office:value-type="float" office:value="0.307738100358003" calcext:value-type="float">
            <text:p>0.307738100358003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643498275742" calcext:value-type="float">
            <text:p>-0.34643498275742</text:p>
          </table:table-cell>
          <table:table-cell office:value-type="float" office:value="-0.346231869790592" calcext:value-type="float">
            <text:p>-0.346231869790592</text:p>
          </table:table-cell>
          <table:table-cell office:value-type="float" office:value="-0.346685576931935" calcext:value-type="float">
            <text:p>-0.346685576931935</text:p>
          </table:table-cell>
          <table:table-cell office:value-type="float" office:value="-0.34678159941246" calcext:value-type="float">
            <text:p>-0.34678159941246</text:p>
          </table:table-cell>
          <table:table-cell office:value-type="float" office:value="-0.346829955070068" calcext:value-type="float">
            <text:p>-0.346829955070068</text:p>
          </table:table-cell>
          <table:table-cell office:value-type="float" office:value="-0.346708577830724" calcext:value-type="float">
            <text:p>-0.346708577830724</text:p>
          </table:table-cell>
          <table:table-cell office:value-type="float" office:value="-0.346360639421588" calcext:value-type="float">
            <text:p>-0.346360639421588</text:p>
          </table:table-cell>
          <table:table-cell office:value-type="float" office:value="-0.346398212412072" calcext:value-type="float">
            <text:p>-0.346398212412072</text:p>
          </table:table-cell>
          <table:table-cell office:value-type="float" office:value="-0.346519845264305" calcext:value-type="float">
            <text:p>-0.346519845264305</text:p>
          </table:table-cell>
          <table:table-cell office:value-type="float" office:value="-0.346643517728443" calcext:value-type="float">
            <text:p>-0.346643517728443</text:p>
          </table:table-cell>
          <table:table-cell office:value-type="float" office:value="-0.347263672771748" calcext:value-type="float">
            <text:p>-0.347263672771748</text:p>
          </table:table-cell>
          <table:table-cell office:value-type="float" office:value="-0.346452767183447" calcext:value-type="float">
            <text:p>-0.346452767183447</text:p>
          </table:table-cell>
          <table:table-cell office:value-type="float" office:value="-0.346779512823423" calcext:value-type="float">
            <text:p>-0.346779512823423</text:p>
          </table:table-cell>
          <table:table-cell office:value-type="float" office:value="-0.346785823789362" calcext:value-type="float">
            <text:p>-0.346785823789362</text:p>
          </table:table-cell>
          <table:table-cell office:value-type="float" office:value="-0.347097427575438" calcext:value-type="float">
            <text:p>-0.347097427575438</text:p>
          </table:table-cell>
          <table:table-cell office:value-type="float" office:value="-0.34653909062608" calcext:value-type="float">
            <text:p>-0.34653909062608</text:p>
          </table:table-cell>
          <table:table-cell office:value-type="float" office:value="-0.346658337974237" calcext:value-type="float">
            <text:p>-0.346658337974237</text:p>
          </table:table-cell>
          <table:table-cell office:value-type="float" office:value="-0.346751133788151" calcext:value-type="float">
            <text:p>-0.346751133788151</text:p>
          </table:table-cell>
          <table:table-cell office:value-type="float" office:value="-0.34632510471199" calcext:value-type="float">
            <text:p>-0.34632510471199</text:p>
          </table:table-cell>
          <table:table-cell office:value-type="float" office:value="-0.34667023763119" calcext:value-type="float">
            <text:p>-0.34667023763119</text:p>
          </table:table-cell>
          <table:table-cell office:value-type="float" office:value="-0.346875379632732" calcext:value-type="float">
            <text:p>-0.346875379632732</text:p>
          </table:table-cell>
          <table:table-cell office:value-type="float" office:value="-0.346396582960434" calcext:value-type="float">
            <text:p>-0.346396582960434</text:p>
          </table:table-cell>
          <table:table-cell office:value-type="float" office:value="-0.346327878334296" calcext:value-type="float">
            <text:p>-0.346327878334296</text:p>
          </table:table-cell>
          <table:table-cell office:value-type="float" office:value="-0.346891961187241" calcext:value-type="float">
            <text:p>-0.346891961187241</text:p>
          </table:table-cell>
          <table:table-cell office:value-type="float" office:value="-0.34668977923452" calcext:value-type="float">
            <text:p>-0.34668977923452</text:p>
          </table:table-cell>
          <table:table-cell office:value-type="float" office:value="-0.346405023926088" calcext:value-type="float">
            <text:p>-0.346405023926088</text:p>
          </table:table-cell>
          <table:table-cell office:value-type="float" office:value="-0.346757079311506" calcext:value-type="float">
            <text:p>-0.346757079311506</text:p>
          </table:table-cell>
          <table:table-cell office:value-type="float" office:value="-0.346632405013245" calcext:value-type="float">
            <text:p>-0.346632405013245</text:p>
          </table:table-cell>
          <table:table-cell office:value-type="float" office:value="-0.348081998899842" calcext:value-type="float">
            <text:p>-0.348081998899842</text:p>
          </table:table-cell>
          <table:table-cell office:value-type="float" office:value="-0.345742222032821" calcext:value-type="float">
            <text:p>-0.345742222032821</text:p>
          </table:table-cell>
          <table:table-cell office:value-type="float" office:value="-0.346097810419533" calcext:value-type="float">
            <text:p>-0.346097810419533</text:p>
          </table:table-cell>
          <table:table-cell office:value-type="float" office:value="-0.346783064713619" calcext:value-type="float">
            <text:p>-0.346783064713619</text:p>
          </table:table-cell>
          <table:table-cell office:value-type="float" office:value="-0.351291404863641" calcext:value-type="float">
            <text:p>-0.351291404863641</text:p>
          </table:table-cell>
          <table:table-cell office:value-type="float" office:value="-0.360674352449852" calcext:value-type="float">
            <text:p>-0.360674352449852</text:p>
          </table:table-cell>
          <table:table-cell office:value-type="float" office:value="-0.34275402985519" calcext:value-type="float">
            <text:p>-0.34275402985519</text:p>
          </table:table-cell>
          <table:table-cell office:value-type="float" office:value="-0.319867538165222" calcext:value-type="float">
            <text:p>-0.319867538165222</text:p>
          </table:table-cell>
          <table:table-cell office:value-type="float" office:value="-0.325671813219025" calcext:value-type="float">
            <text:p>-0.325671813219025</text:p>
          </table:table-cell>
          <table:table-cell office:value-type="float" office:value="-0.364492315777161" calcext:value-type="float">
            <text:p>-0.364492315777161</text:p>
          </table:table-cell>
          <table:table-cell office:value-type="float" office:value="-0.387461123440139" calcext:value-type="float">
            <text:p>-0.387461123440139</text:p>
          </table:table-cell>
          <table:table-cell office:value-type="float" office:value="-0.379252259905657" calcext:value-type="float">
            <text:p>-0.379252259905657</text:p>
          </table:table-cell>
          <table:table-cell office:value-type="float" office:value="-0.384905385875315" calcext:value-type="float">
            <text:p>-0.384905385875315</text:p>
          </table:table-cell>
          <table:table-cell office:value-type="float" office:value="-0.342005176362061" calcext:value-type="float">
            <text:p>-0.342005176362061</text:p>
          </table:table-cell>
          <table:table-cell office:value-type="float" office:value="-0.32122700273053" calcext:value-type="float">
            <text:p>-0.32122700273053</text:p>
          </table:table-cell>
          <table:table-cell office:value-type="float" office:value="-0.322809315993679" calcext:value-type="float">
            <text:p>-0.322809315993679</text:p>
          </table:table-cell>
          <table:table-cell office:value-type="float" office:value="-0.313377608229955" calcext:value-type="float">
            <text:p>-0.313377608229955</text:p>
          </table:table-cell>
          <table:table-cell office:value-type="float" office:value="-0.318153163307633" calcext:value-type="float">
            <text:p>-0.318153163307633</text:p>
          </table:table-cell>
          <table:table-cell office:value-type="float" office:value="-0.313993912831818" calcext:value-type="float">
            <text:p>-0.313993912831818</text:p>
          </table:table-cell>
          <table:table-cell office:value-type="float" office:value="-0.311388054519734" calcext:value-type="float">
            <text:p>-0.311388054519734</text:p>
          </table:table-cell>
          <table:table-cell office:value-type="float" office:value="-0.310437068497561" calcext:value-type="float">
            <text:p>-0.310437068497561</text:p>
          </table:table-cell>
          <table:table-cell office:value-type="float" office:value="-0.336794409186519" calcext:value-type="float">
            <text:p>-0.336794409186519</text:p>
          </table:table-cell>
          <table:table-cell office:value-type="float" office:value="-0.308316609200522" calcext:value-type="float">
            <text:p>-0.308316609200522</text:p>
          </table:table-cell>
          <table:table-cell office:value-type="float" office:value="-0.303933523828649" calcext:value-type="float">
            <text:p>-0.303933523828649</text:p>
          </table:table-cell>
          <table:table-cell office:value-type="float" office:value="-0.280962347812901" calcext:value-type="float">
            <text:p>-0.280962347812901</text:p>
          </table:table-cell>
          <table:table-cell office:value-type="float" office:value="-0.297300648743876" calcext:value-type="float">
            <text:p>-0.297300648743876</text:p>
          </table:table-cell>
          <table:table-cell office:value-type="float" office:value="-0.316197345380765" calcext:value-type="float">
            <text:p>-0.316197345380765</text:p>
          </table:table-cell>
          <table:table-cell office:value-type="float" office:value="-0.336078145271377" calcext:value-type="float">
            <text:p>-0.336078145271377</text:p>
          </table:table-cell>
          <table:table-cell office:value-type="float" office:value="-0.356369396979086" calcext:value-type="float">
            <text:p>-0.356369396979086</text:p>
          </table:table-cell>
          <table:table-cell office:value-type="float" office:value="-0.350061822124592" calcext:value-type="float">
            <text:p>-0.350061822124592</text:p>
          </table:table-cell>
          <table:table-cell office:value-type="float" office:value="-0.326961486273011" calcext:value-type="float">
            <text:p>-0.326961486273011</text:p>
          </table:table-cell>
          <table:table-cell office:value-type="float" office:value="-0.3571370761258" calcext:value-type="float">
            <text:p>-0.3571370761258</text:p>
          </table:table-cell>
          <table:table-cell office:value-type="float" office:value="-0.377412812600035" calcext:value-type="float">
            <text:p>-0.377412812600035</text:p>
          </table:table-cell>
          <table:table-cell office:value-type="float" office:value="-0.385149952876936" calcext:value-type="float">
            <text:p>-0.385149952876936</text:p>
          </table:table-cell>
          <table:table-cell office:value-type="float" office:value="-0.38323011489254" calcext:value-type="float">
            <text:p>-0.38323011489254</text:p>
          </table:table-cell>
          <table:table-cell office:value-type="float" office:value="-0.377098677832583" calcext:value-type="float">
            <text:p>-0.377098677832583</text:p>
          </table:table-cell>
          <table:table-cell office:value-type="float" office:value="-0.353425226392164" calcext:value-type="float">
            <text:p>-0.353425226392164</text:p>
          </table:table-cell>
          <table:table-cell office:value-type="float" office:value="-0.362523296915569" calcext:value-type="float">
            <text:p>-0.362523296915569</text:p>
          </table:table-cell>
          <table:table-cell office:value-type="float" office:value="-0.355853967386964" calcext:value-type="float">
            <text:p>-0.355853967386964</text:p>
          </table:table-cell>
          <table:table-cell office:value-type="float" office:value="-0.349048406398856" calcext:value-type="float">
            <text:p>-0.349048406398856</text:p>
          </table:table-cell>
          <table:table-cell office:value-type="float" office:value="-0.351755413438499" calcext:value-type="float">
            <text:p>-0.351755413438499</text:p>
          </table:table-cell>
          <table:table-cell office:value-type="float" office:value="-0.407191505166303" calcext:value-type="float">
            <text:p>-0.407191505166303</text:p>
          </table:table-cell>
          <table:table-cell office:value-type="float" office:value="-0.417032115818341" calcext:value-type="float">
            <text:p>-0.417032115818341</text:p>
          </table:table-cell>
          <table:table-cell office:value-type="float" office:value="-0.319098542472588" calcext:value-type="float">
            <text:p>-0.319098542472588</text:p>
          </table:table-cell>
          <table:table-cell office:value-type="float" office:value="-0.348586496959912" calcext:value-type="float">
            <text:p>-0.348586496959912</text:p>
          </table:table-cell>
          <table:table-cell office:value-type="float" office:value="-0.360453865482822" calcext:value-type="float">
            <text:p>-0.360453865482822</text:p>
          </table:table-cell>
          <table:table-cell office:value-type="float" office:value="-0.39436157599863" calcext:value-type="float">
            <text:p>-0.39436157599863</text:p>
          </table:table-cell>
          <table:table-cell office:value-type="float" office:value="-0.403277761546954" calcext:value-type="float">
            <text:p>-0.403277761546954</text:p>
          </table:table-cell>
          <table:table-cell office:value-type="float" office:value="-0.404219357869329" calcext:value-type="float">
            <text:p>-0.404219357869329</text:p>
          </table:table-cell>
          <table:table-cell office:value-type="float" office:value="-0.398447865681264" calcext:value-type="float">
            <text:p>-0.398447865681264</text:p>
          </table:table-cell>
          <table:table-cell office:value-type="float" office:value="-0.37153347266432" calcext:value-type="float">
            <text:p>-0.37153347266432</text:p>
          </table:table-cell>
          <table:table-cell office:value-type="float" office:value="-0.361295179526997" calcext:value-type="float">
            <text:p>-0.361295179526997</text:p>
          </table:table-cell>
          <table:table-cell office:value-type="float" office:value="-0.351561756511029" calcext:value-type="float">
            <text:p>-0.351561756511029</text:p>
          </table:table-cell>
          <table:table-cell office:value-type="float" office:value="-0.354702701152794" calcext:value-type="float">
            <text:p>-0.354702701152794</text:p>
          </table:table-cell>
          <table:table-cell office:value-type="float" office:value="-0.395727020677543" calcext:value-type="float">
            <text:p>-0.395727020677543</text:p>
          </table:table-cell>
          <table:table-cell office:value-type="float" office:value="-0.401391635309704" calcext:value-type="float">
            <text:p>-0.401391635309704</text:p>
          </table:table-cell>
          <table:table-cell office:value-type="float" office:value="-0.423073499203076" calcext:value-type="float">
            <text:p>-0.423073499203076</text:p>
          </table:table-cell>
          <table:table-cell office:value-type="float" office:value="-0.420482354517027" calcext:value-type="float">
            <text:p>-0.420482354517027</text:p>
          </table:table-cell>
          <table:table-cell office:value-type="float" office:value="-0.419403758183279" calcext:value-type="float">
            <text:p>-0.419403758183279</text:p>
          </table:table-cell>
          <table:table-cell office:value-type="float" office:value="-0.393671304562648" calcext:value-type="float">
            <text:p>-0.393671304562648</text:p>
          </table:table-cell>
          <table:table-cell office:value-type="float" office:value="-0.389855879227215" calcext:value-type="float">
            <text:p>-0.389855879227215</text:p>
          </table:table-cell>
          <table:table-cell office:value-type="float" office:value="-0.412584448760365" calcext:value-type="float">
            <text:p>-0.412584448760365</text:p>
          </table:table-cell>
          <table:table-cell office:value-type="float" office:value="-0.391929527676775" calcext:value-type="float">
            <text:p>-0.391929527676775</text:p>
          </table:table-cell>
          <table:table-cell office:value-type="float" office:value="-0.377165950293769" calcext:value-type="float">
            <text:p>-0.377165950293769</text:p>
          </table:table-cell>
          <table:table-cell office:value-type="float" office:value="-0.377762136277669" calcext:value-type="float">
            <text:p>-0.377762136277669</text:p>
          </table:table-cell>
          <table:table-cell office:value-type="float" office:value="-0.380230224090787" calcext:value-type="float">
            <text:p>-0.380230224090787</text:p>
          </table:table-cell>
          <table:table-cell office:value-type="float" office:value="-0.424009343738145" calcext:value-type="float">
            <text:p>-0.424009343738145</text:p>
          </table:table-cell>
          <table:table-cell office:value-type="float" office:value="-0.428495549038353" calcext:value-type="float">
            <text:p>-0.428495549038353</text:p>
          </table:table-cell>
          <table:table-cell office:value-type="float" office:value="-0.376758889846346" calcext:value-type="float">
            <text:p>-0.376758889846346</text:p>
          </table:table-cell>
          <table:table-cell office:value-type="float" office:value="-0.379450134617171" calcext:value-type="float">
            <text:p>-0.379450134617171</text:p>
          </table:table-cell>
          <table:table-cell office:value-type="float" office:value="-0.382339666159342" calcext:value-type="float">
            <text:p>-0.382339666159342</text:p>
          </table:table-cell>
          <table:table-cell office:value-type="float" office:value="-0.408796826543532" calcext:value-type="float">
            <text:p>-0.408796826543532</text:p>
          </table:table-cell>
          <table:table-cell office:value-type="float" office:value="-0.423098053422809" calcext:value-type="float">
            <text:p>-0.423098053422809</text:p>
          </table:table-cell>
          <table:table-cell office:value-type="float" office:value="-0.422989117383435" calcext:value-type="float">
            <text:p>-0.422989117383435</text:p>
          </table:table-cell>
          <table:table-cell office:value-type="float" office:value="-0.41920146128961" calcext:value-type="float">
            <text:p>-0.41920146128961</text:p>
          </table:table-cell>
          <table:table-cell office:value-type="float" office:value="-0.408656154753241" calcext:value-type="float">
            <text:p>-0.408656154753241</text:p>
          </table:table-cell>
          <table:table-cell office:value-type="float" office:value="-0.396255497147706" calcext:value-type="float">
            <text:p>-0.396255497147706</text:p>
          </table:table-cell>
          <table:table-cell office:value-type="float" office:value="-0.369666656176554" calcext:value-type="float">
            <text:p>-0.369666656176554</text:p>
          </table:table-cell>
          <table:table-cell office:value-type="float" office:value="-0.398758437993787" calcext:value-type="float">
            <text:p>-0.398758437993787</text:p>
          </table:table-cell>
          <table:table-cell office:value-type="float" office:value="-0.42552274570875" calcext:value-type="float">
            <text:p>-0.42552274570875</text:p>
          </table:table-cell>
          <table:table-cell office:value-type="float" office:value="-0.434630875596941" calcext:value-type="float">
            <text:p>-0.434630875596941</text:p>
          </table:table-cell>
          <table:table-cell office:value-type="float" office:value="-0.440165083308919" calcext:value-type="float">
            <text:p>-0.440165083308919</text:p>
          </table:table-cell>
          <table:table-cell office:value-type="float" office:value="-0.438287325627525" calcext:value-type="float">
            <text:p>-0.438287325627525</text:p>
          </table:table-cell>
          <table:table-cell office:value-type="float" office:value="-0.423362371654162" calcext:value-type="float">
            <text:p>-0.423362371654162</text:p>
          </table:table-cell>
          <table:table-cell office:value-type="float" office:value="-0.427143641966009" calcext:value-type="float">
            <text:p>-0.427143641966009</text:p>
          </table:table-cell>
          <table:table-cell office:value-type="float" office:value="-0.390055432141826" calcext:value-type="float">
            <text:p>-0.390055432141826</text:p>
          </table:table-cell>
          <table:table-cell office:value-type="float" office:value="-0.395780631955735" calcext:value-type="float">
            <text:p>-0.395780631955735</text:p>
          </table:table-cell>
          <table:table-cell office:value-type="float" office:value="-0.399883423419711" calcext:value-type="float">
            <text:p>-0.399883423419711</text:p>
          </table:table-cell>
          <table:table-cell office:value-type="float" office:value="-0.40673989780473" calcext:value-type="float">
            <text:p>-0.40673989780473</text:p>
          </table:table-cell>
          <table:table-cell office:value-type="float" office:value="-0.37531030757828" calcext:value-type="float">
            <text:p>-0.37531030757828</text:p>
          </table:table-cell>
          <table:table-cell office:value-type="float" office:value="-0.392291410792819" calcext:value-type="float">
            <text:p>-0.392291410792819</text:p>
          </table:table-cell>
          <table:table-cell office:value-type="float" office:value="-0.382923147977874" calcext:value-type="float">
            <text:p>-0.382923147977874</text:p>
          </table:table-cell>
          <table:table-cell office:value-type="float" office:value="-0.392166223358344" calcext:value-type="float">
            <text:p>-0.392166223358344</text:p>
          </table:table-cell>
          <table:table-cell office:value-type="float" office:value="-0.379424146625188" calcext:value-type="float">
            <text:p>-0.379424146625188</text:p>
          </table:table-cell>
          <table:table-cell office:value-type="float" office:value="-0.339313477914353" calcext:value-type="float">
            <text:p>-0.339313477914353</text:p>
          </table:table-cell>
          <table:table-cell office:value-type="float" office:value="-0.320918362226465" calcext:value-type="float">
            <text:p>-0.320918362226465</text:p>
          </table:table-cell>
          <table:table-cell office:value-type="float" office:value="-0.307603808462033" calcext:value-type="float">
            <text:p>-0.307603808462033</text:p>
          </table:table-cell>
          <table:table-cell office:value-type="float" office:value="-0.32986488460613" calcext:value-type="float">
            <text:p>-0.32986488460613</text:p>
          </table:table-cell>
          <table:table-cell office:value-type="float" office:value="-0.356819455087712" calcext:value-type="float">
            <text:p>-0.356819455087712</text:p>
          </table:table-cell>
          <table:table-cell office:value-type="float" office:value="-0.381500693204396" calcext:value-type="float">
            <text:p>-0.381500693204396</text:p>
          </table:table-cell>
          <table:table-cell office:value-type="float" office:value="-0.389116695328315" calcext:value-type="float">
            <text:p>-0.389116695328315</text:p>
          </table:table-cell>
          <table:table-cell office:value-type="float" office:value="-0.38822144270619" calcext:value-type="float">
            <text:p>-0.38822144270619</text:p>
          </table:table-cell>
          <table:table-cell office:value-type="float" office:value="-0.362240409705104" calcext:value-type="float">
            <text:p>-0.362240409705104</text:p>
          </table:table-cell>
          <table:table-cell office:value-type="float" office:value="-0.347020855017794" calcext:value-type="float">
            <text:p>-0.347020855017794</text:p>
          </table:table-cell>
          <table:table-cell office:value-type="float" office:value="-0.357936765748978" calcext:value-type="float">
            <text:p>-0.357936765748978</text:p>
          </table:table-cell>
          <table:table-cell office:value-type="float" office:value="-0.347803101110424" calcext:value-type="float">
            <text:p>-0.347803101110424</text:p>
          </table:table-cell>
          <table:table-cell office:value-type="float" office:value="-0.365401035753436" calcext:value-type="float">
            <text:p>-0.365401035753436</text:p>
          </table:table-cell>
          <table:table-cell office:value-type="float" office:value="-0.397618901710514" calcext:value-type="float">
            <text:p>-0.397618901710514</text:p>
          </table:table-cell>
          <table:table-cell office:value-type="float" office:value="-0.406315302779242" calcext:value-type="float">
            <text:p>-0.406315302779242</text:p>
          </table:table-cell>
          <table:table-cell office:value-type="float" office:value="-0.405301451871966" calcext:value-type="float">
            <text:p>-0.405301451871966</text:p>
          </table:table-cell>
          <table:table-cell office:value-type="float" office:value="-0.395636671726085" calcext:value-type="float">
            <text:p>-0.395636671726085</text:p>
          </table:table-cell>
          <table:table-cell office:value-type="float" office:value="-0.403702156177682" calcext:value-type="float">
            <text:p>-0.403702156177682</text:p>
          </table:table-cell>
          <table:table-cell office:value-type="float" office:value="-0.344412350238499" calcext:value-type="float">
            <text:p>-0.344412350238499</text:p>
          </table:table-cell>
          <table:table-cell office:value-type="float" office:value="-0.354839614090049" calcext:value-type="float">
            <text:p>-0.354839614090049</text:p>
          </table:table-cell>
          <table:table-cell office:value-type="float" office:value="-0.348323254540251" calcext:value-type="float">
            <text:p>-0.348323254540251</text:p>
          </table:table-cell>
          <table:table-cell office:value-type="float" office:value="-0.356343118584578" calcext:value-type="float">
            <text:p>-0.356343118584578</text:p>
          </table:table-cell>
          <table:table-cell office:value-type="float" office:value="-0.360420602915741" calcext:value-type="float">
            <text:p>-0.360420602915741</text:p>
          </table:table-cell>
          <table:table-cell office:value-type="float" office:value="-0.36016394072556" calcext:value-type="float">
            <text:p>-0.36016394072556</text:p>
          </table:table-cell>
          <table:table-cell office:value-type="float" office:value="-0.339915731201619" calcext:value-type="float">
            <text:p>-0.339915731201619</text:p>
          </table:table-cell>
          <table:table-cell office:value-type="float" office:value="-0.304565835618778" calcext:value-type="float">
            <text:p>-0.304565835618778</text:p>
          </table:table-cell>
          <table:table-cell office:value-type="float" office:value="-0.287503397022089" calcext:value-type="float">
            <text:p>-0.287503397022089</text:p>
          </table:table-cell>
          <table:table-cell office:value-type="float" office:value="-0.288891007957893" calcext:value-type="float">
            <text:p>-0.288891007957893</text:p>
          </table:table-cell>
          <table:table-cell office:value-type="float" office:value="-0.298569167332937" calcext:value-type="float">
            <text:p>-0.298569167332937</text:p>
          </table:table-cell>
          <table:table-cell office:value-type="float" office:value="-0.320549537208965" calcext:value-type="float">
            <text:p>-0.320549537208965</text:p>
          </table:table-cell>
          <table:table-cell office:value-type="float" office:value="-0.341110404129413" calcext:value-type="float">
            <text:p>-0.341110404129413</text:p>
          </table:table-cell>
          <table:table-cell office:value-type="float" office:value="-0.356449378385494" calcext:value-type="float">
            <text:p>-0.356449378385494</text:p>
          </table:table-cell>
          <table:table-cell office:value-type="float" office:value="-0.356208340252908" calcext:value-type="float">
            <text:p>-0.356208340252908</text:p>
          </table:table-cell>
          <table:table-cell office:value-type="float" office:value="-0.350819787619176" calcext:value-type="float">
            <text:p>-0.350819787619176</text:p>
          </table:table-cell>
          <table:table-cell office:value-type="float" office:value="-0.33329539518627" calcext:value-type="float">
            <text:p>-0.33329539518627</text:p>
          </table:table-cell>
          <table:table-cell office:value-type="float" office:value="-0.350708599120163" calcext:value-type="float">
            <text:p>-0.350708599120163</text:p>
          </table:table-cell>
          <table:table-cell office:value-type="float" office:value="-0.335229900615404" calcext:value-type="float">
            <text:p>-0.335229900615404</text:p>
          </table:table-cell>
          <table:table-cell office:value-type="float" office:value="-0.367430686645518" calcext:value-type="float">
            <text:p>-0.367430686645518</text:p>
          </table:table-cell>
          <table:table-cell office:value-type="float" office:value="-0.38372378068189" calcext:value-type="float">
            <text:p>-0.38372378068189</text:p>
          </table:table-cell>
          <table:table-cell office:value-type="float" office:value="-0.387045313907606" calcext:value-type="float">
            <text:p>-0.387045313907606</text:p>
          </table:table-cell>
          <table:table-cell office:value-type="float" office:value="-0.393268541367916" calcext:value-type="float">
            <text:p>-0.393268541367916</text:p>
          </table:table-cell>
          <table:table-cell office:value-type="float" office:value="-0.394135694117498" calcext:value-type="float">
            <text:p>-0.394135694117498</text:p>
          </table:table-cell>
          <table:table-cell office:value-type="float" office:value="-0.38563134760802" calcext:value-type="float">
            <text:p>-0.38563134760802</text:p>
          </table:table-cell>
          <table:table-cell office:value-type="float" office:value="-0.39165004804585" calcext:value-type="float">
            <text:p>-0.39165004804585</text:p>
          </table:table-cell>
          <table:table-cell office:value-type="float" office:value="-0.339910581095066" calcext:value-type="float">
            <text:p>-0.339910581095066</text:p>
          </table:table-cell>
          <table:table-cell office:value-type="float" office:value="-0.322000349027492" calcext:value-type="float">
            <text:p>-0.322000349027492</text:p>
          </table:table-cell>
          <table:table-cell office:value-type="float" office:value="-0.311490499829788" calcext:value-type="float">
            <text:p>-0.311490499829788</text:p>
          </table:table-cell>
          <table:table-cell office:value-type="float" office:value="-0.319877329954219" calcext:value-type="float">
            <text:p>-0.319877329954219</text:p>
          </table:table-cell>
          <table:table-cell office:value-type="float" office:value="-0.328937501448015" calcext:value-type="float">
            <text:p>-0.328937501448015</text:p>
          </table:table-cell>
          <table:table-cell office:value-type="float" office:value="-0.342346732176507" calcext:value-type="float">
            <text:p>-0.342346732176507</text:p>
          </table:table-cell>
          <table:table-cell office:value-type="float" office:value="-0.347056726819895" calcext:value-type="float">
            <text:p>-0.347056726819895</text:p>
          </table:table-cell>
          <table:table-cell office:value-type="float" office:value="-0.360514031046616" calcext:value-type="float">
            <text:p>-0.360514031046616</text:p>
          </table:table-cell>
          <table:table-cell office:value-type="float" office:value="-0.357104461920288" calcext:value-type="float">
            <text:p>-0.357104461920288</text:p>
          </table:table-cell>
          <table:table-cell office:value-type="float" office:value="-0.354739712982694" calcext:value-type="float">
            <text:p>-0.354739712982694</text:p>
          </table:table-cell>
          <table:table-cell office:value-type="float" office:value="-0.355440161987095" calcext:value-type="float">
            <text:p>-0.355440161987095</text:p>
          </table:table-cell>
          <table:table-cell office:value-type="float" office:value="-0.355197471472693" calcext:value-type="float">
            <text:p>-0.355197471472693</text:p>
          </table:table-cell>
          <table:table-cell office:value-type="float" office:value="-0.353912291224095" calcext:value-type="float">
            <text:p>-0.353912291224095</text:p>
          </table:table-cell>
          <table:table-cell office:value-type="float" office:value="-0.352550731304619" calcext:value-type="float">
            <text:p>-0.352550731304619</text:p>
          </table:table-cell>
          <table:table-cell office:value-type="float" office:value="-0.354257247054771" calcext:value-type="float">
            <text:p>-0.354257247054771</text:p>
          </table:table-cell>
          <table:table-cell office:value-type="float" office:value="-0.353958177127213" calcext:value-type="float">
            <text:p>-0.353958177127213</text:p>
          </table:table-cell>
          <table:table-cell office:value-type="float" office:value="-0.354690997664832" calcext:value-type="float">
            <text:p>-0.354690997664832</text:p>
          </table:table-cell>
          <table:table-cell office:value-type="float" office:value="-0.354533705466535" calcext:value-type="float">
            <text:p>-0.354533705466535</text:p>
          </table:table-cell>
          <table:table-cell office:value-type="float" office:value="-0.354809805913697" calcext:value-type="float">
            <text:p>-0.354809805913697</text:p>
          </table:table-cell>
          <table:table-cell office:value-type="float" office:value="-0.354396959144973" calcext:value-type="float">
            <text:p>-0.354396959144973</text:p>
          </table:table-cell>
          <table:table-cell office:value-type="float" office:value="-0.3531646356165" calcext:value-type="float">
            <text:p>-0.3531646356165</text:p>
          </table:table-cell>
          <table:table-cell office:value-type="float" office:value="-0.353374651491795" calcext:value-type="float">
            <text:p>-0.353374651491795</text:p>
          </table:table-cell>
          <table:table-cell office:value-type="float" office:value="-0.3540456711134" calcext:value-type="float">
            <text:p>-0.3540456711134</text:p>
          </table:table-cell>
          <table:table-cell office:value-type="float" office:value="-0.35390315531674" calcext:value-type="float">
            <text:p>-0.35390315531674</text:p>
          </table:table-cell>
          <table:table-cell office:value-type="float" office:value="-0.354422961067249" calcext:value-type="float">
            <text:p>-0.354422961067249</text:p>
          </table:table-cell>
          <table:table-cell office:value-type="float" office:value="-0.355728449192558" calcext:value-type="float">
            <text:p>-0.355728449192558</text:p>
          </table:table-cell>
          <table:table-cell office:value-type="float" office:value="-0.355019923497976" calcext:value-type="float">
            <text:p>-0.355019923497976</text:p>
          </table:table-cell>
          <table:table-cell office:value-type="float" office:value="-0.355278077227983" calcext:value-type="float">
            <text:p>-0.355278077227983</text:p>
          </table:table-cell>
          <table:table-cell office:value-type="float" office:value="-0.354922278202579" calcext:value-type="float">
            <text:p>-0.354922278202579</text:p>
          </table:table-cell>
          <table:table-cell office:value-type="float" office:value="-0.354882158943682" calcext:value-type="float">
            <text:p>-0.354882158943682</text:p>
          </table:table-cell>
          <table:table-cell office:value-type="float" office:value="-0.354377941305746" calcext:value-type="float">
            <text:p>-0.354377941305746</text:p>
          </table:table-cell>
          <table:table-cell office:value-type="float" office:value="-0.353778455515133" calcext:value-type="float">
            <text:p>-0.353778455515133</text:p>
          </table:table-cell>
          <table:table-cell office:value-type="float" office:value="-0.353680058414005" calcext:value-type="float">
            <text:p>-0.353680058414005</text:p>
          </table:table-cell>
          <table:table-cell office:value-type="float" office:value="-0.354742920699835" calcext:value-type="float">
            <text:p>-0.354742920699835</text:p>
          </table:table-cell>
          <table:table-cell office:value-type="float" office:value="-0.354625374403268" calcext:value-type="float">
            <text:p>-0.354625374403268</text:p>
          </table:table-cell>
          <table:table-cell office:value-type="float" office:value="-0.353783937712506" calcext:value-type="float">
            <text:p>-0.353783937712506</text:p>
          </table:table-cell>
          <table:table-cell office:value-type="float" office:value="-0.35492735058108" calcext:value-type="float">
            <text:p>-0.35492735058108</text:p>
          </table:table-cell>
          <table:table-cell office:value-type="float" office:value="-0.353887204588321" calcext:value-type="float">
            <text:p>-0.353887204588321</text:p>
          </table:table-cell>
          <table:table-cell office:value-type="float" office:value="-0.355561236338758" calcext:value-type="float">
            <text:p>-0.355561236338758</text:p>
          </table:table-cell>
          <table:table-cell office:value-type="float" office:value="-0.354335844926179" calcext:value-type="float">
            <text:p>-0.354335844926179</text:p>
          </table:table-cell>
          <table:table-cell office:value-type="float" office:value="-0.354601836316694" calcext:value-type="float">
            <text:p>-0.354601836316694</text:p>
          </table:table-cell>
          <table:table-cell office:value-type="float" office:value="-0.35428962044938" calcext:value-type="float">
            <text:p>-0.35428962044938</text:p>
          </table:table-cell>
          <table:table-cell office:value-type="float" office:value="-0.354356561389235" calcext:value-type="float">
            <text:p>-0.354356561389235</text:p>
          </table:table-cell>
          <table:table-cell office:value-type="float" office:value="-0.354260095322839" calcext:value-type="float">
            <text:p>-0.354260095322839</text:p>
          </table:table-cell>
          <table:table-cell office:value-type="float" office:value="-0.354520139791517" calcext:value-type="float">
            <text:p>-0.354520139791517</text:p>
          </table:table-cell>
          <table:table-cell office:value-type="float" office:value="-0.353455476094395" calcext:value-type="float">
            <text:p>-0.353455476094395</text:p>
          </table:table-cell>
          <table:table-cell office:value-type="float" office:value="-0.355216086517835" calcext:value-type="float">
            <text:p>-0.355216086517835</text:p>
          </table:table-cell>
          <table:table-cell office:value-type="float" office:value="-0.354345147796243" calcext:value-type="float">
            <text:p>-0.354345147796243</text:p>
          </table:table-cell>
          <table:table-cell office:value-type="float" office:value="-0.354305929574704" calcext:value-type="float">
            <text:p>-0.354305929574704</text:p>
          </table:table-cell>
          <table:table-cell office:value-type="float" office:value="-0.355144665098696" calcext:value-type="float">
            <text:p>-0.355144665098696</text:p>
          </table:table-cell>
          <table:table-cell office:value-type="float" office:value="-0.353936406265111" calcext:value-type="float">
            <text:p>-0.353936406265111</text:p>
          </table:table-cell>
          <table:table-cell office:value-type="float" office:value="-0.354143004925738" calcext:value-type="float">
            <text:p>-0.354143004925738</text:p>
          </table:table-cell>
          <table:table-cell office:value-type="float" office:value="-0.353866957293498" calcext:value-type="float">
            <text:p>-0.353866957293498</text:p>
          </table:table-cell>
          <table:table-cell office:value-type="float" office:value="-0.354086441294866" calcext:value-type="float">
            <text:p>-0.354086441294866</text:p>
          </table:table-cell>
          <table:table-cell office:value-type="float" office:value="-0.353924015772835" calcext:value-type="float">
            <text:p>-0.353924015772835</text:p>
          </table:table-cell>
          <table:table-cell office:value-type="float" office:value="-0.353468223076154" calcext:value-type="float">
            <text:p>-0.353468223076154</text:p>
          </table:table-cell>
          <table:table-cell office:value-type="float" office:value="-0.355188582694825" calcext:value-type="float">
            <text:p>-0.355188582694825</text:p>
          </table:table-cell>
          <table:table-cell office:value-type="float" office:value="-0.353294098547651" calcext:value-type="float">
            <text:p>-0.353294098547651</text:p>
          </table:table-cell>
          <table:table-cell office:value-type="float" office:value="-0.354129535957695" calcext:value-type="float">
            <text:p>-0.354129535957695</text:p>
          </table:table-cell>
          <table:table-cell office:value-type="float" office:value="-0.354254020553307" calcext:value-type="float">
            <text:p>-0.354254020553307</text:p>
          </table:table-cell>
          <table:table-cell office:value-type="float" office:value="-0.352795759508632" calcext:value-type="float">
            <text:p>-0.352795759508632</text:p>
          </table:table-cell>
          <table:table-cell office:value-type="float" office:value="-0.353359922939217" calcext:value-type="float">
            <text:p>-0.353359922939217</text:p>
          </table:table-cell>
          <table:table-cell office:value-type="float" office:value="-0.353879170116767" calcext:value-type="float">
            <text:p>-0.353879170116767</text:p>
          </table:table-cell>
          <table:table-cell office:value-type="float" office:value="-0.353315119214672" calcext:value-type="float">
            <text:p>-0.353315119214672</text:p>
          </table:table-cell>
          <table:table-cell office:value-type="float" office:value="-0.353440325080399" calcext:value-type="float">
            <text:p>-0.353440325080399</text:p>
          </table:table-cell>
          <table:table-cell office:value-type="float" office:value="-0.353809479873213" calcext:value-type="float">
            <text:p>-0.353809479873213</text:p>
          </table:table-cell>
          <table:table-cell office:value-type="float" office:value="-0.354680668710246" calcext:value-type="float">
            <text:p>-0.354680668710246</text:p>
          </table:table-cell>
          <table:table-cell office:value-type="float" office:value="-0.3541939540713" calcext:value-type="float">
            <text:p>-0.3541939540713</text:p>
          </table:table-cell>
          <table:table-cell office:value-type="float" office:value="-0.353841543678509" calcext:value-type="float">
            <text:p>-0.353841543678509</text:p>
          </table:table-cell>
          <table:table-cell office:value-type="float" office:value="-0.355612814675391" calcext:value-type="float">
            <text:p>-0.355612814675391</text:p>
          </table:table-cell>
          <table:table-cell office:value-type="float" office:value="-0.353375899622175" calcext:value-type="float">
            <text:p>-0.353375899622175</text:p>
          </table:table-cell>
          <table:table-cell office:value-type="float" office:value="-0.354697264623598" calcext:value-type="float">
            <text:p>-0.354697264623598</text:p>
          </table:table-cell>
          <table:table-cell office:value-type="float" office:value="-0.35382551232968" calcext:value-type="float">
            <text:p>-0.35382551232968</text:p>
          </table:table-cell>
          <table:table-cell office:value-type="float" office:value="-0.354036023253636" calcext:value-type="float">
            <text:p>-0.354036023253636</text:p>
          </table:table-cell>
          <table:table-cell office:value-type="float" office:value="-0.353452978020026" calcext:value-type="float">
            <text:p>-0.353452978020026</text:p>
          </table:table-cell>
          <table:table-cell office:value-type="float" office:value="-0.354009721080753" calcext:value-type="float">
            <text:p>-0.354009721080753</text:p>
          </table:table-cell>
          <table:table-cell office:value-type="float" office:value="-0.35405807419163" calcext:value-type="float">
            <text:p>-0.35405807419163</text:p>
          </table:table-cell>
          <table:table-cell office:value-type="float" office:value="-0.354517251155322" calcext:value-type="float">
            <text:p>-0.354517251155322</text:p>
          </table:table-cell>
          <table:table-cell office:value-type="float" office:value="-0.354603365420023" calcext:value-type="float">
            <text:p>-0.354603365420023</text:p>
          </table:table-cell>
          <table:table-cell office:value-type="float" office:value="-0.354103463647233" calcext:value-type="float">
            <text:p>-0.354103463647233</text:p>
          </table:table-cell>
          <table:table-cell office:value-type="float" office:value="-0.353832819048578" calcext:value-type="float">
            <text:p>-0.353832819048578</text:p>
          </table:table-cell>
          <table:table-cell office:value-type="float" office:value="-0.354076941254716" calcext:value-type="float">
            <text:p>-0.354076941254716</text:p>
          </table:table-cell>
          <table:table-cell office:value-type="float" office:value="-0.353182416857844" calcext:value-type="float">
            <text:p>-0.353182416857844</text:p>
          </table:table-cell>
          <table:table-cell office:value-type="float" office:value="-0.354945335854729" calcext:value-type="float">
            <text:p>-0.354945335854729</text:p>
          </table:table-cell>
          <table:table-cell office:value-type="float" office:value="-0.354244509809677" calcext:value-type="float">
            <text:p>-0.354244509809677</text:p>
          </table:table-cell>
          <table:table-cell office:value-type="float" office:value="-0.354149368601049" calcext:value-type="float">
            <text:p>-0.354149368601049</text:p>
          </table:table-cell>
          <table:table-cell office:value-type="float" office:value="-0.355091497549926" calcext:value-type="float">
            <text:p>-0.355091497549926</text:p>
          </table:table-cell>
          <table:table-cell office:value-type="float" office:value="-0.352361540075564" calcext:value-type="float">
            <text:p>-0.352361540075564</text:p>
          </table:table-cell>
          <table:table-cell office:value-type="float" office:value="-0.354261934641748" calcext:value-type="float">
            <text:p>-0.354261934641748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967755327030417" calcext:value-type="float">
            <text:p>9.67755327030417E-06</text:p>
          </table:table-cell>
          <table:table-cell office:value-type="float" office:value="0.0000225848549537666" calcext:value-type="float">
            <text:p>2.25848549537666E-05</text:p>
          </table:table-cell>
          <table:table-cell office:value-type="float" office:value="0.00000843979909737058" calcext:value-type="float">
            <text:p>8.43979909737058E-06</text:p>
          </table:table-cell>
          <table:table-cell office:value-type="float" office:value="-0.0000142454453850305" calcext:value-type="float">
            <text:p>-1.42454453850305E-05</text:p>
          </table:table-cell>
          <table:table-cell office:value-type="float" office:value="0.000000118684427119486" calcext:value-type="float">
            <text:p>1.18684427119486E-07</text:p>
          </table:table-cell>
          <table:table-cell office:value-type="float" office:value="0.0000168822894728859" calcext:value-type="float">
            <text:p>1.68822894728859E-05</text:p>
          </table:table-cell>
          <table:table-cell office:value-type="float" office:value="-0.0000399860277279229" calcext:value-type="float">
            <text:p>-3.99860277279229E-05</text:p>
          </table:table-cell>
          <table:table-cell office:value-type="float" office:value="0.0000087907444748514" calcext:value-type="float">
            <text:p>8.7907444748514E-06</text:p>
          </table:table-cell>
          <table:table-cell office:value-type="float" office:value="-0.00000254024099949346" calcext:value-type="float">
            <text:p>-2.54024099949346E-06</text:p>
          </table:table-cell>
          <table:table-cell office:value-type="float" office:value="-0.00000636969967249268" calcext:value-type="float">
            <text:p>-6.36969967249268E-06</text:p>
          </table:table-cell>
          <table:table-cell office:value-type="float" office:value="0.00002519253095562" calcext:value-type="float">
            <text:p>2.519253095562E-05</text:p>
          </table:table-cell>
          <table:table-cell office:value-type="float" office:value="-0.0000065725631873681" calcext:value-type="float">
            <text:p>-6.5725631873681E-06</text:p>
          </table:table-cell>
          <table:table-cell office:value-type="float" office:value="0.00000852828582348364" calcext:value-type="float">
            <text:p>8.52828582348364E-06</text:p>
          </table:table-cell>
          <table:table-cell office:value-type="float" office:value="-0.00000970467255217988" calcext:value-type="float">
            <text:p>-9.70467255217988E-06</text:p>
          </table:table-cell>
          <table:table-cell office:value-type="float" office:value="0.0000315098814142045" calcext:value-type="float">
            <text:p>3.15098814142045E-05</text:p>
          </table:table-cell>
          <table:table-cell office:value-type="float" office:value="-0.0000212322370387596" calcext:value-type="float">
            <text:p>-2.12322370387596E-05</text:p>
          </table:table-cell>
          <table:table-cell office:value-type="float" office:value="-0.00000682708649579755" calcext:value-type="float">
            <text:p>-6.82708649579755E-06</text:p>
          </table:table-cell>
          <table:table-cell office:value-type="float" office:value="0.0000158831367431667" calcext:value-type="float">
            <text:p>1.58831367431667E-05</text:p>
          </table:table-cell>
          <table:table-cell office:value-type="float" office:value="-0.0000121759193691395" calcext:value-type="float">
            <text:p>-1.21759193691395E-05</text:p>
          </table:table-cell>
          <table:table-cell office:value-type="float" office:value="0.00000873849404309235" calcext:value-type="float">
            <text:p>8.73849404309235E-06</text:p>
          </table:table-cell>
          <table:table-cell office:value-type="float" office:value="0.00000745317599892825" calcext:value-type="float">
            <text:p>7.45317599892825E-06</text:p>
          </table:table-cell>
          <table:table-cell office:value-type="float" office:value="-0.0000294580173643699" calcext:value-type="float">
            <text:p>-2.94580173643699E-05</text:p>
          </table:table-cell>
          <table:table-cell office:value-type="float" office:value="0.00000124759433045574" calcext:value-type="float">
            <text:p>1.24759433045574E-06</text:p>
          </table:table-cell>
          <table:table-cell office:value-type="float" office:value="-0.00000215079652038375" calcext:value-type="float">
            <text:p>-2.15079652038375E-06</text:p>
          </table:table-cell>
          <table:table-cell office:value-type="float" office:value="0.00000743834880134742" calcext:value-type="float">
            <text:p>7.43834880134742E-06</text:p>
          </table:table-cell>
          <table:table-cell office:value-type="float" office:value="-0.0000314938095929418" calcext:value-type="float">
            <text:p>-3.14938095929418E-05</text:p>
          </table:table-cell>
          <table:table-cell office:value-type="float" office:value="-0.000225170682398468" calcext:value-type="float">
            <text:p>-0.000225170682398</text:p>
          </table:table-cell>
          <table:table-cell office:value-type="float" office:value="-0.00058300294741509" calcext:value-type="float">
            <text:p>-0.000583002947415</text:p>
          </table:table-cell>
          <table:table-cell office:value-type="float" office:value="0.0000465069285705" calcext:value-type="float">
            <text:p>4.65069285705E-05</text:p>
          </table:table-cell>
          <table:table-cell office:value-type="float" office:value="-0.000200972271250988" calcext:value-type="float">
            <text:p>-0.000200972271251</text:p>
          </table:table-cell>
          <table:table-cell office:value-type="float" office:value="0.000131394065007728" calcext:value-type="float">
            <text:p>0.000131394065008</text:p>
          </table:table-cell>
          <table:table-cell office:value-type="float" office:value="0.0000491819722821529" calcext:value-type="float">
            <text:p>4.91819722821529E-05</text:p>
          </table:table-cell>
          <table:table-cell office:value-type="float" office:value="0.0016279996471974" calcext:value-type="float">
            <text:p>0.001627999647197</text:p>
          </table:table-cell>
          <table:table-cell office:value-type="float" office:value="0.0048581002937928" calcext:value-type="float">
            <text:p>0.004858100293793</text:p>
          </table:table-cell>
          <table:table-cell office:value-type="float" office:value="0.00717434280427914" calcext:value-type="float">
            <text:p>0.007174342804279</text:p>
          </table:table-cell>
          <table:table-cell office:value-type="float" office:value="0.00638668908485524" calcext:value-type="float">
            <text:p>0.006386689084855</text:p>
          </table:table-cell>
          <table:table-cell office:value-type="float" office:value="0.00773749054058604" calcext:value-type="float">
            <text:p>0.007737490540586</text:p>
          </table:table-cell>
          <table:table-cell office:value-type="float" office:value="0.00958104862882581" calcext:value-type="float">
            <text:p>0.009581048628826</text:p>
          </table:table-cell>
          <table:table-cell office:value-type="float" office:value="-0.00153693812453526" calcext:value-type="float">
            <text:p>-0.001536938124535</text:p>
          </table:table-cell>
          <table:table-cell office:value-type="float" office:value="-0.00134509073025735" calcext:value-type="float">
            <text:p>-0.001345090730257</text:p>
          </table:table-cell>
          <table:table-cell office:value-type="float" office:value="0.00245235045201231" calcext:value-type="float">
            <text:p>0.002452350452012</text:p>
          </table:table-cell>
          <table:table-cell office:value-type="float" office:value="-0.0251060237351371" calcext:value-type="float">
            <text:p>-0.025106023735137</text:p>
          </table:table-cell>
          <table:table-cell office:value-type="float" office:value="-0.0047089891928076" calcext:value-type="float">
            <text:p>-0.004708989192808</text:p>
          </table:table-cell>
          <table:table-cell office:value-type="float" office:value="-0.00307737929176222" calcext:value-type="float">
            <text:p>-0.003077379291762</text:p>
          </table:table-cell>
          <table:table-cell office:value-type="float" office:value="-0.00244187658887629" calcext:value-type="float">
            <text:p>-0.002441876588876</text:p>
          </table:table-cell>
          <table:table-cell office:value-type="float" office:value="-0.00122439901962995" calcext:value-type="float">
            <text:p>-0.00122439901963</text:p>
          </table:table-cell>
          <table:table-cell office:value-type="float" office:value="-0.00132445565353884" calcext:value-type="float">
            <text:p>-0.001324455653539</text:p>
          </table:table-cell>
          <table:table-cell office:value-type="float" office:value="0.000670390665563403" calcext:value-type="float">
            <text:p>0.000670390665563</text:p>
          </table:table-cell>
          <table:table-cell office:value-type="float" office:value="-0.000597485044947443" calcext:value-type="float">
            <text:p>-0.000597485044947</text:p>
          </table:table-cell>
          <table:table-cell office:value-type="float" office:value="0.0191659124938985" calcext:value-type="float">
            <text:p>0.019165912493899</text:p>
          </table:table-cell>
          <table:table-cell office:value-type="float" office:value="-0.00729470841595131" calcext:value-type="float">
            <text:p>-0.007294708415951</text:p>
          </table:table-cell>
          <table:table-cell office:value-type="float" office:value="-0.00259877238568007" calcext:value-type="float">
            <text:p>-0.00259877238568</text:p>
          </table:table-cell>
          <table:table-cell office:value-type="float" office:value="-0.010514045460837" calcext:value-type="float">
            <text:p>-0.010514045460837</text:p>
          </table:table-cell>
          <table:table-cell office:value-type="float" office:value="0.000861503591477575" calcext:value-type="float">
            <text:p>0.000861503591478</text:p>
          </table:table-cell>
          <table:table-cell office:value-type="float" office:value="-0.00114037661747979" calcext:value-type="float">
            <text:p>-0.00114037661748</text:p>
          </table:table-cell>
          <table:table-cell office:value-type="float" office:value="-0.00143177175404435" calcext:value-type="float">
            <text:p>-0.001431771754044</text:p>
          </table:table-cell>
          <table:table-cell office:value-type="float" office:value="-0.000271364375140748" calcext:value-type="float">
            <text:p>-0.000271364375141</text:p>
          </table:table-cell>
          <table:table-cell office:value-type="float" office:value="-0.000154120747792752" calcext:value-type="float">
            <text:p>-0.000154120747793</text:p>
          </table:table-cell>
          <table:table-cell office:value-type="float" office:value="0.00603139236431788" calcext:value-type="float">
            <text:p>0.006031392364318</text:p>
          </table:table-cell>
          <table:table-cell office:value-type="float" office:value="0.013676530199165" calcext:value-type="float">
            <text:p>0.013676530199165</text:p>
          </table:table-cell>
          <table:table-cell office:value-type="float" office:value="0.014420173041265" calcext:value-type="float">
            <text:p>0.014420173041265</text:p>
          </table:table-cell>
          <table:table-cell office:value-type="float" office:value="-0.000720674936151466" calcext:value-type="float">
            <text:p>-0.000720674936151</text:p>
          </table:table-cell>
          <table:table-cell office:value-type="float" office:value="-0.00142367005010174" calcext:value-type="float">
            <text:p>-0.001423670050102</text:p>
          </table:table-cell>
          <table:table-cell office:value-type="float" office:value="0.00223141205467547" calcext:value-type="float">
            <text:p>0.002231412054675</text:p>
          </table:table-cell>
          <table:table-cell office:value-type="float" office:value="-0.0207699919370671" calcext:value-type="float">
            <text:p>-0.020769991937067</text:p>
          </table:table-cell>
          <table:table-cell office:value-type="float" office:value="-0.00679569739094316" calcext:value-type="float">
            <text:p>-0.006795697390943</text:p>
          </table:table-cell>
          <table:table-cell office:value-type="float" office:value="-0.00198518778039053" calcext:value-type="float">
            <text:p>-0.001985187780391</text:p>
          </table:table-cell>
          <table:table-cell office:value-type="float" office:value="0.00153871794153088" calcext:value-type="float">
            <text:p>0.001538717941531</text:p>
          </table:table-cell>
          <table:table-cell office:value-type="float" office:value="-0.000642179279919108" calcext:value-type="float">
            <text:p>-0.000642179279919</text:p>
          </table:table-cell>
          <table:table-cell office:value-type="float" office:value="0.0354157309666004" calcext:value-type="float">
            <text:p>0.0354157309666</text:p>
          </table:table-cell>
          <table:table-cell office:value-type="float" office:value="-0.00198256200918856" calcext:value-type="float">
            <text:p>-0.001982562009189</text:p>
          </table:table-cell>
          <table:table-cell office:value-type="float" office:value="-0.0439303938148559" calcext:value-type="float">
            <text:p>-0.043930393814856</text:p>
          </table:table-cell>
          <table:table-cell office:value-type="float" office:value="0.00776436642592226" calcext:value-type="float">
            <text:p>0.007764366425922</text:p>
          </table:table-cell>
          <table:table-cell office:value-type="float" office:value="0.00355732393440167" calcext:value-type="float">
            <text:p>0.003557323934402</text:p>
          </table:table-cell>
          <table:table-cell office:value-type="float" office:value="-0.000330438381531462" calcext:value-type="float">
            <text:p>-0.000330438381531</text:p>
          </table:table-cell>
          <table:table-cell office:value-type="float" office:value="-0.00174869203721728" calcext:value-type="float">
            <text:p>-0.001748692037217</text:p>
          </table:table-cell>
          <table:table-cell office:value-type="float" office:value="-0.000399484513551762" calcext:value-type="float">
            <text:p>-0.000399484513552</text:p>
          </table:table-cell>
          <table:table-cell office:value-type="float" office:value="0.00177387216361968" calcext:value-type="float">
            <text:p>0.00177387216362</text:p>
          </table:table-cell>
          <table:table-cell office:value-type="float" office:value="-0.000506143583464402" calcext:value-type="float">
            <text:p>-0.000506143583464</text:p>
          </table:table-cell>
          <table:table-cell office:value-type="float" office:value="0.00448805800964019" calcext:value-type="float">
            <text:p>0.00448805800964</text:p>
          </table:table-cell>
          <table:table-cell office:value-type="float" office:value="0.0105676585404182" calcext:value-type="float">
            <text:p>0.010567658540418</text:p>
          </table:table-cell>
          <table:table-cell office:value-type="float" office:value="-0.00369265434688676" calcext:value-type="float">
            <text:p>-0.003692654346887</text:p>
          </table:table-cell>
          <table:table-cell office:value-type="float" office:value="0.00782547134078437" calcext:value-type="float">
            <text:p>0.007825471340784</text:p>
          </table:table-cell>
          <table:table-cell office:value-type="float" office:value="0.00807523196995852" calcext:value-type="float">
            <text:p>0.008075231969959</text:p>
          </table:table-cell>
          <table:table-cell office:value-type="float" office:value="0.000596795617492096" calcext:value-type="float">
            <text:p>0.000596795617492</text:p>
          </table:table-cell>
          <table:table-cell office:value-type="float" office:value="-0.00175176012414735" calcext:value-type="float">
            <text:p>-0.001751760124147</text:p>
          </table:table-cell>
          <table:table-cell office:value-type="float" office:value="0.000407826777280462" calcext:value-type="float">
            <text:p>0.00040782677728</text:p>
          </table:table-cell>
          <table:table-cell office:value-type="float" office:value="-0.0174334958513707" calcext:value-type="float">
            <text:p>-0.017433495851371</text:p>
          </table:table-cell>
          <table:table-cell office:value-type="float" office:value="-0.00250530162441587" calcext:value-type="float">
            <text:p>-0.002505301624416</text:p>
          </table:table-cell>
          <table:table-cell office:value-type="float" office:value="-0.00516430528302048" calcext:value-type="float">
            <text:p>-0.00516430528302</text:p>
          </table:table-cell>
          <table:table-cell office:value-type="float" office:value="-0.00171743950462416" calcext:value-type="float">
            <text:p>-0.001717439504624</text:p>
          </table:table-cell>
          <table:table-cell office:value-type="float" office:value="-0.00219114061188175" calcext:value-type="float">
            <text:p>-0.002191140611882</text:p>
          </table:table-cell>
          <table:table-cell office:value-type="float" office:value="-0.000198185585418953" calcext:value-type="float">
            <text:p>-0.000198185585419</text:p>
          </table:table-cell>
          <table:table-cell office:value-type="float" office:value="-0.00170745095902319" calcext:value-type="float">
            <text:p>-0.001707450959023</text:p>
          </table:table-cell>
          <table:table-cell office:value-type="float" office:value="0.0330544192351891" calcext:value-type="float">
            <text:p>0.033054419235189</text:p>
          </table:table-cell>
          <table:table-cell office:value-type="float" office:value="-0.00288124726662831" calcext:value-type="float">
            <text:p>-0.002881247266628</text:p>
          </table:table-cell>
          <table:table-cell office:value-type="float" office:value="-0.027476258851058" calcext:value-type="float">
            <text:p>-0.027476258851058</text:p>
          </table:table-cell>
          <table:table-cell office:value-type="float" office:value="-0.0107544821674594" calcext:value-type="float">
            <text:p>-0.01075448216746</text:p>
          </table:table-cell>
          <table:table-cell office:value-type="float" office:value="0.0133074326248455" calcext:value-type="float">
            <text:p>0.013307432624846</text:p>
          </table:table-cell>
          <table:table-cell office:value-type="float" office:value="-0.000603832799852655" calcext:value-type="float">
            <text:p>-0.000603832799853</text:p>
          </table:table-cell>
          <table:table-cell office:value-type="float" office:value="-0.000934422076966035" calcext:value-type="float">
            <text:p>-0.000934422076966</text:p>
          </table:table-cell>
          <table:table-cell office:value-type="float" office:value="-0.000577877521350134" calcext:value-type="float">
            <text:p>-0.00057787752135</text:p>
          </table:table-cell>
          <table:table-cell office:value-type="float" office:value="0.000694877437566854" calcext:value-type="float">
            <text:p>0.000694877437567</text:p>
          </table:table-cell>
          <table:table-cell office:value-type="float" office:value="0.00477740572483532" calcext:value-type="float">
            <text:p>0.004777405724835</text:p>
          </table:table-cell>
          <table:table-cell office:value-type="float" office:value="0.00427459569546618" calcext:value-type="float">
            <text:p>0.004274595695466</text:p>
          </table:table-cell>
          <table:table-cell office:value-type="float" office:value="0.0093342194746755" calcext:value-type="float">
            <text:p>0.009334219474676</text:p>
          </table:table-cell>
          <table:table-cell office:value-type="float" office:value="0.00634573802657257" calcext:value-type="float">
            <text:p>0.006345738026573</text:p>
          </table:table-cell>
          <table:table-cell office:value-type="float" office:value="0.0110434869781936" calcext:value-type="float">
            <text:p>0.011043486978194</text:p>
          </table:table-cell>
          <table:table-cell office:value-type="float" office:value="-0.000296638663863091" calcext:value-type="float">
            <text:p>-0.000296638663863</text:p>
          </table:table-cell>
          <table:table-cell office:value-type="float" office:value="-0.00292842401927096" calcext:value-type="float">
            <text:p>-0.002928424019271</text:p>
          </table:table-cell>
          <table:table-cell office:value-type="float" office:value="0.00042000191929692" calcext:value-type="float">
            <text:p>0.000420001919297</text:p>
          </table:table-cell>
          <table:table-cell office:value-type="float" office:value="-0.00156359816611806" calcext:value-type="float">
            <text:p>-0.001563598166118</text:p>
          </table:table-cell>
          <table:table-cell office:value-type="float" office:value="-0.0069551831238896" calcext:value-type="float">
            <text:p>-0.00695518312389</text:p>
          </table:table-cell>
          <table:table-cell office:value-type="float" office:value="-0.0187825963647948" calcext:value-type="float">
            <text:p>-0.018782596364795</text:p>
          </table:table-cell>
          <table:table-cell office:value-type="float" office:value="-0.00188767453786798" calcext:value-type="float">
            <text:p>-0.001887674537868</text:p>
          </table:table-cell>
          <table:table-cell office:value-type="float" office:value="-0.000819264178278323" calcext:value-type="float">
            <text:p>-0.000819264178278</text:p>
          </table:table-cell>
          <table:table-cell office:value-type="float" office:value="0.00127885806583544" calcext:value-type="float">
            <text:p>0.001278858065835</text:p>
          </table:table-cell>
          <table:table-cell office:value-type="float" office:value="-0.00544540519512665" calcext:value-type="float">
            <text:p>-0.005445405195127</text:p>
          </table:table-cell>
          <table:table-cell office:value-type="float" office:value="-0.00220314283196943" calcext:value-type="float">
            <text:p>-0.002203142831969</text:p>
          </table:table-cell>
          <table:table-cell office:value-type="float" office:value="0.0351175812850723" calcext:value-type="float">
            <text:p>0.035117581285072</text:p>
          </table:table-cell>
          <table:table-cell office:value-type="float" office:value="-0.00280810727899561" calcext:value-type="float">
            <text:p>-0.002808107278996</text:p>
          </table:table-cell>
          <table:table-cell office:value-type="float" office:value="-0.00858918347407334" calcext:value-type="float">
            <text:p>-0.008589183474073</text:p>
          </table:table-cell>
          <table:table-cell office:value-type="float" office:value="-0.0115814850336428" calcext:value-type="float">
            <text:p>-0.011581485033643</text:p>
          </table:table-cell>
          <table:table-cell office:value-type="float" office:value="-0.00490263262337876" calcext:value-type="float">
            <text:p>-0.004902632623379</text:p>
          </table:table-cell>
          <table:table-cell office:value-type="float" office:value="-0.00803017000911838" calcext:value-type="float">
            <text:p>-0.008030170009118</text:p>
          </table:table-cell>
          <table:table-cell office:value-type="float" office:value="0.00511416693506245" calcext:value-type="float">
            <text:p>0.005114166935062</text:p>
          </table:table-cell>
          <table:table-cell office:value-type="float" office:value="-0.000363041960553756" calcext:value-type="float">
            <text:p>-0.000363041960554</text:p>
          </table:table-cell>
          <table:table-cell office:value-type="float" office:value="-0.000648874440067559" calcext:value-type="float">
            <text:p>-0.000648874440068</text:p>
          </table:table-cell>
          <table:table-cell office:value-type="float" office:value="-0.00153254318571261" calcext:value-type="float">
            <text:p>-0.001532543185713</text:p>
          </table:table-cell>
          <table:table-cell office:value-type="float" office:value="0.00116210404651051" calcext:value-type="float">
            <text:p>0.001162104046511</text:p>
          </table:table-cell>
          <table:table-cell office:value-type="float" office:value="-0.000206844844554521" calcext:value-type="float">
            <text:p>-0.000206844844555</text:p>
          </table:table-cell>
          <table:table-cell office:value-type="float" office:value="0.00470674350261341" calcext:value-type="float">
            <text:p>0.004706743502613</text:p>
          </table:table-cell>
          <table:table-cell office:value-type="float" office:value="0.0133487564873643" calcext:value-type="float">
            <text:p>0.013348756487364</text:p>
          </table:table-cell>
          <table:table-cell office:value-type="float" office:value="0.000477323853592282" calcext:value-type="float">
            <text:p>0.000477323853592</text:p>
          </table:table-cell>
          <table:table-cell office:value-type="float" office:value="0.00306032743916868" calcext:value-type="float">
            <text:p>0.003060327439169</text:p>
          </table:table-cell>
          <table:table-cell office:value-type="float" office:value="0.0134105130514706" calcext:value-type="float">
            <text:p>0.013410513051471</text:p>
          </table:table-cell>
          <table:table-cell office:value-type="float" office:value="-0.00143361390080132" calcext:value-type="float">
            <text:p>-0.001433613900801</text:p>
          </table:table-cell>
          <table:table-cell office:value-type="float" office:value="-0.000831255680336873" calcext:value-type="float">
            <text:p>-0.000831255680337</text:p>
          </table:table-cell>
          <table:table-cell office:value-type="float" office:value="0.000685064157647963" calcext:value-type="float">
            <text:p>0.000685064157648</text:p>
          </table:table-cell>
          <table:table-cell office:value-type="float" office:value="-0.00248598676003375" calcext:value-type="float">
            <text:p>-0.002485986760034</text:p>
          </table:table-cell>
          <table:table-cell office:value-type="float" office:value="-0.0225492551906678" calcext:value-type="float">
            <text:p>-0.022549255190668</text:p>
          </table:table-cell>
          <table:table-cell office:value-type="float" office:value="-0.00183460827644166" calcext:value-type="float">
            <text:p>-0.001834608276442</text:p>
          </table:table-cell>
          <table:table-cell office:value-type="float" office:value="-0.00271315108420972" calcext:value-type="float">
            <text:p>-0.00271315108421</text:p>
          </table:table-cell>
          <table:table-cell office:value-type="float" office:value="-0.000131398511919734" calcext:value-type="float">
            <text:p>-0.00013139851192</text:p>
          </table:table-cell>
          <table:table-cell office:value-type="float" office:value="-0.000273577240442024" calcext:value-type="float">
            <text:p>-0.000273577240442</text:p>
          </table:table-cell>
          <table:table-cell office:value-type="float" office:value="-0.00200406669494707" calcext:value-type="float">
            <text:p>-0.002004066694947</text:p>
          </table:table-cell>
          <table:table-cell office:value-type="float" office:value="0.0187263699864506" calcext:value-type="float">
            <text:p>0.018726369986451</text:p>
          </table:table-cell>
          <table:table-cell office:value-type="float" office:value="-0.00839099847501679" calcext:value-type="float">
            <text:p>-0.008390998475017</text:p>
          </table:table-cell>
          <table:table-cell office:value-type="float" office:value="-0.00850542915324598" calcext:value-type="float">
            <text:p>-0.008505429153246</text:p>
          </table:table-cell>
          <table:table-cell office:value-type="float" office:value="-0.00412680654998943" calcext:value-type="float">
            <text:p>-0.004126806549989</text:p>
          </table:table-cell>
          <table:table-cell office:value-type="float" office:value="0.00182105412274836" calcext:value-type="float">
            <text:p>0.001821054122748</text:p>
          </table:table-cell>
          <table:table-cell office:value-type="float" office:value="-0.00116287940292958" calcext:value-type="float">
            <text:p>-0.00116287940293</text:p>
          </table:table-cell>
          <table:table-cell office:value-type="float" office:value="-0.00132572651862556" calcext:value-type="float">
            <text:p>-0.001325726518626</text:p>
          </table:table-cell>
          <table:table-cell office:value-type="float" office:value="-0.000678161000619681" calcext:value-type="float">
            <text:p>-0.00067816100062</text:p>
          </table:table-cell>
          <table:table-cell office:value-type="float" office:value="-0.000232997566417092" calcext:value-type="float">
            <text:p>-0.000232997566417</text:p>
          </table:table-cell>
          <table:table-cell office:value-type="float" office:value="0.00157223735495554" calcext:value-type="float">
            <text:p>0.001572237354956</text:p>
          </table:table-cell>
          <table:table-cell office:value-type="float" office:value="0.00554592278911997" calcext:value-type="float">
            <text:p>0.00554592278912</text:p>
          </table:table-cell>
          <table:table-cell office:value-type="float" office:value="0.0166785061572453" calcext:value-type="float">
            <text:p>0.016678506157245</text:p>
          </table:table-cell>
          <table:table-cell office:value-type="float" office:value="-0.00330827608284862" calcext:value-type="float">
            <text:p>-0.003308276082849</text:p>
          </table:table-cell>
          <table:table-cell office:value-type="float" office:value="0.0109949718657683" calcext:value-type="float">
            <text:p>0.010994971865768</text:p>
          </table:table-cell>
          <table:table-cell office:value-type="float" office:value="0.00760442198081485" calcext:value-type="float">
            <text:p>0.007604421980815</text:p>
          </table:table-cell>
          <table:table-cell office:value-type="float" office:value="0.000327493109998078" calcext:value-type="float">
            <text:p>0.000327493109998</text:p>
          </table:table-cell>
          <table:table-cell office:value-type="float" office:value="-0.00137473848214859" calcext:value-type="float">
            <text:p>-0.001374738482149</text:p>
          </table:table-cell>
          <table:table-cell office:value-type="float" office:value="0.00103661546865347" calcext:value-type="float">
            <text:p>0.001036615468653</text:p>
          </table:table-cell>
          <table:table-cell office:value-type="float" office:value="0.000972478025345946" calcext:value-type="float">
            <text:p>0.000972478025346</text:p>
          </table:table-cell>
          <table:table-cell office:value-type="float" office:value="-0.000733123370870559" calcext:value-type="float">
            <text:p>-0.000733123370871</text:p>
          </table:table-cell>
          <table:table-cell office:value-type="float" office:value="-0.0190527152658586" calcext:value-type="float">
            <text:p>-0.019052715265859</text:p>
          </table:table-cell>
          <table:table-cell office:value-type="float" office:value="-0.00722815469135663" calcext:value-type="float">
            <text:p>-0.007228154691357</text:p>
          </table:table-cell>
          <table:table-cell office:value-type="float" office:value="-0.00426551183672724" calcext:value-type="float">
            <text:p>-0.004265511836727</text:p>
          </table:table-cell>
          <table:table-cell office:value-type="float" office:value="-0.00220831336590999" calcext:value-type="float">
            <text:p>-0.00220831336591</text:p>
          </table:table-cell>
          <table:table-cell office:value-type="float" office:value="-0.00112037018270927" calcext:value-type="float">
            <text:p>-0.001120370182709</text:p>
          </table:table-cell>
          <table:table-cell office:value-type="float" office:value="-0.000564781201522535" calcext:value-type="float">
            <text:p>-0.000564781201523</text:p>
          </table:table-cell>
          <table:table-cell office:value-type="float" office:value="-0.000587732734056712" calcext:value-type="float">
            <text:p>-0.000587732734057</text:p>
          </table:table-cell>
          <table:table-cell office:value-type="float" office:value="0.000293994783586715" calcext:value-type="float">
            <text:p>0.000293994783587</text:p>
          </table:table-cell>
          <table:table-cell office:value-type="float" office:value="-0.0000891323024745372" calcext:value-type="float">
            <text:p>-8.91323024745372E-05</text:p>
          </table:table-cell>
          <table:table-cell office:value-type="float" office:value="0.000143727459862131" calcext:value-type="float">
            <text:p>0.000143727459862</text:p>
          </table:table-cell>
          <table:table-cell office:value-type="float" office:value="-0.00000603624447231832" calcext:value-type="float">
            <text:p>-6.03624447231832E-06</text:p>
          </table:table-cell>
          <table:table-cell office:value-type="float" office:value="-0.0000692619489756074" calcext:value-type="float">
            <text:p>-6.92619489756074E-05</text:p>
          </table:table-cell>
          <table:table-cell office:value-type="float" office:value="-0.0000508982949468106" calcext:value-type="float">
            <text:p>-5.08982949468106E-05</text:p>
          </table:table-cell>
          <table:table-cell office:value-type="float" office:value="-0.0000216255957676825" calcext:value-type="float">
            <text:p>-2.16255957676825E-05</text:p>
          </table:table-cell>
          <table:table-cell office:value-type="float" office:value="0.0000931461146465029" calcext:value-type="float">
            <text:p>9.31461146465029E-05</text:p>
          </table:table-cell>
          <table:table-cell office:value-type="float" office:value="-0.0000417820794706425" calcext:value-type="float">
            <text:p>-4.17820794706425E-05</text:p>
          </table:table-cell>
          <table:table-cell office:value-type="float" office:value="0.0000278287736788507" calcext:value-type="float">
            <text:p>2.78287736788507E-05</text:p>
          </table:table-cell>
          <table:table-cell office:value-type="float" office:value="0.0000123100759548689" calcext:value-type="float">
            <text:p>1.23100759548689E-05</text:p>
          </table:table-cell>
          <table:table-cell office:value-type="float" office:value="0.0000161119081495409" calcext:value-type="float">
            <text:p>1.61119081495409E-05</text:p>
          </table:table-cell>
          <table:table-cell office:value-type="float" office:value="-0.0000259777368413761" calcext:value-type="float">
            <text:p>-2.59777368413761E-05</text:p>
          </table:table-cell>
          <table:table-cell office:value-type="float" office:value="-0.0000537844151458633" calcext:value-type="float">
            <text:p>-5.37844151458633E-05</text:p>
          </table:table-cell>
          <table:table-cell office:value-type="float" office:value="0.000013890839288766" calcext:value-type="float">
            <text:p>1.3890839288766E-05</text:p>
          </table:table-cell>
          <table:table-cell office:value-type="float" office:value="0.00000507556486534222" calcext:value-type="float">
            <text:p>5.07556486534222E-06</text:p>
          </table:table-cell>
          <table:table-cell office:value-type="float" office:value="-0.0000149861682932073" calcext:value-type="float">
            <text:p>-1.49861682932073E-05</text:p>
          </table:table-cell>
          <table:table-cell office:value-type="float" office:value="0.0000412278277125422" calcext:value-type="float">
            <text:p>4.12278277125422E-05</text:p>
          </table:table-cell>
          <table:table-cell office:value-type="float" office:value="0.0000485572499170361" calcext:value-type="float">
            <text:p>4.85572499170361E-05</text:p>
          </table:table-cell>
          <table:table-cell office:value-type="float" office:value="-0.0000192394860250023" calcext:value-type="float">
            <text:p>-1.92394860250023E-05</text:p>
          </table:table-cell>
          <table:table-cell office:value-type="float" office:value="0.0000016729280966632" calcext:value-type="float">
            <text:p>1.6729280966632E-06</text:p>
          </table:table-cell>
          <table:table-cell office:value-type="float" office:value="-0.0000171516437078023" calcext:value-type="float">
            <text:p>-1.71516437078023E-05</text:p>
          </table:table-cell>
          <table:table-cell office:value-type="float" office:value="-0.00000683840081366904" calcext:value-type="float">
            <text:p>-6.83840081366904E-06</text:p>
          </table:table-cell>
          <table:table-cell office:value-type="float" office:value="-0.0000373231289090281" calcext:value-type="float">
            <text:p>-3.73231289090281E-05</text:p>
          </table:table-cell>
          <table:table-cell office:value-type="float" office:value="0.00000168065219691149" calcext:value-type="float">
            <text:p>1.68065219691149E-06</text:p>
          </table:table-cell>
          <table:table-cell office:value-type="float" office:value="-0.0000186698447800504" calcext:value-type="float">
            <text:p>-1.86698447800504E-05</text:p>
          </table:table-cell>
          <table:table-cell office:value-type="float" office:value="0.0000424907566614063" calcext:value-type="float">
            <text:p>4.24907566614063E-05</text:p>
          </table:table-cell>
          <table:table-cell office:value-type="float" office:value="0.0000114088888603092" calcext:value-type="float">
            <text:p>1.14088888603092E-05</text:p>
          </table:table-cell>
          <table:table-cell office:value-type="float" office:value="-0.0000301400167969645" calcext:value-type="float">
            <text:p>-3.01400167969645E-05</text:p>
          </table:table-cell>
          <table:table-cell office:value-type="float" office:value="0.000026036804516516" calcext:value-type="float">
            <text:p>2.6036804516516E-05</text:p>
          </table:table-cell>
          <table:table-cell office:value-type="float" office:value="-0.0000293051382715404" calcext:value-type="float">
            <text:p>-2.93051382715404E-05</text:p>
          </table:table-cell>
          <table:table-cell office:value-type="float" office:value="0.000048070925932453" calcext:value-type="float">
            <text:p>4.8070925932453E-05</text:p>
          </table:table-cell>
          <table:table-cell office:value-type="float" office:value="-0.0000437208035209968" calcext:value-type="float">
            <text:p>-4.37208035209968E-05</text:p>
          </table:table-cell>
          <table:table-cell office:value-type="float" office:value="0.00000936081445090942" calcext:value-type="float">
            <text:p>9.36081445090942E-06</text:p>
          </table:table-cell>
          <table:table-cell office:value-type="float" office:value="-0.00000093316021970713" calcext:value-type="float">
            <text:p>-9.3316021970713E-07</text:p>
          </table:table-cell>
          <table:table-cell office:value-type="float" office:value="-0.0000159264483333699" calcext:value-type="float">
            <text:p>-1.59264483333699E-05</text:p>
          </table:table-cell>
          <table:table-cell office:value-type="float" office:value="0.00000816439114709189" calcext:value-type="float">
            <text:p>8.16439114709189E-06</text:p>
          </table:table-cell>
          <table:table-cell office:value-type="float" office:value="0.00000991201794237062" calcext:value-type="float">
            <text:p>9.91201794237062E-06</text:p>
          </table:table-cell>
          <table:table-cell office:value-type="float" office:value="-0.0000361598740456492" calcext:value-type="float">
            <text:p>-3.61598740456492E-05</text:p>
          </table:table-cell>
          <table:table-cell office:value-type="float" office:value="0.0000644575948245962" calcext:value-type="float">
            <text:p>6.44575948245962E-05</text:p>
          </table:table-cell>
          <table:table-cell office:value-type="float" office:value="-0.000034596603576631" calcext:value-type="float">
            <text:p>-3.4596603576631E-05</text:p>
          </table:table-cell>
          <table:table-cell office:value-type="float" office:value="-0.00000679402629011339" calcext:value-type="float">
            <text:p>-6.79402629011339E-06</text:p>
          </table:table-cell>
          <table:table-cell office:value-type="float" office:value="0.00000854174789072237" calcext:value-type="float">
            <text:p>8.54174789072237E-06</text:p>
          </table:table-cell>
          <table:table-cell office:value-type="float" office:value="-0.0000113254516941885" calcext:value-type="float">
            <text:p>-1.13254516941885E-05</text:p>
          </table:table-cell>
          <table:table-cell office:value-type="float" office:value="-0.0000333593236175877" calcext:value-type="float">
            <text:p>-3.33593236175877E-05</text:p>
          </table:table-cell>
          <table:table-cell office:value-type="float" office:value="0.0000188538049450404" calcext:value-type="float">
            <text:p>1.88538049450404E-05</text:p>
          </table:table-cell>
          <table:table-cell office:value-type="float" office:value="0.000000636448194146766" calcext:value-type="float">
            <text:p>6.36448194146766E-07</text:p>
          </table:table-cell>
          <table:table-cell office:value-type="float" office:value="-0.00000906469743489069" calcext:value-type="float">
            <text:p>-9.06469743489069E-06</text:p>
          </table:table-cell>
          <table:table-cell office:value-type="float" office:value="-0.0000150157059301548" calcext:value-type="float">
            <text:p>-1.50157059301548E-05</text:p>
          </table:table-cell>
          <table:table-cell office:value-type="float" office:value="0.0000721608758948444" calcext:value-type="float">
            <text:p>7.21608758948444E-05</text:p>
          </table:table-cell>
          <table:table-cell office:value-type="float" office:value="-0.0000662964228516638" calcext:value-type="float">
            <text:p>-6.62964228516638E-05</text:p>
          </table:table-cell>
          <table:table-cell office:value-type="float" office:value="0.000031132938919487" calcext:value-type="float">
            <text:p>3.1132938919487E-05</text:p>
          </table:table-cell>
          <table:table-cell office:value-type="float" office:value="-0.00000216361156724076" calcext:value-type="float">
            <text:p>-2.16361156724076E-06</text:p>
          </table:table-cell>
          <table:table-cell office:value-type="float" office:value="-0.0000409526345689359" calcext:value-type="float">
            <text:p>-4.09526345689359E-05</text:p>
          </table:table-cell>
          <table:table-cell office:value-type="float" office:value="0.00000613059402343463" calcext:value-type="float">
            <text:p>6.13059402343463E-06</text:p>
          </table:table-cell>
          <table:table-cell office:value-type="float" office:value="0.00000218908679938679" calcext:value-type="float">
            <text:p>2.18908679938679E-06</text:p>
          </table:table-cell>
          <table:table-cell office:value-type="float" office:value="0.0000113416092044072" calcext:value-type="float">
            <text:p>1.13416092044072E-05</text:p>
          </table:table-cell>
          <table:table-cell office:value-type="float" office:value="-0.00000184327361119063" calcext:value-type="float">
            <text:p>-1.84327361119063E-06</text:p>
          </table:table-cell>
          <table:table-cell office:value-type="float" office:value="-0.00000391296290569443" calcext:value-type="float">
            <text:p>-3.91296290569443E-06</text:p>
          </table:table-cell>
          <table:table-cell office:value-type="float" office:value="0.0000372660496431587" calcext:value-type="float">
            <text:p>3.72660496431587E-05</text:p>
          </table:table-cell>
          <table:table-cell office:value-type="float" office:value="-0.0000116458878468562" calcext:value-type="float">
            <text:p>-1.16458878468562E-05</text:p>
          </table:table-cell>
          <table:table-cell office:value-type="float" office:value="-0.0000074477851005339" calcext:value-type="float">
            <text:p>-7.4477851005339E-06</text:p>
          </table:table-cell>
          <table:table-cell office:value-type="float" office:value="0.000055900790017771" calcext:value-type="float">
            <text:p>5.5900790017771E-05</text:p>
          </table:table-cell>
          <table:table-cell office:value-type="float" office:value="-0.0000899157590541488" calcext:value-type="float">
            <text:p>-8.99157590541488E-05</text:p>
          </table:table-cell>
          <table:table-cell office:value-type="float" office:value="0.0000702535549458316" calcext:value-type="float">
            <text:p>7.02535549458316E-05</text:p>
          </table:table-cell>
          <table:table-cell office:value-type="float" office:value="-0.0000541819814520173" calcext:value-type="float">
            <text:p>-5.41819814520173E-05</text:p>
          </table:table-cell>
          <table:table-cell office:value-type="float" office:value="0.0000181054529466707" calcext:value-type="float">
            <text:p>1.81054529466707E-05</text:p>
          </table:table-cell>
          <table:table-cell office:value-type="float" office:value="-0.0000183191543838834" calcext:value-type="float">
            <text:p>-1.83191543838834E-05</text:p>
          </table:table-cell>
          <table:table-cell office:value-type="float" office:value="0.0000245703646020723" calcext:value-type="float">
            <text:p>2.45703646020723E-05</text:p>
          </table:table-cell>
          <table:table-cell office:value-type="float" office:value="-0.00000384905755079767" calcext:value-type="float">
            <text:p>-3.84905755079767E-06</text:p>
          </table:table-cell>
          <table:table-cell office:value-type="float" office:value="-0.0000157757517705304" calcext:value-type="float">
            <text:p>-1.57757517705304E-05</text:p>
          </table:table-cell>
          <table:table-cell office:value-type="float" office:value="0.0000344441105356585" calcext:value-type="float">
            <text:p>3.44441105356585E-05</text:p>
          </table:table-cell>
          <table:table-cell office:value-type="float" office:value="-0.0000387774121512474" calcext:value-type="float">
            <text:p>-3.87774121512474E-05</text:p>
          </table:table-cell>
          <table:table-cell office:value-type="float" office:value="-0.000000765545588532479" calcext:value-type="float">
            <text:p>-7.65545588532479E-07</text:p>
          </table:table-cell>
          <table:table-cell office:value-type="float" office:value="-0.00000425327008513055" calcext:value-type="float">
            <text:p>-4.25327008513055E-06</text:p>
          </table:table-cell>
          <table:table-cell office:value-type="float" office:value="-0.0000163372011521834" calcext:value-type="float">
            <text:p>-1.63372011521834E-05</text:p>
          </table:table-cell>
          <table:table-cell office:value-type="float" office:value="0.0000667078738642579" calcext:value-type="float">
            <text:p>6.67078738642579E-05</text:p>
          </table:table-cell>
          <table:table-cell office:value-type="float" office:value="-0.0000240068287640227" calcext:value-type="float">
            <text:p>-2.40068287640227E-05</text:p>
          </table:table-cell>
          <table:table-cell office:value-type="float" office:value="0.00000154289583342848" calcext:value-type="float">
            <text:p>1.54289583342848E-06</text:p>
          </table:table-cell>
          <table:table-cell office:value-type="float" office:value="0.0000264869578310289" calcext:value-type="float">
            <text:p>2.64869578310289E-05</text:p>
          </table:table-cell>
          <table:table-cell office:value-type="float" office:value="-0.000100689580519231" calcext:value-type="float">
            <text:p>-0.000100689580519</text:p>
          </table:table-cell>
          <table:table-cell office:value-type="float" office:value="0.0000898260022907937" calcext:value-type="float">
            <text:p>8.98260022907937E-05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1439256840595" calcext:value-type="float">
            <text:p>0.81439256840595</text:p>
          </table:table-cell>
          <table:table-cell table:formula="of:=[.B9]*9.8" office:value-type="float" office:value="7.98104717037831" calcext:value-type="float">
            <text:p>7.98104717037831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82932825254569" calcext:value-type="float">
            <text:p>2.82932825254569E-07</text:p>
          </table:table-cell>
          <table:table-cell table:formula="of:=0.5*[.D12]*(([.D5]-[.C5])/([.D1]-[.C1]))^2" office:value-type="float" office:value="0.000000820003930767183" calcext:value-type="float">
            <text:p>8.20003930767183E-07</text:p>
          </table:table-cell>
          <table:table-cell table:formula="of:=0.5*[.E12]*(([.E5]-[.D5])/([.E1]-[.D1]))^2" office:value-type="float" office:value="0.00000000101139460989677" calcext:value-type="float">
            <text:p>1.01139460989677E-09</text:p>
          </table:table-cell>
          <table:table-cell table:formula="of:=0.5*[.F12]*(([.F5]-[.E5])/([.F1]-[.E1]))^2" office:value-type="float" office:value="0.00000000705789080764006" calcext:value-type="float">
            <text:p>7.05789080764006E-09</text:p>
          </table:table-cell>
          <table:table-cell table:formula="of:=0.5*[.G12]*(([.G5]-[.F5])/([.G1]-[.F1]))^2" office:value-type="float" office:value="0.000000103009959228697" calcext:value-type="float">
            <text:p>1.03009959228697E-07</text:p>
          </table:table-cell>
          <table:table-cell table:formula="of:=0.5*[.H12]*(([.H5]-[.G5])/([.H1]-[.G1]))^2" office:value-type="float" office:value="0.00000148324095078859" calcext:value-type="float">
            <text:p>1.48324095078859E-06</text:p>
          </table:table-cell>
          <table:table-cell table:formula="of:=0.5*[.I12]*(([.I5]-[.H5])/([.I1]-[.H1]))^2" office:value-type="float" office:value="0.000000815448267989463" calcext:value-type="float">
            <text:p>8.15448267989463E-07</text:p>
          </table:table-cell>
          <table:table-cell table:formula="of:=0.5*[.J12]*(([.J5]-[.I5])/([.J1]-[.I1]))^2" office:value-type="float" office:value="0.000000398948257330442" calcext:value-type="float">
            <text:p>3.98948257330442E-07</text:p>
          </table:table-cell>
          <table:table-cell table:formula="of:=0.5*[.K12]*(([.K5]-[.J5])/([.K1]-[.J1]))^2" office:value-type="float" office:value="0.000000125582921341224" calcext:value-type="float">
            <text:p>1.25582921341224E-07</text:p>
          </table:table-cell>
          <table:table-cell table:formula="of:=0.5*[.L12]*(([.L5]-[.K5])/([.L1]-[.K1]))^2" office:value-type="float" office:value="0.00000630573187518587" calcext:value-type="float">
            <text:p>6.30573187518587E-06</text:p>
          </table:table-cell>
          <table:table-cell table:formula="of:=0.5*[.M12]*(([.M5]-[.L5])/([.M1]-[.L1]))^2" office:value-type="float" office:value="0.00000369442466298365" calcext:value-type="float">
            <text:p>3.69442466298365E-06</text:p>
          </table:table-cell>
          <table:table-cell table:formula="of:=0.5*[.N12]*(([.N5]-[.M5])/([.N1]-[.M1]))^2" office:value-type="float" office:value="0.0000000161472018585584" calcext:value-type="float">
            <text:p>1.61472018585584E-08</text:p>
          </table:table-cell>
          <table:table-cell table:formula="of:=0.5*[.O12]*(([.O5]-[.N5])/([.O1]-[.N1]))^2" office:value-type="float" office:value="0.0000000133813519441476" calcext:value-type="float">
            <text:p>1.33813519441476E-08</text:p>
          </table:table-cell>
          <table:table-cell table:formula="of:=0.5*[.P12]*(([.P5]-[.O5])/([.P1]-[.O1]))^2" office:value-type="float" office:value="0.00000579958852387636" calcext:value-type="float">
            <text:p>5.79958852387636E-06</text:p>
          </table:table-cell>
          <table:table-cell table:formula="of:=0.5*[.Q12]*(([.Q5]-[.P5])/([.Q1]-[.P1]))^2" office:value-type="float" office:value="0.00000409982336581666" calcext:value-type="float">
            <text:p>4.09982336581666E-06</text:p>
          </table:table-cell>
          <table:table-cell table:formula="of:=0.5*[.R12]*(([.R5]-[.Q5])/([.R1]-[.Q1]))^2" office:value-type="float" office:value="0.0000000502481963662418" calcext:value-type="float">
            <text:p>5.02481963662418E-08</text:p>
          </table:table-cell>
          <table:table-cell table:formula="of:=0.5*[.S12]*(([.S5]-[.R5])/([.S1]-[.R1]))^2" office:value-type="float" office:value="0.000000494614787624165" calcext:value-type="float">
            <text:p>4.94614787624165E-07</text:p>
          </table:table-cell>
          <table:table-cell table:formula="of:=0.5*[.T12]*(([.T5]-[.S5])/([.T1]-[.S1]))^2" office:value-type="float" office:value="0.000000577049527557741" calcext:value-type="float">
            <text:p>5.77049527557741E-07</text:p>
          </table:table-cell>
          <table:table-cell table:formula="of:=0.5*[.U12]*(([.U5]-[.T5])/([.U1]-[.T1]))^2" office:value-type="float" office:value="0.000000207293340549278" calcext:value-type="float">
            <text:p>2.07293340549278E-07</text:p>
          </table:table-cell>
          <table:table-cell table:formula="of:=0.5*[.V12]*(([.V5]-[.U5])/([.V1]-[.U1]))^2" office:value-type="float" office:value="0.00000003319082153852" calcext:value-type="float">
            <text:p>3.319082153852E-08</text:p>
          </table:table-cell>
          <table:table-cell table:formula="of:=0.5*[.W12]*(([.W5]-[.V5])/([.W1]-[.V1]))^2" office:value-type="float" office:value="0.00000683636968108666" calcext:value-type="float">
            <text:p>6.83636968108666E-06</text:p>
          </table:table-cell>
          <table:table-cell table:formula="of:=0.5*[.X12]*(([.X5]-[.W5])/([.X1]-[.W1]))^2" office:value-type="float" office:value="0.0000000564093716860045" calcext:value-type="float">
            <text:p>5.64093716860045E-08</text:p>
          </table:table-cell>
          <table:table-cell table:formula="of:=0.5*[.Y12]*(([.Y5]-[.X5])/([.Y1]-[.X1]))^2" office:value-type="float" office:value="0.00000292518687934078" calcext:value-type="float">
            <text:p>2.92518687934078E-06</text:p>
          </table:table-cell>
          <table:table-cell table:formula="of:=0.5*[.Z12]*(([.Z5]-[.Y5])/([.Z1]-[.Y1]))^2" office:value-type="float" office:value="0.000000785149860553591" calcext:value-type="float">
            <text:p>7.85149860553591E-07</text:p>
          </table:table-cell>
          <table:table-cell table:formula="of:=0.5*[.AA12]*(([.AA5]-[.Z5])/([.AA1]-[.Z1]))^2" office:value-type="float" office:value="0.00000129322133775718" calcext:value-type="float">
            <text:p>1.29322133775718E-06</text:p>
          </table:table-cell>
          <table:table-cell table:formula="of:=0.5*[.AB12]*(([.AB5]-[.AA5])/([.AB1]-[.AA1]))^2" office:value-type="float" office:value="0.00000260422118568293" calcext:value-type="float">
            <text:p>2.60422118568293E-06</text:p>
          </table:table-cell>
          <table:table-cell table:formula="of:=0.5*[.AC12]*(([.AC5]-[.AB5])/([.AC1]-[.AB1]))^2" office:value-type="float" office:value="0.00000271346015903321" calcext:value-type="float">
            <text:p>2.71346015903321E-06</text:p>
          </table:table-cell>
          <table:table-cell table:formula="of:=0.5*[.AD12]*(([.AD5]-[.AC5])/([.AD1]-[.AC1]))^2" office:value-type="float" office:value="0.000000486543342361371" calcext:value-type="float">
            <text:p>4.86543342361371E-07</text:p>
          </table:table-cell>
          <table:table-cell table:formula="of:=0.5*[.AE12]*(([.AE5]-[.AD5])/([.AE1]-[.AD1]))^2" office:value-type="float" office:value="0.000012987454245125" calcext:value-type="float">
            <text:p>1.2987454245125E-05</text:p>
          </table:table-cell>
          <table:table-cell table:formula="of:=0.5*[.AF12]*(([.AF5]-[.AE5])/([.AF1]-[.AE1]))^2" office:value-type="float" office:value="0.00000955483994192643" calcext:value-type="float">
            <text:p>9.55483994192643E-06</text:p>
          </table:table-cell>
          <table:table-cell table:formula="of:=0.5*[.AG12]*(([.AG5]-[.AF5])/([.AG1]-[.AF1]))^2" office:value-type="float" office:value="0.00000030270707955964" calcext:value-type="float">
            <text:p>3.0270707955964E-07</text:p>
          </table:table-cell>
          <table:table-cell table:formula="of:=0.5*[.AH12]*(([.AH5]-[.AG5])/([.AH1]-[.AG1]))^2" office:value-type="float" office:value="0.000000590962213025661" calcext:value-type="float">
            <text:p>5.90962213025661E-07</text:p>
          </table:table-cell>
          <table:table-cell table:formula="of:=0.5*[.AI12]*(([.AI5]-[.AH5])/([.AI1]-[.AH1]))^2" office:value-type="float" office:value="0.00394268066669908" calcext:value-type="float">
            <text:p>0.003942680666699</text:p>
          </table:table-cell>
          <table:table-cell table:formula="of:=0.5*[.AJ12]*(([.AJ5]-[.AI5])/([.AJ1]-[.AI1]))^2" office:value-type="float" office:value="0.046311855911992" calcext:value-type="float">
            <text:p>0.046311855911992</text:p>
          </table:table-cell>
          <table:table-cell table:formula="of:=0.5*[.AK12]*(([.AK5]-[.AJ5])/([.AK1]-[.AJ1]))^2" office:value-type="float" office:value="0.019620845068307" calcext:value-type="float">
            <text:p>0.019620845068307</text:p>
          </table:table-cell>
          <table:table-cell table:formula="of:=0.5*[.AL12]*(([.AL5]-[.AK5])/([.AL1]-[.AK1]))^2" office:value-type="float" office:value="0.00292891810822478" calcext:value-type="float">
            <text:p>0.002928918108225</text:p>
          </table:table-cell>
          <table:table-cell table:formula="of:=0.5*[.AM12]*(([.AM5]-[.AL5])/([.AM1]-[.AL1]))^2" office:value-type="float" office:value="0.118964226493777" calcext:value-type="float">
            <text:p>0.118964226493777</text:p>
          </table:table-cell>
          <table:table-cell table:formula="of:=0.5*[.AN12]*(([.AN5]-[.AM5])/([.AN1]-[.AM1]))^2" office:value-type="float" office:value="0.0430583258640923" calcext:value-type="float">
            <text:p>0.043058325864092</text:p>
          </table:table-cell>
          <table:table-cell table:formula="of:=0.5*[.AO12]*(([.AO5]-[.AN5])/([.AO1]-[.AN1]))^2" office:value-type="float" office:value="0.0161983382206579" calcext:value-type="float">
            <text:p>0.016198338220658</text:p>
          </table:table-cell>
          <table:table-cell table:formula="of:=0.5*[.AP12]*(([.AP5]-[.AO5])/([.AP1]-[.AO1]))^2" office:value-type="float" office:value="0.001764610377636" calcext:value-type="float">
            <text:p>0.001764610377636</text:p>
          </table:table-cell>
          <table:table-cell table:formula="of:=0.5*[.AQ12]*(([.AQ5]-[.AP5])/([.AQ1]-[.AP1]))^2" office:value-type="float" office:value="0.0112484882414722" calcext:value-type="float">
            <text:p>0.011248488241472</text:p>
          </table:table-cell>
          <table:table-cell table:formula="of:=0.5*[.AR12]*(([.AR5]-[.AQ5])/([.AR1]-[.AQ1]))^2" office:value-type="float" office:value="0.0165581483603661" calcext:value-type="float">
            <text:p>0.016558148360366</text:p>
          </table:table-cell>
          <table:table-cell table:formula="of:=0.5*[.AS12]*(([.AS5]-[.AR5])/([.AS1]-[.AR1]))^2" office:value-type="float" office:value="0.00388835090447294" calcext:value-type="float">
            <text:p>0.003888350904473</text:p>
          </table:table-cell>
          <table:table-cell table:formula="of:=0.5*[.AT12]*(([.AT5]-[.AS5])/([.AT1]-[.AS1]))^2" office:value-type="float" office:value="0.0123060079554242" calcext:value-type="float">
            <text:p>0.012306007955424</text:p>
          </table:table-cell>
          <table:table-cell table:formula="of:=0.5*[.AU12]*(([.AU5]-[.AT5])/([.AU1]-[.AT1]))^2" office:value-type="float" office:value="0.00320063825106011" calcext:value-type="float">
            <text:p>0.00320063825106</text:p>
          </table:table-cell>
          <table:table-cell table:formula="of:=0.5*[.AV12]*(([.AV5]-[.AU5])/([.AV1]-[.AU1]))^2" office:value-type="float" office:value="0.00176966867038511" calcext:value-type="float">
            <text:p>0.001769668670385</text:p>
          </table:table-cell>
          <table:table-cell table:formula="of:=0.5*[.AW12]*(([.AW5]-[.AV5])/([.AW1]-[.AV1]))^2" office:value-type="float" office:value="0.000153495481126416" calcext:value-type="float">
            <text:p>0.000153495481126</text:p>
          </table:table-cell>
          <table:table-cell table:formula="of:=0.5*[.AX12]*(([.AX5]-[.AW5])/([.AX1]-[.AW1]))^2" office:value-type="float" office:value="0.00017425539851184" calcext:value-type="float">
            <text:p>0.000174255398512</text:p>
          </table:table-cell>
          <table:table-cell table:formula="of:=0.5*[.AY12]*(([.AY5]-[.AX5])/([.AY1]-[.AX1]))^2" office:value-type="float" office:value="0.0526986687000509" calcext:value-type="float">
            <text:p>0.052698668700051</text:p>
          </table:table-cell>
          <table:table-cell table:formula="of:=0.5*[.AZ12]*(([.AZ5]-[.AY5])/([.AZ1]-[.AY1]))^2" office:value-type="float" office:value="0.00549638765743361" calcext:value-type="float">
            <text:p>0.005496387657434</text:p>
          </table:table-cell>
          <table:table-cell table:formula="of:=0.5*[.BA12]*(([.BA5]-[.AZ5])/([.BA1]-[.AZ1]))^2" office:value-type="float" office:value="0.0268313760539786" calcext:value-type="float">
            <text:p>0.026831376053979</text:p>
          </table:table-cell>
          <table:table-cell table:formula="of:=0.5*[.BB12]*(([.BB5]-[.BA5])/([.BB1]-[.BA1]))^2" office:value-type="float" office:value="0.000440902005251879" calcext:value-type="float">
            <text:p>0.000440902005252</text:p>
          </table:table-cell>
          <table:table-cell table:formula="of:=0.5*[.BC12]*(([.BC5]-[.BB5])/([.BC1]-[.BB1]))^2" office:value-type="float" office:value="0.0194326751937848" calcext:value-type="float">
            <text:p>0.019432675193785</text:p>
          </table:table-cell>
          <table:table-cell table:formula="of:=0.5*[.BD12]*(([.BD5]-[.BC5])/([.BD1]-[.BC1]))^2" office:value-type="float" office:value="0.0150965557000743" calcext:value-type="float">
            <text:p>0.015096555700074</text:p>
          </table:table-cell>
          <table:table-cell table:formula="of:=0.5*[.BE12]*(([.BE5]-[.BD5])/([.BE1]-[.BD1]))^2" office:value-type="float" office:value="0.0130188740484706" calcext:value-type="float">
            <text:p>0.013018874048471</text:p>
          </table:table-cell>
          <table:table-cell table:formula="of:=0.5*[.BF12]*(([.BF5]-[.BE5])/([.BF1]-[.BE1]))^2" office:value-type="float" office:value="0.00162014493380657" calcext:value-type="float">
            <text:p>0.001620144933807</text:p>
          </table:table-cell>
          <table:table-cell table:formula="of:=0.5*[.BG12]*(([.BG5]-[.BF5])/([.BG1]-[.BF1]))^2" office:value-type="float" office:value="0.0243735283720821" calcext:value-type="float">
            <text:p>0.024373528372082</text:p>
          </table:table-cell>
          <table:table-cell table:formula="of:=0.5*[.BH12]*(([.BH5]-[.BG5])/([.BH1]-[.BG1]))^2" office:value-type="float" office:value="0.033673612622007" calcext:value-type="float">
            <text:p>0.033673612622007</text:p>
          </table:table-cell>
          <table:table-cell table:formula="of:=0.5*[.BI12]*(([.BI5]-[.BH5])/([.BI1]-[.BH1]))^2" office:value-type="float" office:value="0.0744327524368669" calcext:value-type="float">
            <text:p>0.074432752436867</text:p>
          </table:table-cell>
          <table:table-cell table:formula="of:=0.5*[.BJ12]*(([.BJ5]-[.BI5])/([.BJ1]-[.BI1]))^2" office:value-type="float" office:value="0.0511162900724203" calcext:value-type="float">
            <text:p>0.05111629007242</text:p>
          </table:table-cell>
          <table:table-cell table:formula="of:=0.5*[.BK12]*(([.BK5]-[.BJ5])/([.BK1]-[.BJ1]))^2" office:value-type="float" office:value="0.00452485515456815" calcext:value-type="float">
            <text:p>0.004524855154568</text:p>
          </table:table-cell>
          <table:table-cell table:formula="of:=0.5*[.BL12]*(([.BL5]-[.BK5])/([.BL1]-[.BK1]))^2" office:value-type="float" office:value="0.0014556901046814" calcext:value-type="float">
            <text:p>0.001455690104681</text:p>
          </table:table-cell>
          <table:table-cell table:formula="of:=0.5*[.BM12]*(([.BM5]-[.BL5])/([.BM1]-[.BL1]))^2" office:value-type="float" office:value="0.00206379272622575" calcext:value-type="float">
            <text:p>0.002063792726226</text:p>
          </table:table-cell>
          <table:table-cell table:formula="of:=0.5*[.BN12]*(([.BN5]-[.BM5])/([.BN1]-[.BM1]))^2" office:value-type="float" office:value="0.0242833466673673" calcext:value-type="float">
            <text:p>0.024283346667367</text:p>
          </table:table-cell>
          <table:table-cell table:formula="of:=0.5*[.BO12]*(([.BO5]-[.BN5])/([.BO1]-[.BN1]))^2" office:value-type="float" office:value="0.0210400564120422" calcext:value-type="float">
            <text:p>0.021040056412042</text:p>
          </table:table-cell>
          <table:table-cell table:formula="of:=0.5*[.BP12]*(([.BP5]-[.BO5])/([.BP1]-[.BO1]))^2" office:value-type="float" office:value="0.0362300350866427" calcext:value-type="float">
            <text:p>0.036230035086643</text:p>
          </table:table-cell>
          <table:table-cell table:formula="of:=0.5*[.BQ12]*(([.BQ5]-[.BP5])/([.BQ1]-[.BP1]))^2" office:value-type="float" office:value="0.00321330900413703" calcext:value-type="float">
            <text:p>0.003213309004137</text:p>
          </table:table-cell>
          <table:table-cell table:formula="of:=0.5*[.BR12]*(([.BR5]-[.BQ5])/([.BR1]-[.BQ1]))^2" office:value-type="float" office:value="0.000611393572422951" calcext:value-type="float">
            <text:p>0.000611393572423</text:p>
          </table:table-cell>
          <table:table-cell table:formula="of:=0.5*[.BS12]*(([.BS5]-[.BR5])/([.BS1]-[.BR1]))^2" office:value-type="float" office:value="0.0625005326075313" calcext:value-type="float">
            <text:p>0.062500532607531</text:p>
          </table:table-cell>
          <table:table-cell table:formula="of:=0.5*[.BT12]*(([.BT5]-[.BS5])/([.BT1]-[.BS1]))^2" office:value-type="float" office:value="0.00242913053931572" calcext:value-type="float">
            <text:p>0.002429130539316</text:p>
          </table:table-cell>
          <table:table-cell table:formula="of:=0.5*[.BU12]*(([.BU5]-[.BT5])/([.BU1]-[.BT1]))^2" office:value-type="float" office:value="0.000768094190792881" calcext:value-type="float">
            <text:p>0.000768094190793</text:p>
          </table:table-cell>
          <table:table-cell table:formula="of:=0.5*[.BV12]*(([.BV5]-[.BU5])/([.BV1]-[.BU1]))^2" office:value-type="float" office:value="0.0170480394836517" calcext:value-type="float">
            <text:p>0.017048039483652</text:p>
          </table:table-cell>
          <table:table-cell table:formula="of:=0.5*[.BW12]*(([.BW5]-[.BV5])/([.BW1]-[.BV1]))^2" office:value-type="float" office:value="0.0000715839257982378" calcext:value-type="float">
            <text:p>7.15839257982378E-05</text:p>
          </table:table-cell>
          <table:table-cell table:formula="of:=0.5*[.BX12]*(([.BX5]-[.BW5])/([.BX1]-[.BW1]))^2" office:value-type="float" office:value="0.00418418079643032" calcext:value-type="float">
            <text:p>0.00418418079643</text:p>
          </table:table-cell>
          <table:table-cell table:formula="of:=0.5*[.BY12]*(([.BY5]-[.BX5])/([.BY1]-[.BX1]))^2" office:value-type="float" office:value="0.000725976266588851" calcext:value-type="float">
            <text:p>0.000725976266589</text:p>
          </table:table-cell>
          <table:table-cell table:formula="of:=0.5*[.BZ12]*(([.BZ5]-[.BY5])/([.BZ1]-[.BY1]))^2" office:value-type="float" office:value="0.000823846974922566" calcext:value-type="float">
            <text:p>0.000823846974923</text:p>
          </table:table-cell>
          <table:table-cell table:formula="of:=0.5*[.CA12]*(([.CA5]-[.BZ5])/([.CA1]-[.BZ1]))^2" office:value-type="float" office:value="0.00856695792244295" calcext:value-type="float">
            <text:p>0.008566957922443</text:p>
          </table:table-cell>
          <table:table-cell table:formula="of:=0.5*[.CB12]*(([.CB5]-[.CA5])/([.CB1]-[.CA1]))^2" office:value-type="float" office:value="0.0348753253920943" calcext:value-type="float">
            <text:p>0.034875325392094</text:p>
          </table:table-cell>
          <table:table-cell table:formula="of:=0.5*[.CC12]*(([.CC5]-[.CB5])/([.CC1]-[.CB1]))^2" office:value-type="float" office:value="0.0105681090027594" calcext:value-type="float">
            <text:p>0.010568109002759</text:p>
          </table:table-cell>
          <table:table-cell table:formula="of:=0.5*[.CD12]*(([.CD5]-[.CC5])/([.CD1]-[.CC1]))^2" office:value-type="float" office:value="0.0338708924398132" calcext:value-type="float">
            <text:p>0.033870892439813</text:p>
          </table:table-cell>
          <table:table-cell table:formula="of:=0.5*[.CE12]*(([.CE5]-[.CD5])/([.CE1]-[.CD1]))^2" office:value-type="float" office:value="0.0507599431002227" calcext:value-type="float">
            <text:p>0.050759943100223</text:p>
          </table:table-cell>
          <table:table-cell table:formula="of:=0.5*[.CF12]*(([.CF5]-[.CE5])/([.CF1]-[.CE1]))^2" office:value-type="float" office:value="0.1692660272355" calcext:value-type="float">
            <text:p>0.1692660272355</text:p>
          </table:table-cell>
          <table:table-cell table:formula="of:=0.5*[.CG12]*(([.CG5]-[.CF5])/([.CG1]-[.CF1]))^2" office:value-type="float" office:value="0.0665205404594866" calcext:value-type="float">
            <text:p>0.066520540459487</text:p>
          </table:table-cell>
          <table:table-cell table:formula="of:=0.5*[.CH12]*(([.CH5]-[.CG5])/([.CH1]-[.CG1]))^2" office:value-type="float" office:value="0.0106382363088629" calcext:value-type="float">
            <text:p>0.010638236308863</text:p>
          </table:table-cell>
          <table:table-cell table:formula="of:=0.5*[.CI12]*(([.CI5]-[.CH5])/([.CI1]-[.CH1]))^2" office:value-type="float" office:value="0.00413596205959889" calcext:value-type="float">
            <text:p>0.004135962059599</text:p>
          </table:table-cell>
          <table:table-cell table:formula="of:=0.5*[.CJ12]*(([.CJ5]-[.CI5])/([.CJ1]-[.CI1]))^2" office:value-type="float" office:value="0.00392786047677207" calcext:value-type="float">
            <text:p>0.003927860476772</text:p>
          </table:table-cell>
          <table:table-cell table:formula="of:=0.5*[.CK12]*(([.CK5]-[.CJ5])/([.CK1]-[.CJ1]))^2" office:value-type="float" office:value="0.0167791642499721" calcext:value-type="float">
            <text:p>0.016779164249972</text:p>
          </table:table-cell>
          <table:table-cell table:formula="of:=0.5*[.CL12]*(([.CL5]-[.CK5])/([.CL1]-[.CK1]))^2" office:value-type="float" office:value="0.00431403253176787" calcext:value-type="float">
            <text:p>0.004314032531768</text:p>
          </table:table-cell>
          <table:table-cell table:formula="of:=0.5*[.CM12]*(([.CM5]-[.CL5])/([.CM1]-[.CL1]))^2" office:value-type="float" office:value="0.046312335003736" calcext:value-type="float">
            <text:p>0.046312335003736</text:p>
          </table:table-cell>
          <table:table-cell table:formula="of:=0.5*[.CN12]*(([.CN5]-[.CM5])/([.CN1]-[.CM1]))^2" office:value-type="float" office:value="0.00135706129381105" calcext:value-type="float">
            <text:p>0.001357061293811</text:p>
          </table:table-cell>
          <table:table-cell table:formula="of:=0.5*[.CO12]*(([.CO5]-[.CN5])/([.CO1]-[.CN1]))^2" office:value-type="float" office:value="0.0415183995151758" calcext:value-type="float">
            <text:p>0.041518399515176</text:p>
          </table:table-cell>
          <table:table-cell table:formula="of:=0.5*[.CP12]*(([.CP5]-[.CO5])/([.CP1]-[.CO1]))^2" office:value-type="float" office:value="0.00121165673587587" calcext:value-type="float">
            <text:p>0.001211656735876</text:p>
          </table:table-cell>
          <table:table-cell table:formula="of:=0.5*[.CQ12]*(([.CQ5]-[.CP5])/([.CQ1]-[.CP1]))^2" office:value-type="float" office:value="0.00766165231492732" calcext:value-type="float">
            <text:p>0.007661652314927</text:p>
          </table:table-cell>
          <table:table-cell table:formula="of:=0.5*[.CR12]*(([.CR5]-[.CQ5])/([.CR1]-[.CQ1]))^2" office:value-type="float" office:value="0.0718283284273926" calcext:value-type="float">
            <text:p>0.071828328427393</text:p>
          </table:table-cell>
          <table:table-cell table:formula="of:=0.5*[.CS12]*(([.CS5]-[.CR5])/([.CS1]-[.CR1]))^2" office:value-type="float" office:value="0.0163995475127879" calcext:value-type="float">
            <text:p>0.016399547512788</text:p>
          </table:table-cell>
          <table:table-cell table:formula="of:=0.5*[.CT12]*(([.CT5]-[.CS5])/([.CT1]-[.CS1]))^2" office:value-type="float" office:value="0.00306862811546726" calcext:value-type="float">
            <text:p>0.003068628115467</text:p>
          </table:table-cell>
          <table:table-cell table:formula="of:=0.5*[.CU12]*(([.CU5]-[.CT5])/([.CU1]-[.CT1]))^2" office:value-type="float" office:value="0.0249381193449558" calcext:value-type="float">
            <text:p>0.024938119344956</text:p>
          </table:table-cell>
          <table:table-cell table:formula="of:=0.5*[.CV12]*(([.CV5]-[.CU5])/([.CV1]-[.CU1]))^2" office:value-type="float" office:value="0.00356999526565231" calcext:value-type="float">
            <text:p>0.003569995265652</text:p>
          </table:table-cell>
          <table:table-cell table:formula="of:=0.5*[.CW12]*(([.CW5]-[.CV5])/([.CW1]-[.CV1]))^2" office:value-type="float" office:value="0.0216446470577737" calcext:value-type="float">
            <text:p>0.021644647057774</text:p>
          </table:table-cell>
          <table:table-cell table:formula="of:=0.5*[.CX12]*(([.CX5]-[.CW5])/([.CX1]-[.CW1]))^2" office:value-type="float" office:value="0.017777220003495" calcext:value-type="float">
            <text:p>0.017777220003495</text:p>
          </table:table-cell>
          <table:table-cell table:formula="of:=0.5*[.CY12]*(([.CY5]-[.CX5])/([.CY1]-[.CX1]))^2" office:value-type="float" office:value="0.0000233480874362988" calcext:value-type="float">
            <text:p>2.33480874362988E-05</text:p>
          </table:table-cell>
          <table:table-cell table:formula="of:=0.5*[.CZ12]*(([.CZ5]-[.CY5])/([.CZ1]-[.CY1]))^2" office:value-type="float" office:value="0.00576749985624856" calcext:value-type="float">
            <text:p>0.005767499856249</text:p>
          </table:table-cell>
          <table:table-cell table:formula="of:=0.5*[.DA12]*(([.DA5]-[.CZ5])/([.DA1]-[.CZ1]))^2" office:value-type="float" office:value="0.0241710789909973" calcext:value-type="float">
            <text:p>0.024171078990997</text:p>
          </table:table-cell>
          <table:table-cell table:formula="of:=0.5*[.DB12]*(([.DB5]-[.DA5])/([.DB1]-[.DA1]))^2" office:value-type="float" office:value="0.044998270360277" calcext:value-type="float">
            <text:p>0.044998270360277</text:p>
          </table:table-cell>
          <table:table-cell table:formula="of:=0.5*[.DC12]*(([.DC5]-[.DB5])/([.DC1]-[.DB1]))^2" office:value-type="float" office:value="0.01058108169163" calcext:value-type="float">
            <text:p>0.01058108169163</text:p>
          </table:table-cell>
          <table:table-cell table:formula="of:=0.5*[.DD12]*(([.DD5]-[.DC5])/([.DD1]-[.DC1]))^2" office:value-type="float" office:value="0.0569991855818706" calcext:value-type="float">
            <text:p>0.056999185581871</text:p>
          </table:table-cell>
          <table:table-cell table:formula="of:=0.5*[.DE12]*(([.DE5]-[.DD5])/([.DE1]-[.DD1]))^2" office:value-type="float" office:value="0.113809135383103" calcext:value-type="float">
            <text:p>0.113809135383103</text:p>
          </table:table-cell>
          <table:table-cell table:formula="of:=0.5*[.DF12]*(([.DF5]-[.DE5])/([.DF1]-[.DE1]))^2" office:value-type="float" office:value="0.043662798866405" calcext:value-type="float">
            <text:p>0.043662798866405</text:p>
          </table:table-cell>
          <table:table-cell table:formula="of:=0.5*[.DG12]*(([.DG5]-[.DF5])/([.DG1]-[.DF1]))^2" office:value-type="float" office:value="0.000255003413407838" calcext:value-type="float">
            <text:p>0.000255003413408</text:p>
          </table:table-cell>
          <table:table-cell table:formula="of:=0.5*[.DH12]*(([.DH5]-[.DG5])/([.DH1]-[.DG1]))^2" office:value-type="float" office:value="0.00399362128207185" calcext:value-type="float">
            <text:p>0.003993621282072</text:p>
          </table:table-cell>
          <table:table-cell table:formula="of:=0.5*[.DI12]*(([.DI5]-[.DH5])/([.DI1]-[.DH1]))^2" office:value-type="float" office:value="0.00127947094689115" calcext:value-type="float">
            <text:p>0.001279470946891</text:p>
          </table:table-cell>
          <table:table-cell table:formula="of:=0.5*[.DJ12]*(([.DJ5]-[.DI5])/([.DJ1]-[.DI1]))^2" office:value-type="float" office:value="0.0493576019552708" calcext:value-type="float">
            <text:p>0.049357601955271</text:p>
          </table:table-cell>
          <table:table-cell table:formula="of:=0.5*[.DK12]*(([.DK5]-[.DJ5])/([.DK1]-[.DJ1]))^2" office:value-type="float" office:value="0.00748888528719578" calcext:value-type="float">
            <text:p>0.007488885287196</text:p>
          </table:table-cell>
          <table:table-cell table:formula="of:=0.5*[.DL12]*(([.DL5]-[.DK5])/([.DL1]-[.DK1]))^2" office:value-type="float" office:value="0.00351087428945266" calcext:value-type="float">
            <text:p>0.003510874289453</text:p>
          </table:table-cell>
          <table:table-cell table:formula="of:=0.5*[.DM12]*(([.DM5]-[.DL5])/([.DM1]-[.DL1]))^2" office:value-type="float" office:value="0.00457696674351275" calcext:value-type="float">
            <text:p>0.004576966743513</text:p>
          </table:table-cell>
          <table:table-cell table:formula="of:=0.5*[.DN12]*(([.DN5]-[.DM5])/([.DN1]-[.DM1]))^2" office:value-type="float" office:value="0.0050458169051356" calcext:value-type="float">
            <text:p>0.005045816905136</text:p>
          </table:table-cell>
          <table:table-cell table:formula="of:=0.5*[.DO12]*(([.DO5]-[.DN5])/([.DO1]-[.DN1]))^2" office:value-type="float" office:value="0.0148634009122368" calcext:value-type="float">
            <text:p>0.014863400912237</text:p>
          </table:table-cell>
          <table:table-cell table:formula="of:=0.5*[.DP12]*(([.DP5]-[.DO5])/([.DP1]-[.DO1]))^2" office:value-type="float" office:value="0.0115858686783903" calcext:value-type="float">
            <text:p>0.01158586867839</text:p>
          </table:table-cell>
          <table:table-cell table:formula="of:=0.5*[.DQ12]*(([.DQ5]-[.DP5])/([.DQ1]-[.DP1]))^2" office:value-type="float" office:value="0.110951133182889" calcext:value-type="float">
            <text:p>0.110951133182889</text:p>
          </table:table-cell>
          <table:table-cell table:formula="of:=0.5*[.DR12]*(([.DR5]-[.DQ5])/([.DR1]-[.DQ1]))^2" office:value-type="float" office:value="0.00398169963778954" calcext:value-type="float">
            <text:p>0.00398169963779</text:p>
          </table:table-cell>
          <table:table-cell table:formula="of:=0.5*[.DS12]*(([.DS5]-[.DR5])/([.DS1]-[.DR1]))^2" office:value-type="float" office:value="0.034377809977675" calcext:value-type="float">
            <text:p>0.034377809977675</text:p>
          </table:table-cell>
          <table:table-cell table:formula="of:=0.5*[.DT12]*(([.DT5]-[.DS5])/([.DT1]-[.DS1]))^2" office:value-type="float" office:value="0.00920849565769067" calcext:value-type="float">
            <text:p>0.009208495657691</text:p>
          </table:table-cell>
          <table:table-cell table:formula="of:=0.5*[.DU12]*(([.DU5]-[.DT5])/([.DU1]-[.DT1]))^2" office:value-type="float" office:value="0.00547563368353798" calcext:value-type="float">
            <text:p>0.005475633683538</text:p>
          </table:table-cell>
          <table:table-cell table:formula="of:=0.5*[.DV12]*(([.DV5]-[.DU5])/([.DV1]-[.DU1]))^2" office:value-type="float" office:value="0.00602752252992832" calcext:value-type="float">
            <text:p>0.006027522529928</text:p>
          </table:table-cell>
          <table:table-cell table:formula="of:=0.5*[.DW12]*(([.DW5]-[.DV5])/([.DW1]-[.DV1]))^2" office:value-type="float" office:value="0.0133388344164308" calcext:value-type="float">
            <text:p>0.013338834416431</text:p>
          </table:table-cell>
          <table:table-cell table:formula="of:=0.5*[.DX12]*(([.DX5]-[.DW5])/([.DX1]-[.DW1]))^2" office:value-type="float" office:value="0.0243959899041627" calcext:value-type="float">
            <text:p>0.024395989904163</text:p>
          </table:table-cell>
          <table:table-cell table:formula="of:=0.5*[.DY12]*(([.DY5]-[.DX5])/([.DY1]-[.DX1]))^2" office:value-type="float" office:value="0.00691805418208463" calcext:value-type="float">
            <text:p>0.006918054182085</text:p>
          </table:table-cell>
          <table:table-cell table:formula="of:=0.5*[.DZ12]*(([.DZ5]-[.DY5])/([.DZ1]-[.DY1]))^2" office:value-type="float" office:value="0.00187759793677444" calcext:value-type="float">
            <text:p>0.001877597936774</text:p>
          </table:table-cell>
          <table:table-cell table:formula="of:=0.5*[.EA12]*(([.EA5]-[.DZ5])/([.EA1]-[.DZ1]))^2" office:value-type="float" office:value="0.0141555784974035" calcext:value-type="float">
            <text:p>0.014155578497404</text:p>
          </table:table-cell>
          <table:table-cell table:formula="of:=0.5*[.EB12]*(([.EB5]-[.EA5])/([.EB1]-[.EA1]))^2" office:value-type="float" office:value="0.0571134242871915" calcext:value-type="float">
            <text:p>0.057113424287192</text:p>
          </table:table-cell>
          <table:table-cell table:formula="of:=0.5*[.EC12]*(([.EC5]-[.EB5])/([.EC1]-[.EB1]))^2" office:value-type="float" office:value="0.0502933454665254" calcext:value-type="float">
            <text:p>0.050293345466526</text:p>
          </table:table-cell>
          <table:table-cell table:formula="of:=0.5*[.ED12]*(([.ED5]-[.EC5])/([.ED1]-[.EC1]))^2" office:value-type="float" office:value="0.0170122976802254" calcext:value-type="float">
            <text:p>0.017012297680226</text:p>
          </table:table-cell>
          <table:table-cell table:formula="of:=0.5*[.EE12]*(([.EE5]-[.ED5])/([.EE1]-[.ED1]))^2" office:value-type="float" office:value="0.0293569755735454" calcext:value-type="float">
            <text:p>0.029356975573546</text:p>
          </table:table-cell>
          <table:table-cell table:formula="of:=0.5*[.EF12]*(([.EF5]-[.EE5])/([.EF1]-[.EE1]))^2" office:value-type="float" office:value="0.0764780419463855" calcext:value-type="float">
            <text:p>0.076478041946386</text:p>
          </table:table-cell>
          <table:table-cell table:formula="of:=0.5*[.EG12]*(([.EG5]-[.EF5])/([.EG1]-[.EF1]))^2" office:value-type="float" office:value="0.109491975799279" calcext:value-type="float">
            <text:p>0.109491975799279</text:p>
          </table:table-cell>
          <table:table-cell table:formula="of:=0.5*[.EH12]*(([.EH5]-[.EG5])/([.EH1]-[.EG1]))^2" office:value-type="float" office:value="0.00839444317606018" calcext:value-type="float">
            <text:p>0.00839444317606</text:p>
          </table:table-cell>
          <table:table-cell table:formula="of:=0.5*[.EI12]*(([.EI5]-[.EH5])/([.EI1]-[.EH1]))^2" office:value-type="float" office:value="0.00271837495760621" calcext:value-type="float">
            <text:p>0.002718374957606</text:p>
          </table:table-cell>
          <table:table-cell table:formula="of:=0.5*[.EJ12]*(([.EJ5]-[.EI5])/([.EJ1]-[.EI1]))^2" office:value-type="float" office:value="0.00640882916364714" calcext:value-type="float">
            <text:p>0.006408829163647</text:p>
          </table:table-cell>
          <table:table-cell table:formula="of:=0.5*[.EK12]*(([.EK5]-[.EJ5])/([.EK1]-[.EJ1]))^2" office:value-type="float" office:value="0.0230903239883456" calcext:value-type="float">
            <text:p>0.023090323988346</text:p>
          </table:table-cell>
          <table:table-cell table:formula="of:=0.5*[.EL12]*(([.EL5]-[.EK5])/([.EL1]-[.EK1]))^2" office:value-type="float" office:value="0.0184138424696623" calcext:value-type="float">
            <text:p>0.018413842469662</text:p>
          </table:table-cell>
          <table:table-cell table:formula="of:=0.5*[.EM12]*(([.EM5]-[.EL5])/([.EM1]-[.EL1]))^2" office:value-type="float" office:value="0.000550269657865544" calcext:value-type="float">
            <text:p>0.000550269657866</text:p>
          </table:table-cell>
          <table:table-cell table:formula="of:=0.5*[.EN12]*(([.EN5]-[.EM5])/([.EN1]-[.EM1]))^2" office:value-type="float" office:value="0.0164742294479972" calcext:value-type="float">
            <text:p>0.016474229447997</text:p>
          </table:table-cell>
          <table:table-cell table:formula="of:=0.5*[.EO12]*(([.EO5]-[.EN5])/([.EO1]-[.EN1]))^2" office:value-type="float" office:value="0.0023131761674604" calcext:value-type="float">
            <text:p>0.00231317616746</text:p>
          </table:table-cell>
          <table:table-cell table:formula="of:=0.5*[.EP12]*(([.EP5]-[.EO5])/([.EP1]-[.EO1]))^2" office:value-type="float" office:value="0.0128362729461335" calcext:value-type="float">
            <text:p>0.012836272946134</text:p>
          </table:table-cell>
          <table:table-cell table:formula="of:=0.5*[.EQ12]*(([.EQ5]-[.EP5])/([.EQ1]-[.EP1]))^2" office:value-type="float" office:value="0.0166711408767196" calcext:value-type="float">
            <text:p>0.01667114087672</text:p>
          </table:table-cell>
          <table:table-cell table:formula="of:=0.5*[.ER12]*(([.ER5]-[.EQ5])/([.ER1]-[.EQ1]))^2" office:value-type="float" office:value="0.0323065353124402" calcext:value-type="float">
            <text:p>0.03230653531244</text:p>
          </table:table-cell>
          <table:table-cell table:formula="of:=0.5*[.ES12]*(([.ES5]-[.ER5])/([.ES1]-[.ER1]))^2" office:value-type="float" office:value="0.0394166336672788" calcext:value-type="float">
            <text:p>0.039416633667279</text:p>
          </table:table-cell>
          <table:table-cell table:formula="of:=0.5*[.ET12]*(([.ET5]-[.ES5])/([.ET1]-[.ES1]))^2" office:value-type="float" office:value="0.000778679919747195" calcext:value-type="float">
            <text:p>0.000778679919747</text:p>
          </table:table-cell>
          <table:table-cell table:formula="of:=0.5*[.EU12]*(([.EU5]-[.ET5])/([.EU1]-[.ET1]))^2" office:value-type="float" office:value="0.00924818025529015" calcext:value-type="float">
            <text:p>0.00924818025529</text:p>
          </table:table-cell>
          <table:table-cell table:formula="of:=0.5*[.EV12]*(([.EV5]-[.EU5])/([.EV1]-[.EU1]))^2" office:value-type="float" office:value="0.0122304462010338" calcext:value-type="float">
            <text:p>0.012230446201034</text:p>
          </table:table-cell>
          <table:table-cell table:formula="of:=0.5*[.EW12]*(([.EW5]-[.EV5])/([.EW1]-[.EV1]))^2" office:value-type="float" office:value="0.0232224649736407" calcext:value-type="float">
            <text:p>0.023222464973641</text:p>
          </table:table-cell>
          <table:table-cell table:formula="of:=0.5*[.EX12]*(([.EX5]-[.EW5])/([.EX1]-[.EW1]))^2" office:value-type="float" office:value="0.0135970915001485" calcext:value-type="float">
            <text:p>0.013597091500149</text:p>
          </table:table-cell>
          <table:table-cell table:formula="of:=0.5*[.EY12]*(([.EY5]-[.EX5])/([.EY1]-[.EX1]))^2" office:value-type="float" office:value="0.0000997155159661597" calcext:value-type="float">
            <text:p>9.97155159661597E-05</text:p>
          </table:table-cell>
          <table:table-cell table:formula="of:=0.5*[.EZ12]*(([.EZ5]-[.EY5])/([.EZ1]-[.EY1]))^2" office:value-type="float" office:value="0.0159065553271948" calcext:value-type="float">
            <text:p>0.015906555327195</text:p>
          </table:table-cell>
          <table:table-cell table:formula="of:=0.5*[.FA12]*(([.FA5]-[.EZ5])/([.FA1]-[.EZ1]))^2" office:value-type="float" office:value="0.0233410673767388" calcext:value-type="float">
            <text:p>0.023341067376739</text:p>
          </table:table-cell>
          <table:table-cell table:formula="of:=0.5*[.FB12]*(([.FB5]-[.FA5])/([.FB1]-[.FA1]))^2" office:value-type="float" office:value="0.040904361460857" calcext:value-type="float">
            <text:p>0.040904361460857</text:p>
          </table:table-cell>
          <table:table-cell table:formula="of:=0.5*[.FC12]*(([.FC5]-[.FB5])/([.FC1]-[.FB1]))^2" office:value-type="float" office:value="0.0125496261048311" calcext:value-type="float">
            <text:p>0.012549626104831</text:p>
          </table:table-cell>
          <table:table-cell table:formula="of:=0.5*[.FD12]*(([.FD5]-[.FC5])/([.FD1]-[.FC1]))^2" office:value-type="float" office:value="0.0228567922144745" calcext:value-type="float">
            <text:p>0.022856792214475</text:p>
          </table:table-cell>
          <table:table-cell table:formula="of:=0.5*[.FE12]*(([.FE5]-[.FD5])/([.FE1]-[.FD1]))^2" office:value-type="float" office:value="0.081789271297288" calcext:value-type="float">
            <text:p>0.081789271297288</text:p>
          </table:table-cell>
          <table:table-cell table:formula="of:=0.5*[.FF12]*(([.FF5]-[.FE5])/([.FF1]-[.FE1]))^2" office:value-type="float" office:value="0.103477781271411" calcext:value-type="float">
            <text:p>0.103477781271411</text:p>
          </table:table-cell>
          <table:table-cell table:formula="of:=0.5*[.FG12]*(([.FG5]-[.FF5])/([.FG1]-[.FF1]))^2" office:value-type="float" office:value="0.0373639326864479" calcext:value-type="float">
            <text:p>0.037363932686448</text:p>
          </table:table-cell>
          <table:table-cell table:formula="of:=0.5*[.FH12]*(([.FH5]-[.FG5])/([.FH1]-[.FG1]))^2" office:value-type="float" office:value="0.00336565631248632" calcext:value-type="float">
            <text:p>0.003365656312486</text:p>
          </table:table-cell>
          <table:table-cell table:formula="of:=0.5*[.FI12]*(([.FI5]-[.FH5])/([.FI1]-[.FH1]))^2" office:value-type="float" office:value="0.00352196387886573" calcext:value-type="float">
            <text:p>0.003521963878866</text:p>
          </table:table-cell>
          <table:table-cell table:formula="of:=0.5*[.FJ12]*(([.FJ5]-[.FI5])/([.FJ1]-[.FI1]))^2" office:value-type="float" office:value="0.0055359712464706" calcext:value-type="float">
            <text:p>0.005535971246471</text:p>
          </table:table-cell>
          <table:table-cell table:formula="of:=0.5*[.FK12]*(([.FK5]-[.FJ5])/([.FK1]-[.FJ1]))^2" office:value-type="float" office:value="0.0110827036333824" calcext:value-type="float">
            <text:p>0.011082703633383</text:p>
          </table:table-cell>
          <table:table-cell table:formula="of:=0.5*[.FL12]*(([.FL5]-[.FK5])/([.FL1]-[.FK1]))^2" office:value-type="float" office:value="0.0384094116785033" calcext:value-type="float">
            <text:p>0.038409411678503</text:p>
          </table:table-cell>
          <table:table-cell table:formula="of:=0.5*[.FM12]*(([.FM5]-[.FL5])/([.FM1]-[.FL1]))^2" office:value-type="float" office:value="0.00199003699340658" calcext:value-type="float">
            <text:p>0.001990036993407</text:p>
          </table:table-cell>
          <table:table-cell table:formula="of:=0.5*[.FN12]*(([.FN5]-[.FM5])/([.FN1]-[.FM1]))^2" office:value-type="float" office:value="0.010725010054296" calcext:value-type="float">
            <text:p>0.010725010054296</text:p>
          </table:table-cell>
          <table:table-cell table:formula="of:=0.5*[.FO12]*(([.FO5]-[.FN5])/([.FO1]-[.FN1]))^2" office:value-type="float" office:value="0.000738420183322695" calcext:value-type="float">
            <text:p>0.000738420183323</text:p>
          </table:table-cell>
          <table:table-cell table:formula="of:=0.5*[.FP12]*(([.FP5]-[.FO5])/([.FP1]-[.FO1]))^2" office:value-type="float" office:value="0.000223891265582065" calcext:value-type="float">
            <text:p>0.000223891265582</text:p>
          </table:table-cell>
          <table:table-cell table:formula="of:=0.5*[.FQ12]*(([.FQ5]-[.FP5])/([.FQ1]-[.FP1]))^2" office:value-type="float" office:value="0.00146394168838704" calcext:value-type="float">
            <text:p>0.001463941688387</text:p>
          </table:table-cell>
          <table:table-cell table:formula="of:=0.5*[.FR12]*(([.FR5]-[.FQ5])/([.FR1]-[.FQ1]))^2" office:value-type="float" office:value="0.00451396617759363" calcext:value-type="float">
            <text:p>0.004513966177594</text:p>
          </table:table-cell>
          <table:table-cell table:formula="of:=0.5*[.FS12]*(([.FS5]-[.FR5])/([.FS1]-[.FR1]))^2" office:value-type="float" office:value="0.000501018977510531" calcext:value-type="float">
            <text:p>0.000501018977511</text:p>
          </table:table-cell>
          <table:table-cell table:formula="of:=0.5*[.FT12]*(([.FT5]-[.FS5])/([.FT1]-[.FS1]))^2" office:value-type="float" office:value="0.00137618407511289" calcext:value-type="float">
            <text:p>0.001376184075113</text:p>
          </table:table-cell>
          <table:table-cell table:formula="of:=0.5*[.FU12]*(([.FU5]-[.FT5])/([.FU1]-[.FT1]))^2" office:value-type="float" office:value="0.000388976467577873" calcext:value-type="float">
            <text:p>0.000388976467578</text:p>
          </table:table-cell>
          <table:table-cell table:formula="of:=0.5*[.FV12]*(([.FV5]-[.FU5])/([.FV1]-[.FU1]))^2" office:value-type="float" office:value="0.000067469380519558" calcext:value-type="float">
            <text:p>6.7469380519558E-05</text:p>
          </table:table-cell>
          <table:table-cell table:formula="of:=0.5*[.FW12]*(([.FW5]-[.FV5])/([.FW1]-[.FV1]))^2" office:value-type="float" office:value="0.00000179576801986587" calcext:value-type="float">
            <text:p>1.79576801986587E-06</text:p>
          </table:table-cell>
          <table:table-cell table:formula="of:=0.5*[.FX12]*(([.FX5]-[.FW5])/([.FX1]-[.FW1]))^2" office:value-type="float" office:value="0.0000372450612516712" calcext:value-type="float">
            <text:p>3.72450612516712E-05</text:p>
          </table:table-cell>
          <table:table-cell table:formula="of:=0.5*[.FY12]*(([.FY5]-[.FX5])/([.FY1]-[.FX1]))^2" office:value-type="float" office:value="0.0000741306045646989" calcext:value-type="float">
            <text:p>7.41306045646989E-05</text:p>
          </table:table-cell>
          <table:table-cell table:formula="of:=0.5*[.FZ12]*(([.FZ5]-[.FY5])/([.FZ1]-[.FY1]))^2" office:value-type="float" office:value="0.00020396737143451" calcext:value-type="float">
            <text:p>0.000203967371435</text:p>
          </table:table-cell>
          <table:table-cell table:formula="of:=0.5*[.GA12]*(([.GA5]-[.FZ5])/([.GA1]-[.FZ1]))^2" office:value-type="float" office:value="0.00000686548320713528" calcext:value-type="float">
            <text:p>6.86548320713528E-06</text:p>
          </table:table-cell>
          <table:table-cell table:formula="of:=0.5*[.GB12]*(([.GB5]-[.GA5])/([.GB1]-[.GA1]))^2" office:value-type="float" office:value="0.0000350113104216543" calcext:value-type="float">
            <text:p>3.50113104216543E-05</text:p>
          </table:table-cell>
          <table:table-cell table:formula="of:=0.5*[.GC12]*(([.GC5]-[.GB5])/([.GC1]-[.GB1]))^2" office:value-type="float" office:value="0.0000000285497623812596" calcext:value-type="float">
            <text:p>2.85497623812596E-08</text:p>
          </table:table-cell>
          <table:table-cell table:formula="of:=0.5*[.GD12]*(([.GD5]-[.GC5])/([.GD1]-[.GC1]))^2" office:value-type="float" office:value="0.0000021294727476983" calcext:value-type="float">
            <text:p>2.1294727476983E-06</text:p>
          </table:table-cell>
          <table:table-cell table:formula="of:=0.5*[.GE12]*(([.GE5]-[.GD5])/([.GE1]-[.GD1]))^2" office:value-type="float" office:value="0.00000568322925253043" calcext:value-type="float">
            <text:p>5.68322925253043E-06</text:p>
          </table:table-cell>
          <table:table-cell table:formula="of:=0.5*[.GF12]*(([.GF5]-[.GE5])/([.GF1]-[.GE1]))^2" office:value-type="float" office:value="0.0000470649665276798" calcext:value-type="float">
            <text:p>4.70649665276798E-05</text:p>
          </table:table-cell>
          <table:table-cell table:formula="of:=0.5*[.GG12]*(([.GG5]-[.GF5])/([.GG1]-[.GF1]))^2" office:value-type="float" office:value="0.00000195828320146871" calcext:value-type="float">
            <text:p>1.95828320146871E-06</text:p>
          </table:table-cell>
          <table:table-cell table:formula="of:=0.5*[.GH12]*(([.GH5]-[.GG5])/([.GH1]-[.GG1]))^2" office:value-type="float" office:value="0.000024104349617579" calcext:value-type="float">
            <text:p>2.4104349617579E-05</text:p>
          </table:table-cell>
          <table:table-cell table:formula="of:=0.5*[.GI12]*(([.GI5]-[.GH5])/([.GI1]-[.GH1]))^2" office:value-type="float" office:value="0.0000000216193671859176" calcext:value-type="float">
            <text:p>2.16193671859176E-08</text:p>
          </table:table-cell>
          <table:table-cell table:formula="of:=0.5*[.GJ12]*(([.GJ5]-[.GI5])/([.GJ1]-[.GI1]))^2" office:value-type="float" office:value="0.0000129540957251082" calcext:value-type="float">
            <text:p>1.29540957251082E-05</text:p>
          </table:table-cell>
          <table:table-cell table:formula="of:=0.5*[.GK12]*(([.GK5]-[.GJ5])/([.GK1]-[.GJ1]))^2" office:value-type="float" office:value="0.0000633301259299135" calcext:value-type="float">
            <text:p>6.33301259299135E-05</text:p>
          </table:table-cell>
          <table:table-cell table:formula="of:=0.5*[.GL12]*(([.GL5]-[.GK5])/([.GL1]-[.GK1]))^2" office:value-type="float" office:value="0.0000209214364938528" calcext:value-type="float">
            <text:p>2.09214364938528E-05</text:p>
          </table:table-cell>
          <table:table-cell table:formula="of:=0.5*[.GM12]*(([.GM5]-[.GL5])/([.GM1]-[.GL1]))^2" office:value-type="float" office:value="0.00000341865501682554" calcext:value-type="float">
            <text:p>3.41865501682554E-06</text:p>
          </table:table-cell>
          <table:table-cell table:formula="of:=0.5*[.GN12]*(([.GN5]-[.GM5])/([.GN1]-[.GM1]))^2" office:value-type="float" office:value="0.0000100429302691896" calcext:value-type="float">
            <text:p>1.00429302691896E-05</text:p>
          </table:table-cell>
          <table:table-cell table:formula="of:=0.5*[.GO12]*(([.GO5]-[.GN5])/([.GO1]-[.GN1]))^2" office:value-type="float" office:value="0.000000240012993475397" calcext:value-type="float">
            <text:p>2.40012993475397E-07</text:p>
          </table:table-cell>
          <table:table-cell table:formula="of:=0.5*[.GP12]*(([.GP5]-[.GO5])/([.GP1]-[.GO1]))^2" office:value-type="float" office:value="0.00000737513849102747" calcext:value-type="float">
            <text:p>7.37513849102747E-06</text:p>
          </table:table-cell>
          <table:table-cell table:formula="of:=0.5*[.GQ12]*(([.GQ5]-[.GP5])/([.GQ1]-[.GP1]))^2" office:value-type="float" office:value="0.0000116080194850558" calcext:value-type="float">
            <text:p>1.16080194850558E-05</text:p>
          </table:table-cell>
          <table:table-cell table:formula="of:=0.5*[.GR12]*(([.GR5]-[.GQ5])/([.GR1]-[.GQ1]))^2" office:value-type="float" office:value="0.00000213774750274054" calcext:value-type="float">
            <text:p>2.13774750274054E-06</text:p>
          </table:table-cell>
          <table:table-cell table:formula="of:=0.5*[.GS12]*(([.GS5]-[.GR5])/([.GS1]-[.GR1]))^2" office:value-type="float" office:value="0.000182823416983347" calcext:value-type="float">
            <text:p>0.000182823416983</text:p>
          </table:table-cell>
          <table:table-cell table:formula="of:=0.5*[.GT12]*(([.GT5]-[.GS5])/([.GT1]-[.GS1]))^2" office:value-type="float" office:value="0.0000000308501271170322" calcext:value-type="float">
            <text:p>3.08501271170322E-08</text:p>
          </table:table-cell>
          <table:table-cell table:formula="of:=0.5*[.GU12]*(([.GU5]-[.GT5])/([.GU1]-[.GT1]))^2" office:value-type="float" office:value="0.0000298249655176935" calcext:value-type="float">
            <text:p>2.98249655176935E-05</text:p>
          </table:table-cell>
          <table:table-cell table:formula="of:=0.5*[.GV12]*(([.GV5]-[.GU5])/([.GV1]-[.GU1]))^2" office:value-type="float" office:value="0.000056328151816063" calcext:value-type="float">
            <text:p>5.6328151816063E-05</text:p>
          </table:table-cell>
          <table:table-cell table:formula="of:=0.5*[.GW12]*(([.GW5]-[.GV5])/([.GW1]-[.GV1]))^2" office:value-type="float" office:value="0.0000373801715539948" calcext:value-type="float">
            <text:p>3.73801715539948E-05</text:p>
          </table:table-cell>
          <table:table-cell table:formula="of:=0.5*[.GX12]*(([.GX5]-[.GW5])/([.GX1]-[.GW1]))^2" office:value-type="float" office:value="0.0000470822855011584" calcext:value-type="float">
            <text:p>4.70822855011584E-05</text:p>
          </table:table-cell>
          <table:table-cell table:formula="of:=0.5*[.GY12]*(([.GY5]-[.GX5])/([.GY1]-[.GX1]))^2" office:value-type="float" office:value="0.0000745116713674452" calcext:value-type="float">
            <text:p>7.45116713674452E-05</text:p>
          </table:table-cell>
          <table:table-cell table:formula="of:=0.5*[.GZ12]*(([.GZ5]-[.GY5])/([.GZ1]-[.GY1]))^2" office:value-type="float" office:value="0.00000515872215522834" calcext:value-type="float">
            <text:p>5.15872215522834E-06</text:p>
          </table:table-cell>
          <table:table-cell table:formula="of:=0.5*[.HA12]*(([.HA5]-[.GZ5])/([.HA1]-[.GZ1]))^2" office:value-type="float" office:value="0.00000437302332496706" calcext:value-type="float">
            <text:p>4.37302332496706E-06</text:p>
          </table:table-cell>
          <table:table-cell table:formula="of:=0.5*[.HB12]*(([.HB5]-[.HA5])/([.HB1]-[.HA1]))^2" office:value-type="float" office:value="0.000000443051430073759" calcext:value-type="float">
            <text:p>4.43051430073759E-07</text:p>
          </table:table-cell>
          <table:table-cell table:formula="of:=0.5*[.HC12]*(([.HC5]-[.HB5])/([.HC1]-[.HB1]))^2" office:value-type="float" office:value="0.00000994302056581787" calcext:value-type="float">
            <text:p>9.94302056581787E-06</text:p>
          </table:table-cell>
          <table:table-cell table:formula="of:=0.5*[.HD12]*(([.HD5]-[.HC5])/([.HD1]-[.HC1]))^2" office:value-type="float" office:value="0.00000191499355515976" calcext:value-type="float">
            <text:p>1.91499355515976E-06</text:p>
          </table:table-cell>
          <table:table-cell table:formula="of:=0.5*[.HE12]*(([.HE5]-[.HD5])/([.HE1]-[.HD1]))^2" office:value-type="float" office:value="0.0000374984526407539" calcext:value-type="float">
            <text:p>3.74984526407539E-05</text:p>
          </table:table-cell>
          <table:table-cell table:formula="of:=0.5*[.HF12]*(([.HF5]-[.HE5])/([.HF1]-[.HE1]))^2" office:value-type="float" office:value="0.000050401721674661" calcext:value-type="float">
            <text:p>5.0401721674661E-05</text:p>
          </table:table-cell>
          <table:table-cell table:formula="of:=0.5*[.HG12]*(([.HG5]-[.HF5])/([.HG1]-[.HF1]))^2" office:value-type="float" office:value="0.0000216567630915462" calcext:value-type="float">
            <text:p>2.16567630915462E-05</text:p>
          </table:table-cell>
          <table:table-cell table:formula="of:=0.5*[.HH12]*(([.HH5]-[.HG5])/([.HH1]-[.HG1]))^2" office:value-type="float" office:value="0.0000000000394680007999462" calcext:value-type="float">
            <text:p>3.94680007999462E-11</text:p>
          </table:table-cell>
          <table:table-cell table:formula="of:=0.5*[.HI12]*(([.HI5]-[.HH5])/([.HI1]-[.HH1]))^2" office:value-type="float" office:value="0.000019412268284941" calcext:value-type="float">
            <text:p>1.9412268284941E-05</text:p>
          </table:table-cell>
          <table:table-cell table:formula="of:=0.5*[.HJ12]*(([.HJ5]-[.HI5])/([.HJ1]-[.HI1]))^2" office:value-type="float" office:value="0.0000555966735991924" calcext:value-type="float">
            <text:p>5.55966735991924E-05</text:p>
          </table:table-cell>
          <table:table-cell table:formula="of:=0.5*[.HK12]*(([.HK5]-[.HJ5])/([.HK1]-[.HJ1]))^2" office:value-type="float" office:value="0.000000468784925038806" calcext:value-type="float">
            <text:p>4.68784925038806E-07</text:p>
          </table:table-cell>
          <table:table-cell table:formula="of:=0.5*[.HL12]*(([.HL5]-[.HK5])/([.HL1]-[.HK1]))^2" office:value-type="float" office:value="0.000000409986050504989" calcext:value-type="float">
            <text:p>4.09986050504989E-07</text:p>
          </table:table-cell>
          <table:table-cell table:formula="of:=0.5*[.HM12]*(([.HM5]-[.HL5])/([.HM1]-[.HL1]))^2" office:value-type="float" office:value="0.0000000219491830031513" calcext:value-type="float">
            <text:p>2.19491830031513E-08</text:p>
          </table:table-cell>
          <table:table-cell table:formula="of:=0.5*[.HN12]*(([.HN5]-[.HM5])/([.HN1]-[.HM1]))^2" office:value-type="float" office:value="0.000000285476882793355" calcext:value-type="float">
            <text:p>2.85476882793355E-07</text:p>
          </table:table-cell>
          <table:table-cell table:formula="of:=0.5*[.HO12]*(([.HO5]-[.HN5])/([.HO1]-[.HN1]))^2" office:value-type="float" office:value="0.00000477819561718516" calcext:value-type="float">
            <text:p>4.77819561718516E-06</text:p>
          </table:table-cell>
          <table:table-cell table:formula="of:=0.5*[.HP12]*(([.HP5]-[.HO5])/([.HP1]-[.HO1]))^2" office:value-type="float" office:value="0.000112740477763679" calcext:value-type="float">
            <text:p>0.000112740477764</text:p>
          </table:table-cell>
          <table:table-cell table:formula="of:=0.5*[.HQ12]*(([.HQ5]-[.HP5])/([.HQ1]-[.HP1]))^2" office:value-type="float" office:value="0.00012184685992129" calcext:value-type="float">
            <text:p>0.000121846859921</text:p>
          </table:table-cell>
          <table:table-cell table:formula="of:=0.5*[.HR12]*(([.HR5]-[.HQ5])/([.HR1]-[.HQ1]))^2" office:value-type="float" office:value="0.000028964273653149" calcext:value-type="float">
            <text:p>2.8964273653149E-05</text:p>
          </table:table-cell>
          <table:table-cell table:formula="of:=0.5*[.HS12]*(([.HS5]-[.HR5])/([.HS1]-[.HR1]))^2" office:value-type="float" office:value="0.000000244693258781943" calcext:value-type="float">
            <text:p>2.44693258781943E-07</text:p>
          </table:table-cell>
          <table:table-cell table:formula="of:=0.5*[.HT12]*(([.HT5]-[.HS5])/([.HT1]-[.HS1]))^2" office:value-type="float" office:value="0.0000638781356341925" calcext:value-type="float">
            <text:p>6.38781356341925E-05</text:p>
          </table:table-cell>
          <table:table-cell table:formula="of:=0.5*[.HU12]*(([.HU5]-[.HT5])/([.HU1]-[.HT1]))^2" office:value-type="float" office:value="0.0000140801235229442" calcext:value-type="float">
            <text:p>1.40801235229442E-05</text:p>
          </table:table-cell>
          <table:table-cell table:formula="of:=0.5*[.HV12]*(([.HV5]-[.HU5])/([.HV1]-[.HU1]))^2" office:value-type="float" office:value="0.00000757429723635403" calcext:value-type="float">
            <text:p>7.57429723635403E-06</text:p>
          </table:table-cell>
          <table:table-cell table:formula="of:=0.5*[.HW12]*(([.HW5]-[.HV5])/([.HW1]-[.HV1]))^2" office:value-type="float" office:value="0.00000420003462806833" calcext:value-type="float">
            <text:p>4.20003462806833E-06</text:p>
          </table:table-cell>
          <table:table-cell table:formula="of:=0.5*[.HX12]*(([.HX5]-[.HW5])/([.HX1]-[.HW1]))^2" office:value-type="float" office:value="0.000000215757924083964" calcext:value-type="float">
            <text:p>2.15757924083964E-07</text:p>
          </table:table-cell>
          <table:table-cell table:formula="of:=0.5*[.HY12]*(([.HY5]-[.HX5])/([.HY1]-[.HX1]))^2" office:value-type="float" office:value="0.00000127213603357899" calcext:value-type="float">
            <text:p>1.27213603357899E-06</text:p>
          </table:table-cell>
          <table:table-cell table:formula="of:=0.5*[.HZ12]*(([.HZ5]-[.HY5])/([.HZ1]-[.HY1]))^2" office:value-type="float" office:value="0.0000287825915033131" calcext:value-type="float">
            <text:p>2.87825915033131E-05</text:p>
          </table:table-cell>
          <table:table-cell table:formula="of:=0.5*[.IA12]*(([.IA5]-[.HZ5])/([.IA1]-[.HZ1]))^2" office:value-type="float" office:value="0.0000025914983458667" calcext:value-type="float">
            <text:p>2.5914983458667E-06</text:p>
          </table:table-cell>
          <table:table-cell table:formula="of:=0.5*[.IB12]*(([.IB5]-[.IA5])/([.IB1]-[.IA1]))^2" office:value-type="float" office:value="0.00000466979029113801" calcext:value-type="float">
            <text:p>4.66979029113801E-06</text:p>
          </table:table-cell>
          <table:table-cell table:formula="of:=0.5*[.IC12]*(([.IC5]-[.IB5])/([.IC1]-[.IB1]))^2" office:value-type="float" office:value="0.000122659668202097" calcext:value-type="float">
            <text:p>0.000122659668202</text:p>
          </table:table-cell>
          <table:table-cell table:formula="of:=0.5*[.ID12]*(([.ID5]-[.IC5])/([.ID1]-[.IC1]))^2" office:value-type="float" office:value="0.000190858440097601" calcext:value-type="float">
            <text:p>0.000190858440098</text:p>
          </table:table-cell>
          <table:table-cell table:formula="of:=0.5*[.IE12]*(([.IE5]-[.ID5])/([.IE1]-[.ID1]))^2" office:value-type="float" office:value="0.0000573033161449844" calcext:value-type="float">
            <text:p>5.73033161449844E-05</text:p>
          </table:table-cell>
          <table:table-cell table:formula="of:=0.5*[.IF12]*(([.IF5]-[.IE5])/([.IF1]-[.IE1]))^2" office:value-type="float" office:value="0.0000231287869506156" calcext:value-type="float">
            <text:p>2.31287869506156E-05</text:p>
          </table:table-cell>
          <table:table-cell table:formula="of:=0.5*[.IG12]*(([.IG5]-[.IF5])/([.IG1]-[.IF1]))^2" office:value-type="float" office:value="0.000000247049751186448" calcext:value-type="float">
            <text:p>2.47049751186448E-07</text:p>
          </table:table-cell>
          <table:table-cell table:formula="of:=0.5*[.IH12]*(([.IH5]-[.IG5])/([.IH1]-[.IG1]))^2" office:value-type="float" office:value="0.0000130110813345504" calcext:value-type="float">
            <text:p>1.30110813345504E-05</text:p>
          </table:table-cell>
          <table:table-cell table:formula="of:=0.5*[.II12]*(([.II5]-[.IH5])/([.II1]-[.IH1]))^2" office:value-type="float" office:value="0.0000125317906341416" calcext:value-type="float">
            <text:p>1.25317906341416E-05</text:p>
          </table:table-cell>
          <table:table-cell table:formula="of:=0.5*[.IJ12]*(([.IJ5]-[.II5])/([.IJ1]-[.II1]))^2" office:value-type="float" office:value="0.000000000373790952266442" calcext:value-type="float">
            <text:p>3.73790952266442E-10</text:p>
          </table:table-cell>
          <table:table-cell table:formula="of:=0.5*[.IK12]*(([.IK5]-[.IJ5])/([.IK1]-[.IJ1]))^2" office:value-type="float" office:value="0.00000183437738580442" calcext:value-type="float">
            <text:p>1.83437738580442E-06</text:p>
          </table:table-cell>
          <table:table-cell table:formula="of:=0.5*[.IL12]*(([.IL5]-[.IK5])/([.IL1]-[.IK1]))^2" office:value-type="float" office:value="0.00000585497221379199" calcext:value-type="float">
            <text:p>5.85497221379199E-06</text:p>
          </table:table-cell>
          <table:table-cell table:formula="of:=0.5*[.IM12]*(([.IM5]-[.IL5])/([.IM1]-[.IL1]))^2" office:value-type="float" office:value="0.00000493438066627454" calcext:value-type="float">
            <text:p>4.93438066627454E-06</text:p>
          </table:table-cell>
          <table:table-cell table:formula="of:=0.5*[.IN12]*(([.IN5]-[.IM5])/([.IN1]-[.IM1]))^2" office:value-type="float" office:value="0.00000824502923428088" calcext:value-type="float">
            <text:p>8.24502923428088E-06</text:p>
          </table:table-cell>
          <table:table-cell table:formula="of:=0.5*[.IO12]*(([.IO5]-[.IN5])/([.IO1]-[.IN1]))^2" office:value-type="float" office:value="0.00000166398429019837" calcext:value-type="float">
            <text:p>1.66398429019837E-06</text:p>
          </table:table-cell>
          <table:table-cell table:formula="of:=0.5*[.IP12]*(([.IP5]-[.IO5])/([.IP1]-[.IO1]))^2" office:value-type="float" office:value="0.0000147999529325535" calcext:value-type="float">
            <text:p>1.47999529325535E-05</text:p>
          </table:table-cell>
          <table:table-cell table:formula="of:=0.5*[.IQ12]*(([.IQ5]-[.IP5])/([.IQ1]-[.IP1]))^2" office:value-type="float" office:value="0.0000594858549746825" calcext:value-type="float">
            <text:p>5.94858549746825E-05</text:p>
          </table:table-cell>
          <table:table-cell table:formula="of:=0.5*[.IR12]*(([.IR5]-[.IQ5])/([.IR1]-[.IQ1]))^2" office:value-type="float" office:value="0.000011454342868604" calcext:value-type="float">
            <text:p>1.1454342868604E-05</text:p>
          </table:table-cell>
          <table:table-cell table:formula="of:=0.5*[.IS12]*(([.IS5]-[.IR5])/([.IS1]-[.IR1]))^2" office:value-type="float" office:value="0.0000000720446383880058" calcext:value-type="float">
            <text:p>7.20446383880058E-08</text:p>
          </table:table-cell>
          <table:table-cell table:formula="of:=0.5*[.IT12]*(([.IT5]-[.IS5])/([.IT1]-[.IS1]))^2" office:value-type="float" office:value="0.0000175745893181248" calcext:value-type="float">
            <text:p>1.75745893181248E-05</text:p>
          </table:table-cell>
          <table:table-cell table:formula="of:=0.5*[.IU12]*(([.IU5]-[.IT5])/([.IU1]-[.IT1]))^2" office:value-type="float" office:value="0.00031583388096594" calcext:value-type="float">
            <text:p>0.000315833880966</text:p>
          </table:table-cell>
          <table:table-cell table:formula="of:=0.5*[.IV12]*(([.IV5]-[.IU5])/([.IV1]-[.IU1]))^2" office:value-type="float" office:value="0.0000699132824349463" calcext:value-type="float">
            <text:p>6.99132824349463E-05</text:p>
          </table:table-cell>
          <table:table-cell table:formula="of:=0.5*[.IW12]*(([.IW5]-[.IV5])/([.IW1]-[.IV1]))^2" office:value-type="float" office:value="0.000184572816645475" calcext:value-type="float">
            <text:p>0.000184572816645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00525580039781" calcext:value-type="float">
            <text:p>2.00525580039781E-07</text:p>
          </table:table-cell>
          <table:table-cell table:formula="of:=0.5*[.D12]*(([.D6]-[.C6])/([.D1]-[.C1]))^2" office:value-type="float" office:value="0.00000000700064159292512" calcext:value-type="float">
            <text:p>7.00064159292512E-09</text:p>
          </table:table-cell>
          <table:table-cell table:formula="of:=0.5*[.E12]*(([.E6]-[.D6])/([.E1]-[.D1]))^2" office:value-type="float" office:value="0.0000000797781810230482" calcext:value-type="float">
            <text:p>7.97781810230482E-08</text:p>
          </table:table-cell>
          <table:table-cell table:formula="of:=0.5*[.F12]*(([.F6]-[.E6])/([.F1]-[.E1]))^2" office:value-type="float" office:value="0.00000000000138477944804254" calcext:value-type="float">
            <text:p>1.38477944804254E-12</text:p>
          </table:table-cell>
          <table:table-cell table:formula="of:=0.5*[.G12]*(([.G6]-[.F6])/([.G1]-[.F1]))^2" office:value-type="float" office:value="0.000000112076822560912" calcext:value-type="float">
            <text:p>1.12076822560912E-07</text:p>
          </table:table-cell>
          <table:table-cell table:formula="of:=0.5*[.H12]*(([.H6]-[.G6])/([.H1]-[.G1]))^2" office:value-type="float" office:value="0.000000157185040428309" calcext:value-type="float">
            <text:p>1.57185040428309E-07</text:p>
          </table:table-cell>
          <table:table-cell table:formula="of:=0.5*[.I12]*(([.I6]-[.H6])/([.I1]-[.H1]))^2" office:value-type="float" office:value="0.0000000135059464550494" calcext:value-type="float">
            <text:p>1.35059464550494E-08</text:p>
          </table:table-cell>
          <table:table-cell table:formula="of:=0.5*[.J12]*(([.J6]-[.I6])/([.J1]-[.I1]))^2" office:value-type="float" office:value="0.00000000112778320538057" calcext:value-type="float">
            <text:p>1.12778320538057E-09</text:p>
          </table:table-cell>
          <table:table-cell table:formula="of:=0.5*[.K12]*(([.K6]-[.J6])/([.K1]-[.J1]))^2" office:value-type="float" office:value="0.00000000709116893246574" calcext:value-type="float">
            <text:p>7.09116893246574E-09</text:p>
          </table:table-cell>
          <table:table-cell table:formula="of:=0.5*[.L12]*(([.L6]-[.K6])/([.L1]-[.K1]))^2" office:value-type="float" office:value="0.000000249576066152056" calcext:value-type="float">
            <text:p>2.49576066152056E-07</text:p>
          </table:table-cell>
          <table:table-cell table:formula="of:=0.5*[.M12]*(([.M6]-[.L6])/([.M1]-[.L1]))^2" office:value-type="float" office:value="0.0000000169875980969989" calcext:value-type="float">
            <text:p>1.69875980969989E-08</text:p>
          </table:table-cell>
          <table:table-cell table:formula="of:=0.5*[.N12]*(([.N6]-[.M6])/([.N1]-[.M1]))^2" office:value-type="float" office:value="0.0000000127116935327638" calcext:value-type="float">
            <text:p>1.27116935327638E-08</text:p>
          </table:table-cell>
          <table:table-cell table:formula="of:=0.5*[.O12]*(([.O6]-[.N6])/([.O1]-[.N1]))^2" office:value-type="float" office:value="0.0000000370365409675993" calcext:value-type="float">
            <text:p>3.70365409675993E-08</text:p>
          </table:table-cell>
          <table:table-cell table:formula="of:=0.5*[.P12]*(([.P6]-[.O6])/([.P1]-[.O1]))^2" office:value-type="float" office:value="0.000000390444293101152" calcext:value-type="float">
            <text:p>3.90444293101152E-07</text:p>
          </table:table-cell>
          <table:table-cell table:formula="of:=0.5*[.Q12]*(([.Q6]-[.P6])/([.Q1]-[.P1]))^2" office:value-type="float" office:value="0.000000177280167896669" calcext:value-type="float">
            <text:p>1.77280167896669E-07</text:p>
          </table:table-cell>
          <table:table-cell table:formula="of:=0.5*[.R12]*(([.R6]-[.Q6])/([.R1]-[.Q1]))^2" office:value-type="float" office:value="0.00000000814623507852755" calcext:value-type="float">
            <text:p>8.14623507852755E-09</text:p>
          </table:table-cell>
          <table:table-cell table:formula="of:=0.5*[.S12]*(([.S6]-[.R6])/([.S1]-[.R1]))^2" office:value-type="float" office:value="0.000000024802040562696" calcext:value-type="float">
            <text:p>2.4802040562696E-08</text:p>
          </table:table-cell>
          <table:table-cell table:formula="of:=0.5*[.T12]*(([.T6]-[.S6])/([.T1]-[.S1]))^2" office:value-type="float" office:value="0.00000000475931080463141" calcext:value-type="float">
            <text:p>4.75931080463141E-09</text:p>
          </table:table-cell>
          <table:table-cell table:formula="of:=0.5*[.U12]*(([.U6]-[.T6])/([.U1]-[.T1]))^2" office:value-type="float" office:value="0.00000000187687033502451" calcext:value-type="float">
            <text:p>1.87687033502451E-09</text:p>
          </table:table-cell>
          <table:table-cell table:formula="of:=0.5*[.V12]*(([.V6]-[.U6])/([.V1]-[.U1]))^2" office:value-type="float" office:value="0.00000000087383617040919" calcext:value-type="float">
            <text:p>8.7383617040919E-10</text:p>
          </table:table-cell>
          <table:table-cell table:formula="of:=0.5*[.W12]*(([.W6]-[.V6])/([.W1]-[.V1]))^2" office:value-type="float" office:value="0.000000341271883229839" calcext:value-type="float">
            <text:p>3.41271883229839E-07</text:p>
          </table:table-cell>
          <table:table-cell table:formula="of:=0.5*[.X12]*(([.X6]-[.W6])/([.X1]-[.W1]))^2" office:value-type="float" office:value="0.000000000272055649061443" calcext:value-type="float">
            <text:p>2.72055649061443E-10</text:p>
          </table:table-cell>
          <table:table-cell table:formula="of:=0.5*[.Y12]*(([.Y6]-[.X6])/([.Y1]-[.X1]))^2" office:value-type="float" office:value="0.00000000181926194943962" calcext:value-type="float">
            <text:p>1.81926194943962E-09</text:p>
          </table:table-cell>
          <table:table-cell table:formula="of:=0.5*[.Z12]*(([.Z6]-[.Y6])/([.Z1]-[.Y1]))^2" office:value-type="float" office:value="0.0000000217595377384024" calcext:value-type="float">
            <text:p>2.17595377384024E-08</text:p>
          </table:table-cell>
          <table:table-cell table:formula="of:=0.5*[.AA12]*(([.AA6]-[.Z6])/([.AA1]-[.Z1]))^2" office:value-type="float" office:value="0.000000390073979289366" calcext:value-type="float">
            <text:p>3.90073979289366E-07</text:p>
          </table:table-cell>
          <table:table-cell table:formula="of:=0.5*[.AB12]*(([.AB6]-[.AA6])/([.AB1]-[.AA1]))^2" office:value-type="float" office:value="0.00000886222821909564" calcext:value-type="float">
            <text:p>8.86222821909564E-06</text:p>
          </table:table-cell>
          <table:table-cell table:formula="of:=0.5*[.AC12]*(([.AC6]-[.AB6])/([.AC1]-[.AB1]))^2" office:value-type="float" office:value="0.000133673184825984" calcext:value-type="float">
            <text:p>0.000133673184826</text:p>
          </table:table-cell>
          <table:table-cell table:formula="of:=0.5*[.AD12]*(([.AD6]-[.AC6])/([.AD1]-[.AC1]))^2" office:value-type="float" office:value="0.000000850624939989189" calcext:value-type="float">
            <text:p>8.50624939989189E-07</text:p>
          </table:table-cell>
          <table:table-cell table:formula="of:=0.5*[.AE12]*(([.AE6]-[.AD6])/([.AE1]-[.AD1]))^2" office:value-type="float" office:value="0.00000705988671000939" calcext:value-type="float">
            <text:p>7.05988671000939E-06</text:p>
          </table:table-cell>
          <table:table-cell table:formula="of:=0.5*[.AF12]*(([.AF6]-[.AE6])/([.AF1]-[.AE1]))^2" office:value-type="float" office:value="0.00000678985502316469" calcext:value-type="float">
            <text:p>6.78985502316469E-06</text:p>
          </table:table-cell>
          <table:table-cell table:formula="of:=0.5*[.AG12]*(([.AG6]-[.AF6])/([.AG1]-[.AF1]))^2" office:value-type="float" office:value="0.000000951300621749121" calcext:value-type="float">
            <text:p>9.51300621749121E-07</text:p>
          </table:table-cell>
          <table:table-cell table:formula="of:=0.5*[.AH12]*(([.AH6]-[.AG6])/([.AH1]-[.AG1]))^2" office:value-type="float" office:value="0.00104231500489523" calcext:value-type="float">
            <text:p>0.001042315004895</text:p>
          </table:table-cell>
          <table:table-cell table:formula="of:=0.5*[.AI12]*(([.AI6]-[.AH6])/([.AI1]-[.AH1]))^2" office:value-type="float" office:value="0.00928134491227137" calcext:value-type="float">
            <text:p>0.009281344912271</text:p>
          </table:table-cell>
          <table:table-cell table:formula="of:=0.5*[.AJ12]*(([.AJ6]-[.AI6])/([.AJ1]-[.AI1]))^2" office:value-type="float" office:value="0.0202413327113884" calcext:value-type="float">
            <text:p>0.020241332711388</text:p>
          </table:table-cell>
          <table:table-cell table:formula="of:=0.5*[.AK12]*(([.AK6]-[.AJ6])/([.AK1]-[.AJ1]))^2" office:value-type="float" office:value="0.0160409286932473" calcext:value-type="float">
            <text:p>0.016040928693247</text:p>
          </table:table-cell>
          <table:table-cell table:formula="of:=0.5*[.AL12]*(([.AL6]-[.AK6])/([.AL1]-[.AK1]))^2" office:value-type="float" office:value="0.0104640259445435" calcext:value-type="float">
            <text:p>0.010464025944544</text:p>
          </table:table-cell>
          <table:table-cell table:formula="of:=0.5*[.AM12]*(([.AM6]-[.AL6])/([.AM1]-[.AL1]))^2" office:value-type="float" office:value="0.00178273000603008" calcext:value-type="float">
            <text:p>0.00178273000603</text:p>
          </table:table-cell>
          <table:table-cell table:formula="of:=0.5*[.AN12]*(([.AN6]-[.AM6])/([.AN1]-[.AM1]))^2" office:value-type="float" office:value="0.000928973112278518" calcext:value-type="float">
            <text:p>0.000928973112279</text:p>
          </table:table-cell>
          <table:table-cell table:formula="of:=0.5*[.AO12]*(([.AO6]-[.AN6])/([.AO1]-[.AN1]))^2" office:value-type="float" office:value="0.000711525439122855" calcext:value-type="float">
            <text:p>0.000711525439123</text:p>
          </table:table-cell>
          <table:table-cell table:formula="of:=0.5*[.AP12]*(([.AP6]-[.AO6])/([.AP1]-[.AO1]))^2" office:value-type="float" office:value="0.00236514922621896" calcext:value-type="float">
            <text:p>0.002365149226219</text:p>
          </table:table-cell>
          <table:table-cell table:formula="of:=0.5*[.AQ12]*(([.AQ6]-[.AP6])/([.AQ1]-[.AP1]))^2" office:value-type="float" office:value="0.0202331542902444" calcext:value-type="float">
            <text:p>0.020233154290245</text:p>
          </table:table-cell>
          <table:table-cell table:formula="of:=0.5*[.AR12]*(([.AR6]-[.AQ6])/([.AR1]-[.AQ1]))^2" office:value-type="float" office:value="0.00871716041494674" calcext:value-type="float">
            <text:p>0.008717160414947</text:p>
          </table:table-cell>
          <table:table-cell table:formula="of:=0.5*[.AS12]*(([.AS6]-[.AR6])/([.AS1]-[.AR1]))^2" office:value-type="float" office:value="0.00372287625401096" calcext:value-type="float">
            <text:p>0.003722876254011</text:p>
          </table:table-cell>
          <table:table-cell table:formula="of:=0.5*[.AT12]*(([.AT6]-[.AS6])/([.AT1]-[.AS1]))^2" office:value-type="float" office:value="0.00234405108849586" calcext:value-type="float">
            <text:p>0.002344051088496</text:p>
          </table:table-cell>
          <table:table-cell table:formula="of:=0.5*[.AU12]*(([.AU6]-[.AT6])/([.AU1]-[.AT1]))^2" office:value-type="float" office:value="0.000261927446834962" calcext:value-type="float">
            <text:p>0.000261927446835</text:p>
          </table:table-cell>
          <table:table-cell table:formula="of:=0.5*[.AV12]*(([.AV6]-[.AU6])/([.AV1]-[.AU1]))^2" office:value-type="float" office:value="0.000689585761991101" calcext:value-type="float">
            <text:p>0.000689585761991</text:p>
          </table:table-cell>
          <table:table-cell table:formula="of:=0.5*[.AW12]*(([.AW6]-[.AV6])/([.AW1]-[.AV1]))^2" office:value-type="float" office:value="0.000176673927646439" calcext:value-type="float">
            <text:p>0.000176673927646</text:p>
          </table:table-cell>
          <table:table-cell table:formula="of:=0.5*[.AX12]*(([.AX6]-[.AW6])/([.AX1]-[.AW1]))^2" office:value-type="float" office:value="0.000140335492042804" calcext:value-type="float">
            <text:p>0.000140335492043</text:p>
          </table:table-cell>
          <table:table-cell table:formula="of:=0.5*[.AY12]*(([.AY6]-[.AX6])/([.AY1]-[.AX1]))^2" office:value-type="float" office:value="0.00256726936214193" calcext:value-type="float">
            <text:p>0.002567269362142</text:p>
          </table:table-cell>
          <table:table-cell table:formula="of:=0.5*[.AZ12]*(([.AZ6]-[.AY6])/([.AZ1]-[.AY1]))^2" office:value-type="float" office:value="0.0209272643222186" calcext:value-type="float">
            <text:p>0.020927264322219</text:p>
          </table:table-cell>
          <table:table-cell table:formula="of:=0.5*[.BA12]*(([.BA6]-[.AZ6])/([.BA1]-[.AZ1]))^2" office:value-type="float" office:value="0.00265601160355259" calcext:value-type="float">
            <text:p>0.002656011603553</text:p>
          </table:table-cell>
          <table:table-cell table:formula="of:=0.5*[.BB12]*(([.BB6]-[.BA6])/([.BB1]-[.BA1]))^2" office:value-type="float" office:value="0.0193222133488707" calcext:value-type="float">
            <text:p>0.019322213348871</text:p>
          </table:table-cell>
          <table:table-cell table:formula="of:=0.5*[.BC12]*(([.BC6]-[.BB6])/([.BC1]-[.BB1]))^2" office:value-type="float" office:value="0.000291884323379158" calcext:value-type="float">
            <text:p>0.000291884323379</text:p>
          </table:table-cell>
          <table:table-cell table:formula="of:=0.5*[.BD12]*(([.BD6]-[.BC6])/([.BD1]-[.BC1]))^2" office:value-type="float" office:value="0.000511445547864675" calcext:value-type="float">
            <text:p>0.000511445547865</text:p>
          </table:table-cell>
          <table:table-cell table:formula="of:=0.5*[.BE12]*(([.BE6]-[.BD6])/([.BE1]-[.BD1]))^2" office:value-type="float" office:value="0.000806214074391508" calcext:value-type="float">
            <text:p>0.000806214074392</text:p>
          </table:table-cell>
          <table:table-cell table:formula="of:=0.5*[.BF12]*(([.BF6]-[.BE6])/([.BF1]-[.BE1]))^2" office:value-type="float" office:value="0.0000289608673540002" calcext:value-type="float">
            <text:p>2.89608673540002E-05</text:p>
          </table:table-cell>
          <table:table-cell table:formula="of:=0.5*[.BG12]*(([.BG6]-[.BF6])/([.BG1]-[.BF1]))^2" office:value-type="float" office:value="0.0000041518876799902" calcext:value-type="float">
            <text:p>4.1518876799902E-06</text:p>
          </table:table-cell>
          <table:table-cell table:formula="of:=0.5*[.BH12]*(([.BH6]-[.BG6])/([.BH1]-[.BG1]))^2" office:value-type="float" office:value="0.0035767264658441" calcext:value-type="float">
            <text:p>0.003576726465844</text:p>
          </table:table-cell>
          <table:table-cell table:formula="of:=0.5*[.BI12]*(([.BI6]-[.BH6])/([.BI1]-[.BH1]))^2" office:value-type="float" office:value="0.00600510742722134" calcext:value-type="float">
            <text:p>0.006005107427221</text:p>
          </table:table-cell>
          <table:table-cell table:formula="of:=0.5*[.BJ12]*(([.BJ6]-[.BI6])/([.BJ1]-[.BI1]))^2" office:value-type="float" office:value="0.0204428686379546" calcext:value-type="float">
            <text:p>0.020442868637955</text:p>
          </table:table-cell>
          <table:table-cell table:formula="of:=0.5*[.BK12]*(([.BK6]-[.BJ6])/([.BK1]-[.BJ1]))^2" office:value-type="float" office:value="0.000204240222156142" calcext:value-type="float">
            <text:p>0.000204240222156</text:p>
          </table:table-cell>
          <table:table-cell table:formula="of:=0.5*[.BL12]*(([.BL6]-[.BK6])/([.BL1]-[.BK1]))^2" office:value-type="float" office:value="0.000354240830309193" calcext:value-type="float">
            <text:p>0.000354240830309</text:p>
          </table:table-cell>
          <table:table-cell table:formula="of:=0.5*[.BM12]*(([.BM6]-[.BL6])/([.BM1]-[.BL1]))^2" office:value-type="float" office:value="0.000870245004311167" calcext:value-type="float">
            <text:p>0.000870245004311</text:p>
          </table:table-cell>
          <table:table-cell table:formula="of:=0.5*[.BN12]*(([.BN6]-[.BM6])/([.BN1]-[.BM1]))^2" office:value-type="float" office:value="0.0271432148788754" calcext:value-type="float">
            <text:p>0.027143214878876</text:p>
          </table:table-cell>
          <table:table-cell table:formula="of:=0.5*[.BO12]*(([.BO6]-[.BN6])/([.BO1]-[.BN1]))^2" office:value-type="float" office:value="0.000896838908691381" calcext:value-type="float">
            <text:p>0.000896838908691</text:p>
          </table:table-cell>
          <table:table-cell table:formula="of:=0.5*[.BP12]*(([.BP6]-[.BO6])/([.BP1]-[.BO1]))^2" office:value-type="float" office:value="0.00038746043645406" calcext:value-type="float">
            <text:p>0.000387460436454</text:p>
          </table:table-cell>
          <table:table-cell table:formula="of:=0.5*[.BQ12]*(([.BQ6]-[.BP6])/([.BQ1]-[.BP1]))^2" office:value-type="float" office:value="0.000413852474044146" calcext:value-type="float">
            <text:p>0.000413852474044</text:p>
          </table:table-cell>
          <table:table-cell table:formula="of:=0.5*[.BR12]*(([.BR6]-[.BQ6])/([.BR1]-[.BQ1]))^2" office:value-type="float" office:value="0.000162189069167019" calcext:value-type="float">
            <text:p>0.000162189069167</text:p>
          </table:table-cell>
          <table:table-cell table:formula="of:=0.5*[.BS12]*(([.BS6]-[.BR6])/([.BS1]-[.BR1]))^2" office:value-type="float" office:value="0.0243604338979286" calcext:value-type="float">
            <text:p>0.024360433897929</text:p>
          </table:table-cell>
          <table:table-cell table:formula="of:=0.5*[.BT12]*(([.BT6]-[.BS6])/([.BT1]-[.BS1]))^2" office:value-type="float" office:value="0.00154588821277967" calcext:value-type="float">
            <text:p>0.00154588821278</text:p>
          </table:table-cell>
          <table:table-cell table:formula="of:=0.5*[.BU12]*(([.BU6]-[.BT6])/([.BU1]-[.BT1]))^2" office:value-type="float" office:value="0.0474390833700866" calcext:value-type="float">
            <text:p>0.047439083370087</text:p>
          </table:table-cell>
          <table:table-cell table:formula="of:=0.5*[.BV12]*(([.BV6]-[.BU6])/([.BV1]-[.BU1]))^2" office:value-type="float" office:value="0.0237106129553607" calcext:value-type="float">
            <text:p>0.023710612955361</text:p>
          </table:table-cell>
          <table:table-cell table:formula="of:=0.5*[.BW12]*(([.BW6]-[.BV6])/([.BW1]-[.BV1]))^2" office:value-type="float" office:value="0.00497714930196899" calcext:value-type="float">
            <text:p>0.004977149301969</text:p>
          </table:table-cell>
          <table:table-cell table:formula="of:=0.5*[.BX12]*(([.BX6]-[.BW6])/([.BX1]-[.BW1]))^2" office:value-type="float" office:value="0.0000429393857611167" calcext:value-type="float">
            <text:p>4.29393857611167E-05</text:p>
          </table:table-cell>
          <table:table-cell table:formula="of:=0.5*[.BY12]*(([.BY6]-[.BX6])/([.BY1]-[.BX1]))^2" office:value-type="float" office:value="0.00120239079577969" calcext:value-type="float">
            <text:p>0.00120239079578</text:p>
          </table:table-cell>
          <table:table-cell table:formula="of:=0.5*[.BZ12]*(([.BZ6]-[.BY6])/([.BZ1]-[.BY1]))^2" office:value-type="float" office:value="0.000027889219233367" calcext:value-type="float">
            <text:p>2.7889219233367E-05</text:p>
          </table:table-cell>
          <table:table-cell table:formula="of:=0.5*[.CA12]*(([.CA6]-[.BZ6])/([.CA1]-[.BZ1]))^2" office:value-type="float" office:value="0.00123725868569819" calcext:value-type="float">
            <text:p>0.001237258685698</text:p>
          </table:table-cell>
          <table:table-cell table:formula="of:=0.5*[.CB12]*(([.CB6]-[.CA6])/([.CB1]-[.CA1]))^2" office:value-type="float" office:value="0.000100732486300225" calcext:value-type="float">
            <text:p>0.0001007324863</text:p>
          </table:table-cell>
          <table:table-cell table:formula="of:=0.5*[.CC12]*(([.CC6]-[.CB6])/([.CC1]-[.CB1]))^2" office:value-type="float" office:value="0.00792025210752345" calcext:value-type="float">
            <text:p>0.007920252107523</text:p>
          </table:table-cell>
          <table:table-cell table:formula="of:=0.5*[.CD12]*(([.CD6]-[.CC6])/([.CD1]-[.CC1]))^2" office:value-type="float" office:value="0.0195162365562339" calcext:value-type="float">
            <text:p>0.019516236556234</text:p>
          </table:table-cell>
          <table:table-cell table:formula="of:=0.5*[.CE12]*(([.CE6]-[.CD6])/([.CE1]-[.CD1]))^2" office:value-type="float" office:value="0.00536169988087576" calcext:value-type="float">
            <text:p>0.005361699880876</text:p>
          </table:table-cell>
          <table:table-cell table:formula="of:=0.5*[.CF12]*(([.CF6]-[.CE6])/([.CF1]-[.CE1]))^2" office:value-type="float" office:value="0.0240792576028275" calcext:value-type="float">
            <text:p>0.024079257602828</text:p>
          </table:table-cell>
          <table:table-cell table:formula="of:=0.5*[.CG12]*(([.CG6]-[.CF6])/([.CG1]-[.CF1]))^2" office:value-type="float" office:value="0.0256410142525313" calcext:value-type="float">
            <text:p>0.025641014252531</text:p>
          </table:table-cell>
          <table:table-cell table:formula="of:=0.5*[.CH12]*(([.CH6]-[.CG6])/([.CH1]-[.CG1]))^2" office:value-type="float" office:value="0.0000622434876175894" calcext:value-type="float">
            <text:p>6.22434876175894E-05</text:p>
          </table:table-cell>
          <table:table-cell table:formula="of:=0.5*[.CI12]*(([.CI6]-[.CH6])/([.CI1]-[.CH1]))^2" office:value-type="float" office:value="0.00120662232011048" calcext:value-type="float">
            <text:p>0.00120662232011</text:p>
          </table:table-cell>
          <table:table-cell table:formula="of:=0.5*[.CJ12]*(([.CJ6]-[.CI6])/([.CJ1]-[.CI1]))^2" office:value-type="float" office:value="0.0000104640336487245" calcext:value-type="float">
            <text:p>1.04640336487245E-05</text:p>
          </table:table-cell>
          <table:table-cell table:formula="of:=0.5*[.CK12]*(([.CK6]-[.CJ6])/([.CK1]-[.CJ1]))^2" office:value-type="float" office:value="0.0298770191098157" calcext:value-type="float">
            <text:p>0.029877019109816</text:p>
          </table:table-cell>
          <table:table-cell table:formula="of:=0.5*[.CL12]*(([.CL6]-[.CK6])/([.CL1]-[.CK1]))^2" office:value-type="float" office:value="0.00246801804496768" calcext:value-type="float">
            <text:p>0.002468018044968</text:p>
          </table:table-cell>
          <table:table-cell table:formula="of:=0.5*[.CM12]*(([.CM6]-[.CL6])/([.CM1]-[.CL1]))^2" office:value-type="float" office:value="0.00167793522808509" calcext:value-type="float">
            <text:p>0.001677935228085</text:p>
          </table:table-cell>
          <table:table-cell table:formula="of:=0.5*[.CN12]*(([.CN6]-[.CM6])/([.CN1]-[.CM1]))^2" office:value-type="float" office:value="0.000185572780198283" calcext:value-type="float">
            <text:p>0.000185572780198</text:p>
          </table:table-cell>
          <table:table-cell table:formula="of:=0.5*[.CO12]*(([.CO6]-[.CN6])/([.CO1]-[.CN1]))^2" office:value-type="float" office:value="0.00188788265309261" calcext:value-type="float">
            <text:p>0.001887882653093</text:p>
          </table:table-cell>
          <table:table-cell table:formula="of:=0.5*[.CP12]*(([.CP6]-[.CO6])/([.CP1]-[.CO1]))^2" office:value-type="float" office:value="0.0000154446697705555" calcext:value-type="float">
            <text:p>1.54446697705555E-05</text:p>
          </table:table-cell>
          <table:table-cell table:formula="of:=0.5*[.CQ12]*(([.CQ6]-[.CP6])/([.CQ1]-[.CP1]))^2" office:value-type="float" office:value="0.00114638627223447" calcext:value-type="float">
            <text:p>0.001146386272234</text:p>
          </table:table-cell>
          <table:table-cell table:formula="of:=0.5*[.CR12]*(([.CR6]-[.CQ6])/([.CR1]-[.CQ1]))^2" office:value-type="float" office:value="0.0268521466861364" calcext:value-type="float">
            <text:p>0.026852146686136</text:p>
          </table:table-cell>
          <table:table-cell table:formula="of:=0.5*[.CS12]*(([.CS6]-[.CR6])/([.CS1]-[.CR1]))^2" office:value-type="float" office:value="0.00145093243604199" calcext:value-type="float">
            <text:p>0.001450932436042</text:p>
          </table:table-cell>
          <table:table-cell table:formula="of:=0.5*[.CT12]*(([.CT6]-[.CS6])/([.CT1]-[.CS1]))^2" office:value-type="float" office:value="0.0742212919608475" calcext:value-type="float">
            <text:p>0.074221291960848</text:p>
          </table:table-cell>
          <table:table-cell table:formula="of:=0.5*[.CU12]*(([.CU6]-[.CT6])/([.CU1]-[.CT1]))^2" office:value-type="float" office:value="0.0113708339891598" calcext:value-type="float">
            <text:p>0.01137083398916</text:p>
          </table:table-cell>
          <table:table-cell table:formula="of:=0.5*[.CV12]*(([.CV6]-[.CU6])/([.CV1]-[.CU1]))^2" office:value-type="float" office:value="0.0309515896163175" calcext:value-type="float">
            <text:p>0.030951589616318</text:p>
          </table:table-cell>
          <table:table-cell table:formula="of:=0.5*[.CW12]*(([.CW6]-[.CV6])/([.CW1]-[.CV1]))^2" office:value-type="float" office:value="0.000143387521947089" calcext:value-type="float">
            <text:p>0.000143387521947</text:p>
          </table:table-cell>
          <table:table-cell table:formula="of:=0.5*[.CX12]*(([.CX6]-[.CW6])/([.CX1]-[.CW1]))^2" office:value-type="float" office:value="0.000343371416993069" calcext:value-type="float">
            <text:p>0.000343371416993</text:p>
          </table:table-cell>
          <table:table-cell table:formula="of:=0.5*[.CY12]*(([.CY6]-[.CX6])/([.CY1]-[.CX1]))^2" office:value-type="float" office:value="0.000131327528370333" calcext:value-type="float">
            <text:p>0.00013132752837</text:p>
          </table:table-cell>
          <table:table-cell table:formula="of:=0.5*[.CZ12]*(([.CZ6]-[.CY6])/([.CZ1]-[.CY1]))^2" office:value-type="float" office:value="0.0000843946597570815" calcext:value-type="float">
            <text:p>8.43946597570815E-05</text:p>
          </table:table-cell>
          <table:table-cell table:formula="of:=0.5*[.DA12]*(([.DA6]-[.CZ6])/([.DA1]-[.CZ1]))^2" office:value-type="float" office:value="0.00897570187884608" calcext:value-type="float">
            <text:p>0.008975701878846</text:p>
          </table:table-cell>
          <table:table-cell table:formula="of:=0.5*[.DB12]*(([.DB6]-[.DA6])/([.DB1]-[.DA1]))^2" office:value-type="float" office:value="0.00718578561859587" calcext:value-type="float">
            <text:p>0.007185785618596</text:p>
          </table:table-cell>
          <table:table-cell table:formula="of:=0.5*[.DC12]*(([.DC6]-[.DB6])/([.DC1]-[.DB1]))^2" office:value-type="float" office:value="0.00380484478399809" calcext:value-type="float">
            <text:p>0.003804844783998</text:p>
          </table:table-cell>
          <table:table-cell table:formula="of:=0.5*[.DD12]*(([.DD6]-[.DC6])/([.DD1]-[.DC1]))^2" office:value-type="float" office:value="0.0158216281765537" calcext:value-type="float">
            <text:p>0.015821628176554</text:p>
          </table:table-cell>
          <table:table-cell table:formula="of:=0.5*[.DE12]*(([.DE6]-[.DD6])/([.DE1]-[.DD1]))^2" office:value-type="float" office:value="0.0212965661906086" calcext:value-type="float">
            <text:p>0.021296566190609</text:p>
          </table:table-cell>
          <table:table-cell table:formula="of:=0.5*[.DF12]*(([.DF6]-[.DE6])/([.DF1]-[.DE1]))^2" office:value-type="float" office:value="0.0000345724372252487" calcext:value-type="float">
            <text:p>3.45724372252487E-05</text:p>
          </table:table-cell>
          <table:table-cell table:formula="of:=0.5*[.DG12]*(([.DG6]-[.DF6])/([.DG1]-[.DF1]))^2" office:value-type="float" office:value="0.00336927297854663" calcext:value-type="float">
            <text:p>0.003369272978547</text:p>
          </table:table-cell>
          <table:table-cell table:formula="of:=0.5*[.DH12]*(([.DH6]-[.DG6])/([.DH1]-[.DG1]))^2" office:value-type="float" office:value="0.0000693055038860389" calcext:value-type="float">
            <text:p>6.93055038860389E-05</text:p>
          </table:table-cell>
          <table:table-cell table:formula="of:=0.5*[.DI12]*(([.DI6]-[.DH6])/([.DI1]-[.DH1]))^2" office:value-type="float" office:value="0.000426898557876577" calcext:value-type="float">
            <text:p>0.000426898557877</text:p>
          </table:table-cell>
          <table:table-cell table:formula="of:=0.5*[.DJ12]*(([.DJ6]-[.DI6])/([.DJ1]-[.DI1]))^2" office:value-type="float" office:value="0.0190050887500769" calcext:value-type="float">
            <text:p>0.019005088750077</text:p>
          </table:table-cell>
          <table:table-cell table:formula="of:=0.5*[.DK12]*(([.DK6]-[.DJ6])/([.DK1]-[.DJ1]))^2" office:value-type="float" office:value="0.0221755330862228" calcext:value-type="float">
            <text:p>0.022175533086223</text:p>
          </table:table-cell>
          <table:table-cell table:formula="of:=0.5*[.DL12]*(([.DL6]-[.DK6])/([.DL1]-[.DK1]))^2" office:value-type="float" office:value="0.0013998721793487" calcext:value-type="float">
            <text:p>0.001399872179349</text:p>
          </table:table-cell>
          <table:table-cell table:formula="of:=0.5*[.DM12]*(([.DM6]-[.DL6])/([.DM1]-[.DL1]))^2" office:value-type="float" office:value="0.000117192430391465" calcext:value-type="float">
            <text:p>0.000117192430391</text:p>
          </table:table-cell>
          <table:table-cell table:formula="of:=0.5*[.DN12]*(([.DN6]-[.DM6])/([.DN1]-[.DM1]))^2" office:value-type="float" office:value="0.000285807009793539" calcext:value-type="float">
            <text:p>0.000285807009794</text:p>
          </table:table-cell>
          <table:table-cell table:formula="of:=0.5*[.DO12]*(([.DO6]-[.DN6])/([.DO1]-[.DN1]))^2" office:value-type="float" office:value="0.00129548911198214" calcext:value-type="float">
            <text:p>0.001295489111982</text:p>
          </table:table-cell>
          <table:table-cell table:formula="of:=0.5*[.DP12]*(([.DP6]-[.DO6])/([.DP1]-[.DO1]))^2" office:value-type="float" office:value="0.00190853962707547" calcext:value-type="float">
            <text:p>0.001908539627075</text:p>
          </table:table-cell>
          <table:table-cell table:formula="of:=0.5*[.DQ12]*(([.DQ6]-[.DP6])/([.DQ1]-[.DP1]))^2" office:value-type="float" office:value="0.0303070948394181" calcext:value-type="float">
            <text:p>0.030307094839418</text:p>
          </table:table-cell>
          <table:table-cell table:formula="of:=0.5*[.DR12]*(([.DR6]-[.DQ6])/([.DR1]-[.DQ1]))^2" office:value-type="float" office:value="0.00310058230757342" calcext:value-type="float">
            <text:p>0.003100582307573</text:p>
          </table:table-cell>
          <table:table-cell table:formula="of:=0.5*[.DS12]*(([.DS6]-[.DR6])/([.DS1]-[.DR1]))^2" office:value-type="float" office:value="0.029008123363441" calcext:value-type="float">
            <text:p>0.029008123363441</text:p>
          </table:table-cell>
          <table:table-cell table:formula="of:=0.5*[.DT12]*(([.DT6]-[.DS6])/([.DT1]-[.DS1]))^2" office:value-type="float" office:value="0.0234401734914444" calcext:value-type="float">
            <text:p>0.023440173491444</text:p>
          </table:table-cell>
          <table:table-cell table:formula="of:=0.5*[.DU12]*(([.DU6]-[.DT6])/([.DU1]-[.DT1]))^2" office:value-type="float" office:value="0.00945099818547205" calcext:value-type="float">
            <text:p>0.009450998185472</text:p>
          </table:table-cell>
          <table:table-cell table:formula="of:=0.5*[.DV12]*(([.DV6]-[.DU6])/([.DV1]-[.DU1]))^2" office:value-type="float" office:value="0.0253551015294553" calcext:value-type="float">
            <text:p>0.025355101529455</text:p>
          </table:table-cell>
          <table:table-cell table:formula="of:=0.5*[.DW12]*(([.DW6]-[.DV6])/([.DW1]-[.DV1]))^2" office:value-type="float" office:value="0.00457104222208262" calcext:value-type="float">
            <text:p>0.004571042222083</text:p>
          </table:table-cell>
          <table:table-cell table:formula="of:=0.5*[.DX12]*(([.DX6]-[.DW6])/([.DX1]-[.DW1]))^2" office:value-type="float" office:value="0.0000518275362302626" calcext:value-type="float">
            <text:p>5.18275362302626E-05</text:p>
          </table:table-cell>
          <table:table-cell table:formula="of:=0.5*[.DY12]*(([.DY6]-[.DX6])/([.DY1]-[.DX1]))^2" office:value-type="float" office:value="0.000165566075516491" calcext:value-type="float">
            <text:p>0.000165566075516</text:p>
          </table:table-cell>
          <table:table-cell table:formula="of:=0.5*[.DZ12]*(([.DZ6]-[.DY6])/([.DZ1]-[.DY1]))^2" office:value-type="float" office:value="0.000923582006324619" calcext:value-type="float">
            <text:p>0.000923582006325</text:p>
          </table:table-cell>
          <table:table-cell table:formula="of:=0.5*[.EA12]*(([.EA6]-[.DZ6])/([.EA1]-[.DZ1]))^2" office:value-type="float" office:value="0.000236023615964175" calcext:value-type="float">
            <text:p>0.000236023615964</text:p>
          </table:table-cell>
          <table:table-cell table:formula="of:=0.5*[.EB12]*(([.EB6]-[.EA6])/([.EB1]-[.EA1]))^2" office:value-type="float" office:value="0.0000168243936885518" calcext:value-type="float">
            <text:p>1.68243936885518E-05</text:p>
          </table:table-cell>
          <table:table-cell table:formula="of:=0.5*[.EC12]*(([.EC6]-[.EB6])/([.EC1]-[.EB1]))^2" office:value-type="float" office:value="0.00871146274969927" calcext:value-type="float">
            <text:p>0.008711462749699</text:p>
          </table:table-cell>
          <table:table-cell table:formula="of:=0.5*[.ED12]*(([.ED6]-[.EC6])/([.ED1]-[.EC1]))^2" office:value-type="float" office:value="0.0700699232118879" calcext:value-type="float">
            <text:p>0.070069923211888</text:p>
          </table:table-cell>
          <table:table-cell table:formula="of:=0.5*[.EE12]*(([.EE6]-[.ED6])/([.EE1]-[.ED1]))^2" office:value-type="float" office:value="0.0000398193144411979" calcext:value-type="float">
            <text:p>3.98193144411979E-05</text:p>
          </table:table-cell>
          <table:table-cell table:formula="of:=0.5*[.EF12]*(([.EF6]-[.EE6])/([.EF1]-[.EE1]))^2" office:value-type="float" office:value="0.00368286511282188" calcext:value-type="float">
            <text:p>0.003682865112822</text:p>
          </table:table-cell>
          <table:table-cell table:formula="of:=0.5*[.EG12]*(([.EG6]-[.EF6])/([.EG1]-[.EF1]))^2" office:value-type="float" office:value="0.0176800043490691" calcext:value-type="float">
            <text:p>0.017680004349069</text:p>
          </table:table-cell>
          <table:table-cell table:formula="of:=0.5*[.EH12]*(([.EH6]-[.EG6])/([.EH1]-[.EG1]))^2" office:value-type="float" office:value="0.000808191776684974" calcext:value-type="float">
            <text:p>0.000808191776685</text:p>
          </table:table-cell>
          <table:table-cell table:formula="of:=0.5*[.EI12]*(([.EI6]-[.EH6])/([.EI1]-[.EH1]))^2" office:value-type="float" office:value="0.000120752287040809" calcext:value-type="float">
            <text:p>0.000120752287041</text:p>
          </table:table-cell>
          <table:table-cell table:formula="of:=0.5*[.EJ12]*(([.EJ6]-[.EI6])/([.EJ1]-[.EI1]))^2" office:value-type="float" office:value="0.000184521648095112" calcext:value-type="float">
            <text:p>0.000184521648095</text:p>
          </table:table-cell>
          <table:table-cell table:formula="of:=0.5*[.EK12]*(([.EK6]-[.EJ6])/([.EK1]-[.EJ1]))^2" office:value-type="float" office:value="0.00242984936881985" calcext:value-type="float">
            <text:p>0.00242984936882</text:p>
          </table:table-cell>
          <table:table-cell table:formula="of:=0.5*[.EL12]*(([.EL6]-[.EK6])/([.EL1]-[.EK1]))^2" office:value-type="float" office:value="0.0319863638543065" calcext:value-type="float">
            <text:p>0.031986363854307</text:p>
          </table:table-cell>
          <table:table-cell table:formula="of:=0.5*[.EM12]*(([.EM6]-[.EL6])/([.EM1]-[.EL1]))^2" office:value-type="float" office:value="0.00132333081570954" calcext:value-type="float">
            <text:p>0.00132333081571</text:p>
          </table:table-cell>
          <table:table-cell table:formula="of:=0.5*[.EN12]*(([.EN6]-[.EM6])/([.EN1]-[.EM1]))^2" office:value-type="float" office:value="0.00128630224968195" calcext:value-type="float">
            <text:p>0.001286302249682</text:p>
          </table:table-cell>
          <table:table-cell table:formula="of:=0.5*[.EO12]*(([.EO6]-[.EN6])/([.EO1]-[.EN1]))^2" office:value-type="float" office:value="0.00000678822790558023" calcext:value-type="float">
            <text:p>6.78822790558023E-06</text:p>
          </table:table-cell>
          <table:table-cell table:formula="of:=0.5*[.EP12]*(([.EP6]-[.EO6])/([.EP1]-[.EO1]))^2" office:value-type="float" office:value="0.0000130782869683844" calcext:value-type="float">
            <text:p>1.30782869683844E-05</text:p>
          </table:table-cell>
          <table:table-cell table:formula="of:=0.5*[.EQ12]*(([.EQ6]-[.EP6])/([.EQ1]-[.EP1]))^2" office:value-type="float" office:value="0.00157905318614905" calcext:value-type="float">
            <text:p>0.001579053186149</text:p>
          </table:table-cell>
          <table:table-cell table:formula="of:=0.5*[.ER12]*(([.ER6]-[.EQ6])/([.ER1]-[.EQ1]))^2" office:value-type="float" office:value="0.00170154678264469" calcext:value-type="float">
            <text:p>0.001701546782645</text:p>
          </table:table-cell>
          <table:table-cell table:formula="of:=0.5*[.ES12]*(([.ES6]-[.ER6])/([.ES1]-[.ER1]))^2" office:value-type="float" office:value="0.0276657283033813" calcext:value-type="float">
            <text:p>0.027665728303381</text:p>
          </table:table-cell>
          <table:table-cell table:formula="of:=0.5*[.ET12]*(([.ET6]-[.ES6])/([.ET1]-[.ES1]))^2" office:value-type="float" office:value="0.0126333509788573" calcext:value-type="float">
            <text:p>0.012633350978857</text:p>
          </table:table-cell>
          <table:table-cell table:formula="of:=0.5*[.EU12]*(([.EU6]-[.ET6])/([.EU1]-[.ET1]))^2" office:value-type="float" office:value="0.00669165799432412" calcext:value-type="float">
            <text:p>0.006691657994324</text:p>
          </table:table-cell>
          <table:table-cell table:formula="of:=0.5*[.EV12]*(([.EV6]-[.EU6])/([.EV1]-[.EU1]))^2" office:value-type="float" office:value="0.00130300179771103" calcext:value-type="float">
            <text:p>0.001303001797711</text:p>
          </table:table-cell>
          <table:table-cell table:formula="of:=0.5*[.EW12]*(([.EW6]-[.EV6])/([.EW1]-[.EV1]))^2" office:value-type="float" office:value="0.000531331497231644" calcext:value-type="float">
            <text:p>0.000531331497232</text:p>
          </table:table-cell>
          <table:table-cell table:formula="of:=0.5*[.EX12]*(([.EX6]-[.EW6])/([.EX1]-[.EW1]))^2" office:value-type="float" office:value="0.000690554383065569" calcext:value-type="float">
            <text:p>0.000690554383066</text:p>
          </table:table-cell>
          <table:table-cell table:formula="of:=0.5*[.EY12]*(([.EY6]-[.EX6])/([.EY1]-[.EX1]))^2" office:value-type="float" office:value="0.000180700237696718" calcext:value-type="float">
            <text:p>0.000180700237697</text:p>
          </table:table-cell>
          <table:table-cell table:formula="of:=0.5*[.EZ12]*(([.EZ6]-[.EY6])/([.EZ1]-[.EY1]))^2" office:value-type="float" office:value="0.0000213297891794801" calcext:value-type="float">
            <text:p>2.13297891794801E-05</text:p>
          </table:table-cell>
          <table:table-cell table:formula="of:=0.5*[.FA12]*(([.FA6]-[.EZ6])/([.FA1]-[.EZ1]))^2" office:value-type="float" office:value="0.000971218421058553" calcext:value-type="float">
            <text:p>0.000971218421059</text:p>
          </table:table-cell>
          <table:table-cell table:formula="of:=0.5*[.FB12]*(([.FB6]-[.FA6])/([.FB1]-[.FA1]))^2" office:value-type="float" office:value="0.00537568442778682" calcext:value-type="float">
            <text:p>0.005375684427787</text:p>
          </table:table-cell>
          <table:table-cell table:formula="of:=0.5*[.FC12]*(([.FC6]-[.FB6])/([.FC1]-[.FB1]))^2" office:value-type="float" office:value="0.0486181420077604" calcext:value-type="float">
            <text:p>0.048618142007761</text:p>
          </table:table-cell>
          <table:table-cell table:formula="of:=0.5*[.FD12]*(([.FD6]-[.FC6])/([.FD1]-[.FC1]))^2" office:value-type="float" office:value="0.001912879218476" calcext:value-type="float">
            <text:p>0.001912879218476</text:p>
          </table:table-cell>
          <table:table-cell table:formula="of:=0.5*[.FE12]*(([.FE6]-[.FD6])/([.FE1]-[.FD1]))^2" office:value-type="float" office:value="0.0475404293667383" calcext:value-type="float">
            <text:p>0.047540429366738</text:p>
          </table:table-cell>
          <table:table-cell table:formula="of:=0.5*[.FF12]*(([.FF6]-[.FE6])/([.FF1]-[.FE1]))^2" office:value-type="float" office:value="0.0227405551847431" calcext:value-type="float">
            <text:p>0.022740555184743</text:p>
          </table:table-cell>
          <table:table-cell table:formula="of:=0.5*[.FG12]*(([.FG6]-[.FF6])/([.FG1]-[.FF1]))^2" office:value-type="float" office:value="0.0000421770388357419" calcext:value-type="float">
            <text:p>4.21770388357419E-05</text:p>
          </table:table-cell>
          <table:table-cell table:formula="of:=0.5*[.FH12]*(([.FH6]-[.FG6])/([.FH1]-[.FG1]))^2" office:value-type="float" office:value="0.000743215972400624" calcext:value-type="float">
            <text:p>0.000743215972401</text:p>
          </table:table-cell>
          <table:table-cell table:formula="of:=0.5*[.FI12]*(([.FI6]-[.FH6])/([.FI1]-[.FH1]))^2" office:value-type="float" office:value="0.00042258427255857" calcext:value-type="float">
            <text:p>0.000422584272559</text:p>
          </table:table-cell>
          <table:table-cell table:formula="of:=0.5*[.FJ12]*(([.FJ6]-[.FI6])/([.FJ1]-[.FI1]))^2" office:value-type="float" office:value="0.000371907081672039" calcext:value-type="float">
            <text:p>0.000371907081672</text:p>
          </table:table-cell>
          <table:table-cell table:formula="of:=0.5*[.FK12]*(([.FK6]-[.FJ6])/([.FK1]-[.FJ1]))^2" office:value-type="float" office:value="0.000211363009350528" calcext:value-type="float">
            <text:p>0.000211363009351</text:p>
          </table:table-cell>
          <table:table-cell table:formula="of:=0.5*[.FL12]*(([.FL6]-[.FK6])/([.FL1]-[.FK1]))^2" office:value-type="float" office:value="0.022840918226048" calcext:value-type="float">
            <text:p>0.022840918226048</text:p>
          </table:table-cell>
          <table:table-cell table:formula="of:=0.5*[.FM12]*(([.FM6]-[.FL6])/([.FM1]-[.FL1]))^2" office:value-type="float" office:value="0.0205462626795968" calcext:value-type="float">
            <text:p>0.020546262679597</text:p>
          </table:table-cell>
          <table:table-cell table:formula="of:=0.5*[.FN12]*(([.FN6]-[.FM6])/([.FN1]-[.FM1]))^2" office:value-type="float" office:value="0.00715486816972678" calcext:value-type="float">
            <text:p>0.007154868169727</text:p>
          </table:table-cell>
          <table:table-cell table:formula="of:=0.5*[.FO12]*(([.FO6]-[.FN6])/([.FO1]-[.FN1]))^2" office:value-type="float" office:value="0.00191768658883128" calcext:value-type="float">
            <text:p>0.001917686588831</text:p>
          </table:table-cell>
          <table:table-cell table:formula="of:=0.5*[.FP12]*(([.FP6]-[.FO6])/([.FP1]-[.FO1]))^2" office:value-type="float" office:value="0.000493604730500919" calcext:value-type="float">
            <text:p>0.000493604730501</text:p>
          </table:table-cell>
          <table:table-cell table:formula="of:=0.5*[.FQ12]*(([.FQ6]-[.FP6])/([.FQ1]-[.FP1]))^2" office:value-type="float" office:value="0.000055748892784455" calcext:value-type="float">
            <text:p>5.5748892784455E-05</text:p>
          </table:table-cell>
          <table:table-cell table:formula="of:=0.5*[.FR12]*(([.FR6]-[.FQ6])/([.FR1]-[.FQ1]))^2" office:value-type="float" office:value="0.000135837316231264" calcext:value-type="float">
            <text:p>0.000135837316231</text:p>
          </table:table-cell>
          <table:table-cell table:formula="of:=0.5*[.FS12]*(([.FS6]-[.FR6])/([.FS1]-[.FR1]))^2" office:value-type="float" office:value="0.0000151064089845683" calcext:value-type="float">
            <text:p>1.51064089845683E-05</text:p>
          </table:table-cell>
          <table:table-cell table:formula="of:=0.5*[.FT12]*(([.FT6]-[.FS6])/([.FT1]-[.FS1]))^2" office:value-type="float" office:value="0.00000312415583324822" calcext:value-type="float">
            <text:p>3.12415583324822E-06</text:p>
          </table:table-cell>
          <table:table-cell table:formula="of:=0.5*[.FU12]*(([.FU6]-[.FT6])/([.FU1]-[.FT1]))^2" office:value-type="float" office:value="0.00000812347667943442" calcext:value-type="float">
            <text:p>8.12347667943442E-06</text:p>
          </table:table-cell>
          <table:table-cell table:formula="of:=0.5*[.FV12]*(([.FV6]-[.FU6])/([.FV1]-[.FU1]))^2" office:value-type="float" office:value="0.00000000636821474529864" calcext:value-type="float">
            <text:p>6.36821474529864E-09</text:p>
          </table:table-cell>
          <table:table-cell table:formula="of:=0.5*[.FW12]*(([.FW6]-[.FV6])/([.FW1]-[.FV1]))^2" office:value-type="float" office:value="0.00000188649195761731" calcext:value-type="float">
            <text:p>1.88649195761731E-06</text:p>
          </table:table-cell>
          <table:table-cell table:formula="of:=0.5*[.FX12]*(([.FX6]-[.FW6])/([.FX1]-[.FW1]))^2" office:value-type="float" office:value="0.00000101877485821789" calcext:value-type="float">
            <text:p>1.01877485821789E-06</text:p>
          </table:table-cell>
          <table:table-cell table:formula="of:=0.5*[.FY12]*(([.FY6]-[.FX6])/([.FY1]-[.FX1]))^2" office:value-type="float" office:value="0.000000183909772762394" calcext:value-type="float">
            <text:p>1.83909772762394E-07</text:p>
          </table:table-cell>
          <table:table-cell table:formula="of:=0.5*[.FZ12]*(([.FZ6]-[.FY6])/([.FZ1]-[.FY1]))^2" office:value-type="float" office:value="0.00000341191446033766" calcext:value-type="float">
            <text:p>3.41191446033766E-06</text:p>
          </table:table-cell>
          <table:table-cell table:formula="of:=0.5*[.GA12]*(([.GA6]-[.FZ6])/([.GA1]-[.FZ1]))^2" office:value-type="float" office:value="0.000000686517879142187" calcext:value-type="float">
            <text:p>6.86517879142187E-07</text:p>
          </table:table-cell>
          <table:table-cell table:formula="of:=0.5*[.GB12]*(([.GB6]-[.GA6])/([.GB1]-[.GA1]))^2" office:value-type="float" office:value="0.000000304555254663708" calcext:value-type="float">
            <text:p>3.04555254663708E-07</text:p>
          </table:table-cell>
          <table:table-cell table:formula="of:=0.5*[.GC12]*(([.GC6]-[.GB6])/([.GC1]-[.GB1]))^2" office:value-type="float" office:value="0.0000000595935729588318" calcext:value-type="float">
            <text:p>5.95935729588318E-08</text:p>
          </table:table-cell>
          <table:table-cell table:formula="of:=0.5*[.GD12]*(([.GD6]-[.GC6])/([.GD1]-[.GC1]))^2" office:value-type="float" office:value="0.000000102087346157923" calcext:value-type="float">
            <text:p>1.02087346157923E-07</text:p>
          </table:table-cell>
          <table:table-cell table:formula="of:=0.5*[.GE12]*(([.GE6]-[.GD6])/([.GE1]-[.GD1]))^2" office:value-type="float" office:value="0.000000265391368637143" calcext:value-type="float">
            <text:p>2.65391368637143E-07</text:p>
          </table:table-cell>
          <table:table-cell table:formula="of:=0.5*[.GF12]*(([.GF6]-[.GE6])/([.GF1]-[.GE1]))^2" office:value-type="float" office:value="0.0000005056051005946" calcext:value-type="float">
            <text:p>5.056051005946E-07</text:p>
          </table:table-cell>
          <table:table-cell table:formula="of:=0.5*[.GG12]*(([.GG6]-[.GF6])/([.GG1]-[.GF1]))^2" office:value-type="float" office:value="0.0000000758829569808116" calcext:value-type="float">
            <text:p>7.58829569808116E-08</text:p>
          </table:table-cell>
          <table:table-cell table:formula="of:=0.5*[.GH12]*(([.GH6]-[.GG6])/([.GH1]-[.GG1]))^2" office:value-type="float" office:value="0.0000000101310868241769" calcext:value-type="float">
            <text:p>1.01310868241769E-08</text:p>
          </table:table-cell>
          <table:table-cell table:formula="of:=0.5*[.GI12]*(([.GI6]-[.GH6])/([.GI1]-[.GH1]))^2" office:value-type="float" office:value="0.0000000883212849607703" calcext:value-type="float">
            <text:p>8.83212849607703E-08</text:p>
          </table:table-cell>
          <table:table-cell table:formula="of:=0.5*[.GJ12]*(([.GJ6]-[.GI6])/([.GJ1]-[.GI1]))^2" office:value-type="float" office:value="0.000000668458401923337" calcext:value-type="float">
            <text:p>6.68458401923337E-07</text:p>
          </table:table-cell>
          <table:table-cell table:formula="of:=0.5*[.GK12]*(([.GK6]-[.GJ6])/([.GK1]-[.GJ1]))^2" office:value-type="float" office:value="0.000000927253627806364" calcext:value-type="float">
            <text:p>9.27253627806364E-07</text:p>
          </table:table-cell>
          <table:table-cell table:formula="of:=0.5*[.GL12]*(([.GL6]-[.GK6])/([.GL1]-[.GK1]))^2" office:value-type="float" office:value="0.000000145572859532377" calcext:value-type="float">
            <text:p>1.45572859532377E-07</text:p>
          </table:table-cell>
          <table:table-cell table:formula="of:=0.5*[.GM12]*(([.GM6]-[.GL6])/([.GM1]-[.GL1]))^2" office:value-type="float" office:value="0.00000000110064694300903" calcext:value-type="float">
            <text:p>1.10064694300903E-09</text:p>
          </table:table-cell>
          <table:table-cell table:formula="of:=0.5*[.GN12]*(([.GN6]-[.GM6])/([.GN1]-[.GM1]))^2" office:value-type="float" office:value="0.000000115692438321425" calcext:value-type="float">
            <text:p>1.15692438321425E-07</text:p>
          </table:table-cell>
          <table:table-cell table:formula="of:=0.5*[.GO12]*(([.GO6]-[.GN6])/([.GO1]-[.GN1]))^2" office:value-type="float" office:value="0.0000000183910146396736" calcext:value-type="float">
            <text:p>1.83910146396736E-08</text:p>
          </table:table-cell>
          <table:table-cell table:formula="of:=0.5*[.GP12]*(([.GP6]-[.GO6])/([.GP1]-[.GO1]))^2" office:value-type="float" office:value="0.000000547842574847824" calcext:value-type="float">
            <text:p>5.47842574847824E-07</text:p>
          </table:table-cell>
          <table:table-cell table:formula="of:=0.5*[.GQ12]*(([.GQ6]-[.GP6])/([.GQ1]-[.GP1]))^2" office:value-type="float" office:value="0.00000000111086579435664" calcext:value-type="float">
            <text:p>1.11086579435664E-09</text:p>
          </table:table-cell>
          <table:table-cell table:formula="of:=0.5*[.GR12]*(([.GR6]-[.GQ6])/([.GR1]-[.GQ1]))^2" office:value-type="float" office:value="0.000000137083192237154" calcext:value-type="float">
            <text:p>1.37083192237154E-07</text:p>
          </table:table-cell>
          <table:table-cell table:formula="of:=0.5*[.GS12]*(([.GS6]-[.GR6])/([.GS1]-[.GR1]))^2" office:value-type="float" office:value="0.00000284027917355404" calcext:value-type="float">
            <text:p>2.84027917355404E-06</text:p>
          </table:table-cell>
          <table:table-cell table:formula="of:=0.5*[.GT12]*(([.GT6]-[.GS6])/([.GT1]-[.GS1]))^2" office:value-type="float" office:value="0.0000000511908803220511" calcext:value-type="float">
            <text:p>5.11908803220511E-08</text:p>
          </table:table-cell>
          <table:table-cell table:formula="of:=0.5*[.GU12]*(([.GU6]-[.GT6])/([.GU1]-[.GT1]))^2" office:value-type="float" office:value="0.0000003572720880291" calcext:value-type="float">
            <text:p>3.572720880291E-07</text:p>
          </table:table-cell>
          <table:table-cell table:formula="of:=0.5*[.GV12]*(([.GV6]-[.GU6])/([.GV1]-[.GU1]))^2" office:value-type="float" office:value="0.000000266614870435398" calcext:value-type="float">
            <text:p>2.66614870435398E-07</text:p>
          </table:table-cell>
          <table:table-cell table:formula="of:=0.5*[.GW12]*(([.GW6]-[.GV6])/([.GW1]-[.GV1]))^2" office:value-type="float" office:value="0.000000337755758665605" calcext:value-type="float">
            <text:p>3.37755758665605E-07</text:p>
          </table:table-cell>
          <table:table-cell table:formula="of:=0.5*[.GX12]*(([.GX6]-[.GW6])/([.GX1]-[.GW1]))^2" office:value-type="float" office:value="0.000000403923112632859" calcext:value-type="float">
            <text:p>4.03923112632859E-07</text:p>
          </table:table-cell>
          <table:table-cell table:formula="of:=0.5*[.GY12]*(([.GY6]-[.GX6])/([.GY1]-[.GX1]))^2" office:value-type="float" office:value="0.000000751781237536016" calcext:value-type="float">
            <text:p>7.51781237536016E-07</text:p>
          </table:table-cell>
          <table:table-cell table:formula="of:=0.5*[.GZ12]*(([.GZ6]-[.GY6])/([.GZ1]-[.GY1]))^2" office:value-type="float" office:value="0.0000000344624056991401" calcext:value-type="float">
            <text:p>3.44624056991401E-08</text:p>
          </table:table-cell>
          <table:table-cell table:formula="of:=0.5*[.HA12]*(([.HA6]-[.GZ6])/([.HA1]-[.GZ1]))^2" office:value-type="float" office:value="0.000000000342481375924545" calcext:value-type="float">
            <text:p>3.42481375924545E-10</text:p>
          </table:table-cell>
          <table:table-cell table:formula="of:=0.5*[.HB12]*(([.HB6]-[.HA6])/([.HB1]-[.HA1]))^2" office:value-type="float" office:value="0.000000044338174933475" calcext:value-type="float">
            <text:p>4.4338174933475E-08</text:p>
          </table:table-cell>
          <table:table-cell table:formula="of:=0.5*[.HC12]*(([.HC6]-[.HB6])/([.HC1]-[.HB1]))^2" office:value-type="float" office:value="0.000000104865377308215" calcext:value-type="float">
            <text:p>1.04865377308215E-07</text:p>
          </table:table-cell>
          <table:table-cell table:formula="of:=0.5*[.HD12]*(([.HD6]-[.HC6])/([.HD1]-[.HC1]))^2" office:value-type="float" office:value="0.0000000386407529737395" calcext:value-type="float">
            <text:p>3.86407529737395E-08</text:p>
          </table:table-cell>
          <table:table-cell table:formula="of:=0.5*[.HE12]*(([.HE6]-[.HD6])/([.HE1]-[.HD1]))^2" office:value-type="float" office:value="0.000000514107774528793" calcext:value-type="float">
            <text:p>5.14107774528793E-07</text:p>
          </table:table-cell>
          <table:table-cell table:formula="of:=0.5*[.HF12]*(([.HF6]-[.HE6])/([.HF1]-[.HE1]))^2" office:value-type="float" office:value="0.000000726049160572158" calcext:value-type="float">
            <text:p>7.26049160572158E-07</text:p>
          </table:table-cell>
          <table:table-cell table:formula="of:=0.5*[.HG12]*(([.HG6]-[.HF6])/([.HG1]-[.HF1]))^2" office:value-type="float" office:value="0.000000470609918145821" calcext:value-type="float">
            <text:p>4.70609918145821E-07</text:p>
          </table:table-cell>
          <table:table-cell table:formula="of:=0.5*[.HH12]*(([.HH6]-[.HG6])/([.HH1]-[.HG1]))^2" office:value-type="float" office:value="0.0000000080662227703753" calcext:value-type="float">
            <text:p>8.0662227703753E-09</text:p>
          </table:table-cell>
          <table:table-cell table:formula="of:=0.5*[.HI12]*(([.HI6]-[.HH6])/([.HI1]-[.HH1]))^2" office:value-type="float" office:value="0.0000000286875758785822" calcext:value-type="float">
            <text:p>2.86875758785822E-08</text:p>
          </table:table-cell>
          <table:table-cell table:formula="of:=0.5*[.HJ12]*(([.HJ6]-[.HI6])/([.HJ1]-[.HI1]))^2" office:value-type="float" office:value="0.0000000504318859465823" calcext:value-type="float">
            <text:p>5.04318859465823E-08</text:p>
          </table:table-cell>
          <table:table-cell table:formula="of:=0.5*[.HK12]*(([.HK6]-[.HJ6])/([.HK1]-[.HJ1]))^2" office:value-type="float" office:value="0.000000194468009693812" calcext:value-type="float">
            <text:p>1.94468009693812E-07</text:p>
          </table:table-cell>
          <table:table-cell table:formula="of:=0.5*[.HL12]*(([.HL6]-[.HK6])/([.HL1]-[.HK1]))^2" office:value-type="float" office:value="0.000000139762984058377" calcext:value-type="float">
            <text:p>1.39762984058377E-07</text:p>
          </table:table-cell>
          <table:table-cell table:formula="of:=0.5*[.HM12]*(([.HM6]-[.HL6])/([.HM1]-[.HL1]))^2" office:value-type="float" office:value="0.0000000000398162423353074" calcext:value-type="float">
            <text:p>3.98162423353074E-11</text:p>
          </table:table-cell>
          <table:table-cell table:formula="of:=0.5*[.HN12]*(([.HN6]-[.HM6])/([.HN1]-[.HM1]))^2" office:value-type="float" office:value="0.0000000143587350852688" calcext:value-type="float">
            <text:p>1.43587350852688E-08</text:p>
          </table:table-cell>
          <table:table-cell table:formula="of:=0.5*[.HO12]*(([.HO6]-[.HN6])/([.HO1]-[.HN1]))^2" office:value-type="float" office:value="0.0000000394004395235805" calcext:value-type="float">
            <text:p>3.94004395235805E-08</text:p>
          </table:table-cell>
          <table:table-cell table:formula="of:=0.5*[.HP12]*(([.HP6]-[.HO6])/([.HP1]-[.HO1]))^2" office:value-type="float" office:value="0.00000204758149289464" calcext:value-type="float">
            <text:p>2.04758149289464E-06</text:p>
          </table:table-cell>
          <table:table-cell table:formula="of:=0.5*[.HQ12]*(([.HQ6]-[.HP6])/([.HQ1]-[.HP1]))^2" office:value-type="float" office:value="0.00000172846764894955" calcext:value-type="float">
            <text:p>1.72846764894955E-06</text:p>
          </table:table-cell>
          <table:table-cell table:formula="of:=0.5*[.HR12]*(([.HR6]-[.HQ6])/([.HR1]-[.HQ1]))^2" office:value-type="float" office:value="0.000000381177723247638" calcext:value-type="float">
            <text:p>3.81177723247638E-07</text:p>
          </table:table-cell>
          <table:table-cell table:formula="of:=0.5*[.HS12]*(([.HS6]-[.HR6])/([.HS1]-[.HR1]))^2" office:value-type="float" office:value="0.0000000018409532390443" calcext:value-type="float">
            <text:p>1.8409532390443E-09</text:p>
          </table:table-cell>
          <table:table-cell table:formula="of:=0.5*[.HT12]*(([.HT6]-[.HS6])/([.HT1]-[.HS1]))^2" office:value-type="float" office:value="0.000000659550205891307" calcext:value-type="float">
            <text:p>6.59550205891307E-07</text:p>
          </table:table-cell>
          <table:table-cell table:formula="of:=0.5*[.HU12]*(([.HU6]-[.HT6])/([.HU1]-[.HT1]))^2" office:value-type="float" office:value="0.000000014780716662255" calcext:value-type="float">
            <text:p>1.4780716662255E-08</text:p>
          </table:table-cell>
          <table:table-cell table:formula="of:=0.5*[.HV12]*(([.HV6]-[.HU6])/([.HV1]-[.HU1]))^2" office:value-type="float" office:value="0.00000000188458765146538" calcext:value-type="float">
            <text:p>1.88458765146538E-09</text:p>
          </table:table-cell>
          <table:table-cell table:formula="of:=0.5*[.HW12]*(([.HW6]-[.HV6])/([.HW1]-[.HV1]))^2" office:value-type="float" office:value="0.0000000224833137420997" calcext:value-type="float">
            <text:p>2.24833137420997E-08</text:p>
          </table:table-cell>
          <table:table-cell table:formula="of:=0.5*[.HX12]*(([.HX6]-[.HW6])/([.HX1]-[.HW1]))^2" office:value-type="float" office:value="0.00000000133619544898063" calcext:value-type="float">
            <text:p>1.33619544898063E-09</text:p>
          </table:table-cell>
          <table:table-cell table:formula="of:=0.5*[.HY12]*(([.HY6]-[.HX6])/([.HY1]-[.HX1]))^2" office:value-type="float" office:value="0.00000000267624928478879" calcext:value-type="float">
            <text:p>2.67624928478879E-09</text:p>
          </table:table-cell>
          <table:table-cell table:formula="of:=0.5*[.HZ12]*(([.HZ6]-[.HY6])/([.HZ1]-[.HY1]))^2" office:value-type="float" office:value="0.000000546164291230021" calcext:value-type="float">
            <text:p>5.46164291230021E-07</text:p>
          </table:table-cell>
          <table:table-cell table:formula="of:=0.5*[.IA12]*(([.IA6]-[.HZ6])/([.IA1]-[.HZ1]))^2" office:value-type="float" office:value="0.0000000237062237396738" calcext:value-type="float">
            <text:p>2.37062237396738E-08</text:p>
          </table:table-cell>
          <table:table-cell table:formula="of:=0.5*[.IB12]*(([.IB6]-[.IA6])/([.IB1]-[.IA1]))^2" office:value-type="float" office:value="0.0000000218149370523652" calcext:value-type="float">
            <text:p>2.18149370523652E-08</text:p>
          </table:table-cell>
          <table:table-cell table:formula="of:=0.5*[.IC12]*(([.IC6]-[.IB6])/([.IC1]-[.IB1]))^2" office:value-type="float" office:value="0.00000122896265468639" calcext:value-type="float">
            <text:p>1.22896265468639E-06</text:p>
          </table:table-cell>
          <table:table-cell table:formula="of:=0.5*[.ID12]*(([.ID6]-[.IC6])/([.ID1]-[.IC1]))^2" office:value-type="float" office:value="0.00000317938689905297" calcext:value-type="float">
            <text:p>3.17938689905297E-06</text:p>
          </table:table-cell>
          <table:table-cell table:formula="of:=0.5*[.IE12]*(([.IE6]-[.ID6])/([.IE1]-[.ID1]))^2" office:value-type="float" office:value="0.00000194092324328984" calcext:value-type="float">
            <text:p>1.94092324328984E-06</text:p>
          </table:table-cell>
          <table:table-cell table:formula="of:=0.5*[.IF12]*(([.IF6]-[.IE6])/([.IF1]-[.IE1]))^2" office:value-type="float" office:value="0.00000115448348820506" calcext:value-type="float">
            <text:p>1.15448348820506E-06</text:p>
          </table:table-cell>
          <table:table-cell table:formula="of:=0.5*[.IG12]*(([.IG6]-[.IF6])/([.IG1]-[.IF1]))^2" office:value-type="float" office:value="0.000000057294261384437" calcext:value-type="float">
            <text:p>5.7294261384437E-08</text:p>
          </table:table-cell>
          <table:table-cell table:formula="of:=0.5*[.IH12]*(([.IH6]-[.IG6])/([.IH1]-[.IG1]))^2" office:value-type="float" office:value="0.00000013197318571272" calcext:value-type="float">
            <text:p>1.3197318571272E-07</text:p>
          </table:table-cell>
          <table:table-cell table:formula="of:=0.5*[.II12]*(([.II6]-[.IH6])/([.II1]-[.IH1]))^2" office:value-type="float" office:value="0.000000237412874244695" calcext:value-type="float">
            <text:p>2.37412874244695E-07</text:p>
          </table:table-cell>
          <table:table-cell table:formula="of:=0.5*[.IJ12]*(([.IJ6]-[.II6])/([.IJ1]-[.II1]))^2" office:value-type="float" office:value="0.00000000582621851070581" calcext:value-type="float">
            <text:p>5.82621851070581E-09</text:p>
          </table:table-cell>
          <table:table-cell table:formula="of:=0.5*[.IK12]*(([.IK6]-[.IJ6])/([.IK1]-[.IJ1]))^2" office:value-type="float" office:value="0.0000000434989399748762" calcext:value-type="float">
            <text:p>4.34989399748762E-08</text:p>
          </table:table-cell>
          <table:table-cell table:formula="of:=0.5*[.IL12]*(([.IL6]-[.IK6])/([.IL1]-[.IK1]))^2" office:value-type="float" office:value="0.000000466563770734644" calcext:value-type="float">
            <text:p>4.66563770734644E-07</text:p>
          </table:table-cell>
          <table:table-cell table:formula="of:=0.5*[.IM12]*(([.IM6]-[.IL6])/([.IM1]-[.IL1]))^2" office:value-type="float" office:value="0.000000262818656489561" calcext:value-type="float">
            <text:p>2.62818656489561E-07</text:p>
          </table:table-cell>
          <table:table-cell table:formula="of:=0.5*[.IN12]*(([.IN6]-[.IM6])/([.IN1]-[.IM1]))^2" office:value-type="float" office:value="0.000000000230477953479699" calcext:value-type="float">
            <text:p>2.30477953479699E-10</text:p>
          </table:table-cell>
          <table:table-cell table:formula="of:=0.5*[.IO12]*(([.IO6]-[.IN6])/([.IO1]-[.IN1]))^2" office:value-type="float" office:value="0.00000000177857918035728" calcext:value-type="float">
            <text:p>1.77857918035728E-09</text:p>
          </table:table-cell>
          <table:table-cell table:formula="of:=0.5*[.IP12]*(([.IP6]-[.IO6])/([.IP1]-[.IO1]))^2" office:value-type="float" office:value="0.000000046646680693544" calcext:value-type="float">
            <text:p>4.6646680693544E-08</text:p>
          </table:table-cell>
          <table:table-cell table:formula="of:=0.5*[.IQ12]*(([.IQ6]-[.IP6])/([.IQ1]-[.IP1]))^2" office:value-type="float" office:value="0.000000777717193106339" calcext:value-type="float">
            <text:p>7.77717193106339E-07</text:p>
          </table:table-cell>
          <table:table-cell table:formula="of:=0.5*[.IR12]*(([.IR6]-[.IQ6])/([.IR1]-[.IQ1]))^2" office:value-type="float" office:value="0.000000100724957257276" calcext:value-type="float">
            <text:p>1.00724957257276E-07</text:p>
          </table:table-cell>
          <table:table-cell table:formula="of:=0.5*[.IS12]*(([.IS6]-[.IR6])/([.IS1]-[.IR1]))^2" office:value-type="float" office:value="0.000000000936108819938252" calcext:value-type="float">
            <text:p>9.36108819938252E-10</text:p>
          </table:table-cell>
          <table:table-cell table:formula="of:=0.5*[.IT12]*(([.IT6]-[.IS6])/([.IT1]-[.IS1]))^2" office:value-type="float" office:value="0.000000122612797576043" calcext:value-type="float">
            <text:p>1.22612797576043E-07</text:p>
          </table:table-cell>
          <table:table-cell table:formula="of:=0.5*[.IU12]*(([.IU6]-[.IT6])/([.IU1]-[.IT1]))^2" office:value-type="float" office:value="0.00000398680773403605" calcext:value-type="float">
            <text:p>3.98680773403605E-06</text:p>
          </table:table-cell>
          <table:table-cell table:formula="of:=0.5*[.IV12]*(([.IV6]-[.IU6])/([.IV1]-[.IU1]))^2" office:value-type="float" office:value="0.0000014101974467856" calcext:value-type="float">
            <text:p>1.4101974467856E-06</text:p>
          </table:table-cell>
          <table:table-cell table:formula="of:=0.5*[.IW12]*(([.IW6]-[.IV6])/([.IW1]-[.IV1]))^2" office:value-type="float" office:value="0.000290550209912706" calcext:value-type="float">
            <text:p>0.000290550209913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V13])" office:value-type="float" office:value="3.10969541858474" calcext:value-type="float">
            <text:p>3.1096954185847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V14])" office:value-type="float" office:value="1.18542781610684" calcext:value-type="float">
            <text:p>1.1854278161068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29512323469158" calcext:value-type="float">
            <text:p>4.29512323469158</text:p>
          </table:table-cell>
          <table:table-cell table:formula="of:=[.B17]+[.C9]" office:value-type="float" office:value="12.2761704050699" calcext:value-type="float">
            <text:p>12.276170405069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29:08.711427251</dc:date>
    <meta:editing-duration>PT33S</meta:editing-duration>
    <meta:editing-cycles>1</meta:editing-cycles>
    <meta:document-statistic meta:table-count="1" meta:cell-count="4588" meta:object-count="0"/>
    <meta:generator>LibreOffice/6.4.7.2$Linux_X86_64 LibreOffice_project/40$Build-2</meta:generator>
  </office:meta>
</office:document-meta>
</file>